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Tabela2" style:family="table">
      <style:table-properties style:width="17cm" table:align="margins"/>
    </style:style>
    <style:style style:name="Tabela2.A" style:family="table-column">
      <style:table-column-properties style:column-width="1.305cm" style:rel-column-width="5031*"/>
    </style:style>
    <style:style style:name="Tabela2.B" style:family="table-column">
      <style:table-column-properties style:column-width="15.695cm" style:rel-column-width="60504*"/>
    </style:style>
    <style:style style:name="Tabela2.A1" style:family="table-cell">
      <style:table-cell-properties style:writing-mode="page"/>
    </style:style>
    <style:style style:name="Tabela2.A2" style:family="table-cell" style:data-style-name="N0">
      <style:table-cell-properties style:writing-mode="page"/>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writing-mode="page"/>
    </style:style>
    <style:style style:name="Tabela3.B2" style:family="table-cell" style:data-style-name="N0">
      <style:table-cell-properties style:writing-mode="page"/>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style:writing-mode="page"/>
    </style:style>
    <style:style style:name="Tabela4.B2" style:family="table-cell" style:data-style-name="N0">
      <style:table-cell-properties style:writing-mode="page"/>
    </style:style>
    <style:style style:name="Tabela5" style:family="table">
      <style:table-properties style:width="17cm" table:align="margins"/>
    </style:style>
    <style:style style:name="Tabela5.A" style:family="table-column">
      <style:table-column-properties style:column-width="0.898cm" style:rel-column-width="3461*"/>
    </style:style>
    <style:style style:name="Tabela5.B" style:family="table-column">
      <style:table-column-properties style:column-width="16.103cm" style:rel-column-width="62074*"/>
    </style:style>
    <style:style style:name="Tabela5.A1" style:family="table-cell">
      <style:table-cell-properties style:writing-mode="page"/>
    </style:style>
    <style:style style:name="Tabela5.A2" style:family="table-cell" style:data-style-name="N0">
      <style:table-cell-properties style:writing-mode="page"/>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style:writing-mode="page"/>
    </style:style>
    <style:style style:name="Tabela6.B2" style:family="table-cell" style:data-style-name="N0">
      <style:table-cell-properties style:writing-mode="page"/>
    </style:style>
    <style:style style:name="Tabela7" style:family="table">
      <style:table-properties style:width="17cm" table:align="margins"/>
    </style:style>
    <style:style style:name="Tabela7.A" style:family="table-column">
      <style:table-column-properties style:column-width="0.9cm" style:rel-column-width="3467*"/>
    </style:style>
    <style:style style:name="Tabela7.B" style:family="table-column">
      <style:table-column-properties style:column-width="16.101cm" style:rel-column-width="62068*"/>
    </style:style>
    <style:style style:name="Tabela7.A1" style:family="table-cell">
      <style:table-cell-properties style:writing-mode="page"/>
    </style:style>
    <style:style style:name="Tabela7.A2" style:family="table-cell" style:data-style-name="N0">
      <style:table-cell-properties style:writing-mode="page"/>
    </style:style>
    <style:style style:name="Tabela8" style:family="table">
      <style:table-properties style:width="17cm" table:align="margin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style:writing-mode="page"/>
    </style:style>
    <style:style style:name="Tabela8.B2" style:family="table-cell" style:data-style-name="N0">
      <style:table-cell-properties style:writing-mode="page"/>
    </style:style>
    <style:style style:name="Tabela9" style:family="table">
      <style:table-properties style:width="17cm" table:align="margins"/>
    </style:style>
    <style:style style:name="Tabela9.A" style:family="table-column">
      <style:table-column-properties style:column-width="0.988cm" style:rel-column-width="3807*"/>
    </style:style>
    <style:style style:name="Tabela9.B" style:family="table-column">
      <style:table-column-properties style:column-width="16.013cm" style:rel-column-width="61728*"/>
    </style:style>
    <style:style style:name="Tabela9.A1" style:family="table-cell">
      <style:table-cell-properties style:writing-mode="page"/>
    </style:style>
    <style:style style:name="Tabela9.A2" style:family="table-cell" style:data-style-name="N0">
      <style:table-cell-properties style:writing-mode="page"/>
    </style:style>
    <style:style style:name="P1" style:family="paragraph" style:parent-style-name="Table_20_Contents">
      <style:text-properties officeooo:rsid="0016fd65" officeooo:paragraph-rsid="000306c9"/>
    </style:style>
    <style:style style:name="P2" style:family="paragraph" style:parent-style-name="Table_20_Contents">
      <style:text-properties officeooo:rsid="000f29d3" officeooo:paragraph-rsid="000306c9"/>
    </style:style>
    <style:style style:name="P3" style:family="paragraph" style:parent-style-name="Table_20_Contents">
      <style:text-properties officeooo:rsid="00109734" officeooo:paragraph-rsid="000306c9"/>
    </style:style>
    <style:style style:name="P4" style:family="paragraph" style:parent-style-name="Table_20_Contents">
      <style:text-properties officeooo:rsid="00137a92" officeooo:paragraph-rsid="000306c9"/>
    </style:style>
    <style:style style:name="P5" style:family="paragraph" style:parent-style-name="Table_20_Contents">
      <style:text-properties officeooo:rsid="001783e1" officeooo:paragraph-rsid="000306c9"/>
    </style:style>
    <style:style style:name="P6" style:family="paragraph" style:parent-style-name="Table_20_Contents">
      <style:text-properties officeooo:rsid="0010e149" officeooo:paragraph-rsid="000306c9"/>
    </style:style>
    <style:style style:name="P7" style:family="paragraph" style:parent-style-name="Table_20_Contents">
      <style:text-properties officeooo:rsid="0010ff9b" officeooo:paragraph-rsid="000306c9"/>
    </style:style>
    <style:style style:name="P8" style:family="paragraph" style:parent-style-name="Table_20_Contents">
      <style:text-properties officeooo:rsid="00111486" officeooo:paragraph-rsid="000306c9"/>
    </style:style>
    <style:style style:name="P9" style:family="paragraph" style:parent-style-name="Table_20_Contents">
      <style:text-properties officeooo:rsid="00179258" officeooo:paragraph-rsid="000306c9"/>
    </style:style>
    <style:style style:name="P10" style:family="paragraph" style:parent-style-name="Table_20_Contents">
      <style:text-properties officeooo:rsid="00196036" officeooo:paragraph-rsid="000306c9"/>
    </style:style>
    <style:style style:name="P11" style:family="paragraph" style:parent-style-name="Table_20_Contents">
      <style:text-properties officeooo:rsid="001b97c7" officeooo:paragraph-rsid="000306c9"/>
    </style:style>
    <style:style style:name="P12" style:family="paragraph" style:parent-style-name="Text_20_body">
      <style:text-properties officeooo:rsid="0014d262" officeooo:paragraph-rsid="000306c9"/>
    </style:style>
    <style:style style:name="P13" style:family="paragraph" style:parent-style-name="Text_20_body">
      <style:text-properties officeooo:paragraph-rsid="000306c9"/>
    </style:style>
    <style:style style:name="P14" style:family="paragraph" style:parent-style-name="Text_20_body">
      <style:paragraph-properties fo:text-align="justify" style:justify-single-word="false"/>
      <style:text-properties officeooo:paragraph-rsid="000306c9"/>
    </style:style>
    <style:style style:name="P15" style:family="paragraph" style:parent-style-name="Text_20_body">
      <style:paragraph-properties fo:text-align="justify" style:justify-single-word="false"/>
      <style:text-properties officeooo:rsid="002e76fe" officeooo:paragraph-rsid="000306c9"/>
    </style:style>
    <style:style style:name="P16" style:family="paragraph" style:parent-style-name="Text_20_body">
      <style:text-properties officeooo:rsid="002e76fe" officeooo:paragraph-rsid="000306c9"/>
    </style:style>
    <style:style style:name="P17" style:family="paragraph" style:parent-style-name="Text_20_body">
      <style:paragraph-properties fo:text-align="justify" style:justify-single-word="false"/>
      <style:text-properties officeooo:rsid="001ab479" officeooo:paragraph-rsid="000306c9"/>
    </style:style>
    <style:style style:name="P18" style:family="paragraph" style:parent-style-name="Text_20_body">
      <style:text-properties officeooo:rsid="001ab479" officeooo:paragraph-rsid="000306c9"/>
    </style:style>
    <style:style style:name="P19" style:family="paragraph" style:parent-style-name="Text_20_body">
      <style:text-properties officeooo:rsid="000cc48b" officeooo:paragraph-rsid="000306c9"/>
    </style:style>
    <style:style style:name="P20" style:family="paragraph" style:parent-style-name="Text_20_body">
      <style:text-properties officeooo:rsid="000d7edb" officeooo:paragraph-rsid="000306c9"/>
    </style:style>
    <style:style style:name="P21" style:family="paragraph" style:parent-style-name="Text_20_body">
      <style:text-properties officeooo:rsid="000f29d3" officeooo:paragraph-rsid="000306c9"/>
    </style:style>
    <style:style style:name="P22" style:family="paragraph" style:parent-style-name="Text_20_body">
      <style:text-properties officeooo:rsid="0011d143" officeooo:paragraph-rsid="000306c9"/>
    </style:style>
    <style:style style:name="P23" style:family="paragraph" style:parent-style-name="Text_20_body">
      <style:text-properties officeooo:rsid="00123a63" officeooo:paragraph-rsid="000306c9"/>
    </style:style>
    <style:style style:name="P24" style:family="paragraph" style:parent-style-name="Text_20_body">
      <style:text-properties officeooo:rsid="00137a92" officeooo:paragraph-rsid="000306c9"/>
    </style:style>
    <style:style style:name="P25" style:family="paragraph" style:parent-style-name="Text_20_body">
      <style:text-properties officeooo:rsid="0017a2ec" officeooo:paragraph-rsid="000306c9"/>
    </style:style>
    <style:style style:name="P26" style:family="paragraph" style:parent-style-name="Text_20_body">
      <style:text-properties officeooo:rsid="0017b2c2" officeooo:paragraph-rsid="000306c9"/>
    </style:style>
    <style:style style:name="P27" style:family="paragraph" style:parent-style-name="Text_20_body">
      <style:text-properties officeooo:rsid="001a0565" officeooo:paragraph-rsid="000306c9"/>
    </style:style>
    <style:style style:name="P28" style:family="paragraph" style:parent-style-name="Text_20_body">
      <style:text-properties fo:color="#000000" loext:opacity="100%" style:font-name="Liberation Serif" officeooo:rsid="001ab479" officeooo:paragraph-rsid="000306c9"/>
    </style:style>
    <style:style style:name="P29" style:family="paragraph" style:parent-style-name="Text_20_body">
      <style:text-properties fo:color="#000000" loext:opacity="100%" fo:font-size="12pt" fo:font-weight="normal" officeooo:rsid="00183fa9" officeooo:paragraph-rsid="00045dd3" style:font-size-asian="10.5pt" style:font-weight-asian="normal" style:font-size-complex="12pt" style:font-weight-complex="normal"/>
    </style:style>
    <style:style style:name="P30" style:family="paragraph" style:parent-style-name="Text_20_body">
      <style:text-properties fo:color="#000000" loext:opacity="100%" fo:font-size="12pt" fo:font-weight="normal" officeooo:rsid="00197e48" officeooo:paragraph-rsid="00045dd3" style:font-size-asian="10.5pt" style:font-weight-asian="normal" style:font-size-complex="12pt" style:font-weight-complex="normal"/>
    </style:style>
    <style:style style:name="P31" style:family="paragraph" style:parent-style-name="Text_20_body">
      <style:text-properties fo:color="#000000" loext:opacity="100%" fo:font-size="12pt" fo:font-weight="normal" officeooo:rsid="00251c18" officeooo:paragraph-rsid="00045dd3" style:font-size-asian="10.5pt" style:font-weight-asian="normal" style:font-size-complex="12pt" style:font-weight-complex="normal"/>
    </style:style>
    <style:style style:name="P32" style:family="paragraph" style:parent-style-name="Text_20_body">
      <style:text-properties fo:color="#000000" loext:opacity="100%" fo:font-size="12pt" fo:font-weight="normal" officeooo:rsid="002663ee" officeooo:paragraph-rsid="00045dd3" style:font-size-asian="10.5pt" style:font-weight-asian="normal" style:font-size-complex="12pt" style:font-weight-complex="normal"/>
    </style:style>
    <style:style style:name="P33" style:family="paragraph" style:parent-style-name="Text_20_body">
      <style:text-properties fo:color="#000000" loext:opacity="100%" fo:font-size="12pt" fo:font-weight="normal" officeooo:rsid="002724f9" officeooo:paragraph-rsid="00045dd3" style:font-size-asian="10.5pt" style:font-weight-asian="normal" style:font-size-complex="12pt" style:font-weight-complex="normal"/>
    </style:style>
    <style:style style:name="P34" style:family="paragraph" style:parent-style-name="Text_20_body">
      <style:text-properties fo:color="#000000" loext:opacity="100%" fo:font-size="12pt" fo:font-weight="normal" officeooo:rsid="0028b9b6" officeooo:paragraph-rsid="00045dd3" style:font-size-asian="10.5pt" style:font-weight-asian="normal" style:font-size-complex="12pt" style:font-weight-complex="normal"/>
    </style:style>
    <style:style style:name="P35" style:family="paragraph" style:parent-style-name="Text_20_body">
      <style:text-properties fo:color="#000000" loext:opacity="100%" fo:font-size="12pt" fo:font-weight="normal" officeooo:rsid="00658e4a" officeooo:paragraph-rsid="00045dd3"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officeooo:rsid="001f8234" officeooo:paragraph-rsid="000306c9"/>
    </style:style>
    <style:style style:name="P37" style:family="paragraph" style:parent-style-name="Text_20_body">
      <style:text-properties officeooo:rsid="001f8234" officeooo:paragraph-rsid="000306c9"/>
    </style:style>
    <style:style style:name="P38" style:family="paragraph" style:parent-style-name="Text_20_body">
      <style:text-properties officeooo:rsid="00142d61" officeooo:paragraph-rsid="000306c9"/>
    </style:style>
    <style:style style:name="P39" style:family="paragraph" style:parent-style-name="Text_20_body">
      <style:text-properties officeooo:rsid="00160705" officeooo:paragraph-rsid="000306c9"/>
    </style:style>
    <style:style style:name="P40" style:family="paragraph" style:parent-style-name="Text_20_body">
      <style:text-properties officeooo:rsid="001783e1" officeooo:paragraph-rsid="000306c9"/>
    </style:style>
    <style:style style:name="P41" style:family="paragraph" style:parent-style-name="Text_20_body">
      <style:text-properties officeooo:rsid="001ae16f" officeooo:paragraph-rsid="000306c9"/>
    </style:style>
    <style:style style:name="P42" style:family="paragraph" style:parent-style-name="Text_20_body">
      <style:text-properties officeooo:rsid="001d8c6e" officeooo:paragraph-rsid="000306c9"/>
    </style:style>
    <style:style style:name="P43" style:family="paragraph" style:parent-style-name="Text_20_body">
      <style:text-properties officeooo:rsid="001ea9da" officeooo:paragraph-rsid="000306c9"/>
    </style:style>
    <style:style style:name="P44" style:family="paragraph" style:parent-style-name="Text_20_body">
      <style:text-properties officeooo:rsid="001dfec1" officeooo:paragraph-rsid="000306c9"/>
    </style:style>
    <style:style style:name="P45" style:family="paragraph" style:parent-style-name="Text_20_body">
      <style:text-properties officeooo:rsid="000d3e0e" officeooo:paragraph-rsid="000306c9"/>
    </style:style>
    <style:style style:name="P46" style:family="paragraph" style:parent-style-name="Text_20_body">
      <style:text-properties officeooo:rsid="000f3792" officeooo:paragraph-rsid="000306c9"/>
    </style:style>
    <style:style style:name="P47" style:family="paragraph" style:parent-style-name="Text_20_body">
      <style:text-properties officeooo:rsid="0010e149" officeooo:paragraph-rsid="000306c9"/>
    </style:style>
    <style:style style:name="P48" style:family="paragraph" style:parent-style-name="Text_20_body">
      <style:text-properties officeooo:rsid="0010ff9b" officeooo:paragraph-rsid="000306c9"/>
    </style:style>
    <style:style style:name="P49" style:family="paragraph" style:parent-style-name="Text_20_body">
      <style:text-properties officeooo:rsid="00111486" officeooo:paragraph-rsid="000306c9"/>
    </style:style>
    <style:style style:name="P50" style:family="paragraph" style:parent-style-name="Text_20_body">
      <style:text-properties officeooo:rsid="0014a0ea" officeooo:paragraph-rsid="000306c9"/>
    </style:style>
    <style:style style:name="P51" style:family="paragraph" style:parent-style-name="Text_20_body">
      <style:text-properties officeooo:rsid="0018bed3" officeooo:paragraph-rsid="000306c9"/>
    </style:style>
    <style:style style:name="P52" style:family="paragraph" style:parent-style-name="Text_20_body">
      <style:text-properties officeooo:rsid="0019a019" officeooo:paragraph-rsid="000306c9"/>
    </style:style>
    <style:style style:name="P53" style:family="paragraph" style:parent-style-name="Text_20_body">
      <style:text-properties officeooo:rsid="001b3110" officeooo:paragraph-rsid="000306c9"/>
    </style:style>
    <style:style style:name="P54" style:family="paragraph" style:parent-style-name="Text_20_body">
      <style:text-properties officeooo:rsid="001c1572" officeooo:paragraph-rsid="000306c9"/>
    </style:style>
    <style:style style:name="P55" style:family="paragraph" style:parent-style-name="Text_20_body">
      <style:text-properties officeooo:rsid="001c1e7d" officeooo:paragraph-rsid="000306c9"/>
    </style:style>
    <style:style style:name="P56" style:family="paragraph" style:parent-style-name="Text_20_body">
      <style:text-properties officeooo:rsid="00233573" officeooo:paragraph-rsid="000306c9"/>
    </style:style>
    <style:style style:name="P57" style:family="paragraph" style:parent-style-name="Text_20_body">
      <style:text-properties officeooo:rsid="001627b9" officeooo:paragraph-rsid="000306c9"/>
    </style:style>
    <style:style style:name="P58" style:family="paragraph" style:parent-style-name="Text_20_body">
      <style:text-properties officeooo:rsid="00179258" officeooo:paragraph-rsid="000306c9"/>
    </style:style>
    <style:style style:name="P59" style:family="paragraph" style:parent-style-name="Text_20_body">
      <style:text-properties officeooo:rsid="001b97c7" officeooo:paragraph-rsid="000306c9"/>
    </style:style>
    <style:style style:name="P60" style:family="paragraph" style:parent-style-name="Text_20_body">
      <style:text-properties officeooo:rsid="001cc180" officeooo:paragraph-rsid="000306c9"/>
    </style:style>
    <style:style style:name="P61" style:family="paragraph" style:parent-style-name="Text_20_body">
      <style:text-properties officeooo:rsid="001e8471" officeooo:paragraph-rsid="000306c9"/>
    </style:style>
    <style:style style:name="P62" style:family="paragraph" style:parent-style-name="Text_20_body">
      <style:text-properties officeooo:rsid="0021bc8e" officeooo:paragraph-rsid="000306c9"/>
    </style:style>
    <style:style style:name="P63" style:family="paragraph" style:parent-style-name="Text_20_body">
      <style:paragraph-properties fo:text-align="justify" style:justify-single-word="false"/>
      <style:text-properties officeooo:rsid="002c15c0" officeooo:paragraph-rsid="000306c9"/>
    </style:style>
    <style:style style:name="P64" style:family="paragraph" style:parent-style-name="Text_20_body">
      <style:text-properties officeooo:rsid="002c15c0" officeooo:paragraph-rsid="000306c9"/>
    </style:style>
    <style:style style:name="P65" style:family="paragraph" style:parent-style-name="Text_20_body">
      <style:text-properties officeooo:rsid="002c15c0" officeooo:paragraph-rsid="00045dd3"/>
    </style:style>
    <style:style style:name="P66" style:family="paragraph" style:parent-style-name="Text_20_body">
      <style:text-properties officeooo:rsid="001d00b0" officeooo:paragraph-rsid="000306c9"/>
    </style:style>
    <style:style style:name="P67" style:family="paragraph" style:parent-style-name="Text_20_body">
      <style:text-properties officeooo:rsid="002240c8" officeooo:paragraph-rsid="000306c9"/>
    </style:style>
    <style:style style:name="P68" style:family="paragraph" style:parent-style-name="Text_20_body">
      <style:text-properties officeooo:rsid="0023cc90" officeooo:paragraph-rsid="000306c9"/>
    </style:style>
    <style:style style:name="P69" style:family="paragraph" style:parent-style-name="Text_20_body">
      <style:text-properties officeooo:rsid="00249ad2" officeooo:paragraph-rsid="000306c9"/>
    </style:style>
    <style:style style:name="P70" style:family="paragraph" style:parent-style-name="Text_20_body">
      <style:text-properties officeooo:rsid="00295536" officeooo:paragraph-rsid="000306c9"/>
    </style:style>
    <style:style style:name="P71" style:family="paragraph" style:parent-style-name="Text_20_body">
      <style:text-properties officeooo:rsid="002b0221" officeooo:paragraph-rsid="000306c9"/>
    </style:style>
    <style:style style:name="P72" style:family="paragraph" style:parent-style-name="Text_20_body">
      <style:text-properties officeooo:rsid="002b4862" officeooo:paragraph-rsid="000306c9"/>
    </style:style>
    <style:style style:name="P73" style:family="paragraph" style:parent-style-name="Text_20_body">
      <style:paragraph-properties fo:text-align="justify" style:justify-single-word="false"/>
      <style:text-properties officeooo:rsid="001c1d32" officeooo:paragraph-rsid="00045dd3"/>
    </style:style>
    <style:style style:name="P74" style:family="paragraph" style:parent-style-name="Text_20_body">
      <style:text-properties officeooo:rsid="001c1d32" officeooo:paragraph-rsid="00045dd3"/>
    </style:style>
    <style:style style:name="P75" style:family="paragraph" style:parent-style-name="Text_20_body">
      <style:text-properties officeooo:rsid="000f7e74" officeooo:paragraph-rsid="00045dd3"/>
    </style:style>
    <style:style style:name="P76" style:family="paragraph" style:parent-style-name="Text_20_body">
      <style:text-properties officeooo:rsid="000fa51c" officeooo:paragraph-rsid="00045dd3"/>
    </style:style>
    <style:style style:name="P77" style:family="paragraph" style:parent-style-name="Text_20_body">
      <style:text-properties officeooo:rsid="001014f5" officeooo:paragraph-rsid="00045dd3"/>
    </style:style>
    <style:style style:name="P78" style:family="paragraph" style:parent-style-name="Text_20_body">
      <style:text-properties officeooo:rsid="00103523" officeooo:paragraph-rsid="00045dd3"/>
    </style:style>
    <style:style style:name="P79" style:family="paragraph" style:parent-style-name="Text_20_body">
      <style:text-properties officeooo:rsid="00119107" officeooo:paragraph-rsid="00045dd3"/>
    </style:style>
    <style:style style:name="P80" style:family="paragraph" style:parent-style-name="Text_20_body">
      <style:text-properties officeooo:rsid="00134b02" officeooo:paragraph-rsid="00045dd3"/>
    </style:style>
    <style:style style:name="P81" style:family="paragraph" style:parent-style-name="Text_20_body">
      <style:text-properties officeooo:rsid="00143601" officeooo:paragraph-rsid="00045dd3"/>
    </style:style>
    <style:style style:name="P82" style:family="paragraph" style:parent-style-name="Text_20_body">
      <style:text-properties officeooo:rsid="0015a85c" officeooo:paragraph-rsid="00045dd3"/>
    </style:style>
    <style:style style:name="P83" style:family="paragraph" style:parent-style-name="Text_20_body">
      <style:text-properties officeooo:rsid="001651b3" officeooo:paragraph-rsid="00045dd3"/>
    </style:style>
    <style:style style:name="P84" style:family="paragraph" style:parent-style-name="Text_20_body">
      <style:text-properties officeooo:rsid="00165877" officeooo:paragraph-rsid="00045dd3"/>
    </style:style>
    <style:style style:name="P85" style:family="paragraph" style:parent-style-name="Text_20_body">
      <style:text-properties officeooo:rsid="0017b076" officeooo:paragraph-rsid="00045dd3"/>
    </style:style>
    <style:style style:name="P86" style:family="paragraph" style:parent-style-name="Text_20_body">
      <style:text-properties officeooo:rsid="0019192b" officeooo:paragraph-rsid="00045dd3"/>
    </style:style>
    <style:style style:name="P87" style:family="paragraph" style:parent-style-name="Text_20_body">
      <style:text-properties officeooo:rsid="0019b3f3" officeooo:paragraph-rsid="00045dd3"/>
    </style:style>
    <style:style style:name="P88" style:family="paragraph" style:parent-style-name="Text_20_body">
      <style:text-properties officeooo:rsid="001af644" officeooo:paragraph-rsid="00045dd3"/>
    </style:style>
    <style:style style:name="P89" style:family="paragraph" style:parent-style-name="Text_20_body">
      <style:text-properties officeooo:rsid="001bc3db" officeooo:paragraph-rsid="00045dd3"/>
    </style:style>
    <style:style style:name="P90" style:family="paragraph" style:parent-style-name="Text_20_body">
      <style:paragraph-properties fo:text-align="justify" style:justify-single-word="false"/>
      <style:text-properties officeooo:rsid="005a8c4b" officeooo:paragraph-rsid="00045dd3"/>
    </style:style>
    <style:style style:name="P91" style:family="paragraph" style:parent-style-name="Text_20_body">
      <style:text-properties officeooo:rsid="005a8c4b" officeooo:paragraph-rsid="00045dd3"/>
    </style:style>
    <style:style style:name="P92" style:family="paragraph" style:parent-style-name="Text_20_body">
      <style:text-properties officeooo:rsid="00092eeb" officeooo:paragraph-rsid="00045dd3"/>
    </style:style>
    <style:style style:name="P93" style:family="paragraph" style:parent-style-name="Text_20_body">
      <style:text-properties fo:font-weight="bold" officeooo:rsid="00092eeb" officeooo:paragraph-rsid="00045dd3" style:font-weight-asian="bold" style:font-weight-complex="bold"/>
    </style:style>
    <style:style style:name="P94" style:family="paragraph" style:parent-style-name="Text_20_body">
      <style:text-properties fo:font-weight="bold" officeooo:rsid="0030b442" officeooo:paragraph-rsid="00045dd3" style:font-weight-asian="bold" style:font-weight-complex="bold"/>
    </style:style>
    <style:style style:name="P95" style:family="paragraph" style:parent-style-name="Text_20_body">
      <style:text-properties fo:font-weight="bold" officeooo:rsid="0035bff9" officeooo:paragraph-rsid="00045dd3" style:font-weight-asian="bold" style:font-weight-complex="bold"/>
    </style:style>
    <style:style style:name="P96" style:family="paragraph" style:parent-style-name="Text_20_body">
      <style:text-properties fo:font-weight="bold" officeooo:rsid="003a77b8" officeooo:paragraph-rsid="00045dd3" style:font-weight-asian="bold" style:font-weight-complex="bold"/>
    </style:style>
    <style:style style:name="P97" style:family="paragraph" style:parent-style-name="Text_20_body">
      <style:text-properties fo:font-weight="bold" officeooo:rsid="0042aa03" officeooo:paragraph-rsid="00045dd3" style:font-weight-asian="bold" style:font-weight-complex="bold"/>
    </style:style>
    <style:style style:name="P98" style:family="paragraph" style:parent-style-name="Text_20_body">
      <style:text-properties fo:font-weight="bold" officeooo:paragraph-rsid="00045dd3" style:font-weight-asian="bold" style:font-weight-complex="bold"/>
    </style:style>
    <style:style style:name="P99" style:family="paragraph" style:parent-style-name="Text_20_body">
      <style:text-properties officeooo:rsid="000bbafe" officeooo:paragraph-rsid="00045dd3"/>
    </style:style>
    <style:style style:name="P100" style:family="paragraph" style:parent-style-name="Text_20_body">
      <style:text-properties officeooo:rsid="000d18ae" officeooo:paragraph-rsid="00045dd3"/>
    </style:style>
    <style:style style:name="P101" style:family="paragraph" style:parent-style-name="Text_20_body">
      <style:text-properties officeooo:rsid="000dae33" officeooo:paragraph-rsid="00045dd3"/>
    </style:style>
    <style:style style:name="P102" style:family="paragraph" style:parent-style-name="Text_20_body">
      <style:text-properties officeooo:rsid="000e5fe6" officeooo:paragraph-rsid="00045dd3"/>
    </style:style>
    <style:style style:name="P103" style:family="paragraph" style:parent-style-name="Text_20_body">
      <style:text-properties officeooo:rsid="000f443c" officeooo:paragraph-rsid="00045dd3"/>
    </style:style>
    <style:style style:name="P104" style:family="paragraph" style:parent-style-name="Text_20_body">
      <style:text-properties officeooo:rsid="0010ac64" officeooo:paragraph-rsid="00045dd3"/>
    </style:style>
    <style:style style:name="P105" style:family="paragraph" style:parent-style-name="Text_20_body">
      <style:text-properties officeooo:rsid="0014951e" officeooo:paragraph-rsid="00045dd3"/>
    </style:style>
    <style:style style:name="P106" style:family="paragraph" style:parent-style-name="Text_20_body">
      <style:text-properties officeooo:rsid="001821c5" officeooo:paragraph-rsid="00045dd3"/>
    </style:style>
    <style:style style:name="P107" style:family="paragraph" style:parent-style-name="Text_20_body">
      <style:text-properties officeooo:rsid="00195ed3" officeooo:paragraph-rsid="00045dd3"/>
    </style:style>
    <style:style style:name="P108" style:family="paragraph" style:parent-style-name="Text_20_body">
      <style:text-properties officeooo:rsid="00198bcf" officeooo:paragraph-rsid="00045dd3"/>
    </style:style>
    <style:style style:name="P109" style:family="paragraph" style:parent-style-name="Text_20_body">
      <style:text-properties officeooo:rsid="001a9589" officeooo:paragraph-rsid="00045dd3"/>
    </style:style>
    <style:style style:name="P110" style:family="paragraph" style:parent-style-name="Text_20_body">
      <style:text-properties officeooo:rsid="001ab6e8" officeooo:paragraph-rsid="00045dd3"/>
    </style:style>
    <style:style style:name="P111" style:family="paragraph" style:parent-style-name="Text_20_body">
      <style:text-properties officeooo:rsid="001c9746" officeooo:paragraph-rsid="00045dd3"/>
    </style:style>
    <style:style style:name="P112" style:family="paragraph" style:parent-style-name="Text_20_body">
      <style:text-properties officeooo:rsid="001d96c3" officeooo:paragraph-rsid="00045dd3"/>
    </style:style>
    <style:style style:name="P113" style:family="paragraph" style:parent-style-name="Text_20_body">
      <style:text-properties officeooo:rsid="001ff2f2" officeooo:paragraph-rsid="00045dd3"/>
    </style:style>
    <style:style style:name="P114" style:family="paragraph" style:parent-style-name="Text_20_body">
      <style:text-properties officeooo:rsid="002184bd" officeooo:paragraph-rsid="00045dd3"/>
    </style:style>
    <style:style style:name="P115" style:family="paragraph" style:parent-style-name="Text_20_body">
      <style:text-properties officeooo:rsid="00227ea2" officeooo:paragraph-rsid="00045dd3"/>
    </style:style>
    <style:style style:name="P116" style:family="paragraph" style:parent-style-name="Text_20_body">
      <style:text-properties officeooo:rsid="00228c8c" officeooo:paragraph-rsid="00045dd3"/>
    </style:style>
    <style:style style:name="P117" style:family="paragraph" style:parent-style-name="Text_20_body">
      <style:text-properties officeooo:rsid="00244081" officeooo:paragraph-rsid="00045dd3"/>
    </style:style>
    <style:style style:name="P118" style:family="paragraph" style:parent-style-name="Text_20_body">
      <style:text-properties officeooo:rsid="0027d44f" officeooo:paragraph-rsid="00045dd3"/>
    </style:style>
    <style:style style:name="P119" style:family="paragraph" style:parent-style-name="Text_20_body">
      <style:text-properties officeooo:rsid="0029ac49" officeooo:paragraph-rsid="00045dd3"/>
    </style:style>
    <style:style style:name="P120" style:family="paragraph" style:parent-style-name="Text_20_body">
      <style:text-properties officeooo:rsid="002af158" officeooo:paragraph-rsid="00045dd3"/>
    </style:style>
    <style:style style:name="P121" style:family="paragraph" style:parent-style-name="Text_20_body">
      <style:text-properties officeooo:rsid="002c6304" officeooo:paragraph-rsid="00045dd3"/>
    </style:style>
    <style:style style:name="P122" style:family="paragraph" style:parent-style-name="Text_20_body">
      <style:text-properties officeooo:rsid="002f925a" officeooo:paragraph-rsid="00045dd3"/>
    </style:style>
    <style:style style:name="P123" style:family="paragraph" style:parent-style-name="Text_20_body">
      <style:text-properties fo:font-weight="normal" officeooo:rsid="00343816" officeooo:paragraph-rsid="00045dd3" style:font-weight-asian="normal" style:font-weight-complex="normal"/>
    </style:style>
    <style:style style:name="P124" style:family="paragraph" style:parent-style-name="Text_20_body">
      <style:text-properties fo:font-weight="normal" officeooo:rsid="000d18ae" officeooo:paragraph-rsid="00045dd3" style:font-weight-asian="normal" style:font-weight-complex="normal"/>
    </style:style>
    <style:style style:name="P125" style:family="paragraph" style:parent-style-name="Text_20_body">
      <style:text-properties fo:font-weight="normal" officeooo:rsid="002f925a" officeooo:paragraph-rsid="00045dd3" style:font-weight-asian="normal" style:font-weight-complex="normal"/>
    </style:style>
    <style:style style:name="P126" style:family="paragraph" style:parent-style-name="Text_20_body">
      <style:text-properties fo:font-weight="normal" officeooo:rsid="0032a814" officeooo:paragraph-rsid="00045dd3" style:font-weight-asian="normal" style:font-weight-complex="normal"/>
    </style:style>
    <style:style style:name="P127" style:family="paragraph" style:parent-style-name="Text_20_body">
      <style:text-properties fo:font-weight="normal" officeooo:rsid="0035bff9" officeooo:paragraph-rsid="00045dd3" style:font-weight-asian="normal" style:font-weight-complex="normal"/>
    </style:style>
    <style:style style:name="P128" style:family="paragraph" style:parent-style-name="Text_20_body">
      <style:text-properties fo:font-weight="normal" officeooo:rsid="0037df3e" officeooo:paragraph-rsid="00045dd3" style:font-weight-asian="normal" style:font-weight-complex="normal"/>
    </style:style>
    <style:style style:name="P129" style:family="paragraph" style:parent-style-name="Text_20_body">
      <style:text-properties fo:font-weight="normal" officeooo:rsid="0039e8c4" officeooo:paragraph-rsid="00045dd3" style:font-weight-asian="normal" style:font-weight-complex="normal"/>
    </style:style>
    <style:style style:name="P130" style:family="paragraph" style:parent-style-name="Text_20_body">
      <style:text-properties fo:font-weight="normal" officeooo:rsid="003b754e" officeooo:paragraph-rsid="00045dd3" style:font-weight-asian="normal" style:font-weight-complex="normal"/>
    </style:style>
    <style:style style:name="P131" style:family="paragraph" style:parent-style-name="Text_20_body">
      <style:text-properties fo:font-weight="normal" officeooo:rsid="003e8bfb" officeooo:paragraph-rsid="00045dd3" style:font-weight-asian="normal" style:font-weight-complex="normal"/>
    </style:style>
    <style:style style:name="P132" style:family="paragraph" style:parent-style-name="Text_20_body">
      <style:text-properties fo:font-weight="normal" officeooo:rsid="0041bca1" officeooo:paragraph-rsid="00045dd3" style:font-weight-asian="normal" style:font-weight-complex="normal"/>
    </style:style>
    <style:style style:name="P133" style:family="paragraph" style:parent-style-name="Text_20_body">
      <style:text-properties fo:font-weight="normal" officeooo:rsid="0044814d" officeooo:paragraph-rsid="00045dd3" style:font-weight-asian="normal" style:font-weight-complex="normal"/>
    </style:style>
    <style:style style:name="P134" style:family="paragraph" style:parent-style-name="Text_20_body">
      <style:text-properties fo:font-weight="normal" officeooo:rsid="0044883e" officeooo:paragraph-rsid="00045dd3" style:font-weight-asian="normal" style:font-weight-complex="normal"/>
    </style:style>
    <style:style style:name="P135" style:family="paragraph" style:parent-style-name="Text_20_body">
      <style:text-properties fo:font-weight="normal" officeooo:rsid="00474b57" officeooo:paragraph-rsid="00045dd3" style:font-weight-asian="normal" style:font-weight-complex="normal"/>
    </style:style>
    <style:style style:name="P136" style:family="paragraph" style:parent-style-name="Text_20_body">
      <style:text-properties fo:font-weight="normal" officeooo:rsid="00493f60" officeooo:paragraph-rsid="00045dd3" style:font-weight-asian="normal" style:font-weight-complex="normal"/>
    </style:style>
    <style:style style:name="P137" style:family="paragraph" style:parent-style-name="Text_20_body">
      <style:text-properties fo:font-weight="normal" officeooo:rsid="004aaf78" officeooo:paragraph-rsid="00045dd3" style:font-weight-asian="normal" style:font-weight-complex="normal"/>
    </style:style>
    <style:style style:name="P138" style:family="paragraph" style:parent-style-name="Text_20_body">
      <style:text-properties fo:font-weight="normal" officeooo:rsid="004b5542" officeooo:paragraph-rsid="00045dd3" style:font-weight-asian="normal" style:font-weight-complex="normal"/>
    </style:style>
    <style:style style:name="P139" style:family="paragraph" style:parent-style-name="Text_20_body">
      <style:text-properties fo:font-weight="normal" officeooo:rsid="004dc1f5" officeooo:paragraph-rsid="00045dd3" style:font-weight-asian="normal" style:font-weight-complex="normal"/>
    </style:style>
    <style:style style:name="P140" style:family="paragraph" style:parent-style-name="Text_20_body">
      <style:text-properties fo:font-weight="normal" officeooo:rsid="004ea2e0" officeooo:paragraph-rsid="00045dd3" style:font-weight-asian="normal" style:font-weight-complex="normal"/>
    </style:style>
    <style:style style:name="P141" style:family="paragraph" style:parent-style-name="Text_20_body">
      <style:text-properties fo:font-weight="normal" officeooo:rsid="004f3e29" officeooo:paragraph-rsid="00045dd3" style:font-weight-asian="normal" style:font-weight-complex="normal"/>
    </style:style>
    <style:style style:name="P142" style:family="paragraph" style:parent-style-name="Text_20_body">
      <style:text-properties fo:font-weight="normal" officeooo:rsid="004fc6d4" officeooo:paragraph-rsid="00045dd3" style:font-weight-asian="normal" style:font-weight-complex="normal"/>
    </style:style>
    <style:style style:name="P143" style:family="paragraph" style:parent-style-name="Text_20_body">
      <style:text-properties fo:font-weight="normal" officeooo:rsid="0050d1a4" officeooo:paragraph-rsid="00045dd3" style:font-weight-asian="normal" style:font-weight-complex="normal"/>
    </style:style>
    <style:style style:name="P144" style:family="paragraph" style:parent-style-name="Text_20_body">
      <style:text-properties fo:font-weight="normal" officeooo:rsid="005260ec" officeooo:paragraph-rsid="00045dd3" style:font-weight-asian="normal" style:font-weight-complex="normal"/>
    </style:style>
    <style:style style:name="P145" style:family="paragraph" style:parent-style-name="Text_20_body">
      <style:text-properties fo:font-weight="normal" officeooo:rsid="0053b526" officeooo:paragraph-rsid="00045dd3" style:font-weight-asian="normal" style:font-weight-complex="normal"/>
    </style:style>
    <style:style style:name="P146" style:family="paragraph" style:parent-style-name="Text_20_body">
      <style:text-properties fo:font-weight="normal" officeooo:rsid="005774af" officeooo:paragraph-rsid="00045dd3" style:font-weight-asian="normal" style:font-weight-complex="normal"/>
    </style:style>
    <style:style style:name="P147" style:family="paragraph" style:parent-style-name="Text_20_body">
      <style:text-properties fo:font-weight="normal" officeooo:rsid="003a27ab" officeooo:paragraph-rsid="00045dd3" style:font-weight-asian="normal" style:font-weight-complex="normal"/>
    </style:style>
    <style:style style:name="P148" style:family="paragraph" style:parent-style-name="Text_20_body">
      <style:paragraph-properties fo:text-align="justify" style:justify-single-word="false"/>
      <style:text-properties fo:font-weight="normal" officeooo:rsid="008d2272" officeooo:paragraph-rsid="00045dd3" style:font-weight-asian="normal" style:font-weight-complex="normal"/>
    </style:style>
    <style:style style:name="P149" style:family="paragraph" style:parent-style-name="Text_20_body">
      <style:text-properties fo:font-weight="normal" officeooo:rsid="002d1a6d" officeooo:paragraph-rsid="00045dd3" style:font-weight-asian="normal" style:font-weight-complex="normal"/>
    </style:style>
    <style:style style:name="P150" style:family="paragraph" style:parent-style-name="Text_20_body">
      <style:text-properties fo:font-weight="normal" officeooo:rsid="002d995b" officeooo:paragraph-rsid="00045dd3" style:font-weight-asian="normal" style:font-weight-complex="normal"/>
    </style:style>
    <style:style style:name="P151" style:family="paragraph" style:parent-style-name="Text_20_body">
      <style:text-properties fo:font-weight="normal" officeooo:rsid="0036be99" officeooo:paragraph-rsid="00045dd3" style:font-weight-asian="normal" style:font-weight-complex="normal"/>
    </style:style>
    <style:style style:name="P152" style:family="paragraph" style:parent-style-name="Text_20_body">
      <style:text-properties fo:font-weight="normal" officeooo:rsid="003d445e" officeooo:paragraph-rsid="00045dd3" style:font-weight-asian="normal" style:font-weight-complex="normal"/>
    </style:style>
    <style:style style:name="P153" style:family="paragraph" style:parent-style-name="Text_20_body">
      <style:text-properties fo:font-weight="normal" officeooo:rsid="0040091b" officeooo:paragraph-rsid="00045dd3" style:font-weight-asian="normal" style:font-weight-complex="normal"/>
    </style:style>
    <style:style style:name="P154" style:family="paragraph" style:parent-style-name="Text_20_body">
      <style:text-properties fo:font-weight="normal" officeooo:rsid="0046961c" officeooo:paragraph-rsid="00045dd3" style:font-weight-asian="normal" style:font-weight-complex="normal"/>
    </style:style>
    <style:style style:name="P155" style:family="paragraph" style:parent-style-name="Text_20_body">
      <style:text-properties fo:font-weight="normal" officeooo:rsid="004f1857" officeooo:paragraph-rsid="00045dd3" style:font-weight-asian="normal" style:font-weight-complex="normal"/>
    </style:style>
    <style:style style:name="P156" style:family="paragraph" style:parent-style-name="Text_20_body">
      <style:text-properties fo:font-weight="normal" officeooo:rsid="00501f70" officeooo:paragraph-rsid="00045dd3" style:font-weight-asian="normal" style:font-weight-complex="normal"/>
    </style:style>
    <style:style style:name="P157" style:family="paragraph" style:parent-style-name="Text_20_body">
      <style:text-properties fo:font-weight="normal" officeooo:rsid="005bfa94" officeooo:paragraph-rsid="00045dd3" style:font-weight-asian="normal" style:font-weight-complex="normal"/>
    </style:style>
    <style:style style:name="P158" style:family="paragraph" style:parent-style-name="Text_20_body">
      <style:text-properties fo:font-weight="normal" officeooo:rsid="007ad23a" officeooo:paragraph-rsid="00045dd3" style:font-weight-asian="normal" style:font-weight-complex="normal"/>
    </style:style>
    <style:style style:name="P159" style:family="paragraph" style:parent-style-name="Text_20_body">
      <style:text-properties fo:font-weight="normal" officeooo:rsid="0098a103" officeooo:paragraph-rsid="00045dd3" style:font-weight-asian="normal" style:font-weight-complex="normal"/>
    </style:style>
    <style:style style:name="P160" style:family="paragraph" style:parent-style-name="Text_20_body">
      <style:text-properties fo:font-weight="normal" officeooo:rsid="00a899bf" officeooo:paragraph-rsid="00045dd3" style:font-weight-asian="normal" style:font-weight-complex="normal"/>
    </style:style>
    <style:style style:name="P161" style:family="paragraph" style:parent-style-name="Text_20_body">
      <style:text-properties fo:font-weight="normal" officeooo:rsid="00a8a57d" officeooo:paragraph-rsid="00045dd3" style:font-weight-asian="normal" style:font-weight-complex="normal"/>
    </style:style>
    <style:style style:name="P162" style:family="paragraph" style:parent-style-name="Text_20_body">
      <style:text-properties fo:font-weight="normal" officeooo:rsid="00a8dab1" officeooo:paragraph-rsid="00045dd3" style:font-weight-asian="normal" style:font-weight-complex="normal"/>
    </style:style>
    <style:style style:name="P163" style:family="paragraph" style:parent-style-name="Text_20_body">
      <style:text-properties fo:font-weight="normal" officeooo:rsid="009721e3" officeooo:paragraph-rsid="00045dd3" style:font-weight-asian="normal" style:font-weight-complex="normal"/>
    </style:style>
    <style:style style:name="P164" style:family="paragraph" style:parent-style-name="Text_20_body">
      <style:text-properties fo:font-weight="normal" officeooo:rsid="00ac96d8" officeooo:paragraph-rsid="00045dd3" style:font-weight-asian="normal" style:font-weight-complex="normal"/>
    </style:style>
    <style:style style:name="P165" style:family="paragraph" style:parent-style-name="Text_20_body">
      <style:text-properties fo:font-weight="normal" officeooo:rsid="00adec9a" officeooo:paragraph-rsid="00045dd3" style:font-weight-asian="normal" style:font-weight-complex="normal"/>
    </style:style>
    <style:style style:name="P166" style:family="paragraph" style:parent-style-name="Text_20_body">
      <style:text-properties fo:font-weight="normal" officeooo:rsid="00ae0ead" officeooo:paragraph-rsid="00045dd3" style:font-weight-asian="normal" style:font-weight-complex="normal"/>
    </style:style>
    <style:style style:name="P167" style:family="paragraph" style:parent-style-name="Text_20_body">
      <style:text-properties fo:font-weight="normal" officeooo:rsid="00ae242b" officeooo:paragraph-rsid="00045dd3" style:font-weight-asian="normal" style:font-weight-complex="normal"/>
    </style:style>
    <style:style style:name="P168" style:family="paragraph" style:parent-style-name="Text_20_body">
      <style:text-properties fo:font-weight="normal" officeooo:rsid="00af44c6" officeooo:paragraph-rsid="00045dd3" style:font-weight-asian="normal" style:font-weight-complex="normal"/>
    </style:style>
    <style:style style:name="P169" style:family="paragraph" style:parent-style-name="Text_20_body">
      <style:text-properties fo:font-weight="normal" officeooo:rsid="00b0e006" officeooo:paragraph-rsid="00045dd3" style:font-weight-asian="normal" style:font-weight-complex="normal"/>
    </style:style>
    <style:style style:name="P170" style:family="paragraph" style:parent-style-name="Text_20_body">
      <style:text-properties fo:font-weight="normal" officeooo:rsid="00b18952" officeooo:paragraph-rsid="00045dd3" style:font-weight-asian="normal" style:font-weight-complex="normal"/>
    </style:style>
    <style:style style:name="P171" style:family="paragraph" style:parent-style-name="Text_20_body">
      <style:text-properties fo:font-weight="normal" officeooo:rsid="00b1aaa5" officeooo:paragraph-rsid="00045dd3" style:font-weight-asian="normal" style:font-weight-complex="normal"/>
    </style:style>
    <style:style style:name="P172" style:family="paragraph" style:parent-style-name="Text_20_body">
      <style:text-properties fo:font-weight="normal" officeooo:rsid="00b3e0f0" officeooo:paragraph-rsid="00045dd3" style:font-weight-asian="normal" style:font-weight-complex="normal"/>
    </style:style>
    <style:style style:name="P173" style:family="paragraph" style:parent-style-name="Text_20_body">
      <style:text-properties fo:font-weight="normal" officeooo:rsid="00b40159" officeooo:paragraph-rsid="00045dd3" style:font-weight-asian="normal" style:font-weight-complex="normal"/>
    </style:style>
    <style:style style:name="P174" style:family="paragraph" style:parent-style-name="Text_20_body">
      <style:text-properties fo:font-weight="normal" officeooo:rsid="00b67b89" officeooo:paragraph-rsid="00045dd3" style:font-weight-asian="normal" style:font-weight-complex="normal"/>
    </style:style>
    <style:style style:name="P175" style:family="paragraph" style:parent-style-name="Text_20_body">
      <style:text-properties fo:font-weight="normal" officeooo:rsid="00b71aa5" officeooo:paragraph-rsid="00045dd3" style:font-weight-asian="normal" style:font-weight-complex="normal"/>
    </style:style>
    <style:style style:name="P176" style:family="paragraph" style:parent-style-name="Text_20_body">
      <style:text-properties fo:font-weight="normal" officeooo:rsid="00b7c4ec" officeooo:paragraph-rsid="00045dd3" style:font-weight-asian="normal" style:font-weight-complex="normal"/>
    </style:style>
    <style:style style:name="P177" style:family="paragraph" style:parent-style-name="Text_20_body">
      <style:text-properties fo:font-weight="normal" officeooo:rsid="00b83062" officeooo:paragraph-rsid="00045dd3" style:font-weight-asian="normal" style:font-weight-complex="normal"/>
    </style:style>
    <style:style style:name="P178" style:family="paragraph" style:parent-style-name="Text_20_body">
      <style:text-properties fo:font-weight="normal" officeooo:rsid="00b92767" officeooo:paragraph-rsid="00045dd3" style:font-weight-asian="normal" style:font-weight-complex="normal"/>
    </style:style>
    <style:style style:name="P179" style:family="paragraph" style:parent-style-name="Text_20_body">
      <style:text-properties fo:font-weight="normal" officeooo:rsid="00ba345e" officeooo:paragraph-rsid="00045dd3" style:font-weight-asian="normal" style:font-weight-complex="normal"/>
    </style:style>
    <style:style style:name="P180" style:family="paragraph" style:parent-style-name="Text_20_body">
      <style:text-properties fo:font-weight="normal" officeooo:rsid="00bb0798" officeooo:paragraph-rsid="00045dd3" style:font-weight-asian="normal" style:font-weight-complex="normal"/>
    </style:style>
    <style:style style:name="P181" style:family="paragraph" style:parent-style-name="Text_20_body">
      <style:text-properties fo:font-weight="normal" officeooo:rsid="00bcc966" officeooo:paragraph-rsid="00045dd3" style:font-weight-asian="normal" style:font-weight-complex="normal"/>
    </style:style>
    <style:style style:name="P182" style:family="paragraph" style:parent-style-name="Text_20_body">
      <style:text-properties fo:font-weight="normal" officeooo:rsid="00bf99c5" officeooo:paragraph-rsid="00045dd3" style:font-weight-asian="normal" style:font-weight-complex="normal"/>
    </style:style>
    <style:style style:name="P183" style:family="paragraph" style:parent-style-name="Text_20_body">
      <style:text-properties fo:font-weight="normal" officeooo:paragraph-rsid="00045dd3" style:font-weight-asian="normal" style:font-weight-complex="normal"/>
    </style:style>
    <style:style style:name="P184" style:family="paragraph" style:parent-style-name="Text_20_body">
      <style:text-properties officeooo:rsid="0035bff9" officeooo:paragraph-rsid="00045dd3"/>
    </style:style>
    <style:style style:name="P185" style:family="paragraph" style:parent-style-name="Text_20_body">
      <style:text-properties officeooo:rsid="00372eaf" officeooo:paragraph-rsid="00045dd3"/>
    </style:style>
    <style:style style:name="P186" style:family="paragraph" style:parent-style-name="Text_20_body">
      <style:text-properties officeooo:rsid="0039e8c4" officeooo:paragraph-rsid="00045dd3"/>
    </style:style>
    <style:style style:name="P187" style:family="paragraph" style:parent-style-name="Text_20_body">
      <style:text-properties officeooo:rsid="003b39db" officeooo:paragraph-rsid="00045dd3"/>
    </style:style>
    <style:style style:name="P188" style:family="paragraph" style:parent-style-name="Text_20_body">
      <style:text-properties officeooo:rsid="003da51b" officeooo:paragraph-rsid="00045dd3"/>
    </style:style>
    <style:style style:name="P189" style:family="paragraph" style:parent-style-name="Text_20_body">
      <style:text-properties officeooo:rsid="003e8bfb" officeooo:paragraph-rsid="00045dd3"/>
    </style:style>
    <style:style style:name="P190" style:family="paragraph" style:parent-style-name="Text_20_body">
      <style:text-properties officeooo:rsid="0040304b" officeooo:paragraph-rsid="00045dd3"/>
    </style:style>
    <style:style style:name="P191" style:family="paragraph" style:parent-style-name="Text_20_body">
      <style:text-properties officeooo:rsid="0041bca1" officeooo:paragraph-rsid="00045dd3"/>
    </style:style>
    <style:style style:name="P192" style:family="paragraph" style:parent-style-name="Text_20_body">
      <style:text-properties officeooo:rsid="0044814d" officeooo:paragraph-rsid="00045dd3"/>
    </style:style>
    <style:style style:name="P193" style:family="paragraph" style:parent-style-name="Text_20_body">
      <style:text-properties officeooo:rsid="00455b94" officeooo:paragraph-rsid="00045dd3"/>
    </style:style>
    <style:style style:name="P194" style:family="paragraph" style:parent-style-name="Text_20_body">
      <style:text-properties officeooo:rsid="00474b57" officeooo:paragraph-rsid="00045dd3"/>
    </style:style>
    <style:style style:name="P195" style:family="paragraph" style:parent-style-name="Text_20_body">
      <style:text-properties officeooo:rsid="004aaf78" officeooo:paragraph-rsid="00045dd3"/>
    </style:style>
    <style:style style:name="P196" style:family="paragraph" style:parent-style-name="Text_20_body">
      <style:text-properties officeooo:rsid="004b5542" officeooo:paragraph-rsid="00045dd3"/>
    </style:style>
    <style:style style:name="P197" style:family="paragraph" style:parent-style-name="Text_20_body">
      <style:text-properties officeooo:rsid="004c9410" officeooo:paragraph-rsid="00045dd3"/>
    </style:style>
    <style:style style:name="P198" style:family="paragraph" style:parent-style-name="Text_20_body">
      <style:text-properties officeooo:rsid="004dc1f5" officeooo:paragraph-rsid="00045dd3"/>
    </style:style>
    <style:style style:name="P199" style:family="paragraph" style:parent-style-name="Text_20_body">
      <style:text-properties officeooo:rsid="004e989d" officeooo:paragraph-rsid="00045dd3"/>
    </style:style>
    <style:style style:name="P200" style:family="paragraph" style:parent-style-name="Text_20_body">
      <style:text-properties officeooo:rsid="004f3e29" officeooo:paragraph-rsid="00045dd3"/>
    </style:style>
    <style:style style:name="P201" style:family="paragraph" style:parent-style-name="Text_20_body">
      <style:text-properties officeooo:rsid="004fc6d4" officeooo:paragraph-rsid="00045dd3"/>
    </style:style>
    <style:style style:name="P202" style:family="paragraph" style:parent-style-name="Text_20_body">
      <style:text-properties officeooo:rsid="0050d1a4" officeooo:paragraph-rsid="00045dd3"/>
    </style:style>
    <style:style style:name="P203" style:family="paragraph" style:parent-style-name="Text_20_body">
      <style:text-properties officeooo:rsid="0051c21d" officeooo:paragraph-rsid="00045dd3"/>
    </style:style>
    <style:style style:name="P204" style:family="paragraph" style:parent-style-name="Text_20_body">
      <style:text-properties officeooo:rsid="005260ec" officeooo:paragraph-rsid="00045dd3"/>
    </style:style>
    <style:style style:name="P205" style:family="paragraph" style:parent-style-name="Text_20_body">
      <style:text-properties officeooo:rsid="0053482d" officeooo:paragraph-rsid="00045dd3"/>
    </style:style>
    <style:style style:name="P206" style:family="paragraph" style:parent-style-name="Text_20_body">
      <style:text-properties officeooo:rsid="0053b526" officeooo:paragraph-rsid="00045dd3"/>
    </style:style>
    <style:style style:name="P207" style:family="paragraph" style:parent-style-name="Text_20_body">
      <style:text-properties officeooo:rsid="00543417" officeooo:paragraph-rsid="00045dd3"/>
    </style:style>
    <style:style style:name="P208" style:family="paragraph" style:parent-style-name="Text_20_body">
      <style:text-properties officeooo:rsid="005774af" officeooo:paragraph-rsid="00045dd3"/>
    </style:style>
    <style:style style:name="P209" style:family="paragraph" style:parent-style-name="Text_20_body">
      <style:text-properties officeooo:rsid="003a27ab" officeooo:paragraph-rsid="00045dd3"/>
    </style:style>
    <style:style style:name="P210" style:family="paragraph" style:parent-style-name="Text_20_body">
      <style:text-properties officeooo:rsid="005959d7" officeooo:paragraph-rsid="00045dd3"/>
    </style:style>
    <style:style style:name="P211" style:family="paragraph" style:parent-style-name="Text_20_body">
      <style:text-properties officeooo:paragraph-rsid="00045dd3"/>
    </style:style>
    <style:style style:name="P212" style:family="paragraph" style:parent-style-name="Text_20_body">
      <style:paragraph-properties fo:text-align="justify" style:justify-single-word="false"/>
      <style:text-properties officeooo:rsid="0005ce2a" officeooo:paragraph-rsid="00045dd3"/>
    </style:style>
    <style:style style:name="P213" style:family="paragraph" style:parent-style-name="Text_20_body">
      <style:text-properties officeooo:rsid="0005ce2a" officeooo:paragraph-rsid="00045dd3"/>
    </style:style>
    <style:style style:name="P214" style:family="paragraph" style:parent-style-name="Text_20_body">
      <style:text-properties officeooo:rsid="001607c0" officeooo:paragraph-rsid="00045dd3"/>
    </style:style>
    <style:style style:name="P215" style:family="paragraph" style:parent-style-name="Text_20_body">
      <style:text-properties officeooo:rsid="001832f9" officeooo:paragraph-rsid="00045dd3"/>
    </style:style>
    <style:style style:name="P216" style:family="paragraph" style:parent-style-name="Text_20_body">
      <style:text-properties officeooo:rsid="00183fa9" officeooo:paragraph-rsid="00045dd3"/>
    </style:style>
    <style:style style:name="P217" style:family="paragraph" style:parent-style-name="Text_20_body">
      <style:text-properties officeooo:rsid="00251c18" officeooo:paragraph-rsid="00045dd3"/>
    </style:style>
    <style:style style:name="P218" style:family="paragraph" style:parent-style-name="Text_20_body">
      <style:text-properties officeooo:rsid="002663ee" officeooo:paragraph-rsid="00045dd3"/>
    </style:style>
    <style:style style:name="P219" style:family="paragraph" style:parent-style-name="Text_20_body">
      <style:text-properties officeooo:rsid="0028b9b6" officeooo:paragraph-rsid="00045dd3"/>
    </style:style>
    <style:style style:name="P220" style:family="paragraph" style:parent-style-name="Text_20_body">
      <style:text-properties officeooo:rsid="002bfe51" officeooo:paragraph-rsid="00045dd3"/>
    </style:style>
    <style:style style:name="P221" style:family="paragraph" style:parent-style-name="Text_20_body">
      <style:text-properties officeooo:rsid="002d1a6d" officeooo:paragraph-rsid="00045dd3"/>
    </style:style>
    <style:style style:name="P222" style:family="paragraph" style:parent-style-name="Text_20_body">
      <style:paragraph-properties fo:text-align="start" style:justify-single-word="false"/>
      <style:text-properties officeooo:rsid="002d995b" officeooo:paragraph-rsid="00045dd3"/>
    </style:style>
    <style:style style:name="P223" style:family="paragraph" style:parent-style-name="Text_20_body">
      <style:text-properties officeooo:rsid="002d995b" officeooo:paragraph-rsid="00045dd3"/>
    </style:style>
    <style:style style:name="P224" style:family="paragraph" style:parent-style-name="Text_20_body">
      <style:text-properties officeooo:rsid="002f3517" officeooo:paragraph-rsid="00045dd3"/>
    </style:style>
    <style:style style:name="P225" style:family="paragraph" style:parent-style-name="Text_20_body">
      <style:text-properties officeooo:rsid="002f88f6" officeooo:paragraph-rsid="00045dd3"/>
    </style:style>
    <style:style style:name="P226" style:family="paragraph" style:parent-style-name="Text_20_body">
      <style:text-properties officeooo:rsid="00300d6a" officeooo:paragraph-rsid="00045dd3"/>
    </style:style>
    <style:style style:name="P227" style:family="paragraph" style:parent-style-name="Text_20_body">
      <style:text-properties officeooo:rsid="00311dff" officeooo:paragraph-rsid="00045dd3"/>
    </style:style>
    <style:style style:name="P228" style:family="paragraph" style:parent-style-name="Text_20_body">
      <style:text-properties officeooo:rsid="00320e2c" officeooo:paragraph-rsid="00045dd3"/>
    </style:style>
    <style:style style:name="P229" style:family="paragraph" style:parent-style-name="Text_20_body">
      <style:text-properties officeooo:rsid="0032140e" officeooo:paragraph-rsid="00045dd3"/>
    </style:style>
    <style:style style:name="P230" style:family="paragraph" style:parent-style-name="Text_20_body">
      <style:text-properties officeooo:rsid="0032e23b" officeooo:paragraph-rsid="00045dd3"/>
    </style:style>
    <style:style style:name="P231" style:family="paragraph" style:parent-style-name="Text_20_body">
      <style:text-properties officeooo:rsid="0033031e" officeooo:paragraph-rsid="00045dd3"/>
    </style:style>
    <style:style style:name="P232" style:family="paragraph" style:parent-style-name="Text_20_body">
      <style:text-properties officeooo:rsid="00344d0b" officeooo:paragraph-rsid="00045dd3"/>
    </style:style>
    <style:style style:name="P233" style:family="paragraph" style:parent-style-name="Text_20_body">
      <style:text-properties officeooo:rsid="00359dff" officeooo:paragraph-rsid="00045dd3"/>
    </style:style>
    <style:style style:name="P234" style:family="paragraph" style:parent-style-name="Text_20_body">
      <style:text-properties officeooo:rsid="003797eb" officeooo:paragraph-rsid="00045dd3"/>
    </style:style>
    <style:style style:name="P235" style:family="paragraph" style:parent-style-name="Text_20_body">
      <style:text-properties officeooo:rsid="003cb76b" officeooo:paragraph-rsid="00045dd3"/>
    </style:style>
    <style:style style:name="P236" style:family="paragraph" style:parent-style-name="Text_20_body">
      <style:text-properties officeooo:rsid="003cffc2" officeooo:paragraph-rsid="00045dd3"/>
    </style:style>
    <style:style style:name="P237" style:family="paragraph" style:parent-style-name="Text_20_body">
      <style:text-properties officeooo:rsid="003d445e" officeooo:paragraph-rsid="00045dd3"/>
    </style:style>
    <style:style style:name="P238" style:family="paragraph" style:parent-style-name="Text_20_body">
      <style:text-properties officeooo:rsid="003f3d03" officeooo:paragraph-rsid="00045dd3"/>
    </style:style>
    <style:style style:name="P239" style:family="paragraph" style:parent-style-name="Text_20_body">
      <style:text-properties officeooo:rsid="0040091b" officeooo:paragraph-rsid="00045dd3"/>
    </style:style>
    <style:style style:name="P240" style:family="paragraph" style:parent-style-name="Text_20_body">
      <style:text-properties officeooo:rsid="0041d29c" officeooo:paragraph-rsid="00045dd3"/>
    </style:style>
    <style:style style:name="P241" style:family="paragraph" style:parent-style-name="Text_20_body">
      <style:text-properties officeooo:rsid="0042aa03" officeooo:paragraph-rsid="00045dd3"/>
    </style:style>
    <style:style style:name="P242" style:family="paragraph" style:parent-style-name="Text_20_body">
      <style:text-properties officeooo:rsid="004633df" officeooo:paragraph-rsid="00045dd3"/>
    </style:style>
    <style:style style:name="P243" style:family="paragraph" style:parent-style-name="Text_20_body">
      <style:text-properties officeooo:rsid="0046961c" officeooo:paragraph-rsid="00045dd3"/>
    </style:style>
    <style:style style:name="P244" style:family="paragraph" style:parent-style-name="Text_20_body">
      <style:text-properties officeooo:rsid="004b186c" officeooo:paragraph-rsid="00045dd3"/>
    </style:style>
    <style:style style:name="P245" style:family="paragraph" style:parent-style-name="Text_20_body">
      <style:text-properties officeooo:rsid="004c5e2c" officeooo:paragraph-rsid="00045dd3"/>
    </style:style>
    <style:style style:name="P246" style:family="paragraph" style:parent-style-name="Text_20_body">
      <style:text-properties officeooo:rsid="004f1857" officeooo:paragraph-rsid="00045dd3"/>
    </style:style>
    <style:style style:name="P247" style:family="paragraph" style:parent-style-name="Text_20_body">
      <style:text-properties officeooo:rsid="00522144" officeooo:paragraph-rsid="00045dd3"/>
    </style:style>
    <style:style style:name="P248" style:family="paragraph" style:parent-style-name="Text_20_body">
      <style:text-properties officeooo:rsid="0053221f" officeooo:paragraph-rsid="00045dd3"/>
    </style:style>
    <style:style style:name="P249" style:family="paragraph" style:parent-style-name="Text_20_body">
      <style:text-properties officeooo:rsid="0053fba9" officeooo:paragraph-rsid="00045dd3"/>
    </style:style>
    <style:style style:name="P250" style:family="paragraph" style:parent-style-name="Text_20_body">
      <style:text-properties officeooo:rsid="005409cb" officeooo:paragraph-rsid="00045dd3"/>
    </style:style>
    <style:style style:name="P251" style:family="paragraph" style:parent-style-name="Text_20_body">
      <style:text-properties officeooo:rsid="005536a2" officeooo:paragraph-rsid="00045dd3"/>
    </style:style>
    <style:style style:name="P252" style:family="paragraph" style:parent-style-name="Text_20_body">
      <style:text-properties officeooo:rsid="0055e172" officeooo:paragraph-rsid="00045dd3"/>
    </style:style>
    <style:style style:name="P253" style:family="paragraph" style:parent-style-name="Text_20_body">
      <style:text-properties officeooo:rsid="00568fed" officeooo:paragraph-rsid="00045dd3"/>
    </style:style>
    <style:style style:name="P254" style:family="paragraph" style:parent-style-name="Text_20_body">
      <style:text-properties officeooo:rsid="005843e2" officeooo:paragraph-rsid="00045dd3"/>
    </style:style>
    <style:style style:name="P255" style:family="paragraph" style:parent-style-name="Text_20_body">
      <style:text-properties officeooo:rsid="0059f3a5" officeooo:paragraph-rsid="00045dd3"/>
    </style:style>
    <style:style style:name="P256" style:family="paragraph" style:parent-style-name="Text_20_body">
      <style:text-properties officeooo:rsid="005ad32d" officeooo:paragraph-rsid="00045dd3"/>
    </style:style>
    <style:style style:name="P257" style:family="paragraph" style:parent-style-name="Text_20_body">
      <style:text-properties officeooo:rsid="005bfa94" officeooo:paragraph-rsid="00045dd3"/>
    </style:style>
    <style:style style:name="P258" style:family="paragraph" style:parent-style-name="Text_20_body">
      <style:text-properties officeooo:rsid="005d384b" officeooo:paragraph-rsid="00045dd3"/>
    </style:style>
    <style:style style:name="P259" style:family="paragraph" style:parent-style-name="Text_20_body">
      <style:text-properties officeooo:rsid="006150f7" officeooo:paragraph-rsid="00045dd3"/>
    </style:style>
    <style:style style:name="P260" style:family="paragraph" style:parent-style-name="Text_20_body">
      <style:text-properties officeooo:rsid="00635007" officeooo:paragraph-rsid="00045dd3"/>
    </style:style>
    <style:style style:name="P261" style:family="paragraph" style:parent-style-name="Text_20_body">
      <style:text-properties officeooo:rsid="00655580" officeooo:paragraph-rsid="00045dd3"/>
    </style:style>
    <style:style style:name="P262" style:family="paragraph" style:parent-style-name="Text_20_body">
      <style:text-properties officeooo:rsid="00658e4a" officeooo:paragraph-rsid="00045dd3"/>
    </style:style>
    <style:style style:name="P263" style:family="paragraph" style:parent-style-name="Text_20_body">
      <style:text-properties officeooo:rsid="0068e22d" officeooo:paragraph-rsid="00045dd3"/>
    </style:style>
    <style:style style:name="P264" style:family="paragraph" style:parent-style-name="Text_20_body">
      <style:text-properties officeooo:rsid="00691d98" officeooo:paragraph-rsid="00045dd3"/>
    </style:style>
    <style:style style:name="P265" style:family="paragraph" style:parent-style-name="Text_20_body">
      <style:text-properties officeooo:rsid="006ab227" officeooo:paragraph-rsid="00045dd3"/>
    </style:style>
    <style:style style:name="P266" style:family="paragraph" style:parent-style-name="Text_20_body">
      <style:text-properties officeooo:rsid="006b5033" officeooo:paragraph-rsid="00045dd3"/>
    </style:style>
    <style:style style:name="P267" style:family="paragraph" style:parent-style-name="Text_20_body">
      <style:text-properties officeooo:rsid="006d9459" officeooo:paragraph-rsid="00045dd3"/>
    </style:style>
    <style:style style:name="P268" style:family="paragraph" style:parent-style-name="Text_20_body">
      <style:text-properties officeooo:rsid="006efb5a" officeooo:paragraph-rsid="00045dd3"/>
    </style:style>
    <style:style style:name="P269" style:family="paragraph" style:parent-style-name="Text_20_body">
      <style:text-properties officeooo:rsid="0070c1b7" officeooo:paragraph-rsid="00045dd3"/>
    </style:style>
    <style:style style:name="P270" style:family="paragraph" style:parent-style-name="Text_20_body">
      <style:text-properties officeooo:rsid="00711c74" officeooo:paragraph-rsid="00045dd3"/>
    </style:style>
    <style:style style:name="P271" style:family="paragraph" style:parent-style-name="Text_20_body">
      <style:text-properties officeooo:rsid="00727222" officeooo:paragraph-rsid="00045dd3"/>
    </style:style>
    <style:style style:name="P272" style:family="paragraph" style:parent-style-name="Text_20_body">
      <style:text-properties officeooo:rsid="0073ecf5" officeooo:paragraph-rsid="00045dd3"/>
    </style:style>
    <style:style style:name="P273" style:family="paragraph" style:parent-style-name="Text_20_body">
      <style:text-properties officeooo:rsid="0075770d" officeooo:paragraph-rsid="00045dd3"/>
    </style:style>
    <style:style style:name="P274" style:family="paragraph" style:parent-style-name="Text_20_body">
      <style:text-properties officeooo:rsid="0075e2f0" officeooo:paragraph-rsid="00045dd3"/>
    </style:style>
    <style:style style:name="P275" style:family="paragraph" style:parent-style-name="Text_20_body">
      <style:text-properties officeooo:rsid="0076e028" officeooo:paragraph-rsid="00045dd3"/>
    </style:style>
    <style:style style:name="P276" style:family="paragraph" style:parent-style-name="Text_20_body">
      <style:text-properties officeooo:rsid="00788038" officeooo:paragraph-rsid="00045dd3"/>
    </style:style>
    <style:style style:name="P277" style:family="paragraph" style:parent-style-name="Text_20_body">
      <style:text-properties officeooo:rsid="007920e0" officeooo:paragraph-rsid="00045dd3"/>
    </style:style>
    <style:style style:name="P278" style:family="paragraph" style:parent-style-name="Text_20_body">
      <style:text-properties officeooo:rsid="007ad23a" officeooo:paragraph-rsid="00045dd3"/>
    </style:style>
    <style:style style:name="P279" style:family="paragraph" style:parent-style-name="Text_20_body">
      <style:text-properties officeooo:rsid="007ba084" officeooo:paragraph-rsid="00045dd3"/>
    </style:style>
    <style:style style:name="P280" style:family="paragraph" style:parent-style-name="Text_20_body">
      <style:text-properties officeooo:rsid="007c75cb" officeooo:paragraph-rsid="00045dd3"/>
    </style:style>
    <style:style style:name="P281" style:family="paragraph" style:parent-style-name="Text_20_body">
      <style:text-properties officeooo:rsid="007f7388" officeooo:paragraph-rsid="00045dd3"/>
    </style:style>
    <style:style style:name="P282" style:family="paragraph" style:parent-style-name="Text_20_body">
      <style:text-properties officeooo:rsid="0080ec3f" officeooo:paragraph-rsid="00045dd3"/>
    </style:style>
    <style:style style:name="P283" style:family="paragraph" style:parent-style-name="Text_20_body">
      <style:text-properties officeooo:rsid="0081ff61" officeooo:paragraph-rsid="00045dd3"/>
    </style:style>
    <style:style style:name="P284" style:family="paragraph" style:parent-style-name="Text_20_body">
      <style:text-properties officeooo:rsid="00830824" officeooo:paragraph-rsid="00045dd3"/>
    </style:style>
    <style:style style:name="P285" style:family="paragraph" style:parent-style-name="Text_20_body">
      <style:text-properties officeooo:rsid="00837ce4" officeooo:paragraph-rsid="00045dd3"/>
    </style:style>
    <style:style style:name="P286" style:family="paragraph" style:parent-style-name="Text_20_body">
      <style:text-properties officeooo:rsid="0084b3a1" officeooo:paragraph-rsid="00045dd3"/>
    </style:style>
    <style:style style:name="P287" style:family="paragraph" style:parent-style-name="Text_20_body">
      <style:text-properties officeooo:rsid="00869558" officeooo:paragraph-rsid="00045dd3"/>
    </style:style>
    <style:style style:name="P288" style:family="paragraph" style:parent-style-name="Text_20_body">
      <style:text-properties officeooo:rsid="008881b2" officeooo:paragraph-rsid="00045dd3"/>
    </style:style>
    <style:style style:name="P289" style:family="paragraph" style:parent-style-name="Text_20_body">
      <style:text-properties officeooo:rsid="0088df8a" officeooo:paragraph-rsid="00045dd3"/>
    </style:style>
    <style:style style:name="P290" style:family="paragraph" style:parent-style-name="Text_20_body">
      <style:text-properties officeooo:rsid="008a5a2d" officeooo:paragraph-rsid="00045dd3"/>
    </style:style>
    <style:style style:name="P291" style:family="paragraph" style:parent-style-name="Text_20_body">
      <style:text-properties officeooo:rsid="008d2272" officeooo:paragraph-rsid="00045dd3"/>
    </style:style>
    <style:style style:name="P292" style:family="paragraph" style:parent-style-name="Text_20_body">
      <style:text-properties officeooo:rsid="008ecc70" officeooo:paragraph-rsid="00045dd3"/>
    </style:style>
    <style:style style:name="P293" style:family="paragraph" style:parent-style-name="Text_20_body">
      <style:text-properties officeooo:rsid="0090bcdd" officeooo:paragraph-rsid="00045dd3"/>
    </style:style>
    <style:style style:name="P294" style:family="paragraph" style:parent-style-name="Text_20_body">
      <style:text-properties officeooo:rsid="0091470b" officeooo:paragraph-rsid="00045dd3"/>
    </style:style>
    <style:style style:name="P295" style:family="paragraph" style:parent-style-name="Text_20_body">
      <style:text-properties officeooo:rsid="009182ab" officeooo:paragraph-rsid="00045dd3"/>
    </style:style>
    <style:style style:name="P296" style:family="paragraph" style:parent-style-name="Text_20_body">
      <style:text-properties officeooo:rsid="00933be9" officeooo:paragraph-rsid="00045dd3"/>
    </style:style>
    <style:style style:name="P297" style:family="paragraph" style:parent-style-name="Text_20_body">
      <style:text-properties officeooo:rsid="0093f716" officeooo:paragraph-rsid="00045dd3"/>
    </style:style>
    <style:style style:name="P298" style:family="paragraph" style:parent-style-name="Text_20_body">
      <style:text-properties officeooo:rsid="00942739" officeooo:paragraph-rsid="00045dd3"/>
    </style:style>
    <style:style style:name="P299" style:family="paragraph" style:parent-style-name="Text_20_body">
      <style:text-properties officeooo:rsid="0095ae63" officeooo:paragraph-rsid="00045dd3"/>
    </style:style>
    <style:style style:name="P300" style:family="paragraph" style:parent-style-name="Text_20_body">
      <style:text-properties officeooo:rsid="009721e3" officeooo:paragraph-rsid="00045dd3"/>
    </style:style>
    <style:style style:name="P301" style:family="paragraph" style:parent-style-name="Text_20_body">
      <style:text-properties officeooo:rsid="0098a103" officeooo:paragraph-rsid="00045dd3"/>
    </style:style>
    <style:style style:name="P302" style:family="paragraph" style:parent-style-name="Text_20_body">
      <style:text-properties officeooo:rsid="0099dd63" officeooo:paragraph-rsid="00045dd3"/>
    </style:style>
    <style:style style:name="P303" style:family="paragraph" style:parent-style-name="Text_20_body">
      <style:text-properties officeooo:rsid="009a9fe1" officeooo:paragraph-rsid="00045dd3"/>
    </style:style>
    <style:style style:name="P304" style:family="paragraph" style:parent-style-name="Text_20_body">
      <style:text-properties officeooo:rsid="009c8a0b" officeooo:paragraph-rsid="00045dd3"/>
    </style:style>
    <style:style style:name="P305" style:family="paragraph" style:parent-style-name="Text_20_body">
      <style:text-properties officeooo:rsid="009ce15f" officeooo:paragraph-rsid="00045dd3"/>
    </style:style>
    <style:style style:name="P306" style:family="paragraph" style:parent-style-name="Text_20_body">
      <style:text-properties officeooo:rsid="009e08bd" officeooo:paragraph-rsid="00045dd3"/>
    </style:style>
    <style:style style:name="P307" style:family="paragraph" style:parent-style-name="Text_20_body">
      <style:text-properties officeooo:rsid="009fcc13" officeooo:paragraph-rsid="00045dd3"/>
    </style:style>
    <style:style style:name="P308" style:family="paragraph" style:parent-style-name="Text_20_body">
      <style:text-properties officeooo:rsid="00a2e6c7" officeooo:paragraph-rsid="00045dd3"/>
    </style:style>
    <style:style style:name="P309" style:family="paragraph" style:parent-style-name="Text_20_body">
      <style:text-properties officeooo:rsid="00a4d2cf" officeooo:paragraph-rsid="00045dd3"/>
    </style:style>
    <style:style style:name="P310" style:family="paragraph" style:parent-style-name="Text_20_body">
      <style:text-properties officeooo:rsid="00a56a79" officeooo:paragraph-rsid="00045dd3"/>
    </style:style>
    <style:style style:name="P311" style:family="paragraph" style:parent-style-name="Text_20_body">
      <style:text-properties officeooo:rsid="00a6ffc4" officeooo:paragraph-rsid="00045dd3"/>
    </style:style>
    <style:style style:name="P312" style:family="paragraph" style:parent-style-name="Text_20_body">
      <style:text-properties officeooo:rsid="00ba345e" officeooo:paragraph-rsid="00045dd3"/>
    </style:style>
    <style:style style:name="P313" style:family="paragraph" style:parent-style-name="Text_20_body">
      <style:paragraph-properties fo:text-align="start" style:justify-single-word="false"/>
      <style:text-properties officeooo:rsid="00bcc966" officeooo:paragraph-rsid="00045dd3"/>
    </style:style>
    <style:style style:name="P314" style:family="paragraph" style:parent-style-name="Text_20_body">
      <style:paragraph-properties fo:text-align="start" style:justify-single-word="false"/>
      <style:text-properties officeooo:rsid="00be84b0" officeooo:paragraph-rsid="00045dd3"/>
    </style:style>
    <style:style style:name="P315" style:family="paragraph" style:parent-style-name="Text_20_body">
      <style:text-properties officeooo:rsid="00be84b0" officeooo:paragraph-rsid="00045dd3"/>
    </style:style>
    <style:style style:name="P316" style:family="paragraph" style:parent-style-name="Text_20_body">
      <style:paragraph-properties fo:margin-left="1.251cm" fo:margin-right="0cm" fo:text-indent="0cm" style:auto-text-indent="false"/>
      <style:text-properties officeooo:paragraph-rsid="000306c9"/>
    </style:style>
    <style:style style:name="P317" style:family="paragraph" style:parent-style-name="Treść_20_tekstu2">
      <style:text-properties officeooo:paragraph-rsid="000306c9"/>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Contents_20_3">
      <style:paragraph-properties>
        <style:tab-stops>
          <style:tab-stop style:position="16.002cm" style:type="right" style:leader-style="dotted" style:leader-text="."/>
        </style:tab-stops>
      </style:paragraph-properties>
    </style:style>
    <style:style style:name="P321" style:family="paragraph" style:parent-style-name="Heading_20_1" style:list-style-name="">
      <style:text-properties officeooo:rsid="0014d262" officeooo:paragraph-rsid="000306c9"/>
    </style:style>
    <style:style style:name="P322" style:family="paragraph" style:parent-style-name="Heading_20_1">
      <style:paragraph-properties fo:break-before="page"/>
      <style:text-properties officeooo:rsid="0014d262" officeooo:paragraph-rsid="000306c9"/>
    </style:style>
    <style:style style:name="P323" style:family="paragraph" style:parent-style-name="Heading_20_1">
      <style:paragraph-properties fo:break-before="page"/>
      <style:text-properties officeooo:paragraph-rsid="000306c9"/>
    </style:style>
    <style:style style:name="P324" style:family="paragraph" style:parent-style-name="Heading_20_2">
      <style:text-properties officeooo:paragraph-rsid="000306c9"/>
    </style:style>
    <style:style style:name="P325" style:family="paragraph" style:parent-style-name="Heading_20_3">
      <style:text-properties style:font-name="Liberation Sans" fo:font-size="14.1000003814697pt" fo:font-weight="bold" officeooo:rsid="000306c9" officeooo:paragraph-rsid="000306c9" style:font-name-asian="MS Gothic1" style:font-size-asian="14.1000003814697pt" style:font-weight-asian="bold" style:font-name-complex="Arial" style:font-size-complex="14.1000003814697pt" style:font-weight-complex="bold"/>
    </style:style>
    <style:style style:name="P326" style:family="paragraph" style:parent-style-name="Index_20_1">
      <style:paragraph-properties>
        <style:tab-stops>
          <style:tab-stop style:position="17cm" style:type="right" style:leader-style="dotted" style:leader-text="."/>
        </style:tab-stops>
      </style:paragraph-properties>
    </style:style>
    <style:style style:name="P327" style:family="paragraph" style:parent-style-name="Index_20_Heading">
      <style:paragraph-properties fo:break-before="page"/>
    </style:style>
    <style:style style:name="P328" style:family="paragraph" style:parent-style-name="Text_20_body" style:list-style-name="L1">
      <style:text-properties officeooo:paragraph-rsid="000306c9"/>
    </style:style>
    <style:style style:name="P329" style:family="paragraph" style:parent-style-name="Text_20_body" style:list-style-name="L2">
      <style:paragraph-properties fo:text-align="justify" style:justify-single-word="false"/>
      <style:text-properties officeooo:paragraph-rsid="000306c9"/>
    </style:style>
    <style:style style:name="P330" style:family="paragraph" style:parent-style-name="Text_20_body" style:list-style-name="L3">
      <style:text-properties officeooo:paragraph-rsid="000306c9"/>
    </style:style>
    <style:style style:name="P331" style:family="paragraph" style:parent-style-name="Text_20_body" style:list-style-name="L4">
      <style:text-properties officeooo:paragraph-rsid="000306c9"/>
    </style:style>
    <style:style style:name="P332" style:family="paragraph" style:parent-style-name="Text_20_body" style:list-style-name="L6">
      <style:text-properties officeooo:rsid="0017b2c2" officeooo:paragraph-rsid="000306c9"/>
    </style:style>
    <style:style style:name="P333" style:family="paragraph" style:parent-style-name="Text_20_body" style:list-style-name="L7">
      <style:text-properties officeooo:rsid="0017b2c2" officeooo:paragraph-rsid="000306c9"/>
    </style:style>
    <style:style style:name="P334" style:family="paragraph" style:parent-style-name="Text_20_body" style:list-style-name="L8">
      <style:text-properties officeooo:rsid="0017b2c2" officeooo:paragraph-rsid="000306c9"/>
    </style:style>
    <style:style style:name="P335" style:family="paragraph" style:parent-style-name="Text_20_body" style:list-style-name="L6">
      <style:text-properties officeooo:rsid="0017a2ec" officeooo:paragraph-rsid="000306c9"/>
    </style:style>
    <style:style style:name="P336" style:family="paragraph" style:parent-style-name="Text_20_body" style:list-style-name="L8">
      <style:text-properties officeooo:rsid="001a0565" officeooo:paragraph-rsid="000306c9"/>
    </style:style>
    <style:style style:name="P337" style:family="paragraph" style:parent-style-name="Text_20_body" style:list-style-name="L9">
      <style:text-properties officeooo:rsid="001a0565" officeooo:paragraph-rsid="000306c9"/>
    </style:style>
    <style:style style:name="P338" style:family="paragraph" style:parent-style-name="Text_20_body" style:list-style-name="L10">
      <style:text-properties officeooo:rsid="00196bbe" officeooo:paragraph-rsid="000306c9"/>
    </style:style>
    <style:style style:name="P339" style:family="paragraph" style:parent-style-name="Text_20_body" style:list-style-name="L10">
      <style:text-properties officeooo:rsid="001783e1" officeooo:paragraph-rsid="000306c9"/>
    </style:style>
    <style:style style:name="P340" style:family="paragraph" style:parent-style-name="Text_20_body" style:list-style-name="L11">
      <style:text-properties officeooo:rsid="001ae16f" officeooo:paragraph-rsid="000306c9"/>
    </style:style>
    <style:style style:name="P341" style:family="paragraph" style:parent-style-name="Text_20_body" style:list-style-name="L12">
      <style:text-properties officeooo:rsid="001ae16f" officeooo:paragraph-rsid="000306c9"/>
    </style:style>
    <style:style style:name="P342" style:family="paragraph" style:parent-style-name="Text_20_body" style:list-style-name="L13">
      <style:text-properties officeooo:rsid="001ae16f" officeooo:paragraph-rsid="000306c9"/>
    </style:style>
    <style:style style:name="P343" style:family="paragraph" style:parent-style-name="Text_20_body" style:list-style-name="L13">
      <style:text-properties officeooo:rsid="001c05d2" officeooo:paragraph-rsid="000306c9"/>
    </style:style>
    <style:style style:name="P344" style:family="paragraph" style:parent-style-name="Text_20_body" style:list-style-name="L14">
      <style:text-properties officeooo:rsid="001d8c6e" officeooo:paragraph-rsid="000306c9"/>
    </style:style>
    <style:style style:name="P345" style:family="paragraph" style:parent-style-name="Text_20_body" style:list-style-name="L15">
      <style:text-properties officeooo:rsid="001d8c6e" officeooo:paragraph-rsid="000306c9"/>
    </style:style>
    <style:style style:name="P346" style:family="paragraph" style:parent-style-name="Text_20_body" style:list-style-name="L16">
      <style:text-properties officeooo:rsid="00111486" officeooo:paragraph-rsid="000306c9"/>
    </style:style>
    <style:style style:name="P347" style:family="paragraph" style:parent-style-name="Text_20_body" style:list-style-name="L16">
      <style:text-properties officeooo:rsid="001242d7" officeooo:paragraph-rsid="000306c9"/>
    </style:style>
    <style:style style:name="P348" style:family="paragraph" style:parent-style-name="Text_20_body" style:list-style-name="L17">
      <style:text-properties officeooo:rsid="0014a0ea" officeooo:paragraph-rsid="000306c9"/>
    </style:style>
    <style:style style:name="P349" style:family="paragraph" style:parent-style-name="Text_20_body" style:list-style-name="L17">
      <style:text-properties officeooo:rsid="00165c95" officeooo:paragraph-rsid="000306c9"/>
    </style:style>
    <style:style style:name="P350" style:family="paragraph" style:parent-style-name="Text_20_body" style:list-style-name="L18">
      <style:text-properties officeooo:rsid="0019a019" officeooo:paragraph-rsid="000306c9"/>
    </style:style>
    <style:style style:name="P351" style:family="paragraph" style:parent-style-name="Text_20_body" style:list-style-name="L18">
      <style:text-properties officeooo:rsid="0018bed3" officeooo:paragraph-rsid="000306c9"/>
    </style:style>
    <style:style style:name="P352" style:family="paragraph" style:parent-style-name="Text_20_body" style:list-style-name="L19">
      <style:text-properties officeooo:rsid="001b3110" officeooo:paragraph-rsid="000306c9"/>
    </style:style>
    <style:style style:name="P353" style:family="paragraph" style:parent-style-name="Text_20_body" style:list-style-name="L20">
      <style:text-properties officeooo:rsid="001c1572" officeooo:paragraph-rsid="000306c9"/>
    </style:style>
    <style:style style:name="P354" style:family="paragraph" style:parent-style-name="Text_20_body" style:list-style-name="L21">
      <style:text-properties officeooo:rsid="001c1572" officeooo:paragraph-rsid="000306c9"/>
    </style:style>
    <style:style style:name="P355" style:family="paragraph" style:parent-style-name="Text_20_body" style:list-style-name="L22">
      <style:text-properties officeooo:rsid="001b97c7" officeooo:paragraph-rsid="000306c9"/>
    </style:style>
    <style:style style:name="P356" style:family="paragraph" style:parent-style-name="Text_20_body" style:list-style-name="L23">
      <style:text-properties officeooo:rsid="001b97c7" officeooo:paragraph-rsid="000306c9"/>
    </style:style>
    <style:style style:name="P357" style:family="paragraph" style:parent-style-name="Text_20_body" style:list-style-name="L24">
      <style:text-properties officeooo:rsid="001b97c7" officeooo:paragraph-rsid="000306c9"/>
    </style:style>
    <style:style style:name="P358" style:family="paragraph" style:parent-style-name="Text_20_body" style:list-style-name="L23">
      <style:text-properties fo:color="#000000" loext:opacity="100%" style:font-name="Liberation Serif" officeooo:rsid="001b97c7" officeooo:paragraph-rsid="000306c9"/>
    </style:style>
    <style:style style:name="P359" style:family="paragraph" style:parent-style-name="Text_20_body" style:list-style-name="L83">
      <style:text-properties fo:color="#000000" loext:opacity="100%" fo:font-size="12pt" fo:font-weight="normal" officeooo:rsid="00197e48" officeooo:paragraph-rsid="00045dd3" style:font-size-asian="10.5pt" style:font-weight-asian="normal" style:font-size-complex="12pt" style:font-weight-complex="normal"/>
    </style:style>
    <style:style style:name="P360" style:family="paragraph" style:parent-style-name="Text_20_body" style:list-style-name="L83">
      <style:text-properties fo:color="#000000" loext:opacity="100%" fo:font-size="12pt" fo:font-weight="normal" officeooo:rsid="001c755d" officeooo:paragraph-rsid="00045dd3" style:font-size-asian="10.5pt" style:font-weight-asian="normal" style:font-size-complex="12pt" style:font-weight-complex="normal"/>
    </style:style>
    <style:style style:name="P361" style:family="paragraph" style:parent-style-name="Text_20_body" style:list-style-name="L83">
      <style:text-properties fo:color="#000000" loext:opacity="100%" fo:font-size="12pt" fo:font-weight="normal" officeooo:rsid="001de50c" officeooo:paragraph-rsid="00045dd3" style:font-size-asian="10.5pt" style:font-weight-asian="normal" style:font-size-complex="12pt" style:font-weight-complex="normal"/>
    </style:style>
    <style:style style:name="P362" style:family="paragraph" style:parent-style-name="Text_20_body" style:list-style-name="L83">
      <style:text-properties fo:color="#000000" loext:opacity="100%" fo:font-size="12pt" fo:font-weight="normal" officeooo:rsid="001fa364" officeooo:paragraph-rsid="00045dd3" style:font-size-asian="10.5pt" style:font-weight-asian="normal" style:font-size-complex="12pt" style:font-weight-complex="normal"/>
    </style:style>
    <style:style style:name="P363" style:family="paragraph" style:parent-style-name="Text_20_body" style:list-style-name="L83">
      <style:text-properties fo:color="#000000" loext:opacity="100%" fo:font-size="12pt" fo:font-weight="normal" officeooo:rsid="0020db95" officeooo:paragraph-rsid="00045dd3" style:font-size-asian="10.5pt" style:font-weight-asian="normal" style:font-size-complex="12pt" style:font-weight-complex="normal"/>
    </style:style>
    <style:style style:name="P364" style:family="paragraph" style:parent-style-name="Text_20_body" style:list-style-name="L83">
      <style:text-properties fo:color="#000000" loext:opacity="100%" fo:font-size="12pt" fo:font-weight="normal" officeooo:rsid="0021bb21" officeooo:paragraph-rsid="00045dd3" style:font-size-asian="10.5pt" style:font-weight-asian="normal" style:font-size-complex="12pt" style:font-weight-complex="normal"/>
    </style:style>
    <style:style style:name="P365" style:family="paragraph" style:parent-style-name="Text_20_body" style:list-style-name="L83">
      <style:text-properties fo:color="#000000" loext:opacity="100%" fo:font-size="12pt" fo:font-weight="normal" officeooo:rsid="00238623" officeooo:paragraph-rsid="00045dd3" style:font-size-asian="10.5pt" style:font-weight-asian="normal" style:font-size-complex="12pt" style:font-weight-complex="normal"/>
    </style:style>
    <style:style style:name="P366" style:family="paragraph" style:parent-style-name="Text_20_body" style:list-style-name="L83">
      <style:text-properties fo:color="#000000" loext:opacity="100%" fo:font-size="12pt" fo:font-weight="normal" officeooo:rsid="00242bf7" officeooo:paragraph-rsid="00045dd3" style:font-size-asian="10.5pt" style:font-weight-asian="normal" style:font-size-complex="12pt" style:font-weight-complex="normal"/>
    </style:style>
    <style:style style:name="P367" style:family="paragraph" style:parent-style-name="Text_20_body" style:list-style-name="L25">
      <style:text-properties officeooo:rsid="001cc180" officeooo:paragraph-rsid="000306c9"/>
    </style:style>
    <style:style style:name="P368" style:family="paragraph" style:parent-style-name="Text_20_body" style:list-style-name="L26">
      <style:text-properties officeooo:rsid="001cc180" officeooo:paragraph-rsid="000306c9"/>
    </style:style>
    <style:style style:name="P369" style:family="paragraph" style:parent-style-name="Text_20_body" style:list-style-name="L27">
      <style:text-properties officeooo:rsid="001e8471" officeooo:paragraph-rsid="000306c9"/>
    </style:style>
    <style:style style:name="P370" style:family="paragraph" style:parent-style-name="Text_20_body" style:list-style-name="L28">
      <style:text-properties officeooo:rsid="00206e5f" officeooo:paragraph-rsid="000306c9"/>
    </style:style>
    <style:style style:name="P371" style:family="paragraph" style:parent-style-name="Text_20_body" style:list-style-name="L28">
      <style:text-properties officeooo:rsid="001d00b0" officeooo:paragraph-rsid="000306c9"/>
    </style:style>
    <style:style style:name="P372" style:family="paragraph" style:parent-style-name="Text_20_body" style:list-style-name="L28">
      <style:text-properties officeooo:rsid="001efe2e" officeooo:paragraph-rsid="000306c9"/>
    </style:style>
    <style:style style:name="P373" style:family="paragraph" style:parent-style-name="Text_20_body" style:list-style-name="L29">
      <style:text-properties officeooo:rsid="002240c8" officeooo:paragraph-rsid="000306c9"/>
    </style:style>
    <style:style style:name="P374" style:family="paragraph" style:parent-style-name="Text_20_body" style:list-style-name="L30">
      <style:text-properties officeooo:rsid="0023cc90" officeooo:paragraph-rsid="000306c9"/>
    </style:style>
    <style:style style:name="P375" style:family="paragraph" style:parent-style-name="Text_20_body" style:list-style-name="L31">
      <style:text-properties officeooo:rsid="00295536" officeooo:paragraph-rsid="000306c9"/>
    </style:style>
    <style:style style:name="P376" style:family="paragraph" style:parent-style-name="Text_20_body" style:list-style-name="L32">
      <style:text-properties officeooo:paragraph-rsid="000306c9"/>
    </style:style>
    <style:style style:name="P377" style:family="paragraph" style:parent-style-name="Text_20_body" style:list-style-name="L32">
      <style:text-properties officeooo:rsid="002c15c0" officeooo:paragraph-rsid="000306c9"/>
    </style:style>
    <style:style style:name="P378" style:family="paragraph" style:parent-style-name="Text_20_body" style:list-style-name="L33">
      <style:text-properties officeooo:rsid="000bbafe" officeooo:paragraph-rsid="00045dd3"/>
    </style:style>
    <style:style style:name="P379" style:family="paragraph" style:parent-style-name="Text_20_body" style:list-style-name="L34">
      <style:text-properties officeooo:rsid="000bbafe" officeooo:paragraph-rsid="00045dd3"/>
    </style:style>
    <style:style style:name="P380" style:family="paragraph" style:parent-style-name="Text_20_body" style:list-style-name="L34">
      <style:text-properties officeooo:rsid="000d18ae" officeooo:paragraph-rsid="00045dd3"/>
    </style:style>
    <style:style style:name="P381" style:family="paragraph" style:parent-style-name="Text_20_body" style:list-style-name="L35">
      <style:text-properties officeooo:rsid="000d18ae" officeooo:paragraph-rsid="00045dd3"/>
    </style:style>
    <style:style style:name="P382" style:family="paragraph" style:parent-style-name="Text_20_body" style:list-style-name="L36">
      <style:text-properties officeooo:rsid="000dae33" officeooo:paragraph-rsid="00045dd3"/>
    </style:style>
    <style:style style:name="P383" style:family="paragraph" style:parent-style-name="Text_20_body" style:list-style-name="L37">
      <style:text-properties officeooo:rsid="000e5fe6" officeooo:paragraph-rsid="00045dd3"/>
    </style:style>
    <style:style style:name="P384" style:family="paragraph" style:parent-style-name="Text_20_body" style:list-style-name="L38">
      <style:text-properties officeooo:rsid="0010ac64" officeooo:paragraph-rsid="00045dd3"/>
    </style:style>
    <style:style style:name="P385" style:family="paragraph" style:parent-style-name="Text_20_body" style:list-style-name="L39">
      <style:text-properties officeooo:rsid="0014951e" officeooo:paragraph-rsid="00045dd3"/>
    </style:style>
    <style:style style:name="P386" style:family="paragraph" style:parent-style-name="Text_20_body" style:list-style-name="L40">
      <style:text-properties officeooo:rsid="00195ed3" officeooo:paragraph-rsid="00045dd3"/>
    </style:style>
    <style:style style:name="P387" style:family="paragraph" style:parent-style-name="Text_20_body" style:list-style-name="L41">
      <style:text-properties officeooo:rsid="00198bcf" officeooo:paragraph-rsid="00045dd3"/>
    </style:style>
    <style:style style:name="P388" style:family="paragraph" style:parent-style-name="Text_20_body" style:list-style-name="L42">
      <style:text-properties officeooo:rsid="001ab6e8" officeooo:paragraph-rsid="00045dd3"/>
    </style:style>
    <style:style style:name="P389" style:family="paragraph" style:parent-style-name="Text_20_body" style:list-style-name="L43">
      <style:text-properties officeooo:rsid="001c9746" officeooo:paragraph-rsid="00045dd3"/>
    </style:style>
    <style:style style:name="P390" style:family="paragraph" style:parent-style-name="Text_20_body" style:list-style-name="L44">
      <style:text-properties officeooo:rsid="001d96c3" officeooo:paragraph-rsid="00045dd3"/>
    </style:style>
    <style:style style:name="P391" style:family="paragraph" style:parent-style-name="Text_20_body" style:list-style-name="L45">
      <style:text-properties officeooo:rsid="001ff2f2" officeooo:paragraph-rsid="00045dd3"/>
    </style:style>
    <style:style style:name="P392" style:family="paragraph" style:parent-style-name="Text_20_body" style:list-style-name="L46">
      <style:text-properties officeooo:rsid="00227ea2" officeooo:paragraph-rsid="00045dd3"/>
    </style:style>
    <style:style style:name="P393" style:family="paragraph" style:parent-style-name="Text_20_body" style:list-style-name="L47">
      <style:text-properties officeooo:rsid="00227ea2" officeooo:paragraph-rsid="00045dd3"/>
    </style:style>
    <style:style style:name="P394" style:family="paragraph" style:parent-style-name="Text_20_body" style:list-style-name="L48">
      <style:text-properties officeooo:rsid="00228c8c" officeooo:paragraph-rsid="00045dd3"/>
    </style:style>
    <style:style style:name="P395" style:family="paragraph" style:parent-style-name="Text_20_body" style:list-style-name="L49">
      <style:text-properties officeooo:rsid="00228c8c" officeooo:paragraph-rsid="00045dd3"/>
    </style:style>
    <style:style style:name="P396" style:family="paragraph" style:parent-style-name="Text_20_body" style:list-style-name="L50">
      <style:text-properties officeooo:rsid="0027d44f" officeooo:paragraph-rsid="00045dd3"/>
    </style:style>
    <style:style style:name="P397" style:family="paragraph" style:parent-style-name="Text_20_body" style:list-style-name="L51">
      <style:text-properties officeooo:rsid="0027d44f" officeooo:paragraph-rsid="00045dd3"/>
    </style:style>
    <style:style style:name="P398" style:family="paragraph" style:parent-style-name="Text_20_body" style:list-style-name="L52">
      <style:text-properties officeooo:rsid="0029ac49" officeooo:paragraph-rsid="00045dd3"/>
    </style:style>
    <style:style style:name="P399" style:family="paragraph" style:parent-style-name="Text_20_body" style:list-style-name="L53">
      <style:text-properties officeooo:rsid="002c6304" officeooo:paragraph-rsid="00045dd3"/>
    </style:style>
    <style:style style:name="P400" style:family="paragraph" style:parent-style-name="Text_20_body" style:list-style-name="L53">
      <style:text-properties officeooo:rsid="002f925a" officeooo:paragraph-rsid="00045dd3"/>
    </style:style>
    <style:style style:name="P401" style:family="paragraph" style:parent-style-name="Text_20_body" style:list-style-name="L54">
      <style:text-properties fo:font-weight="normal" officeooo:rsid="00343816" officeooo:paragraph-rsid="00045dd3" style:font-weight-asian="normal" style:font-weight-complex="normal"/>
    </style:style>
    <style:style style:name="P402" style:family="paragraph" style:parent-style-name="Text_20_body" style:list-style-name="L55">
      <style:text-properties fo:font-weight="normal" officeooo:rsid="0032a814" officeooo:paragraph-rsid="00045dd3" style:font-weight-asian="normal" style:font-weight-complex="normal"/>
    </style:style>
    <style:style style:name="P403" style:family="paragraph" style:parent-style-name="Text_20_body" style:list-style-name="L86">
      <style:text-properties fo:font-weight="normal" officeooo:rsid="00a6ffc4" officeooo:paragraph-rsid="00045dd3" style:font-weight-asian="normal" style:font-weight-complex="normal"/>
    </style:style>
    <style:style style:name="P404" style:family="paragraph" style:parent-style-name="Text_20_body" style:list-style-name="L87">
      <style:text-properties fo:font-weight="normal" officeooo:rsid="00a8dab1" officeooo:paragraph-rsid="00045dd3" style:font-weight-asian="normal" style:font-weight-complex="normal"/>
    </style:style>
    <style:style style:name="P405" style:family="paragraph" style:parent-style-name="Text_20_body" style:list-style-name="L87">
      <style:text-properties fo:font-weight="normal" officeooo:rsid="00aab4d2" officeooo:paragraph-rsid="00045dd3" style:font-weight-asian="normal" style:font-weight-complex="normal"/>
    </style:style>
    <style:style style:name="P406" style:family="paragraph" style:parent-style-name="Text_20_body" style:list-style-name="L88">
      <style:text-properties fo:font-weight="normal" officeooo:rsid="00b0e006" officeooo:paragraph-rsid="00045dd3" style:font-weight-asian="normal" style:font-weight-complex="normal"/>
    </style:style>
    <style:style style:name="P407" style:family="paragraph" style:parent-style-name="Text_20_body" style:list-style-name="L88">
      <style:text-properties fo:font-weight="normal" officeooo:rsid="001607c0" officeooo:paragraph-rsid="00045dd3" style:font-weight-asian="normal" style:font-weight-complex="normal"/>
    </style:style>
    <style:style style:name="P408" style:family="paragraph" style:parent-style-name="Text_20_body" style:list-style-name="L89">
      <style:text-properties fo:font-weight="normal" officeooo:rsid="00b3e0f0" officeooo:paragraph-rsid="00045dd3" style:font-weight-asian="normal" style:font-weight-complex="normal"/>
    </style:style>
    <style:style style:name="P409" style:family="paragraph" style:parent-style-name="Text_20_body" style:list-style-name="L90">
      <style:text-properties fo:font-weight="normal" officeooo:rsid="00b7c4ec" officeooo:paragraph-rsid="00045dd3" style:font-weight-asian="normal" style:font-weight-complex="normal"/>
    </style:style>
    <style:style style:name="P410" style:family="paragraph" style:parent-style-name="Text_20_body" style:list-style-name="L91">
      <style:text-properties fo:font-weight="normal" officeooo:rsid="00ba345e" officeooo:paragraph-rsid="00045dd3" style:font-weight-asian="normal" style:font-weight-complex="normal"/>
    </style:style>
    <style:style style:name="P411" style:family="paragraph" style:parent-style-name="Text_20_body" style:list-style-name="L91">
      <style:text-properties fo:font-weight="normal" officeooo:rsid="00bb0798" officeooo:paragraph-rsid="00045dd3" style:font-weight-asian="normal" style:font-weight-complex="normal"/>
    </style:style>
    <style:style style:name="P412" style:family="paragraph" style:parent-style-name="Text_20_body" style:list-style-name="L92">
      <style:text-properties fo:font-weight="normal" officeooo:rsid="00bf99c5" officeooo:paragraph-rsid="00045dd3" style:font-weight-asian="normal" style:font-weight-complex="normal"/>
    </style:style>
    <style:style style:name="P413" style:family="paragraph" style:parent-style-name="Text_20_body" style:list-style-name="L56">
      <style:text-properties officeooo:rsid="0035bff9" officeooo:paragraph-rsid="00045dd3"/>
    </style:style>
    <style:style style:name="P414" style:family="paragraph" style:parent-style-name="Text_20_body" style:list-style-name="L63">
      <style:text-properties officeooo:rsid="0035bff9" officeooo:paragraph-rsid="00045dd3"/>
    </style:style>
    <style:style style:name="P415" style:family="paragraph" style:parent-style-name="Text_20_body" style:list-style-name="L57">
      <style:text-properties officeooo:rsid="00372eaf" officeooo:paragraph-rsid="00045dd3"/>
    </style:style>
    <style:style style:name="P416" style:family="paragraph" style:parent-style-name="Text_20_body" style:list-style-name="L58">
      <style:text-properties officeooo:rsid="0039e8c4" officeooo:paragraph-rsid="00045dd3"/>
    </style:style>
    <style:style style:name="P417" style:family="paragraph" style:parent-style-name="Text_20_body" style:list-style-name="L59">
      <style:text-properties officeooo:rsid="003b39db" officeooo:paragraph-rsid="00045dd3"/>
    </style:style>
    <style:style style:name="P418" style:family="paragraph" style:parent-style-name="Text_20_body" style:list-style-name="L59">
      <style:text-properties officeooo:rsid="003b754e" officeooo:paragraph-rsid="00045dd3"/>
    </style:style>
    <style:style style:name="P419" style:family="paragraph" style:parent-style-name="Text_20_body" style:list-style-name="L60">
      <style:text-properties officeooo:rsid="003e8bfb" officeooo:paragraph-rsid="00045dd3"/>
    </style:style>
    <style:style style:name="P420" style:family="paragraph" style:parent-style-name="Text_20_body" style:list-style-name="L61">
      <style:text-properties officeooo:rsid="0040304b" officeooo:paragraph-rsid="00045dd3"/>
    </style:style>
    <style:style style:name="P421" style:family="paragraph" style:parent-style-name="Text_20_body" style:list-style-name="L62">
      <style:text-properties officeooo:rsid="0041bca1" officeooo:paragraph-rsid="00045dd3"/>
    </style:style>
    <style:style style:name="P422" style:family="paragraph" style:parent-style-name="Text_20_body" style:list-style-name="L64">
      <style:text-properties officeooo:rsid="0044814d" officeooo:paragraph-rsid="00045dd3"/>
    </style:style>
    <style:style style:name="P423" style:family="paragraph" style:parent-style-name="Text_20_body" style:list-style-name="L64">
      <style:text-properties officeooo:rsid="0044883e" officeooo:paragraph-rsid="00045dd3"/>
    </style:style>
    <style:style style:name="P424" style:family="paragraph" style:parent-style-name="Text_20_body" style:list-style-name="L65">
      <style:text-properties officeooo:rsid="00455b94" officeooo:paragraph-rsid="00045dd3"/>
    </style:style>
    <style:style style:name="P425" style:family="paragraph" style:parent-style-name="Text_20_body" style:list-style-name="L65">
      <style:text-properties officeooo:rsid="00474b57" officeooo:paragraph-rsid="00045dd3"/>
    </style:style>
    <style:style style:name="P426" style:family="paragraph" style:parent-style-name="Text_20_body" style:list-style-name="L66">
      <style:text-properties officeooo:rsid="00474b57" officeooo:paragraph-rsid="00045dd3"/>
    </style:style>
    <style:style style:name="P427" style:family="paragraph" style:parent-style-name="Text_20_body" style:list-style-name="L66">
      <style:text-properties officeooo:rsid="00493f60" officeooo:paragraph-rsid="00045dd3"/>
    </style:style>
    <style:style style:name="P428" style:family="paragraph" style:parent-style-name="Text_20_body" style:list-style-name="L67">
      <style:text-properties officeooo:rsid="004aaf78" officeooo:paragraph-rsid="00045dd3"/>
    </style:style>
    <style:style style:name="P429" style:family="paragraph" style:parent-style-name="Text_20_body" style:list-style-name="L68">
      <style:text-properties officeooo:rsid="004b5542" officeooo:paragraph-rsid="00045dd3"/>
    </style:style>
    <style:style style:name="P430" style:family="paragraph" style:parent-style-name="Text_20_body" style:list-style-name="L69">
      <style:text-properties officeooo:rsid="004c9410" officeooo:paragraph-rsid="00045dd3"/>
    </style:style>
    <style:style style:name="P431" style:family="paragraph" style:parent-style-name="Text_20_body" style:list-style-name="L70">
      <style:text-properties officeooo:rsid="004c9410" officeooo:paragraph-rsid="00045dd3"/>
    </style:style>
    <style:style style:name="P432" style:family="paragraph" style:parent-style-name="Text_20_body" style:list-style-name="L71">
      <style:text-properties officeooo:rsid="004dc1f5" officeooo:paragraph-rsid="00045dd3"/>
    </style:style>
    <style:style style:name="P433" style:family="paragraph" style:parent-style-name="Text_20_body" style:list-style-name="L72">
      <style:text-properties officeooo:rsid="004e989d" officeooo:paragraph-rsid="00045dd3"/>
    </style:style>
    <style:style style:name="P434" style:family="paragraph" style:parent-style-name="Text_20_body" style:list-style-name="L73">
      <style:text-properties officeooo:rsid="004f3e29" officeooo:paragraph-rsid="00045dd3"/>
    </style:style>
    <style:style style:name="P435" style:family="paragraph" style:parent-style-name="Text_20_body" style:list-style-name="L74">
      <style:text-properties officeooo:rsid="004fc6d4" officeooo:paragraph-rsid="00045dd3"/>
    </style:style>
    <style:style style:name="P436" style:family="paragraph" style:parent-style-name="Text_20_body" style:list-style-name="L75">
      <style:text-properties officeooo:rsid="004fc6d4" officeooo:paragraph-rsid="00045dd3"/>
    </style:style>
    <style:style style:name="P437" style:family="paragraph" style:parent-style-name="Text_20_body" style:list-style-name="L76">
      <style:text-properties officeooo:rsid="0051c21d" officeooo:paragraph-rsid="00045dd3"/>
    </style:style>
    <style:style style:name="P438" style:family="paragraph" style:parent-style-name="Text_20_body" style:list-style-name="L77">
      <style:text-properties officeooo:rsid="005260ec" officeooo:paragraph-rsid="00045dd3"/>
    </style:style>
    <style:style style:name="P439" style:family="paragraph" style:parent-style-name="Text_20_body" style:list-style-name="L78">
      <style:text-properties officeooo:rsid="0053482d" officeooo:paragraph-rsid="00045dd3"/>
    </style:style>
    <style:style style:name="P440" style:family="paragraph" style:parent-style-name="Text_20_body" style:list-style-name="L78">
      <style:text-properties officeooo:rsid="0053b526" officeooo:paragraph-rsid="00045dd3"/>
    </style:style>
    <style:style style:name="P441" style:family="paragraph" style:parent-style-name="Text_20_body" style:list-style-name="L79">
      <style:text-properties officeooo:rsid="00543417" officeooo:paragraph-rsid="00045dd3"/>
    </style:style>
    <style:style style:name="P442" style:family="paragraph" style:parent-style-name="Text_20_body" style:list-style-name="L79">
      <style:text-properties officeooo:rsid="005617d4" officeooo:paragraph-rsid="00045dd3"/>
    </style:style>
    <style:style style:name="P443" style:family="paragraph" style:parent-style-name="Text_20_body" style:list-style-name="L79">
      <style:text-properties officeooo:rsid="005774af" officeooo:paragraph-rsid="00045dd3"/>
    </style:style>
    <style:style style:name="P444" style:family="paragraph" style:parent-style-name="Text_20_body" style:list-style-name="L81">
      <style:text-properties officeooo:rsid="005774af" officeooo:paragraph-rsid="00045dd3"/>
    </style:style>
    <style:style style:name="P445" style:family="paragraph" style:parent-style-name="Text_20_body" style:list-style-name="L80">
      <style:text-properties officeooo:rsid="003a27ab" officeooo:paragraph-rsid="00045dd3"/>
    </style:style>
    <style:style style:name="P446" style:family="paragraph" style:parent-style-name="Text_20_body" style:list-style-name="L82">
      <style:text-properties officeooo:rsid="005959d7" officeooo:paragraph-rsid="00045dd3"/>
    </style:style>
    <style:style style:name="P447" style:family="paragraph" style:parent-style-name="Text_20_body" style:list-style-name="L84">
      <style:text-properties officeooo:rsid="0098a103" officeooo:paragraph-rsid="00045dd3"/>
    </style:style>
    <style:style style:name="P448" style:family="paragraph" style:parent-style-name="Text_20_body" style:list-style-name="L85">
      <style:text-properties officeooo:rsid="00a18001" officeooo:paragraph-rsid="00045dd3"/>
    </style:style>
    <style:style style:name="P449" style:family="paragraph" style:parent-style-name="Text_20_body" style:list-style-name="L86">
      <style:text-properties officeooo:rsid="00a6ffc4" officeooo:paragraph-rsid="00045dd3"/>
    </style:style>
    <style:style style:name="P450" style:family="paragraph" style:parent-style-name="Text_20_body" style:list-style-name="L89">
      <style:text-properties officeooo:paragraph-rsid="00045dd3"/>
    </style:style>
    <style:style style:name="P451" style:family="paragraph" style:parent-style-name="Text_20_body" style:list-style-name="L89">
      <style:text-properties officeooo:rsid="00b3e0f0" officeooo:paragraph-rsid="00045dd3"/>
    </style:style>
    <style:style style:name="P452" style:family="paragraph" style:parent-style-name="Text_20_body">
      <style:text-properties officeooo:paragraph-rsid="000306c9"/>
    </style:style>
    <style:style style:name="P453" style:family="paragraph" style:parent-style-name="Text_20_body">
      <style:text-properties officeooo:paragraph-rsid="0006ad32"/>
    </style:style>
    <style:style style:name="P454" style:family="paragraph" style:parent-style-name="Text_20_body">
      <style:text-properties officeooo:paragraph-rsid="00073d13"/>
    </style:style>
    <style:style style:name="P455" style:family="paragraph" style:parent-style-name="Treść_20_tekstu2" style:list-style-name="L5">
      <style:text-properties officeooo:paragraph-rsid="000306c9"/>
    </style:style>
    <style:style style:name="T1" style:family="text">
      <style:text-properties style:font-name="Liberation Serif"/>
    </style:style>
    <style:style style:name="T2" style:family="text">
      <style:text-properties style:font-name="Liberation Serif" fo:font-style="normal" fo:font-weight="normal" style:font-style-asian="normal" style:font-weight-asian="normal" style:font-style-complex="normal" style:font-weight-complex="normal"/>
    </style:style>
    <style:style style:name="T3" style:family="text">
      <style:text-properties style:font-name="Liberation Serif" fo:font-style="normal" fo:font-weight="normal" officeooo:rsid="00212dc5" style:font-style-asian="normal" style:font-weight-asian="normal" style:font-style-complex="normal" style:font-weight-complex="normal"/>
    </style:style>
    <style:style style:name="T4" style:family="text">
      <style:text-properties style:font-name="Liberation Serif" fo:font-style="normal" fo:font-weight="normal" officeooo:rsid="0016fd65" style:font-style-asian="normal" style:font-weight-asian="normal" style:font-style-complex="normal" style:font-weight-complex="normal"/>
    </style:style>
    <style:style style:name="T5" style:family="text">
      <style:text-properties style:font-name="Liberation Serif" fo:font-style="normal" fo:font-weight="normal" officeooo:rsid="00182435" style:font-style-asian="normal" style:font-weight-asian="normal" style:font-style-complex="normal" style:font-weight-complex="normal"/>
    </style:style>
    <style:style style:name="T6" style:family="text">
      <style:text-properties style:font-name="Liberation Serif" fo:font-style="normal" fo:font-weight="normal" officeooo:rsid="0019cc30" style:font-style-asian="normal" style:font-weight-asian="normal" style:font-style-complex="normal" style:font-weight-complex="normal"/>
    </style:style>
    <style:style style:name="T7" style:family="text">
      <style:text-properties style:font-name="Liberation Serif" fo:font-style="normal" fo:font-weight="normal" officeooo:rsid="001cfced" style:font-style-asian="normal" style:font-weight-asian="normal" style:font-style-complex="normal" style:font-weight-complex="normal"/>
    </style:style>
    <style:style style:name="T8" style:family="text">
      <style:text-properties style:font-name="Liberation Serif" fo:font-style="normal" fo:font-weight="normal" officeooo:rsid="001dbb86" style:font-style-asian="normal" style:font-weight-asian="normal" style:font-style-complex="normal" style:font-weight-complex="normal"/>
    </style:style>
    <style:style style:name="T9" style:family="text">
      <style:text-properties style:font-name="Liberation Serif" fo:font-style="normal" fo:font-weight="normal" officeooo:rsid="001ebcab" style:font-style-asian="normal" style:font-weight-asian="normal" style:font-style-complex="normal" style:font-weight-complex="normal"/>
    </style:style>
    <style:style style:name="T10" style:family="text">
      <style:text-properties style:font-name="Liberation Serif" fo:font-style="normal" fo:font-weight="normal" officeooo:rsid="001ff7b9" style:font-style-asian="normal" style:font-weight-asian="normal" style:font-style-complex="normal" style:font-weight-complex="normal"/>
    </style:style>
    <style:style style:name="T11" style:family="text">
      <style:text-properties style:font-name="Liberation Serif" fo:font-style="normal" fo:font-weight="normal" officeooo:rsid="00211cb1" style:font-style-asian="normal" style:font-weight-asian="normal" style:font-style-complex="normal" style:font-weight-complex="normal"/>
    </style:style>
    <style:style style:name="T12" style:family="text">
      <style:text-properties style:font-name="Liberation Serif" fo:font-style="normal" fo:font-weight="normal" officeooo:rsid="0034a233" style:font-style-asian="normal" style:font-weight-asian="normal" style:font-style-complex="normal" style:font-weight-complex="normal"/>
    </style:style>
    <style:style style:name="T13" style:family="text">
      <style:text-properties style:font-name="Liberation Serif" fo:font-style="normal" fo:font-weight="normal" officeooo:rsid="0023ff08" style:font-style-asian="normal" style:font-weight-asian="normal" style:font-style-complex="normal" style:font-weight-complex="normal"/>
    </style:style>
    <style:style style:name="T14" style:family="text">
      <style:text-properties style:font-name="Liberation Serif" fo:font-style="normal" fo:font-weight="normal" officeooo:rsid="0021532d" style:font-style-asian="normal" style:font-weight-asian="normal" style:font-style-complex="normal" style:font-weight-complex="normal"/>
    </style:style>
    <style:style style:name="T15" style:family="text">
      <style:text-properties style:font-name="Liberation Serif" fo:font-style="normal" fo:font-weight="normal" officeooo:rsid="002636f2" style:font-style-asian="normal" style:font-weight-asian="normal" style:font-style-complex="normal" style:font-weight-complex="normal"/>
    </style:style>
    <style:style style:name="T16" style:family="text">
      <style:text-properties style:font-name="Liberation Serif" fo:font-style="normal" fo:font-weight="normal" officeooo:rsid="002349a1" style:font-style-asian="normal" style:font-weight-asian="normal" style:font-style-complex="normal" style:font-weight-complex="normal"/>
    </style:style>
    <style:style style:name="T17" style:family="text">
      <style:text-properties style:font-name="Liberation Serif" fo:font-style="normal" fo:font-weight="normal" officeooo:rsid="0024598c" style:font-style-asian="normal" style:font-weight-asian="normal" style:font-style-complex="normal" style:font-weight-complex="normal"/>
    </style:style>
    <style:style style:name="T18" style:family="text">
      <style:text-properties style:font-name="Liberation Serif" fo:font-style="normal" fo:font-weight="normal" officeooo:rsid="002e76fe" style:font-style-asian="normal" style:font-weight-asian="normal" style:font-style-complex="normal" style:font-weight-complex="normal"/>
    </style:style>
    <style:style style:name="T19" style:family="text">
      <style:text-properties style:font-name="Liberation Serif" fo:font-style="normal" fo:font-weight="normal" officeooo:rsid="003008a0" style:font-style-asian="normal" style:font-weight-asian="normal" style:font-style-complex="normal" style:font-weight-complex="normal"/>
    </style:style>
    <style:style style:name="T20" style:family="text">
      <style:text-properties style:font-name="Liberation Serif" fo:font-style="normal" fo:font-weight="normal" officeooo:rsid="001dbcd4" style:font-style-asian="normal" style:font-weight-asian="normal" style:font-style-complex="normal" style:font-weight-complex="normal"/>
    </style:style>
    <style:style style:name="T21" style:family="text">
      <style:text-properties style:font-name="Liberation Serif" fo:font-style="normal" fo:font-weight="normal" officeooo:rsid="001e3f1f" style:font-style-asian="normal" style:font-weight-asian="normal" style:font-style-complex="normal" style:font-weight-complex="normal"/>
    </style:style>
    <style:style style:name="T22" style:family="text">
      <style:text-properties style:font-name="Liberation Serif" fo:font-style="normal" fo:font-weight="normal" officeooo:rsid="001ef721" style:font-style-asian="normal" style:font-weight-asian="normal" style:font-style-complex="normal" style:font-weight-complex="normal"/>
    </style:style>
    <style:style style:name="T23" style:family="text">
      <style:text-properties style:font-name="Liberation Serif" fo:font-style="normal" fo:font-weight="normal" officeooo:rsid="00201c90" style:font-style-asian="normal" style:font-weight-asian="normal" style:font-style-complex="normal" style:font-weight-complex="normal"/>
    </style:style>
    <style:style style:name="T24" style:family="text">
      <style:text-properties style:font-name="Liberation Serif" fo:font-style="normal" fo:font-weight="normal" officeooo:rsid="0020c752" style:font-style-asian="normal" style:font-weight-asian="normal" style:font-style-complex="normal" style:font-weight-complex="normal"/>
    </style:style>
    <style:style style:name="T25" style:family="text">
      <style:text-properties style:font-name="Liberation Serif" fo:font-style="normal" fo:font-weight="normal" officeooo:rsid="0021d972" style:font-style-asian="normal" style:font-weight-asian="normal" style:font-style-complex="normal" style:font-weight-complex="normal"/>
    </style:style>
    <style:style style:name="T26" style:family="text">
      <style:text-properties style:font-name="Liberation Serif" fo:font-style="normal" fo:font-weight="normal" officeooo:rsid="00232f38" style:font-style-asian="normal" style:font-weight-asian="normal" style:font-style-complex="normal" style:font-weight-complex="normal"/>
    </style:style>
    <style:style style:name="T27" style:family="text">
      <style:text-properties style:font-name="Liberation Serif" fo:font-style="normal" fo:font-weight="normal" officeooo:rsid="0005da38" style:font-style-asian="normal" style:font-weight-asian="normal" style:font-style-complex="normal" style:font-weight-complex="normal"/>
    </style:style>
    <style:style style:name="T28" style:family="text">
      <style:text-properties style:font-name="Liberation Serif" fo:font-style="normal" fo:font-weight="normal" officeooo:rsid="00061ad5" style:font-style-asian="normal" style:font-weight-asian="normal" style:font-style-complex="normal" style:font-weight-complex="normal"/>
    </style:style>
    <style:style style:name="T29" style:family="text">
      <style:text-properties style:font-name="Liberation Serif" fo:font-style="normal" fo:font-weight="normal" officeooo:rsid="0006ad32" style:font-style-asian="normal" style:font-weight-asian="normal" style:font-style-complex="normal" style:font-weight-complex="normal"/>
    </style:style>
    <style:style style:name="T30" style:family="text">
      <style:text-properties style:font-name="Liberation Serif" fo:font-style="normal" fo:font-weight="normal" officeooo:rsid="001ebcab" style:font-name-asian="MS Gothic" style:font-style-asian="normal" style:font-weight-asian="normal" style:font-name-complex="Liberation Mono" style:font-style-complex="normal" style:font-weight-complex="normal"/>
    </style:style>
    <style:style style:name="T31" style:family="text">
      <style:text-properties style:font-name="Liberation Serif" fo:font-style="normal" fo:font-weight="normal" officeooo:rsid="001ff7b9" style:font-name-asian="MS Gothic" style:font-style-asian="normal" style:font-weight-asian="normal" style:font-name-complex="Liberation Mono" style:font-style-complex="normal" style:font-weight-complex="normal"/>
    </style:style>
    <style:style style:name="T32" style:family="text">
      <style:text-properties style:font-name="Liberation Serif" fo:font-style="normal" fo:font-weight="normal" officeooo:rsid="002349a1" style:font-name-asian="MS Gothic" style:font-style-asian="normal" style:font-weight-asian="normal" style:font-name-complex="Liberation Mono" style:font-style-complex="normal" style:font-weight-complex="normal"/>
    </style:style>
    <style:style style:name="T33" style:family="text">
      <style:text-properties style:font-name="Liberation Serif" fo:font-style="normal" fo:font-weight="normal" officeooo:rsid="0024d3eb" style:font-name-asian="MS Gothic" style:font-style-asian="normal" style:font-weight-asian="normal" style:font-name-complex="Liberation Mono" style:font-style-complex="normal" style:font-weight-complex="normal"/>
    </style:style>
    <style:style style:name="T34" style:family="text">
      <style:text-properties style:font-name="Liberation Serif" fo:font-style="normal" fo:font-weight="normal" officeooo:rsid="0021d972" style:font-name-asian="MS Gothic" style:font-style-asian="normal" style:font-weight-asian="normal" style:font-name-complex="Liberation Mono" style:font-style-complex="normal" style:font-weight-complex="normal"/>
    </style:style>
    <style:style style:name="T35" style:family="text">
      <style:text-properties style:font-name="Liberation Serif" fo:font-style="normal" fo:font-weight="normal" officeooo:rsid="0005da38" style:font-name-asian="MS Gothic" style:font-style-asian="normal" style:font-weight-asian="normal" style:font-name-complex="Liberation Mono" style:font-style-complex="normal" style:font-weight-complex="normal"/>
    </style:style>
    <style:style style:name="T36" style:family="text">
      <style:text-properties style:font-name="Liberation Serif" fo:font-style="normal" officeooo:rsid="0015b7a0" style:font-style-asian="normal" style:font-style-complex="normal"/>
    </style:style>
    <style:style style:name="T37" style:family="text">
      <style:text-properties style:font-name="Liberation Serif" fo:font-style="normal" officeooo:rsid="0016fd65" style:font-style-asian="normal" style:font-style-complex="normal"/>
    </style:style>
    <style:style style:name="T38" style:family="text">
      <style:text-properties style:font-name="Liberation Serif" fo:font-style="normal" officeooo:rsid="0005da38" style:font-style-asian="normal" style:font-style-complex="normal"/>
    </style:style>
    <style:style style:name="T39" style:family="text">
      <style:text-properties style:font-name="Liberation Serif" fo:font-style="normal" fo:font-weight="bold" officeooo:rsid="0016fd65" style:font-style-asian="normal" style:font-weight-asian="bold" style:font-style-complex="normal" style:font-weight-complex="bold"/>
    </style:style>
    <style:style style:name="T40" style:family="text">
      <style:text-properties style:font-name="Liberation Serif" fo:font-style="normal" fo:font-weight="bold" officeooo:rsid="0019cc30" style:font-style-asian="normal" style:font-weight-asian="bold" style:font-style-complex="normal" style:font-weight-complex="bold"/>
    </style:style>
    <style:style style:name="T41" style:family="text">
      <style:text-properties style:font-name="Liberation Serif" fo:font-style="normal" fo:font-weight="bold" officeooo:rsid="001cfced" style:font-style-asian="normal" style:font-weight-asian="bold" style:font-style-complex="normal" style:font-weight-complex="bold"/>
    </style:style>
    <style:style style:name="T42" style:family="text">
      <style:text-properties style:font-name="Liberation Serif" fo:font-style="normal" fo:font-weight="bold" officeooo:rsid="001dbb86" style:font-style-asian="normal" style:font-weight-asian="bold" style:font-style-complex="normal" style:font-weight-complex="bold"/>
    </style:style>
    <style:style style:name="T43" style:family="text">
      <style:text-properties style:font-name="Liberation Serif" fo:font-style="normal" fo:font-weight="bold" officeooo:rsid="00211cb1" style:font-style-asian="normal" style:font-weight-asian="bold" style:font-style-complex="normal" style:font-weight-complex="bold"/>
    </style:style>
    <style:style style:name="T44" style:family="text">
      <style:text-properties style:font-name="Liberation Serif" fo:font-style="normal" fo:font-weight="bold" officeooo:rsid="00212dc5" style:font-style-asian="normal" style:font-weight-asian="bold" style:font-style-complex="normal" style:font-weight-complex="bold"/>
    </style:style>
    <style:style style:name="T45" style:family="text">
      <style:text-properties style:font-name="Liberation Serif" fo:font-style="normal" fo:font-weight="bold" officeooo:rsid="0021532d" style:font-style-asian="normal" style:font-weight-asian="bold" style:font-style-complex="normal" style:font-weight-complex="bold"/>
    </style:style>
    <style:style style:name="T46" style:family="text">
      <style:text-properties style:font-name="Liberation Serif" fo:font-style="normal" fo:font-weight="bold" officeooo:rsid="002349a1" style:font-style-asian="normal" style:font-weight-asian="bold" style:font-style-complex="normal" style:font-weight-complex="bold"/>
    </style:style>
    <style:style style:name="T47" style:family="text">
      <style:text-properties style:font-name="Liberation Serif" fo:font-style="normal" fo:font-weight="bold" officeooo:rsid="0024598c" style:font-style-asian="normal" style:font-weight-asian="bold" style:font-style-complex="normal" style:font-weight-complex="bold"/>
    </style:style>
    <style:style style:name="T48" style:family="text">
      <style:text-properties style:font-name="Liberation Serif" fo:font-style="normal" fo:font-weight="bold" officeooo:rsid="003008a0" style:font-style-asian="normal" style:font-weight-asian="bold" style:font-style-complex="normal" style:font-weight-complex="bold"/>
    </style:style>
    <style:style style:name="T49" style:family="text">
      <style:text-properties style:font-name="Liberation Serif" fo:font-style="normal" fo:font-weight="bold" officeooo:rsid="001dbcd4" style:font-style-asian="normal" style:font-weight-asian="bold" style:font-style-complex="normal" style:font-weight-complex="bold"/>
    </style:style>
    <style:style style:name="T50" style:family="text">
      <style:text-properties style:font-name="Liberation Serif" fo:font-style="normal" fo:font-weight="bold" officeooo:rsid="0020c752" style:font-style-asian="normal" style:font-weight-asian="bold" style:font-style-complex="normal" style:font-weight-complex="bold"/>
    </style:style>
    <style:style style:name="T51" style:family="text">
      <style:text-properties style:font-name="Liberation Serif" fo:font-style="normal" fo:font-weight="bold" officeooo:rsid="0021d972" style:font-style-asian="normal" style:font-weight-asian="bold" style:font-style-complex="normal" style:font-weight-complex="bold"/>
    </style:style>
    <style:style style:name="T52" style:family="text">
      <style:text-properties style:font-name="Liberation Serif" fo:font-style="normal" fo:font-weight="bold" officeooo:rsid="00232f38" style:font-style-asian="normal" style:font-weight-asian="bold" style:font-style-complex="normal" style:font-weight-complex="bold"/>
    </style:style>
    <style:style style:name="T53" style:family="text">
      <style:text-properties style:font-name="Liberation Serif" fo:font-style="normal" fo:font-weight="bold" officeooo:rsid="0006ad32" style:font-style-asian="normal" style:font-weight-asian="bold" style:font-style-complex="normal" style:font-weight-complex="bold"/>
    </style:style>
    <style:style style:name="T54" style:family="text">
      <style:text-properties style:font-name="Liberation Serif" fo:font-style="normal" fo:font-weight="bold" officeooo:rsid="00073d13" style:font-style-asian="normal" style:font-weight-asian="bold" style:font-style-complex="normal" style:font-weight-complex="bold"/>
    </style:style>
    <style:style style:name="T55" style:family="text">
      <style:text-properties style:font-name="Liberation Serif" fo:font-style="normal" fo:font-weight="bold" officeooo:rsid="0021532d" style:font-name-asian="MS Gothic" style:font-style-asian="normal" style:font-weight-asian="bold" style:font-name-complex="Liberation Mono" style:font-style-complex="normal" style:font-weight-complex="bold"/>
    </style:style>
    <style:style style:name="T56" style:family="text">
      <style:text-properties style:font-name="Liberation Serif" fo:font-style="normal" fo:font-weight="bold" officeooo:rsid="00073d13" style:font-name-asian="MS Gothic" style:font-style-asian="normal" style:font-weight-asian="bold" style:font-name-complex="Liberation Mono" style:font-style-complex="normal" style:font-weight-complex="bold"/>
    </style:style>
    <style:style style:name="T57" style:family="text">
      <style:text-properties style:font-name="Liberation Serif" officeooo:rsid="0015b7a0"/>
    </style:style>
    <style:style style:name="T58" style:family="text">
      <style:text-properties style:font-name="Liberation Serif" fo:font-style="italic" officeooo:rsid="0015b7a0" style:font-style-asian="italic" style:font-style-complex="italic"/>
    </style:style>
    <style:style style:name="T59" style:family="text">
      <style:text-properties style:font-name="Liberation Serif" fo:font-style="italic" fo:font-weight="normal" style:font-style-asian="italic" style:font-weight-asian="normal" style:font-style-complex="italic" style:font-weight-complex="normal"/>
    </style:style>
    <style:style style:name="T60" style:family="text">
      <style:text-properties style:font-name="Liberation Serif" fo:font-style="italic" fo:font-weight="normal" officeooo:rsid="002e76fe" style:font-style-asian="italic" style:font-weight-asian="normal" style:font-style-complex="italic" style:font-weight-complex="normal"/>
    </style:style>
    <style:style style:name="T61" style:family="text">
      <style:text-properties style:font-name="Liberation Serif" officeooo:rsid="0024598c"/>
    </style:style>
    <style:style style:name="T62" style:family="text">
      <style:text-properties style:font-name="Liberation Serif" officeooo:rsid="0025f005"/>
    </style:style>
    <style:style style:name="T63" style:family="text">
      <style:text-properties style:font-name="Liberation Serif" fo:font-weight="bold" officeooo:rsid="002bbfca" style:font-weight-asian="bold" style:font-weight-complex="bold"/>
    </style:style>
    <style:style style:name="T64" style:family="text">
      <style:text-properties style:font-name="Liberation Serif" fo:font-weight="bold" officeooo:rsid="002d46f8" style:font-weight-asian="bold" style:font-weight-complex="bold"/>
    </style:style>
    <style:style style:name="T65" style:family="text">
      <style:text-properties style:font-name="Liberation Serif" fo:font-weight="bold" officeooo:rsid="0006ad32" style:font-weight-asian="bold" style:font-weight-complex="bold"/>
    </style:style>
    <style:style style:name="T66" style:family="text">
      <style:text-properties style:font-name="Liberation Serif" officeooo:rsid="0027d743"/>
    </style:style>
    <style:style style:name="T67" style:family="text">
      <style:text-properties style:font-name="Liberation Serif" officeooo:rsid="002b3aab"/>
    </style:style>
    <style:style style:name="T68" style:family="text">
      <style:text-properties style:font-name="Liberation Serif" officeooo:rsid="002bbfca"/>
    </style:style>
    <style:style style:name="T69" style:family="text">
      <style:text-properties style:font-name="Liberation Serif" fo:font-weight="normal" style:font-weight-asian="normal" style:font-weight-complex="normal"/>
    </style:style>
    <style:style style:name="T70" style:family="text">
      <style:text-properties style:font-name="Liberation Serif" fo:font-weight="normal" officeooo:rsid="002b3aab" style:font-weight-asian="normal" style:font-weight-complex="normal"/>
    </style:style>
    <style:style style:name="T71" style:family="text">
      <style:text-properties style:font-name="Liberation Serif" fo:font-weight="normal" officeooo:rsid="002bbfca" style:font-weight-asian="normal" style:font-weight-complex="normal"/>
    </style:style>
    <style:style style:name="T72" style:family="text">
      <style:text-properties style:font-name="Liberation Serif" fo:font-weight="normal" officeooo:rsid="002e76fe" style:font-weight-asian="normal" style:font-weight-complex="normal"/>
    </style:style>
    <style:style style:name="T73" style:family="text">
      <style:text-properties style:font-name="Liberation Serif" fo:font-weight="normal" officeooo:rsid="0006523a" style:font-weight-asian="normal" style:font-weight-complex="normal"/>
    </style:style>
    <style:style style:name="T74" style:family="text">
      <style:text-properties style:font-name="Liberation Serif" fo:font-weight="normal" officeooo:rsid="0006523a" style:font-name-asian="MS Gothic" style:font-weight-asian="normal" style:font-name-complex="Liberation Mono" style:font-weight-complex="normal"/>
    </style:style>
    <style:style style:name="T75" style:family="text">
      <style:text-properties style:font-name="Liberation Serif" officeooo:rsid="002d46f8"/>
    </style:style>
    <style:style style:name="T76" style:family="text">
      <style:text-properties style:font-name="Liberation Serif" officeooo:rsid="0017a2ec"/>
    </style:style>
    <style:style style:name="T77" style:family="text">
      <style:text-properties style:font-name="Liberation Serif" officeooo:rsid="00061ad5"/>
    </style:style>
    <style:style style:name="T78" style:family="text">
      <style:text-properties style:font-name="Liberation Serif" officeooo:rsid="0006523a"/>
    </style:style>
    <style:style style:name="T79" style:family="text">
      <style:text-properties fo:color="#800080" loext:opacity="100%"/>
    </style:style>
    <style:style style:name="T80" style:family="text">
      <style:text-properties fo:color="#800080" loext:opacity="100%" officeooo:rsid="0015b7a0"/>
    </style:style>
    <style:style style:name="T81" style:family="text">
      <style:text-properties fo:color="#800080" loext:opacity="100%" fo:font-style="normal" officeooo:rsid="0015b7a0" style:font-style-asian="normal" style:font-style-complex="normal"/>
    </style:style>
    <style:style style:name="T82" style:family="text">
      <style:text-properties fo:color="#800080" loext:opacity="100%" fo:font-style="normal" fo:font-weight="normal" officeooo:rsid="0015b7a0" style:font-style-asian="normal" style:font-weight-asian="normal" style:font-style-complex="normal" style:font-weight-complex="normal"/>
    </style:style>
    <style:style style:name="T83" style:family="text">
      <style:text-properties fo:color="#800080" loext:opacity="100%" fo:font-style="normal" fo:font-weight="normal" officeooo:rsid="001ebcab" style:font-style-asian="normal" style:font-weight-asian="normal" style:font-style-complex="normal" style:font-weight-complex="normal"/>
    </style:style>
    <style:style style:name="T84" style:family="text">
      <style:text-properties fo:color="#800080" loext:opacity="100%" style:font-name="Liberation Mono"/>
    </style:style>
    <style:style style:name="T85" style:family="text">
      <style:text-properties fo:color="#800080" loext:opacity="100%" style:font-name="Liberation Mono" fo:font-style="normal" fo:font-weight="normal" officeooo:rsid="0033295c" style:font-name-asian="MS Gothic" style:font-style-asian="normal" style:font-weight-asian="normal" style:font-name-complex="Liberation Mono" style:font-style-complex="normal" style:font-weight-complex="normal"/>
    </style:style>
    <style:style style:name="T86" style:family="text">
      <style:text-properties fo:color="#800080" loext:opacity="100%" style:font-name="Liberation Mono" fo:font-style="normal" fo:font-weight="normal" style:font-style-asian="normal" style:font-weight-asian="normal" style:font-style-complex="normal" style:font-weight-complex="normal"/>
    </style:style>
    <style:style style:name="T87" style:family="text">
      <style:text-properties fo:color="#800080" loext:opacity="100%" style:font-name="Liberation Mono" fo:font-style="normal" fo:font-weight="normal" officeooo:rsid="0021d972" style:font-style-asian="normal" style:font-weight-asian="normal" style:font-style-complex="normal" style:font-weight-complex="normal"/>
    </style:style>
    <style:style style:name="T88" style:family="text">
      <style:text-properties fo:color="#800080" loext:opacity="100%" style:font-name="Liberation Mono" officeooo:rsid="001ab479"/>
    </style:style>
    <style:style style:name="T89" style:family="text">
      <style:text-properties fo:color="#800080" loext:opacity="100%" style:font-name="Liberation Mono" fo:background-color="transparent" loext:char-shading-value="0"/>
    </style:style>
    <style:style style:name="T90" style:family="text">
      <style:text-properties fo:color="#800080" loext:opacity="100%" style:font-name="Liberation Mono" officeooo:rsid="001ab479" fo:background-color="transparent" loext:char-shading-value="0"/>
    </style:style>
    <style:style style:name="T91" style:family="text">
      <style:text-properties fo:color="#800080" loext:opacity="100%" style:font-name="Liberation Mono" officeooo:rsid="001f8234"/>
    </style:style>
    <style:style style:name="T92" style:family="text">
      <style:text-properties fo:color="#800080" loext:opacity="100%" style:font-name="Liberation Mono" officeooo:rsid="001cc180"/>
    </style:style>
    <style:style style:name="T93" style:family="text">
      <style:text-properties fo:color="#800080" loext:opacity="100%" style:font-name="Liberation Mono" officeooo:rsid="00233573"/>
    </style:style>
    <style:style style:name="T94" style:family="text">
      <style:text-properties officeooo:rsid="001b426b"/>
    </style:style>
    <style:style style:name="T95" style:family="text">
      <style:text-properties officeooo:rsid="0015b7a0"/>
    </style:style>
    <style:style style:name="T96" style:family="text">
      <style:text-properties officeooo:rsid="00323356"/>
    </style:style>
    <style:style style:name="T97" style:family="text">
      <style:text-properties officeooo:rsid="001ab479"/>
    </style:style>
    <style:style style:name="T98" style:family="text">
      <style:text-properties fo:color="#000000" loext:opacity="100%" style:font-name="Liberation Serif"/>
    </style:style>
    <style:style style:name="T99" style:family="text">
      <style:text-properties fo:color="#000000" loext:opacity="100%" style:font-name="Liberation Serif" fo:font-style="normal" fo:font-weight="normal" style:font-style-asian="normal" style:font-weight-asian="normal" style:font-style-complex="normal" style:font-weight-complex="normal"/>
    </style:style>
    <style:style style:name="T100" style:family="text">
      <style:text-properties fo:color="#000000" loext:opacity="100%" style:font-name="Liberation Serif" fo:font-style="normal" fo:font-weight="normal" officeooo:rsid="00045dd3" style:font-style-asian="normal" style:font-weight-asian="normal" style:font-style-complex="normal" style:font-weight-complex="normal"/>
    </style:style>
    <style:style style:name="T101" style:family="text">
      <style:text-properties fo:color="#000000" loext:opacity="100%" style:font-name="Liberation Serif" fo:font-style="normal" fo:font-weight="normal" officeooo:rsid="008d2272" style:font-style-asian="normal" style:font-weight-asian="normal" style:font-style-complex="normal" style:font-weight-complex="normal"/>
    </style:style>
    <style:style style:name="T102" style:family="text">
      <style:text-properties fo:color="#000000" loext:opacity="100%" style:font-name="Liberation Serif" fo:font-style="normal" style:font-style-asian="normal" style:font-style-complex="normal"/>
    </style:style>
    <style:style style:name="T103" style:family="text">
      <style:text-properties fo:color="#000000" loext:opacity="100%" style:font-name="Liberation Serif" officeooo:rsid="00137a92"/>
    </style:style>
    <style:style style:name="T104" style:family="text">
      <style:text-properties fo:color="#000000" loext:opacity="100%" style:font-name="Liberation Serif" officeooo:rsid="00164114"/>
    </style:style>
    <style:style style:name="T105" style:family="text">
      <style:text-properties fo:color="#000000" loext:opacity="100%" style:font-name="Liberation Serif" officeooo:rsid="00164114" style:font-name-asian="MS Gothic" style:font-name-complex="Liberation Mono"/>
    </style:style>
    <style:style style:name="T106" style:family="text">
      <style:text-properties fo:color="#000000" loext:opacity="100%" style:font-name="Liberation Serif" officeooo:rsid="001ab479"/>
    </style:style>
    <style:style style:name="T107" style:family="text">
      <style:text-properties fo:color="#000000" loext:opacity="100%" fo:font-size="12pt" fo:font-weight="normal" style:font-size-asian="10.5pt" style:font-weight-asian="normal" style:font-size-complex="12pt" style:font-weight-complex="normal"/>
    </style:style>
    <style:style style:name="T108" style:family="text">
      <style:text-properties fo:color="#000000" loext:opacity="100%" fo:font-size="12pt" fo:font-weight="normal" officeooo:rsid="00305d8d" style:font-size-asian="10.5pt" style:font-weight-asian="normal" style:font-size-complex="12pt" style:font-weight-complex="normal"/>
    </style:style>
    <style:style style:name="T109" style:family="text">
      <style:text-properties fo:color="#000000" loext:opacity="100%" fo:font-size="12pt" fo:font-weight="normal" officeooo:rsid="002663ee" style:font-size-asian="10.5pt" style:font-weight-asian="normal" style:font-size-complex="12pt" style:font-weight-complex="normal"/>
    </style:style>
    <style:style style:name="T110" style:family="text">
      <style:text-properties fo:color="#000000" loext:opacity="100%" fo:font-size="12pt" fo:font-weight="normal" officeooo:rsid="002724f9" style:font-size-asian="10.5pt" style:font-weight-asian="normal" style:font-size-complex="12pt" style:font-weight-complex="normal"/>
    </style:style>
    <style:style style:name="T111" style:family="text">
      <style:text-properties fo:color="#000000" loext:opacity="100%" fo:font-size="12pt" fo:font-weight="normal" officeooo:rsid="00275f20" style:font-size-asian="10.5pt" style:font-weight-asian="normal" style:font-size-complex="12pt" style:font-weight-complex="normal"/>
    </style:style>
    <style:style style:name="T112" style:family="text">
      <style:text-properties fo:color="#000000" loext:opacity="100%" fo:font-size="12pt" fo:font-weight="normal" officeooo:rsid="005fcb05" style:font-size-asian="10.5pt" style:font-weight-asian="normal" style:font-size-complex="12pt" style:font-weight-complex="normal"/>
    </style:style>
    <style:style style:name="T113" style:family="text">
      <style:text-properties fo:color="#000000" loext:opacity="100%" fo:font-size="12pt" fo:font-weight="normal" officeooo:rsid="003797eb" style:font-size-asian="10.5pt" style:font-weight-asian="normal" style:font-size-complex="12pt" style:font-weight-complex="normal"/>
    </style:style>
    <style:style style:name="T114" style:family="text">
      <style:text-properties fo:color="#000000" loext:opacity="100%" fo:font-size="12pt" fo:font-weight="normal" officeooo:rsid="001e8e16" style:font-size-asian="10.5pt" style:font-weight-asian="normal" style:font-size-complex="12pt" style:font-weight-complex="normal"/>
    </style:style>
    <style:style style:name="T115" style:family="text">
      <style:text-properties fo:color="#000000" loext:opacity="100%" fo:font-size="12pt" fo:font-weight="normal" officeooo:rsid="004ea7aa" style:font-size-asian="10.5pt" style:font-weight-asian="normal" style:font-size-complex="12pt" style:font-weight-complex="normal"/>
    </style:style>
    <style:style style:name="T116" style:family="text">
      <style:text-properties fo:color="#000000" loext:opacity="100%" fo:font-size="12pt" fo:font-weight="normal" officeooo:rsid="003d0919" style:font-size-asian="10.5pt" style:font-weight-asian="normal" style:font-size-complex="12pt" style:font-weight-complex="normal"/>
    </style:style>
    <style:style style:name="T117" style:family="text">
      <style:text-properties fo:color="#000000" loext:opacity="100%" fo:font-size="12pt" fo:font-weight="normal" officeooo:rsid="005fad93" style:font-size-asian="10.5pt" style:font-weight-asian="normal" style:font-size-complex="12pt" style:font-weight-complex="normal"/>
    </style:style>
    <style:style style:name="T118" style:family="text">
      <style:text-properties fo:color="#000000" loext:opacity="100%" fo:font-size="12pt" fo:font-weight="normal" officeooo:rsid="002fca4c" style:font-size-asian="10.5pt" style:font-weight-asian="normal" style:font-size-complex="12pt" style:font-weight-complex="normal"/>
    </style:style>
    <style:style style:name="T119" style:family="text">
      <style:text-properties fo:color="#000000" loext:opacity="100%" fo:font-size="12pt" fo:font-weight="normal" officeooo:rsid="002ac2ee" style:font-size-asian="10.5pt" style:font-weight-asian="normal" style:font-size-complex="12pt" style:font-weight-complex="normal"/>
    </style:style>
    <style:style style:name="T120" style:family="text">
      <style:text-properties fo:color="#000000" loext:opacity="100%" fo:font-size="12pt" fo:font-weight="normal" officeooo:rsid="00463e08" style:font-size-asian="10.5pt" style:font-weight-asian="normal" style:font-size-complex="12pt" style:font-weight-complex="normal"/>
    </style:style>
    <style:style style:name="T121" style:family="text">
      <style:text-properties fo:color="#000000" loext:opacity="100%" fo:font-size="12pt" fo:font-weight="normal" officeooo:rsid="002fc1e4" style:font-size-asian="10.5pt" style:font-weight-asian="normal" style:font-size-complex="12pt" style:font-weight-complex="normal"/>
    </style:style>
    <style:style style:name="T122" style:family="text">
      <style:text-properties fo:color="#000000" loext:opacity="100%" fo:font-size="12pt" fo:font-weight="normal" officeooo:rsid="001b8f1e" style:font-size-asian="10.5pt" style:font-weight-asian="normal" style:font-size-complex="12pt" style:font-weight-complex="normal"/>
    </style:style>
    <style:style style:name="T123" style:family="text">
      <style:text-properties fo:color="#000000" loext:opacity="100%" fo:font-size="12pt" fo:font-weight="normal" officeooo:rsid="00332276" style:font-size-asian="10.5pt" style:font-weight-asian="normal" style:font-size-complex="12pt" style:font-weight-complex="normal"/>
    </style:style>
    <style:style style:name="T124" style:family="text">
      <style:text-properties fo:color="#000000" loext:opacity="100%" fo:font-size="12pt" fo:font-weight="normal" officeooo:rsid="005add21" style:font-size-asian="10.5pt" style:font-weight-asian="normal" style:font-size-complex="12pt" style:font-weight-complex="normal"/>
    </style:style>
    <style:style style:name="T125" style:family="text">
      <style:text-properties fo:color="#000000" loext:opacity="100%" fo:font-size="12pt" fo:font-weight="normal" officeooo:rsid="00467a1b" style:font-size-asian="10.5pt" style:font-weight-asian="normal" style:font-size-complex="12pt" style:font-weight-complex="normal"/>
    </style:style>
    <style:style style:name="T126" style:family="text">
      <style:text-properties fo:color="#000000" loext:opacity="100%" fo:font-size="12pt" fo:font-weight="normal" officeooo:rsid="0022330d" style:font-size-asian="10.5pt" style:font-weight-asian="normal" style:font-size-complex="12pt" style:font-weight-complex="normal"/>
    </style:style>
    <style:style style:name="T127" style:family="text">
      <style:text-properties fo:color="#000000" loext:opacity="100%" fo:font-size="12pt" fo:font-weight="normal" officeooo:rsid="0051982a" style:font-size-asian="10.5pt" style:font-weight-asian="normal" style:font-size-complex="12pt" style:font-weight-complex="normal"/>
    </style:style>
    <style:style style:name="T128" style:family="text">
      <style:text-properties fo:color="#000000" loext:opacity="100%" fo:font-size="12pt" fo:font-weight="normal" officeooo:rsid="0013ba5c" style:font-size-asian="10.5pt" style:font-weight-asian="normal" style:font-size-complex="12pt" style:font-weight-complex="normal"/>
    </style:style>
    <style:style style:name="T129" style:family="text">
      <style:text-properties fo:color="#000000" loext:opacity="100%" fo:font-size="12pt" fo:font-weight="normal" officeooo:rsid="007013aa" style:font-size-asian="10.5pt" style:font-weight-asian="normal" style:font-size-complex="12pt" style:font-weight-complex="normal"/>
    </style:style>
    <style:style style:name="T130" style:family="text">
      <style:text-properties fo:color="#000000" loext:opacity="100%" fo:font-size="12pt" fo:font-weight="normal" officeooo:rsid="001d758b" style:font-size-asian="10.5pt" style:font-weight-asian="normal" style:font-size-complex="12pt" style:font-weight-complex="normal"/>
    </style:style>
    <style:style style:name="T131" style:family="text">
      <style:text-properties fo:color="#000000" loext:opacity="100%" fo:font-size="12pt" fo:font-weight="normal" officeooo:rsid="007687cf" style:font-size-asian="10.5pt" style:font-weight-asian="normal" style:font-size-complex="12pt" style:font-weight-complex="normal"/>
    </style:style>
    <style:style style:name="T132" style:family="text">
      <style:text-properties fo:color="#000000" loext:opacity="100%" fo:font-size="12pt" fo:font-weight="normal" officeooo:rsid="0043af5e" style:font-size-asian="10.5pt" style:font-weight-asian="normal" style:font-size-complex="12pt" style:font-weight-complex="normal"/>
    </style:style>
    <style:style style:name="T133" style:family="text">
      <style:text-properties fo:color="#000000" loext:opacity="100%" fo:font-size="12pt" fo:font-weight="normal" officeooo:rsid="007856c0" style:font-size-asian="10.5pt" style:font-weight-asian="normal" style:font-size-complex="12pt" style:font-weight-complex="normal"/>
    </style:style>
    <style:style style:name="T134" style:family="text">
      <style:text-properties fo:color="#000000" loext:opacity="100%" fo:font-size="12pt" fo:font-weight="normal" officeooo:rsid="0042ce59" style:font-size-asian="10.5pt" style:font-weight-asian="normal" style:font-size-complex="12pt" style:font-weight-complex="normal"/>
    </style:style>
    <style:style style:name="T135" style:family="text">
      <style:text-properties fo:color="#000000" loext:opacity="100%" fo:font-size="12pt" fo:font-weight="normal" officeooo:rsid="0043fd96" style:font-size-asian="10.5pt" style:font-weight-asian="normal" style:font-size-complex="12pt" style:font-weight-complex="normal"/>
    </style:style>
    <style:style style:name="T136" style:family="text">
      <style:text-properties fo:color="#000000" loext:opacity="100%" fo:font-size="12pt" fo:font-weight="normal" officeooo:rsid="005bb9ef" style:font-size-asian="10.5pt" style:font-weight-asian="normal" style:font-size-complex="12pt" style:font-weight-complex="normal"/>
    </style:style>
    <style:style style:name="T137" style:family="text">
      <style:text-properties fo:color="#000000" loext:opacity="100%" fo:font-size="12pt" fo:font-weight="normal" officeooo:rsid="005f1a0e" style:font-size-asian="10.5pt" style:font-weight-asian="normal" style:font-size-complex="12pt" style:font-weight-complex="normal"/>
    </style:style>
    <style:style style:name="T138" style:family="text">
      <style:text-properties fo:color="#000000" loext:opacity="100%" fo:font-size="12pt" fo:font-weight="normal" officeooo:rsid="0040cf51" style:font-size-asian="10.5pt" style:font-weight-asian="normal" style:font-size-complex="12pt" style:font-weight-complex="normal"/>
    </style:style>
    <style:style style:name="T139" style:family="text">
      <style:text-properties fo:color="#000000" loext:opacity="100%" fo:font-size="12pt" fo:font-weight="normal" officeooo:rsid="0025cb3a" style:font-size-asian="10.5pt" style:font-weight-asian="normal" style:font-size-complex="12pt" style:font-weight-complex="normal"/>
    </style:style>
    <style:style style:name="T140" style:family="text">
      <style:text-properties fo:color="#000000" loext:opacity="100%" fo:font-size="12pt" fo:font-weight="normal" officeooo:rsid="000fe4f3" style:font-size-asian="10.5pt" style:font-weight-asian="normal" style:font-size-complex="12pt" style:font-weight-complex="normal"/>
    </style:style>
    <style:style style:name="T141" style:family="text">
      <style:text-properties fo:color="#000000" loext:opacity="100%" fo:font-size="12pt" fo:font-weight="normal" officeooo:rsid="0042e669" style:font-size-asian="10.5pt" style:font-weight-asian="normal" style:font-size-complex="12pt" style:font-weight-complex="normal"/>
    </style:style>
    <style:style style:name="T142" style:family="text">
      <style:text-properties fo:color="#000000" loext:opacity="100%" fo:font-size="12pt" fo:font-weight="normal" officeooo:rsid="002c874a" style:font-size-asian="10.5pt" style:font-weight-asian="normal" style:font-size-complex="12pt" style:font-weight-complex="normal"/>
    </style:style>
    <style:style style:name="T143" style:family="text">
      <style:text-properties fo:color="#000000" loext:opacity="100%" fo:font-size="12pt" fo:font-weight="normal" officeooo:rsid="006150f7" style:font-size-asian="10.5pt" style:font-weight-asian="normal" style:font-size-complex="12pt" style:font-weight-complex="normal"/>
    </style:style>
    <style:style style:name="T144" style:family="text">
      <style:text-properties fo:color="#000000" loext:opacity="100%" fo:font-size="12pt" fo:font-weight="normal" officeooo:rsid="0057eb9a" style:font-size-asian="10.5pt" style:font-weight-asian="normal" style:font-size-complex="12pt" style:font-weight-complex="normal"/>
    </style:style>
    <style:style style:name="T145" style:family="text">
      <style:text-properties fo:color="#000000" loext:opacity="100%" fo:font-size="12pt" fo:font-weight="normal" officeooo:rsid="0028d123" style:font-size-asian="10.5pt" style:font-weight-asian="normal" style:font-size-complex="12pt" style:font-weight-complex="normal"/>
    </style:style>
    <style:style style:name="T146" style:family="text">
      <style:text-properties fo:color="#000000" loext:opacity="100%" fo:font-size="12pt" fo:font-weight="normal" officeooo:rsid="0023f4b3" style:font-size-asian="10.5pt" style:font-weight-asian="normal" style:font-size-complex="12pt" style:font-weight-complex="normal"/>
    </style:style>
    <style:style style:name="T147" style:family="text">
      <style:text-properties fo:color="#000000" loext:opacity="100%" fo:font-size="12pt" fo:font-weight="normal" officeooo:rsid="001ec5b0" style:font-size-asian="10.5pt" style:font-weight-asian="normal" style:font-size-complex="12pt" style:font-weight-complex="normal"/>
    </style:style>
    <style:style style:name="T148" style:family="text">
      <style:text-properties fo:color="#000000" loext:opacity="100%" fo:font-size="12pt" fo:font-weight="normal" officeooo:rsid="0047fe9b" style:font-size-asian="10.5pt" style:font-weight-asian="normal" style:font-size-complex="12pt" style:font-weight-complex="normal"/>
    </style:style>
    <style:style style:name="T149" style:family="text">
      <style:text-properties fo:color="#000000" loext:opacity="100%" fo:font-size="12pt" fo:font-weight="normal" officeooo:rsid="004ae1f4" style:font-size-asian="10.5pt" style:font-weight-asian="normal" style:font-size-complex="12pt" style:font-weight-complex="normal"/>
    </style:style>
    <style:style style:name="T150" style:family="text">
      <style:text-properties fo:color="#000000" loext:opacity="100%" fo:font-size="12pt" fo:font-weight="normal" officeooo:rsid="00347931" style:font-size-asian="10.5pt" style:font-weight-asian="normal" style:font-size-complex="12pt" style:font-weight-complex="normal"/>
    </style:style>
    <style:style style:name="T151" style:family="text">
      <style:text-properties fo:color="#000000" loext:opacity="100%" fo:font-size="12pt" fo:font-weight="normal" officeooo:rsid="0036ca13" style:font-size-asian="10.5pt" style:font-weight-asian="normal" style:font-size-complex="12pt" style:font-weight-complex="normal"/>
    </style:style>
    <style:style style:name="T152" style:family="text">
      <style:text-properties fo:color="#000000" loext:opacity="100%" fo:font-size="12pt" fo:font-weight="normal" officeooo:rsid="00484973" style:font-size-asian="10.5pt" style:font-weight-asian="normal" style:font-size-complex="12pt" style:font-weight-complex="normal"/>
    </style:style>
    <style:style style:name="T153" style:family="text">
      <style:text-properties fo:color="#000000" loext:opacity="100%" fo:font-size="12pt" fo:font-weight="normal" officeooo:rsid="001590b3" style:font-size-asian="10.5pt" style:font-weight-asian="normal" style:font-size-complex="12pt" style:font-weight-complex="normal"/>
    </style:style>
    <style:style style:name="T154" style:family="text">
      <style:text-properties fo:color="#000000" loext:opacity="100%" fo:font-size="12pt" fo:font-weight="normal" officeooo:rsid="001a2e92" style:font-size-asian="10.5pt" style:font-weight-asian="normal" style:font-size-complex="12pt" style:font-weight-complex="normal"/>
    </style:style>
    <style:style style:name="T155" style:family="text">
      <style:text-properties fo:color="#000000" loext:opacity="100%" fo:font-size="12pt" fo:font-weight="normal" officeooo:rsid="00696eec" style:font-size-asian="10.5pt" style:font-weight-asian="normal" style:font-size-complex="12pt" style:font-weight-complex="normal"/>
    </style:style>
    <style:style style:name="T156" style:family="text">
      <style:text-properties fo:color="#000000" loext:opacity="100%" fo:font-size="12pt" fo:font-weight="normal" officeooo:rsid="000ad9ae" style:font-size-asian="10.5pt" style:font-weight-asian="normal" style:font-size-complex="12pt" style:font-weight-complex="normal"/>
    </style:style>
    <style:style style:name="T157" style:family="text">
      <style:text-properties fo:color="#000000" loext:opacity="100%" fo:font-size="12pt" fo:font-weight="normal" officeooo:rsid="0011dca5" style:font-size-asian="10.5pt" style:font-weight-asian="normal" style:font-size-complex="12pt" style:font-weight-complex="normal"/>
    </style:style>
    <style:style style:name="T158" style:family="text">
      <style:text-properties fo:color="#000000" loext:opacity="100%" fo:font-size="12pt" fo:font-weight="normal" officeooo:rsid="001a4428" style:font-size-asian="10.5pt" style:font-weight-asian="normal" style:font-size-complex="12pt" style:font-weight-complex="normal"/>
    </style:style>
    <style:style style:name="T159" style:family="text">
      <style:text-properties fo:color="#000000" loext:opacity="100%" fo:font-size="12pt" fo:font-weight="normal" officeooo:rsid="00655580" style:font-size-asian="10.5pt" style:font-weight-asian="normal" style:font-size-complex="12pt" style:font-weight-complex="normal"/>
    </style:style>
    <style:style style:name="T160" style:family="text">
      <style:text-properties fo:color="#000000" loext:opacity="100%" fo:font-size="12pt" fo:font-weight="normal" officeooo:rsid="003ca742" style:font-size-asian="10.5pt" style:font-weight-asian="normal" style:font-size-complex="12pt" style:font-weight-complex="normal"/>
    </style:style>
    <style:style style:name="T161" style:family="text">
      <style:text-properties fo:color="#000000" loext:opacity="100%" fo:font-size="12pt" fo:font-weight="normal" officeooo:rsid="001df668" style:font-size-asian="10.5pt" style:font-weight-asian="normal" style:font-size-complex="12pt" style:font-weight-complex="normal"/>
    </style:style>
    <style:style style:name="T162" style:family="text">
      <style:text-properties fo:color="#000000" loext:opacity="100%" fo:font-size="12pt" fo:font-weight="normal" officeooo:rsid="00658e4a" style:font-size-asian="10.5pt" style:font-weight-asian="normal" style:font-size-complex="12pt" style:font-weight-complex="normal"/>
    </style:style>
    <style:style style:name="T163" style:family="text">
      <style:text-properties fo:color="#000000" loext:opacity="100%" fo:font-size="12pt" fo:font-weight="normal" officeooo:rsid="004cd5d2" style:font-size-asian="10.5pt" style:font-weight-asian="normal" style:font-size-complex="12pt" style:font-weight-complex="normal"/>
    </style:style>
    <style:style style:name="T164" style:family="text">
      <style:text-properties fo:color="#000000" loext:opacity="100%" fo:font-size="12pt" fo:font-weight="normal" officeooo:rsid="0068e22d" style:font-size-asian="10.5pt" style:font-weight-asian="normal" style:font-size-complex="12pt" style:font-weight-complex="normal"/>
    </style:style>
    <style:style style:name="T165" style:family="text">
      <style:text-properties fo:color="#000000" loext:opacity="100%" fo:font-size="12pt" fo:font-weight="normal" officeooo:rsid="007e280d" style:font-size-asian="10.5pt" style:font-weight-asian="normal" style:font-size-complex="12pt" style:font-weight-complex="normal"/>
    </style:style>
    <style:style style:name="T166" style:family="text">
      <style:text-properties fo:color="#000000" loext:opacity="100%" fo:font-size="12pt" fo:font-weight="normal" officeooo:rsid="005fc792" style:font-size-asian="10.5pt" style:font-weight-asian="normal" style:font-size-complex="12pt" style:font-weight-complex="normal"/>
    </style:style>
    <style:style style:name="T167" style:family="text">
      <style:text-properties fo:color="#000000" loext:opacity="100%" fo:font-size="12pt" fo:font-weight="normal" officeooo:rsid="00691d98" style:font-size-asian="10.5pt" style:font-weight-asian="normal" style:font-size-complex="12pt" style:font-weight-complex="normal"/>
    </style:style>
    <style:style style:name="T168" style:family="text">
      <style:text-properties fo:color="#000000" loext:opacity="100%" fo:font-size="12pt" fo:font-weight="normal" officeooo:rsid="0022e65d" style:font-size-asian="10.5pt" style:font-weight-asian="normal" style:font-size-complex="12pt" style:font-weight-complex="normal"/>
    </style:style>
    <style:style style:name="T169" style:family="text">
      <style:text-properties fo:color="#000000" loext:opacity="100%" fo:font-size="12pt" fo:font-weight="normal" officeooo:rsid="0045e2bc" style:font-size-asian="10.5pt" style:font-weight-asian="normal" style:font-size-complex="12pt" style:font-weight-complex="normal"/>
    </style:style>
    <style:style style:name="T170" style:family="text">
      <style:text-properties fo:color="#000000" loext:opacity="100%" fo:font-size="12pt" fo:font-weight="normal" officeooo:rsid="0088df8a" style:font-size-asian="10.5pt" style:font-weight-asian="normal" style:font-size-complex="12pt" style:font-weight-complex="normal"/>
    </style:style>
    <style:style style:name="T171" style:family="text">
      <style:text-properties fo:color="#000000" loext:opacity="100%" fo:font-size="12pt" fo:font-weight="normal" officeooo:rsid="0016e280" style:font-size-asian="10.5pt" style:font-weight-asian="normal" style:font-size-complex="12pt" style:font-weight-complex="normal"/>
    </style:style>
    <style:style style:name="T172" style:family="text">
      <style:text-properties fo:color="#000000" loext:opacity="100%" fo:font-size="12pt" fo:font-weight="normal" officeooo:rsid="0087e73d" style:font-size-asian="10.5pt" style:font-weight-asian="normal" style:font-size-complex="12pt" style:font-weight-complex="normal"/>
    </style:style>
    <style:style style:name="T173"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174" style:family="text">
      <style:text-properties officeooo:rsid="001be70f"/>
    </style:style>
    <style:style style:name="T175" style:family="text">
      <style:text-properties officeooo:rsid="000d7edb"/>
    </style:style>
    <style:style style:name="T176" style:family="text">
      <style:text-properties officeooo:rsid="001e6cdb"/>
    </style:style>
    <style:style style:name="T177" style:family="text">
      <style:text-properties officeooo:rsid="0017b2c2"/>
    </style:style>
    <style:style style:name="T178" style:family="text">
      <style:text-properties officeooo:rsid="001a0565"/>
    </style:style>
    <style:style style:name="T179" style:family="text">
      <style:text-properties officeooo:rsid="001f5d44"/>
    </style:style>
    <style:style style:name="T180" style:family="text">
      <style:text-properties officeooo:rsid="00203c57"/>
    </style:style>
    <style:style style:name="T181" style:family="text">
      <style:text-properties officeooo:rsid="001f8234"/>
    </style:style>
    <style:style style:name="T182" style:family="text">
      <style:text-properties officeooo:rsid="00160705"/>
    </style:style>
    <style:style style:name="T183" style:family="text">
      <style:text-properties officeooo:rsid="001783e1"/>
    </style:style>
    <style:style style:name="T184" style:family="text">
      <style:text-properties officeooo:rsid="001ae16f"/>
    </style:style>
    <style:style style:name="T185" style:family="text">
      <style:text-properties officeooo:rsid="00196bbe"/>
    </style:style>
    <style:style style:name="T186" style:family="text">
      <style:text-properties officeooo:rsid="001c05d2"/>
    </style:style>
    <style:style style:name="T187" style:family="text">
      <style:text-properties officeooo:rsid="00214868"/>
    </style:style>
    <style:style style:name="T188" style:family="text">
      <style:text-properties officeooo:rsid="000306c9"/>
    </style:style>
    <style:style style:name="T189" style:family="text">
      <style:text-properties officeooo:rsid="00109550"/>
    </style:style>
    <style:style style:name="T190" style:family="text">
      <style:text-properties officeooo:rsid="000f3792"/>
    </style:style>
    <style:style style:name="T191" style:family="text">
      <style:text-properties officeooo:rsid="001242d7"/>
    </style:style>
    <style:style style:name="T192" style:family="text">
      <style:text-properties officeooo:rsid="00165c95"/>
    </style:style>
    <style:style style:name="T193" style:family="text">
      <style:text-properties officeooo:rsid="0018bed3"/>
    </style:style>
    <style:style style:name="T194" style:family="text">
      <style:text-properties officeooo:rsid="00175419"/>
    </style:style>
    <style:style style:name="T195" style:family="text">
      <style:text-properties officeooo:rsid="001b3110"/>
    </style:style>
    <style:style style:name="T196" style:family="text">
      <style:text-properties officeooo:rsid="001fbfdb"/>
    </style:style>
    <style:style style:name="T197" style:family="text">
      <style:text-properties officeooo:rsid="00233573"/>
    </style:style>
    <style:style style:name="T198" style:family="text">
      <style:text-properties officeooo:rsid="00179258"/>
    </style:style>
    <style:style style:name="T199" style:family="text">
      <style:text-properties officeooo:rsid="001cc180"/>
    </style:style>
    <style:style style:name="T200" style:family="text">
      <style:text-properties officeooo:rsid="00196036"/>
    </style:style>
    <style:style style:name="T201" style:family="text">
      <style:text-properties officeooo:rsid="0020120c"/>
    </style:style>
    <style:style style:name="T202" style:family="text">
      <style:text-properties officeooo:rsid="002c15c0"/>
    </style:style>
    <style:style style:name="T203" style:family="text">
      <style:text-properties officeooo:rsid="0023cc90"/>
    </style:style>
    <style:style style:name="T204" style:family="text">
      <style:text-properties officeooo:rsid="002240c8"/>
    </style:style>
    <style:style style:name="T205" style:family="text">
      <style:text-properties officeooo:rsid="001efe2e"/>
    </style:style>
    <style:style style:name="T206" style:family="text">
      <style:text-properties officeooo:rsid="00206e5f"/>
    </style:style>
    <style:style style:name="T207" style:family="text">
      <style:text-properties officeooo:rsid="00237c4e"/>
    </style:style>
    <style:style style:name="T208" style:family="text">
      <style:text-properties officeooo:rsid="00249ad2"/>
    </style:style>
    <style:style style:name="T209" style:family="text">
      <style:text-properties officeooo:rsid="00295536"/>
    </style:style>
    <style:style style:name="T210" style:family="text">
      <style:text-properties officeooo:rsid="002b0221"/>
    </style:style>
    <style:style style:name="T211" style:family="text">
      <style:text-properties officeooo:rsid="002b4862"/>
    </style:style>
    <style:style style:name="T212" style:family="text">
      <style:text-properties style:font-name="Liberation Sans" fo:font-size="16.1000003814697pt" fo:font-weight="bold" officeooo:rsid="000306c9" style:font-name-asian="MS Gothic1" style:font-size-asian="16.1000003814697pt" style:font-weight-asian="bold" style:font-name-complex="Arial" style:font-size-complex="16.1000003814697pt" style:font-weight-complex="bold"/>
    </style:style>
    <style:style style:name="T213" style:family="text">
      <style:text-properties style:font-name="Liberation Sans" fo:font-size="14.1000003814697pt" fo:font-weight="bold" officeooo:rsid="00045dd3" style:font-name-asian="MS Gothic1" style:font-size-asian="14.1000003814697pt" style:font-weight-asian="bold" style:font-name-complex="Arial" style:font-size-complex="14.1000003814697pt" style:font-weight-complex="bold"/>
    </style:style>
    <style:style style:name="T214" style:family="text">
      <style:text-properties officeooo:rsid="00045dd3"/>
    </style:style>
    <style:style style:name="T215" style:family="text">
      <style:text-properties officeooo:rsid="001014f5"/>
    </style:style>
    <style:style style:name="T216" style:family="text">
      <style:text-properties officeooo:rsid="00134b02"/>
    </style:style>
    <style:style style:name="T217" style:family="text">
      <style:text-properties officeooo:rsid="000bbafe"/>
    </style:style>
    <style:style style:name="T218" style:family="text">
      <style:text-properties fo:font-style="italic" style:font-style-asian="italic" style:font-style-complex="italic"/>
    </style:style>
    <style:style style:name="T219" style:family="text">
      <style:text-properties fo:font-style="italic" officeooo:rsid="001607c0" style:font-style-asian="italic" style:font-style-complex="italic"/>
    </style:style>
    <style:style style:name="T220" style:family="text">
      <style:text-properties officeooo:rsid="000dae33"/>
    </style:style>
    <style:style style:name="T221" style:family="text">
      <style:text-properties officeooo:rsid="00198bcf"/>
    </style:style>
    <style:style style:name="T222" style:family="text">
      <style:text-properties officeooo:rsid="002184bd"/>
    </style:style>
    <style:style style:name="T223" style:family="text">
      <style:text-properties fo:font-weight="bold" style:font-weight-asian="bold" style:font-weight-complex="bold"/>
    </style:style>
    <style:style style:name="T224" style:family="text">
      <style:text-properties fo:font-weight="bold" officeooo:rsid="0049c890" style:font-weight-asian="bold" style:font-weight-complex="bold"/>
    </style:style>
    <style:style style:name="T225" style:family="text">
      <style:text-properties fo:font-weight="bold" officeooo:rsid="004c5e2c" style:font-weight-asian="bold" style:font-weight-complex="bold"/>
    </style:style>
    <style:style style:name="T226" style:family="text">
      <style:text-properties officeooo:rsid="00244081"/>
    </style:style>
    <style:style style:name="T227" style:family="text">
      <style:text-properties officeooo:rsid="0029ac49"/>
    </style:style>
    <style:style style:name="T228" style:family="text">
      <style:text-properties officeooo:rsid="002c6304"/>
    </style:style>
    <style:style style:name="T229" style:family="text">
      <style:text-properties officeooo:rsid="003b39db"/>
    </style:style>
    <style:style style:name="T230" style:family="text">
      <style:text-properties officeooo:rsid="003b754e"/>
    </style:style>
    <style:style style:name="T231" style:family="text">
      <style:text-properties officeooo:rsid="003da51b"/>
    </style:style>
    <style:style style:name="T232" style:family="text">
      <style:text-properties officeooo:rsid="004517a8"/>
    </style:style>
    <style:style style:name="T233" style:family="text">
      <style:text-properties officeooo:rsid="0045dd9d"/>
    </style:style>
    <style:style style:name="T234" style:family="text">
      <style:text-properties officeooo:rsid="00474b57"/>
    </style:style>
    <style:style style:name="T235" style:family="text">
      <style:text-properties officeooo:rsid="00493f60"/>
    </style:style>
    <style:style style:name="T236" style:family="text">
      <style:text-properties fo:font-weight="normal" style:font-weight-asian="normal" style:font-weight-complex="normal"/>
    </style:style>
    <style:style style:name="T237" style:family="text">
      <style:text-properties fo:font-weight="normal" officeooo:rsid="000d18ae" style:font-weight-asian="normal" style:font-weight-complex="normal"/>
    </style:style>
    <style:style style:name="T238" style:family="text">
      <style:text-properties fo:font-weight="normal" officeooo:rsid="003d445e" style:font-weight-asian="normal" style:font-weight-complex="normal"/>
    </style:style>
    <style:style style:name="T239" style:family="text">
      <style:text-properties fo:font-weight="normal" officeooo:rsid="001832f9" style:font-weight-asian="normal" style:font-weight-complex="normal"/>
    </style:style>
    <style:style style:name="T240" style:family="text">
      <style:text-properties fo:font-weight="normal" officeooo:rsid="004b186c" style:font-weight-asian="normal" style:font-weight-complex="normal"/>
    </style:style>
    <style:style style:name="T241" style:family="text">
      <style:text-properties officeooo:rsid="004f3e29"/>
    </style:style>
    <style:style style:name="T242" style:family="text">
      <style:text-properties officeooo:rsid="004ea2e0"/>
    </style:style>
    <style:style style:name="T243" style:family="text">
      <style:text-properties officeooo:rsid="0051c21d"/>
    </style:style>
    <style:style style:name="T244" style:family="text">
      <style:text-properties officeooo:rsid="005260ec"/>
    </style:style>
    <style:style style:name="T245" style:family="text">
      <style:text-properties officeooo:rsid="0053b526"/>
    </style:style>
    <style:style style:name="T246" style:family="text">
      <style:text-properties officeooo:rsid="005617d4"/>
    </style:style>
    <style:style style:name="T247" style:family="text">
      <style:text-properties officeooo:rsid="001607c0"/>
    </style:style>
    <style:style style:name="T248" style:family="text">
      <style:text-properties officeooo:rsid="004b186c"/>
    </style:style>
    <style:style style:name="T249" style:family="text">
      <style:text-properties officeooo:rsid="00197e48"/>
    </style:style>
    <style:style style:name="T250" style:family="text">
      <style:text-properties officeooo:rsid="001b3c61"/>
    </style:style>
    <style:style style:name="T251" style:family="text">
      <style:text-properties officeooo:rsid="001de50c"/>
    </style:style>
    <style:style style:name="T252" style:family="text">
      <style:text-properties officeooo:rsid="0020db95"/>
    </style:style>
    <style:style style:name="T253" style:family="text">
      <style:text-properties officeooo:rsid="00242bf7"/>
    </style:style>
    <style:style style:name="T254" style:family="text">
      <style:text-properties officeooo:rsid="00727222"/>
    </style:style>
    <style:style style:name="T255" style:family="text">
      <style:text-properties officeooo:rsid="0028b9b6"/>
    </style:style>
    <style:style style:name="T256" style:family="text">
      <style:text-properties officeooo:rsid="00658e4a"/>
    </style:style>
    <style:style style:name="T257" style:family="text">
      <style:text-properties style:text-position="super 58%"/>
    </style:style>
    <style:style style:name="T258" style:family="text">
      <style:text-properties officeooo:rsid="002bfe51"/>
    </style:style>
    <style:style style:name="T259" style:family="text">
      <style:text-properties officeooo:rsid="002d1a6d"/>
    </style:style>
    <style:style style:name="T260" style:family="text">
      <style:text-properties officeooo:rsid="002d995b"/>
    </style:style>
    <style:style style:name="T261" style:family="text">
      <style:text-properties officeooo:rsid="002f3517"/>
    </style:style>
    <style:style style:name="T262" style:family="text">
      <style:text-properties officeooo:rsid="00311dff"/>
    </style:style>
    <style:style style:name="T263" style:family="text">
      <style:text-properties officeooo:rsid="0032140e"/>
    </style:style>
    <style:style style:name="T264" style:family="text">
      <style:text-properties officeooo:rsid="0033031e"/>
    </style:style>
    <style:style style:name="T265" style:family="text">
      <style:text-properties officeooo:rsid="00344d0b"/>
    </style:style>
    <style:style style:name="T266" style:family="text">
      <style:text-properties officeooo:rsid="00359dff"/>
    </style:style>
    <style:style style:name="T267" style:family="text">
      <style:text-properties officeooo:rsid="0036be99"/>
    </style:style>
    <style:style style:name="T268" style:family="text">
      <style:text-properties officeooo:rsid="003797eb"/>
    </style:style>
    <style:style style:name="T269" style:family="text">
      <style:text-properties officeooo:rsid="003b0bfd"/>
    </style:style>
    <style:style style:name="T270" style:family="text">
      <style:text-properties officeooo:rsid="003cb76b"/>
    </style:style>
    <style:style style:name="T271" style:family="text">
      <style:text-properties officeooo:rsid="00136a58"/>
    </style:style>
    <style:style style:name="T272" style:family="text">
      <style:text-properties officeooo:rsid="003cffc2"/>
    </style:style>
    <style:style style:name="T273" style:family="text">
      <style:text-properties officeooo:rsid="003d445e"/>
    </style:style>
    <style:style style:name="T274" style:family="text">
      <style:text-properties officeooo:rsid="003f3d03"/>
    </style:style>
    <style:style style:name="T275" style:family="text">
      <style:text-properties officeooo:rsid="0040091b"/>
    </style:style>
    <style:style style:name="T276" style:family="text">
      <style:text-properties officeooo:rsid="0041d29c"/>
    </style:style>
    <style:style style:name="T277" style:family="text">
      <style:text-properties fo:font-variant="normal" fo:text-transform="none" fo:color="#000000" loext:opacity="100%" style:font-name="Times New Roman" fo:font-size="12pt" fo:letter-spacing="normal" fo:font-style="normal" fo:font-weight="normal"/>
    </style:style>
    <style:style style:name="T278" style:family="text">
      <style:text-properties officeooo:rsid="0042aa03"/>
    </style:style>
    <style:style style:name="T279" style:family="text">
      <style:text-properties officeooo:rsid="004633df"/>
    </style:style>
    <style:style style:name="T280" style:family="text">
      <style:text-properties officeooo:rsid="0046961c"/>
    </style:style>
    <style:style style:name="T281" style:family="text">
      <style:text-properties officeooo:rsid="00488ba6"/>
    </style:style>
    <style:style style:name="T282" style:family="text">
      <style:text-properties officeooo:rsid="004a4783"/>
    </style:style>
    <style:style style:name="T283" style:family="text">
      <style:text-properties officeooo:rsid="004c5e2c"/>
    </style:style>
    <style:style style:name="T284" style:family="text">
      <style:text-properties officeooo:rsid="004f1857"/>
    </style:style>
    <style:style style:name="T285" style:family="text">
      <style:text-properties officeooo:rsid="00501f70"/>
    </style:style>
    <style:style style:name="T286" style:family="text">
      <style:text-properties officeooo:rsid="00516726"/>
    </style:style>
    <style:style style:name="T287" style:family="text">
      <style:text-properties officeooo:rsid="00522144"/>
    </style:style>
    <style:style style:name="T288" style:family="text">
      <style:text-properties officeooo:rsid="0053221f"/>
    </style:style>
    <style:style style:name="T289" style:family="text">
      <style:text-properties officeooo:rsid="0053fba9"/>
    </style:style>
    <style:style style:name="T290" style:family="text">
      <style:text-properties officeooo:rsid="005409cb"/>
    </style:style>
    <style:style style:name="T291" style:family="text">
      <style:text-properties officeooo:rsid="005536a2"/>
    </style:style>
    <style:style style:name="T292" style:family="text">
      <style:text-properties officeooo:rsid="0055e172"/>
    </style:style>
    <style:style style:name="T293" style:family="text">
      <style:text-properties officeooo:rsid="00568fed"/>
    </style:style>
    <style:style style:name="T294" style:family="text">
      <style:text-properties officeooo:rsid="005843e2"/>
    </style:style>
    <style:style style:name="T295" style:family="text">
      <style:text-properties officeooo:rsid="0059f3a5"/>
    </style:style>
    <style:style style:name="T296" style:family="text">
      <style:text-properties officeooo:rsid="005ad32d"/>
    </style:style>
    <style:style style:name="T297" style:family="text">
      <style:text-properties officeooo:rsid="005bfa94"/>
    </style:style>
    <style:style style:name="T298" style:family="text">
      <style:text-properties officeooo:rsid="005c94b8"/>
    </style:style>
    <style:style style:name="T299" style:family="text">
      <style:text-properties officeooo:rsid="005d384b"/>
    </style:style>
    <style:style style:name="T300" style:family="text">
      <style:text-properties officeooo:rsid="006150f7"/>
    </style:style>
    <style:style style:name="T301" style:family="text">
      <style:text-properties officeooo:rsid="0062d236"/>
    </style:style>
    <style:style style:name="T302" style:family="text">
      <style:text-properties officeooo:rsid="00635007"/>
    </style:style>
    <style:style style:name="T303" style:family="text">
      <style:text-properties officeooo:rsid="0063d265"/>
    </style:style>
    <style:style style:name="T304" style:family="text">
      <style:text-properties officeooo:rsid="00655580"/>
    </style:style>
    <style:style style:name="T305" style:family="text">
      <style:text-properties officeooo:rsid="006777e1"/>
    </style:style>
    <style:style style:name="T306" style:family="text">
      <style:text-properties officeooo:rsid="0068e22d"/>
    </style:style>
    <style:style style:name="T307" style:family="text">
      <style:text-properties officeooo:rsid="00691d98"/>
    </style:style>
    <style:style style:name="T308" style:family="text">
      <style:text-properties officeooo:rsid="006942a1"/>
    </style:style>
    <style:style style:name="T309" style:family="text">
      <style:text-properties officeooo:rsid="006ab227"/>
    </style:style>
    <style:style style:name="T310" style:family="text">
      <style:text-properties officeooo:rsid="006c31a4"/>
    </style:style>
    <style:style style:name="T311" style:family="text">
      <style:text-properties officeooo:rsid="006b5033"/>
    </style:style>
    <style:style style:name="T312" style:family="text">
      <style:text-properties officeooo:rsid="006d9459"/>
    </style:style>
    <style:style style:name="T313" style:family="text">
      <style:text-properties officeooo:rsid="006efb5a"/>
    </style:style>
    <style:style style:name="T314" style:family="text">
      <style:text-properties officeooo:rsid="0070c1b7"/>
    </style:style>
    <style:style style:name="T315" style:family="text">
      <style:text-properties officeooo:rsid="00711c74"/>
    </style:style>
    <style:style style:name="T316" style:family="text">
      <style:text-properties officeooo:rsid="0073ecf5"/>
    </style:style>
    <style:style style:name="T317" style:family="text">
      <style:text-properties officeooo:rsid="00bf99c5"/>
    </style:style>
    <style:style style:name="T318" style:family="text">
      <style:text-properties officeooo:rsid="0075e2f0"/>
    </style:style>
    <style:style style:name="T319" style:family="text">
      <style:text-properties officeooo:rsid="0076e028"/>
    </style:style>
    <style:style style:name="T320" style:family="text">
      <style:text-properties officeooo:rsid="00788038"/>
    </style:style>
    <style:style style:name="T321" style:family="text">
      <style:text-properties officeooo:rsid="007920e0"/>
    </style:style>
    <style:style style:name="T322" style:family="text">
      <style:text-properties officeooo:rsid="007ad23a"/>
    </style:style>
    <style:style style:name="T323" style:family="text">
      <style:text-properties officeooo:rsid="007ba084"/>
    </style:style>
    <style:style style:name="T324" style:family="text">
      <style:text-properties officeooo:rsid="007c75cb"/>
    </style:style>
    <style:style style:name="T325" style:family="text">
      <style:text-properties officeooo:rsid="00a18001"/>
    </style:style>
    <style:style style:name="T326" style:family="text">
      <style:text-properties officeooo:rsid="007d9888"/>
    </style:style>
    <style:style style:name="T327" style:family="text">
      <style:text-properties officeooo:rsid="007f7388"/>
    </style:style>
    <style:style style:name="T328" style:family="text">
      <style:text-properties officeooo:rsid="0080ec3f"/>
    </style:style>
    <style:style style:name="T329" style:family="text">
      <style:text-properties officeooo:rsid="0081ff61"/>
    </style:style>
    <style:style style:name="T330" style:family="text">
      <style:text-properties officeooo:rsid="00830824"/>
    </style:style>
    <style:style style:name="T331" style:family="text">
      <style:text-properties officeooo:rsid="00837ce4"/>
    </style:style>
    <style:style style:name="T332" style:family="text">
      <style:text-properties officeooo:rsid="0084b3a1"/>
    </style:style>
    <style:style style:name="T333" style:family="text">
      <style:text-properties officeooo:rsid="00869558"/>
    </style:style>
    <style:style style:name="T334" style:family="text">
      <style:text-properties officeooo:rsid="008881b2"/>
    </style:style>
    <style:style style:name="T335" style:family="text">
      <style:text-properties officeooo:rsid="0088df8a"/>
    </style:style>
    <style:style style:name="T336" style:family="text">
      <style:text-properties officeooo:rsid="008a5a2d"/>
    </style:style>
    <style:style style:name="T337" style:family="text">
      <style:text-properties officeooo:rsid="0090bcdd"/>
    </style:style>
    <style:style style:name="T338" style:family="text">
      <style:text-properties officeooo:rsid="009182ab"/>
    </style:style>
    <style:style style:name="T339" style:family="text">
      <style:text-properties officeooo:rsid="0093f716"/>
    </style:style>
    <style:style style:name="T340" style:family="text">
      <style:text-properties officeooo:rsid="00942739"/>
    </style:style>
    <style:style style:name="T341" style:family="text">
      <style:text-properties officeooo:rsid="009c8a0b"/>
    </style:style>
    <style:style style:name="T342" style:family="text">
      <style:text-properties officeooo:rsid="009fcc13"/>
    </style:style>
    <style:style style:name="T343" style:family="text">
      <style:text-properties officeooo:rsid="00a4d2cf"/>
    </style:style>
    <style:style style:name="T344" style:family="text">
      <style:text-properties officeooo:rsid="00a56a79"/>
    </style:style>
    <style:style style:name="T345" style:family="text">
      <style:text-properties officeooo:rsid="00a6ffc4"/>
    </style:style>
    <style:style style:name="T346" style:family="text">
      <style:text-properties officeooo:rsid="00ba13c6"/>
    </style:style>
    <style:style style:name="T347" style:family="text">
      <style:text-properties officeooo:rsid="00a8a57d"/>
    </style:style>
    <style:style style:name="T348" style:family="text">
      <style:text-properties officeooo:rsid="00aab4d2"/>
    </style:style>
    <style:style style:name="T349" style:family="text">
      <style:text-properties officeooo:rsid="00adec9a"/>
    </style:style>
    <style:style style:name="T350" style:family="text">
      <style:text-properties officeooo:rsid="00ae0ead"/>
    </style:style>
    <style:style style:name="T351" style:family="text">
      <style:text-properties officeooo:rsid="00ae242b"/>
    </style:style>
    <style:style style:name="T352" style:family="text">
      <style:text-properties officeooo:rsid="00b1aaa5"/>
    </style:style>
    <style:style style:name="T353" style:family="text">
      <style:text-properties officeooo:rsid="00b40159"/>
    </style:style>
    <style:style style:name="T354" style:family="text">
      <style:text-properties officeooo:rsid="00b4ce38"/>
    </style:style>
    <style:style style:name="T355" style:family="text">
      <style:text-properties officeooo:rsid="00b7c4ec"/>
    </style:style>
    <style:style style:name="T356" style:family="text">
      <style:text-properties officeooo:rsid="00bb0798"/>
    </style:style>
    <style:style style:name="T357" style:family="text">
      <style:text-properties officeooo:rsid="00b83062"/>
    </style:style>
    <style:style style:name="T358" style:family="text">
      <style:text-properties officeooo:rsid="00ba345e"/>
    </style:style>
    <style:style style:name="T359" style:family="text">
      <style:text-properties officeooo:rsid="00bbc426"/>
    </style:style>
    <style:style style:name="T360" style:family="text">
      <style:text-properties officeooo:rsid="00bcc966"/>
    </style:style>
    <style:style style:name="T361" style:family="text">
      <style:text-properties officeooo:rsid="00be84b0"/>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4818*" fo:start-indent="0cm" fo:end-indent="0.249cm"/>
          <style:column style:rel-width="4819*" fo:start-indent="0.249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YPHER SYSTEM REFERENCE DOCUMENT 2024-07-0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Spis treści1_Head">
            <text:p text:style-name="Contents_20_Heading">Spis treści</text:p>
          </text:index-title>
          <text:p text:style-name="P318"><text:a xlink:type="simple" xlink:href="#__RefHeading___Toc883_2102140854" text:style-name="Index_20_Link" text:visited-style-name="Index_20_Link">1. Jak grać w Cypher System<text:tab/>2</text:a></text:p>
          <text:p text:style-name="P318"><text:a xlink:type="simple" xlink:href="#__RefHeading___Toc3001_2102140854" text:style-name="Index_20_Link" text:visited-style-name="Index_20_Link">2. Tworzenie Własnej Postaci<text:tab/>8</text:a></text:p>
          <text:p text:style-name="P319"><text:a xlink:type="simple" xlink:href="#__RefHeading___Toc3003_2102140854" text:style-name="Index_20_Link" text:visited-style-name="Index_20_Link">2.1.1. Wojownik<text:tab/>17</text:a></text:p>
          <text:p text:style-name="P319"><text:a xlink:type="simple" xlink:href="#__RefHeading___Toc3864_2102140854" text:style-name="Index_20_Link" text:visited-style-name="Index_20_Link">2.1.2. Adept<text:tab/>22</text:a></text:p>
          <text:p text:style-name="P319"><text:a xlink:type="simple" xlink:href="#__RefHeading___Toc3866_2102140854" text:style-name="Index_20_Link" text:visited-style-name="Index_20_Link">2.1.3. Odkrywca<text:tab/>28</text:a></text:p>
          <text:p text:style-name="P319"><text:a xlink:type="simple" xlink:href="#__RefHeading___Toc3868_2102140854" text:style-name="Index_20_Link" text:visited-style-name="Index_20_Link">2.1.4. Mówca<text:tab/>33</text:a></text:p>
          <text:p text:style-name="P320"><text:a xlink:type="simple" xlink:href="#__RefHeading___Toc4058_2102140854" text:style-name="Index_20_Link" text:visited-style-name="Index_20_Link">2.2.1. Opcja Tworzenia Postaci - Fantasy<text:tab/>38</text:a></text:p>
          <text:p text:style-name="P320"><text:a xlink:type="simple" xlink:href="#__RefHeading___Toc4453_2102140854" text:style-name="Index_20_Link" text:visited-style-name="Index_20_Link">2.2.2. Dalsza Customizacja<text:tab/>42</text:a></text:p>
          <text:p text:style-name="P319"><text:a xlink:type="simple" xlink:href="#__RefHeading___Toc5888_2102140854" text:style-name="Index_20_Link" text:visited-style-name="Index_20_Link">2.3. Deskryptor<text:tab/>49</text:a></text:p>
          <text:p text:style-name="P320"><text:a xlink:type="simple" xlink:href="#__RefHeading___Toc11304_2102140854" text:style-name="Index_20_Link" text:visited-style-name="Index_20_Link">2.3.1 Customizacja deskryptorów<text:tab/>81</text:a></text:p>
          <text:p text:style-name="P319"><text:a xlink:type="simple" xlink:href="#__RefHeading___Toc11306_2102140854" text:style-name="Index_20_Link" text:visited-style-name="Index_20_Link">2.4. Specjalizacje<text:tab/>82</text:a></text:p>
        </text:index-body>
      </text:table-of-content>
      <text:h text:style-name="P321" text:outline-level="1"/>
      <text:h text:style-name="P322" text:outline-level="1"><text:bookmark-start text:name="__RefHeading___Toc883_2102140854"/>1. Jak grać w Cypher System<text:bookmark-end text:name="__RefHeading___Toc883_2102140854"/></text:h>
      <text:p text:style-name="P12">Zasady Cypher System są całkiem proste i cała rozgrywka bazuje na ledwie kilku podstawowych konceptach.</text:p>
      <text:p text:style-name="P12">Ten rozdział zapewnia krótkie wyjaśnienie jak grać w tę grę, i jest przydatny dla dopiero uczących się rozgrywki. Kiedy zrozumiesz już podstawowe koncepty, będziesz pewnie chcieć przeczytać <text:span text:style-name="Source_20_Text"><text:span text:style-name="T79">Zasady Gry</text:span></text:span> po więcej szczegółów. </text:p>
      <text:p text:style-name="P12">Cypher System korzysta z kości dwudziestościennej (k20) by określić wynik większości akcji. Za każdym razem, gdy wymagany jest rzut, a nie podano kości, rzuć k20.</text:p>
      <text:p text:style-name="P12">Mistrz Gry określa stopień trudności danego zadania. Istnieje 10 stopni trudności. Tak więc, trudno<text:span text:style-name="T94">ś</text:span>ć można określić na skali od 1 do 10.</text:p>
      <text:p text:style-name="P12">Każda trudność ma minimalny wynik powiązany z sobą. Minimalny wynik <text:span text:style-name="T94">(inaczej zwany stopniem trudności)</text:span> to zawsze 3x <text:span text:style-name="T94">poziom trudności</text:span>, więc stopień trudności 1 ma minimalny wynik 3, a stopień trudności 4 ma minimalny wynik 12. By odnieść sukces, należy wyrzucić minimalny wynik lub więcej danego ST. Patrz Tabela Stopnie Trudności po więcej danych.</text:p>
      <text:p text:style-name="P13"><text:span text:style-name="T95">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80">Ułatwianiem </text:span></text:span><text:span text:style-name="Source_20_Text"><text:span text:style-name="T1">albo</text:span></text:span><text:span text:style-name="Source_20_Text"><text:span text:style-name="T80"> Obniżaniem trudności o jeden stopień </text:span></text:span><text:span text:style-name="Source_20_Text"><text:span text:style-name="T1">(</text:span></text:span><text:span text:style-name="Source_20_Text"><text:span text:style-name="T57">albo po prostu </text:span></text:span><text:span text:style-name="Source_20_Text"><text:span text:style-name="T58">Obniżaniem trudności</text:span></text:span><text:span text:style-name="Source_20_Text"><text:span text:style-name="T57">, gdzie przyjmuje się domyślnie, że dotyczy ona jednego stopnia). Jeśli postać jest wyspecjalizowana we wspinaczce, zamienia ona trudność 6 na trudność 4. Nazywa się to </text:span></text:span><text:span text:style-name="Source_20_Text"><text:span text:style-name="T58">Obniżaniem trudności o dwa stopnie. </text:span></text:span><text:span text:style-name="Source_20_Text"><text:span text:style-name="T36">Obniżanie poziomu trudności może także być nazywane </text:span></text:span><text:span text:style-name="Source_20_Text"><text:span text:style-name="T58">ułatwieniem zadania</text:span></text:span><text:span text:style-name="Source_20_Text"><text:span text:style-name="T36">. Niektóre sytuacje zwiększają, lub </text:span></text:span><text:span text:style-name="Source_20_Text"><text:span text:style-name="T81">Utrudniają</text:span></text:span><text:span text:style-name="Source_20_Text"><text:span text:style-name="T36">, trudność zadania. Jeśli zadanie jest utrudnione, należy zwiększyć jego trudność o jeden poziom.</text:span></text:span></text:p>
      <text:p text:style-name="P13"><text:span text:style-name="Source_20_Text"><text:span text:style-name="T81">Umiejętność</text:span></text:span><text:span text:style-name="Source_20_Text"><text:span text:style-name="T36">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13"><text:span text:style-name="Source_20_Text"><text:span text:style-name="T36">Jeśli jesteś </text:span></text:span><text:span text:style-name="Source_20_Text"><text:span text:style-name="T81">wytrenowany</text:span></text:span><text:span text:style-name="Source_20_Text"><text:span text:style-name="T36"> w umiejętności powiązanej z danym zadaniem, ułatwiasz rzut o stopień. Jeśli jesteś </text:span></text:span><text:span text:style-name="Source_20_Text"><text:span text:style-name="T81">wyspecjalizowany</text:span></text:span><text:span text:style-name="Source_20_Text"><text:span text:style-name="T36">, obniżasz poziom trudności o dwa stopnie. Umiejętność nigdy nie może obniżyć trudności testu o więcej niż dwa stopnie. </text:span></text:span></text:p>
      <text:p text:style-name="P13"><text:span text:style-name="Source_20_Text"><text:span text:style-name="T36">Wszystko inne co obniża trudność danego zadania nazywa się </text:span></text:span><text:span text:style-name="Source_20_Text"><text:span text:style-name="T81">Wysiłkiem</text:span></text:span><text:span text:style-name="Source_20_Text"><text:span text:style-name="T36">. (Wys</text:span></text:span><text:span text:style-name="Source_20_Text"><text:span text:style-name="T37">iłek</text:span></text:span><text:span text:style-name="Source_20_Text"><text:span text:style-name="T36"> opisano szczeg</text:span></text:span><text:span text:style-name="Source_20_Text"><text:span text:style-name="T37">ó</text:span></text:span><text:span text:style-name="Source_20_Text"><text:span text:style-name="T36">łowo w rozdziale Zasady Gry).</text:span></text:span></text:p>
      <text:p text:style-name="P13"><text:span text:style-name="Source_20_Text"><text:span text:style-name="T36">Podsumowując, trzy rzeczy mogą obniżyć trudność zadania: umiejętności, </text:span></text:span><text:span text:style-name="Source_20_Text"><text:span text:style-name="T37">atuty i Wysiłek. </text:span></text:span></text:p>
      <text:p text:style-name="P13"><text:span text:style-name="Source_20_Text"><text:span text:style-name="T37">Jeśli ułatwisz rzut tak mocno, że jego trudność wynosi 0, wtedy automatycznie uzyskujesz sukces i nie musisz rzucać kośćmi. </text:span></text:span></text:p>
      <text:p text:style-name="P13"><text:span text:style-name="Source_20_Text"><text:span text:style-name="T39">KIEDY RZUCAĆ KOŚĆMI?</text:span></text:span></text:p>
      <text:p text:style-name="P13"><text:span text:style-name="Source_20_Text"><text:span text:style-name="T37">Za każdym razem, gdy Twoja postać chce wykonać jakieś zadanie, MG daje mu Poziom Trudności i rzucasz k20 przeciwko Stopniowi Trudności powiązanemu z danym Poziomem Trudności.</text:span></text:span></text:p>
      <text:p text:style-name="P13"><text:soft-page-break/><text:span text:style-name="Source_20_Text"><text:span text:style-name="T37">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13"><text:span text:style-name="Source_20_Text"><text:span text:style-name="T37">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13"><text:span text:style-name="Source_20_Text"><text:span text:style-name="T37">Korzystając z umiejętności, atutów i Wysiłku, można teoretycznie obniżyć t</text:span></text:span><text:span text:style-name="Source_20_Text"><text:span text:style-name="T38">r</text:span></text:span><text:span text:style-name="Source_20_Text"><text:span text:style-name="T37">udność dowolnej akcji do 0 i zlikwidować konieczność rzucania kostką. Przejście po wąskim drewnie jest trudne dla większości ludzi, ale nie dla doświadczonego gimnastyka. Możesz nawet obniżyć </text:span></text:span><text:span text:style-name="Source_20_Text"><text:span text:style-name="T38">t</text:span></text:span><text:span text:style-name="Source_20_Text"><text:span text:style-name="T37">rudność ataku na swojego wroga do 0 i odnieść sukces bez rzucania.</text:span></text:span></text:p>
      <text:p text:style-name="P13"><text:span text:style-name="Source_20_Text"><text:span text:style-name="T37">Jeśli nie ma rzutu, nie ma szansy, by odnieść porażkę. Jednakże, nie ma także szansy na wyjątkowy sukces (w Cypher System zazwyczaj oznacza to wyrzucenie 19 lub 20, co jest znane jako </text:span></text:span><text:span text:style-name="Source_20_Text"><text:span text:style-name="T81">specjalne rzuty</text:span></text:span><text:span text:style-name="Source_20_Text"><text:span text:style-name="T37">; rozdział Zasady Gry omawia je w szczegółach).</text:span></text:span></text:p>
      <text:p text:style-name="P13"><text:span text:style-name="Source_20_Text"><text:span text:style-name="T39">TABELA: TRUDNOŚĆ ZADAŃ</text:span></text:span></text:p>
      <table:table table:name="Tabela1" table:style-name="Tabela1">
        <table:table-column table:style-name="Tabela1.A" table:number-columns-repeated="3"/>
        <table:table-column table:style-name="Tabela1.D"/>
        <table:table-row table:style-name="TableLine2510012374128">
          <table:table-cell table:style-name="Tabela1.A1" office:value-type="string">
            <text:p text:style-name="P1">Poziom Trudności</text:p>
          </table:table-cell>
          <table:table-cell table:style-name="Tabela1.A1" office:value-type="string">
            <text:p text:style-name="P1">Opis</text:p>
          </table:table-cell>
          <table:table-cell table:style-name="Tabela1.A1" office:value-type="string">
            <text:p text:style-name="P1">Stopień Trudności</text:p>
          </table:table-cell>
          <table:table-cell table:style-name="Tabela1.A1" office:value-type="string">
            <text:p text:style-name="P1">Szczegóły</text:p>
          </table:table-cell>
        </table:table-row>
        <table:table-row table:style-name="TableLine2510012379024">
          <table:table-cell table:style-name="Tabela1.A2" office:value-type="float" office:value="0">
            <text:p text:style-name="P1">0</text:p>
          </table:table-cell>
          <table:table-cell table:style-name="Tabela1.A1" office:value-type="string">
            <text:p text:style-name="P1">Rutyna</text:p>
          </table:table-cell>
          <table:table-cell table:style-name="Tabela1.A2" office:value-type="float" office:value="0">
            <text:p text:style-name="P1">0</text:p>
          </table:table-cell>
          <table:table-cell table:style-name="Tabela1.A1" office:value-type="string">
            <text:p text:style-name="P1">Każdy może to zrobić zawsze</text:p>
          </table:table-cell>
        </table:table-row>
        <table:table-row table:style-name="TableLine2510012381472">
          <table:table-cell table:style-name="Tabela1.A2" office:value-type="float" office:value="1">
            <text:p text:style-name="P1">1</text:p>
          </table:table-cell>
          <table:table-cell table:style-name="Tabela1.A1" office:value-type="string">
            <text:p text:style-name="P1">Poste</text:p>
          </table:table-cell>
          <table:table-cell table:style-name="Tabela1.A2" office:value-type="float" office:value="3">
            <text:p text:style-name="P1">3</text:p>
          </table:table-cell>
          <table:table-cell table:style-name="Tabela1.A1" office:value-type="string">
            <text:p text:style-name="P1">Większość ludzi może to zrobić przez większość czasu</text:p>
          </table:table-cell>
        </table:table-row>
        <table:table-row table:style-name="TableLine2510012386640">
          <table:table-cell table:style-name="Tabela1.A2" office:value-type="float" office:value="2">
            <text:p text:style-name="P1">2</text:p>
          </table:table-cell>
          <table:table-cell table:style-name="Tabela1.A1" office:value-type="string">
            <text:p text:style-name="P1">Standardowe</text:p>
          </table:table-cell>
          <table:table-cell table:style-name="Tabela1.A2" office:value-type="float" office:value="6">
            <text:p text:style-name="P1">6</text:p>
          </table:table-cell>
          <table:table-cell table:style-name="Tabela1.A1" office:value-type="string">
            <text:p text:style-name="P1">Typowe zadanie wymagające skupienia, ale większość ludzi może to wykonać</text:p>
          </table:table-cell>
        </table:table-row>
        <table:table-row table:style-name="TableLine2510012376032">
          <table:table-cell table:style-name="Tabela1.A2" office:value-type="float" office:value="3">
            <text:p text:style-name="P1">3</text:p>
          </table:table-cell>
          <table:table-cell table:style-name="Tabela1.A1" office:value-type="string">
            <text:p text:style-name="P1">Wymagające</text:p>
          </table:table-cell>
          <table:table-cell table:style-name="Tabela1.A2" office:value-type="float" office:value="9">
            <text:p text:style-name="P1">9</text:p>
          </table:table-cell>
          <table:table-cell table:style-name="Tabela1.A1" office:value-type="string">
            <text:p text:style-name="P1">Wymaga pełnej uwagi; większość ludzi ma szansę 50/50 na wykonanie tej czynności</text:p>
          </table:table-cell>
        </table:table-row>
        <table:table-row table:style-name="TableLine2510012385280">
          <table:table-cell table:style-name="Tabela1.A2" office:value-type="float" office:value="4">
            <text:p text:style-name="P1">4</text:p>
          </table:table-cell>
          <table:table-cell table:style-name="Tabela1.A1" office:value-type="string">
            <text:p text:style-name="P1">Trudne</text:p>
          </table:table-cell>
          <table:table-cell table:style-name="Tabela1.A2" office:value-type="float" office:value="12">
            <text:p text:style-name="P1">12</text:p>
          </table:table-cell>
          <table:table-cell table:style-name="Tabela1.A1" office:value-type="string">
            <text:p text:style-name="P1">Wytrenowani ludzie mają szansę 50/50 na osiągnięcie sukcesu</text:p>
          </table:table-cell>
        </table:table-row>
        <table:table-row table:style-name="TableLine2510012379840">
          <table:table-cell table:style-name="Tabela1.A2" office:value-type="float" office:value="5">
            <text:p text:style-name="P1">5</text:p>
          </table:table-cell>
          <table:table-cell table:style-name="Tabela1.A1" office:value-type="string">
            <text:p text:style-name="P1">Wyzwanie</text:p>
          </table:table-cell>
          <table:table-cell table:style-name="Tabela1.A2" office:value-type="float" office:value="15">
            <text:p text:style-name="P1">15</text:p>
          </table:table-cell>
          <table:table-cell table:style-name="Tabela1.A1" office:value-type="string">
            <text:p text:style-name="P1">Nawet wytrenowani ludzie często ponoszą klęskę</text:p>
          </table:table-cell>
        </table:table-row>
        <table:table-row table:style-name="TableLine2510012385552">
          <table:table-cell table:style-name="Tabela1.A2" office:value-type="float" office:value="6">
            <text:p text:style-name="P1">6</text:p>
          </table:table-cell>
          <table:table-cell table:style-name="Tabela1.A1" office:value-type="string">
            <text:p text:style-name="P1">Bardzo trudne</text:p>
          </table:table-cell>
          <table:table-cell table:style-name="Tabela1.A2" office:value-type="float" office:value="18">
            <text:p text:style-name="P1">18</text:p>
          </table:table-cell>
          <table:table-cell table:style-name="Tabela1.A1" office:value-type="string">
            <text:p text:style-name="P1">Zwykli ludzie prawie zawsze ponoszą klęskę</text:p>
          </table:table-cell>
        </table:table-row>
        <table:table-row table:style-name="TableLine2510012384192">
          <table:table-cell table:style-name="Tabela1.A2" office:value-type="float" office:value="7">
            <text:p text:style-name="P1">7</text:p>
          </table:table-cell>
          <table:table-cell table:style-name="Tabela1.A1" office:value-type="string">
            <text:p text:style-name="P1">Przerażająco trudne</text:p>
          </table:table-cell>
          <table:table-cell table:style-name="Tabela1.A2" office:value-type="float" office:value="21">
            <text:p text:style-name="P1">21</text:p>
          </table:table-cell>
          <table:table-cell table:style-name="Tabela1.A1" office:value-type="string">
            <text:p text:style-name="P1">Niemożliwe bez umiejętności lub wielkiego skupienia</text:p>
          </table:table-cell>
        </table:table-row>
        <table:table-row table:style-name="TableLine2510012389088">
          <table:table-cell table:style-name="Tabela1.A2" office:value-type="float" office:value="8">
            <text:p text:style-name="P1">8</text:p>
          </table:table-cell>
          <table:table-cell table:style-name="Tabela1.A1" office:value-type="string">
            <text:p text:style-name="P1">Heroiczne</text:p>
          </table:table-cell>
          <table:table-cell table:style-name="Tabela1.A2" office:value-type="float" office:value="24">
            <text:p text:style-name="P1">24</text:p>
          </table:table-cell>
          <table:table-cell table:style-name="Tabela1.A1" office:value-type="string">
            <text:p text:style-name="P1">Zadanie godne opisywania w historiach przez lata</text:p>
          </table:table-cell>
        </table:table-row>
        <table:table-row table:style-name="TableLine2510012388272">
          <table:table-cell table:style-name="Tabela1.A2" office:value-type="float" office:value="9">
            <text:p text:style-name="P1">9</text:p>
          </table:table-cell>
          <table:table-cell table:style-name="Tabela1.A1" office:value-type="string">
            <text:p text:style-name="P1">Legendarne</text:p>
          </table:table-cell>
          <table:table-cell table:style-name="Tabela1.A2" office:value-type="float" office:value="27">
            <text:p text:style-name="P1">27</text:p>
          </table:table-cell>
          <table:table-cell table:style-name="Tabela1.A1" office:value-type="string">
            <text:p text:style-name="P1">Zadanie godne legend opowiadanych przez <text:soft-page-break/>pokolenia</text:p>
          </table:table-cell>
        </table:table-row>
        <table:table-row table:style-name="TableLine2510012389360">
          <table:table-cell table:style-name="Tabela1.A2" office:value-type="float" office:value="10">
            <text:p text:style-name="P1">10</text:p>
          </table:table-cell>
          <table:table-cell table:style-name="Tabela1.A1" office:value-type="string">
            <text:p text:style-name="P1">Niemożliwe</text:p>
          </table:table-cell>
          <table:table-cell table:style-name="Tabela1.A2" office:value-type="float" office:value="30">
            <text:p text:style-name="P1">30</text:p>
          </table:table-cell>
          <table:table-cell table:style-name="Tabela1.A1" office:value-type="string">
            <text:p text:style-name="P1">Zadanie, którego zwykli ludzie nie mogą wykonać (ale które nie łamie praw fizyki)</text:p>
          </table:table-cell>
        </table:table-row>
      </table:table>
      <text:p text:style-name="P13"><text:span text:style-name="Source_20_Text"><text:span text:style-name="T37"/></text:span></text:p>
      <text:p text:style-name="P13"><text:span text:style-name="Source_20_Text"><text:span text:style-name="T39">WALKA</text:span></text:span></text:p>
      <text:p text:style-name="P13"><text:span text:style-name="Source_20_Text"><text:span text:style-name="T4">Wykonywanie ataków w walce działa tak samo jak inne rzuty – MG określa trudność zadania, a następnie należy rzucić k20 przeciwko Stopniowi Trudności.</text:span></text:span></text:p>
      <text:p text:style-name="P13"><text:span text:style-name="Source_20_Text"><text:span text:style-name="T4">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13"><text:span text:style-name="Source_20_Text"><text:span text:style-name="T4">Trzeba zaznaczyć, że gracze wykonują wszystkie rzuty w Cypher System. Jeśli gracz atakuje istotę, ten gracz wykonuje rzut na atak. Jeśli istota atakuje gracza, to on wykonuje rzut obronny. </text:span></text:span></text:p>
      <text:p text:style-name="P13"><text:span text:style-name="Source_20_Text"><text:span text:style-name="T5">Obrażenia zadawane przez atak nie są definiowane przez rzut kością – jest to stała wartość bazująca na broni lub ataku. Dla przykładu, włócznia zawsze zadaje 4 punkty obrażeń.</text:span></text:span></text:p>
      <text:p text:style-name="P13"><text:span text:style-name="Source_20_Text"><text:span text:style-name="T5">Twój </text:span></text:span><text:span text:style-name="Source_20_Text"><text:span text:style-name="T82">Pancerz</text:span></text:span><text:span text:style-name="Source_20_Text"><text:span text:style-name="T5">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13"><text:span text:style-name="Source_20_Text"><text:span text:style-name="T5">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13"><text:span text:style-name="Source_20_Text"><text:span text:style-name="T5">Fizyczne bronie posiadają 3 kategorie: lekkie, średnie i ciężkie. <text:s/></text:span></text:span></text:p>
      <text:p text:style-name="P13"><text:span text:style-name="Source_20_Text"><text:span text:style-name="T6">Lekkie bronie zadają tylko 2 punkty obrażeń, ale ułatwiają rzuty na atak, ponieważ są szybkie i łatwe w użyciu. Lekkie bronie to ciosy pięścią, kopnięcia, maczugi, noży, toporki ręczne, rapiery, mał</text:span></text:span><text:span text:style-name="Source_20_Text"><text:span text:style-name="T27">e</text:span></text:span><text:span text:style-name="Source_20_Text"><text:span text:style-name="T6"> pistolety itp. Bronie, które są małe, są bro</text:span></text:span><text:span text:style-name="Source_20_Text"><text:span text:style-name="T27">niami</text:span></text:span><text:span text:style-name="Source_20_Text"><text:span text:style-name="T6"> lekkimi.</text:span></text:span></text:p>
      <text:p text:style-name="P13"><text:span text:style-name="Source_20_Text"><text:span text:style-name="T6">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13"><text:span text:style-name="Source_20_Text"><text:span text:style-name="T6">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454"><text:alphabetical-index-mark text:string-value="Specjalne wyniki rzutów"/><text:span text:style-name="Source_20_Text"><text:span text:style-name="T54">SPECJALNE WYNIKI RZUTÓW</text:span></text:span></text:p>
      <text:p text:style-name="P13"><text:span text:style-name="Source_20_Text"><text:span text:style-name="T6">Kiedy wyrzucasz naturalne 19 (k20 pokazuje „19”) i test jest sukcesem, uzyskujesz mniejszy efekt. </text:span></text:span><text:soft-page-break/><text:span text:style-name="Source_20_Text"><text:span text:style-name="T6">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text:span></text:span><text:span text:style-name="Source_20_Text"><text:span text:style-name="T35">W innych słowach</text:span></text:span><text:span text:style-name="Source_20_Text"><text:span text:style-name="T6">, nie tylko osiągasz zwykły sukces, ale także uzyskujesz pomniejszy bonus. </text:span></text:span></text:p>
      <text:p text:style-name="P13"><text:span text:style-name="Source_20_Text"><text:span text:style-name="T6">Kiedy wyrzucasz naturalne 20 (k20 pokazuje „20”) i rzut się powiódł, uzyskujesz dodatkowo większy efekt. </text:span></text:span><text:span text:style-name="Source_20_Text"><text:span text:style-name="T7">Jest to podobne do mniejszego efektu, ale na większą skalę. W walce, zadajesz dodatkowe 4 punkty obrażeń, ale znowu, można zamiast tego wybrać jakiś efekt dodatkowy, taki jak przewrócenie wroga, ogłuszenie go, lub wzięcie akcji dodatkowej. Poza walką, większy efekt oznacza, że dzieje się coś korzystnego, w zależności od okoliczności. Dla przykładu, kiedy wspinasz się na ścianę, robisz to dwa razy szybciej. Kiedy rzut daje Ci większy efekt, możesz zamiast tego skorzystać z mniejszego efektu, jeśli taka jest Twoja wola.</text:span></text:span></text:p>
      <text:p text:style-name="P13"><text:span text:style-name="Source_20_Text"><text:span text:style-name="T7">W walce (i tylko wtedy) jeśli rzucisz naturalne 17 lub 18 na rzucie na atak, zadajesz – odpowiednio - dodatkowe 1 lub 2 punkty obrażeń. Te rzuty nie dają żadnych innych specjalnych efektów – tylko zwiększają obrażenia.</text:span></text:span></text:p>
      <text:p text:style-name="P13"><text:span text:style-name="Source_20_Text"><text:span text:style-name="T7">(Po więcej informacji o specjalnych wynikach rzutów i tym, jak wpływają na walkę i inne akcje, patrz Zasady Gry).</text:span></text:span></text:p>
      <text:p text:style-name="P454"><text:span text:style-name="Source_20_Text"><text:span text:style-name="T7">Wyrzucenie naturalnej 1 jest zawsze złe. To oznacza, że MG wprowadza nowe utrudnienie do sceny. </text:span></text:span></text:p>
      <text:p text:style-name="P454"><text:alphabetical-index-mark text:string-value="Słowniczek"/><text:span text:style-name="Source_20_Text"><text:span text:style-name="T54">SŁOWNICZEK</text:span></text:span></text:p>
      <text:p text:style-name="P454"><text:span text:style-name="Source_20_Text"><text:span text:style-name="T7">Mistrz Gry (MG): Gracz, który nie ma własnej postaci, a który zamiast tego kieruje całą fabułą i wszystkimi BN-ami.</text:span></text:span></text:p>
      <text:p text:style-name="P13"><text:span text:style-name="Source_20_Text"><text:span text:style-name="T7">Bohater Niezależny (BN): Postać kierowana przez MG. Myśl o niej jak o pomniejszej postaci w historii, lub jak o złoczyńcy lub oponencie. Wlicza się w to każde każda istota lub potwór.</text:span></text:span></text:p>
      <text:p text:style-name="P13"><text:span text:style-name="Source_20_Text"><text:span text:style-name="T7">Drużyna: Grupa BG (i może jacyś BN-i sojusznicy).</text:span></text:span></text:p>
      <text:p text:style-name="P13"><text:span text:style-name="Source_20_Text"><text:span text:style-name="T7">Bohater Gracza (BG); Postać odgrywana przez gracza zamias</text:span></text:span><text:span text:style-name="Source_20_Text"><text:span text:style-name="T27">t</text:span></text:span><text:span text:style-name="Source_20_Text"><text:span text:style-name="T7"> przez MG. Myśl o BG jak o głównych bohaterach historii.</text:span></text:span></text:p>
      <text:p text:style-name="P13"><text:span text:style-name="Source_20_Text"><text:span text:style-name="T7">Gracz: Gracz, który kieruje BG.</text:span></text:span></text:p>
      <text:p text:style-name="P13"><text:span text:style-name="Source_20_Text"><text:span text:style-name="T7">Sesja: Pojedyncza doświadczenie roleplayowe. Zazwyczaj trwa kilka godzin. Czasami jedną przygodę można ukończyć w czasie jednej sesji. Częściej, jedna przygoda zajmuje kilka sesji.</text:span></text:span></text:p>
      <text:p text:style-name="P13"><text:span text:style-name="Source_20_Text"><text:span text:style-name="T8">Przygoda: Pojedyncza część kampanii z początkiem i końcem. Zazwyczaj zdefiniowana na początku przez wspólny cel BG i na końcu przez to, czy go osiągnęli, czy też nie. </text:span></text:span></text:p>
      <text:p text:style-name="P13"><text:span text:style-name="Source_20_Text"><text:span text:style-name="T8">Kampania: Seria sesji połączona wspólną historią (lub połącz</text:span></text:span><text:span text:style-name="Source_20_Text"><text:span text:style-name="T27">o</text:span></text:span><text:span text:style-name="Source_20_Text"><text:span text:style-name="T8">nymi historiami) z tymi samymi BG. Często, lecz nie zawsze, kampania to zbiór przygód.</text:span></text:span></text:p>
      <text:p text:style-name="P13"><text:span text:style-name="Source_20_Text"><text:span text:style-name="T8">Postać: Cokolwiek, co </text:span></text:span><text:span text:style-name="Source_20_Text"><text:span text:style-name="T35">podejmuje akcje</text:span></text:span><text:span text:style-name="Source_20_Text"><text:span text:style-name="T8"> w grze. Choć wliczają się w to BG i ludzcy BN-i, technicznie wliczają się w to potwory, kosmici, mutanci, automatony, ruchome rośliny itp. Synonimem jest „istota” bądź „potwór”.</text:span></text:span></text:p>
      <text:p text:style-name="P454"><text:alphabetical-index-mark text:string-value="Zasięg i Szybkość"/><text:span text:style-name="Source_20_Text"><text:span text:style-name="T54">ZASIĘG I SZYBKOŚĆ</text:span></text:span></text:p>
      <text:p text:style-name="P13"><text:soft-page-break/><text:span text:style-name="Source_20_Text"><text:span text:style-name="T83">Zasięg</text:span></text:span><text:span text:style-name="Source_20_Text"><text:span text:style-name="T9"> dzieli się na 4 ogólnikowe kategorie: bliski, średni, daleki i bardzo daleki.</text:span></text:span></text:p>
      <text:p text:style-name="P13"><text:span text:style-name="Source_20_Text"><text:span text:style-name="T9">Bliski zasięg to odległość ręki lub paru kroków. Jeśli postać stoi w małym pokoju, wszystko wokół jest w jej </text:span></text:span><text:span text:style-name="Source_20_Text"><text:span text:style-name="T30">bliskim</text:span></text:span><text:span text:style-name="Source_20_Text"><text:span text:style-name="T9"> zasięgu. Górna granica </text:span></text:span><text:span text:style-name="Source_20_Text"><text:span text:style-name="T30">bliskiego</text:span></text:span><text:span text:style-name="Source_20_Text"><text:span text:style-name="T9"> zasięgu to 3 metry.</text:span></text:span></text:p>
      <text:p text:style-name="P13"><text:span text:style-name="Source_20_Text"><text:span text:style-name="T10">Średni zasięg to wszystko, co jest większe od bliskiego, ale mniejsze niż 15 metrów.</text:span></text:span></text:p>
      <text:p text:style-name="P13"><text:span text:style-name="Source_20_Text"><text:span text:style-name="T10">Długi dystans to wszystko większe od średniego zasięgu, ale mniejsze niż 30 metrów.</text:span></text:span></text:p>
      <text:p text:style-name="P13"><text:span text:style-name="Source_20_Text"><text:span text:style-name="T10">Bardzo długi zasięg to wszystko większe od długiego dystansu, ale nie większe niż 150 metrów. Poza tym zasięgiem, odległości zawsze się ściśle określone – 300 metrów, 1,5 kilometra itp.</text:span></text:span></text:p>
      <text:p text:style-name="P13"><text:span text:style-name="Source_20_Text"><text:span text:style-name="T10">Ogólną ideą tego systemu jest to, że nie trzeba dokładnie mierzyć i określać odległości. Bliski zasięg to tutaj, obok postaci. Średni zasięg to blisko postaci. Długi dystans jest dalej, a bardzo długi – znacznie dalej.</text:span></text:span></text:p>
      <text:p text:style-name="P13"><text:span text:style-name="Source_20_Text"><text:span text:style-name="T10">Wszystkie b</text:span></text:span><text:span text:style-name="Source_20_Text"><text:span text:style-name="T11">r</text:span></text:span><text:span text:style-name="Source_20_Text"><text:span text:style-name="T10">onie i specjalne zdolności korzystają z tych terminów. Dla przykładu, wszystkie bronie do walki wręcz mają bliski zasięg – służą przecież do walki wręcz i można je użyć tylko na osobach, które stoją obok nas. </text:span></text:span><text:span text:style-name="Source_20_Text"><text:span text:style-name="T31">Nóż do rzucania</text:span></text:span><text:span text:style-name="Source_20_Text"><text:span text:style-name="T10"> (i większość innych broni rzucanych) mają średni zasięg. Łuk ma długi zasięg. </text:span></text:span><text:span text:style-name="Source_20_Text"><text:span text:style-name="T85">Pocisk</text:span></text:span><text:span text:style-name="Source_20_Text"><text:span text:style-name="T83"> Adepta</text:span></text:span><text:span text:style-name="Source_20_Text"><text:span text:style-name="T10"> także ma średni zasięg.</text:span></text:span></text:p>
      <text:p text:style-name="P13"><text:span text:style-name="Source_20_Text"><text:span text:style-name="T10">Postać może </text:span></text:span><text:span text:style-name="Source_20_Text"><text:span text:style-name="T27">s</text:span></text:span><text:span text:style-name="Source_20_Text"><text:span text:style-name="T10">ię przemieścić o bliski zasięg jako część innej akcji. Innymi słowy, może ona podejść do panelu kontrolnego i z niego skorzystać. Może przejść przez mały pokój i zaatakować wroga. Mogę otworzyć drzwi i przejść przez nie.</text:span></text:span></text:p>
      <text:p text:style-name="P13"><text:span text:style-name="Source_20_Text"><text:span text:style-name="T10">Postać może się przemieścić o średni zasięg jeśli poświęci na to ca</text:span></text:span><text:span text:style-name="Source_20_Text"><text:span text:style-name="T27">ł</text:span></text:span><text:span text:style-name="Source_20_Text"><text:span text:style-name="T10">ą akcję w turze. Może także spróbować się przemieścić o długi zasięg w jednej akcji, ale trzeba wykonać rzut, by stwierdzić, czy postać się nie poślizgnęła lub <text:s/>przewróciła w efekcie tak szybkiego ruchu.</text:span></text:span></text:p>
      <text:p text:style-name="P13"><text:span text:style-name="Source_20_Text"><text:span text:style-name="T10">Dla przykładu, jeśli BG walczą z grupą kultystów, każda postać może zaatakować, ogólnie rzecz ujmując, dowolnego kultystę wręcz – wszyscy są w zasięgu. Dokładne pozycje nie są tak ważne. Istoty w walce zawsze się </text:span></text:span><text:span text:style-name="Source_20_Text"><text:span text:style-name="T27">zresztą</text:span></text:span><text:span text:style-name="Source_20_Text"><text:span text:style-name="T10"> poruszają. Jednakże, jeden z kultystów został z tyłu by wystrzelić z pistoletu i BG może musieć poświęcić całą akcję, by się do niego dostać. Nie ma większego znaczenia, czy ten kultysta jest 6 metrów od postaci graczy, czy może 12 – po prostu jest w średnim zasięgu. Ma znaczenie, czy kultysta stoi o więcej niż 15 metrów od BG, ponieważ wtedy zasięg by się zwiększył do dalekiego.</text:span></text:span></text:p>
      <text:p text:style-name="P13"><text:span text:style-name="Source_20_Text"><text:span text:style-name="T11">(Wiele zasad w tej grze unika konieczności nadmiernej precyzji. Czy naprawdę się liczy to, czy duch jest o 13, czy o 18 stóp od Ciebie? Najpewniej nie. Taki rodzaj niepotrzebnej ścisłości tylko spowalnia rozgrywkę i odciąga uwagę od akcji i fabuły, zamiast być miłym dodatkiem do opowiadanej historii.)</text:span></text:span></text:p>
      <text:p text:style-name="P454"><text:alphabetical-index-mark text:string-value="Punkty Doświadczenia"/><text:span text:style-name="Source_20_Text"><text:span text:style-name="T54">PUNKTY DOŚWIADCZENIA</text:span></text:span></text:p>
      <text:p text:style-name="P13"><text:span text:style-name="Source_20_Text"><text:span text:style-name="T83">Punkty doświadczenia</text:span></text:span><text:span text:style-name="Source_20_Text"><text:span text:style-name="T11"> (PD-ki) są nagrodą dawaną graczom, gdy GM wtrąca się narrację (nazywamy to </text:span></text:span><text:span text:style-name="Source_20_Text"><text:span text:style-name="T83">Wtrąceniem MG</text:span></text:span><text:span text:style-name="Source_20_Text"><text:span text:style-name="T11">) z nowym i niespodziewanym wyzwaniem. Dla przykładu, w środku walki, MG może poinformować graczy, że upuszczają oni swoje bronie. Jednakże, aby się wtrącić w taki sposób, MG musi dać graczowi 2 PD-ki. Nagrodzony gracz, z kolei, musi natychmiast dać jednego z owych PD-ków innemu graczowi, uzasadniając to (może ten gracz miał dobry pomysł, powiedział zabawny żart, wykonał akcję, która ocaliła życie jakiegoś BN/BG itp.).</text:span></text:span></text:p>
      <text:p text:style-name="P13"><text:span text:style-name="Source_20_Text"><text:span text:style-name="T3">Alternatywnie, gracz może odrzucić Wtrącenie MG. Jeśli on tak uczyni, nie otrzymuje on 2 PD-ków od GM, i musi wydać i PD z posiadanych przez siebie. Jeśli gracz nie ma PD-ków, nie może </text:span></text:span><text:soft-page-break/><text:span text:style-name="Source_20_Text"><text:span text:style-name="T3">odrzucić Wtrącenia MG.</text:span></text:span></text:p>
      <text:p text:style-name="P13"><text:span text:style-name="Source_20_Text"><text:span text:style-name="T3">MG może także dać graczom PD-ki pomiędzy sesjami, jako nagrody za dokonywanie odkryć podczas gry. Odkrycia to ciekawe fakty, cudowne sekrety, potężne artefakty, odpowiedzi na pytania lub rozwiązania problemów (np.: gdzie porywacze przetrzymują swoje ofiary lub jak gracze naprawią statek kosmiczny). Nie otrzymujesz PD-ków za zabijanie potworów lub przezwyciężanie zwykłych trudności podczas gry. Odkrycia są duszą Cypher System.</text:span></text:span></text:p>
      <text:p text:style-name="P13"><text:span text:style-name="Source_20_Text"><text:span text:style-name="T3">Punkty Doświadczenia g</text:span></text:span><text:span text:style-name="Source_20_Text"><text:span text:style-name="T27">ł</text:span></text:span><text:span text:style-name="Source_20_Text"><text:span text:style-name="T3">ównie służą awansowaniu postaci na poziomy (po detale, patrz: rozdział </text:span></text:span><text:span text:style-name="Source_20_Text"><text:span text:style-name="T83">Tworzenie Własnej Postaci</text:span></text:span><text:span text:style-name="Source_20_Text"><text:span text:style-name="T3">), ale gracz może także wydać 1 PD-ek, by przerzucić kość i wybrać leszy z dwóch wyników. </text:span></text:span></text:p>
      <text:p text:style-name="P454"><text:alphabetical-index-mark text:string-value="Cyphery"/><text:span text:style-name="Source_20_Text"><text:span text:style-name="T54">CYPHERY</text:span></text:span></text:p>
      <text:p text:style-name="P13"><text:span text:style-name="Source_20_Text"><text:span text:style-name="T3">Cyphery to zdolności, z których można skorzystać tylko raz. W wielu kampaniach, cyphery nie są fizycznymi obiektami – mogą być zaklęciem rzuconym na postać, błogosławieństwem od boga, lub po prostu zrządzeniem losu, które daje chwilową przewagę. W pewnych kampaniach, cyphery to obiekty fizyczne które postaci mogą z sobą nosić. Niezależnie od tego, czy cyphery to przedmioty, czy też nie, są częścią postaci (tak jak ekwipunek lub specjalna zdolność). I są czymś, z czego postać może skorzystać podczas gry. Forma, którą przyjmują fizyczne cyphery, zależy od settingu. W świecie fantasy mogą być różdżkami lub eliksirami, ale w grze science fiction mogą być obcymi kryształami lub prototypowymi technologiami.</text:span></text:span></text:p>
      <text:p text:style-name="P13"><text:span text:style-name="Source_20_Text"><text:span text:style-name="T3">Postaci często będą znajdowały nowe cyphery, więc gracze powinni równie często z nich korzystać. Ponieważ cyphery zawsze będą odmienne od innych cypherów, postać zawsze będzie miała nowe specjalne zdolności do wypróbowania. </text:span></text:span></text:p>
      <text:p text:style-name="P13"><text:span text:style-name="Source_20_Text"><text:span text:style-name="T44">INNE KOŚCI</text:span></text:span></text:p>
      <text:p text:style-name="P13"><text:span text:style-name="Source_20_Text"><text:span text:style-name="T3">W dodatku do k20, potrzebujesz jeszcze k6 (sześciościennej kostki). Cz</text:span></text:span><text:span text:style-name="Source_20_Text"><text:span text:style-name="T12">a</text:span></text:span><text:span text:style-name="Source_20_Text"><text:span text:style-name="T3">sami będziesz potrze</text:span></text:span><text:span text:style-name="Source_20_Text"><text:span text:style-name="T12">b</text:span></text:span><text:span text:style-name="Source_20_Text"><text:span text:style-name="T3">ował k100 (do losowania numerów od 1 do 100), co można osiągnąć, rzucając k20 dwa razy – ostatnia liczba pierwszego rzutu to “dzies</text:span></text:span><text:span text:style-name="Source_20_Text"><text:span text:style-name="T12">i</text:span></text:span><text:span text:style-name="Source_20_Text"><text:span text:style-name="T3">ątki” a ostatnia liczba drugiego rzutu to “jedności”. Dla przykładu, rzut 17 i 9 daje nam 79, a 3 i 18 daje nam 38, a rzucenie 20 i 10 daje nam 00 (także znane jako 100). Jeśli masz k10 (dziesięciościenną kostkę) możesz skorzystać z niej zamiast z k20 by losować liczby od 1 do 100.</text:span></text:span></text:p>
      <text:p text:style-name="P13"><text:span text:style-name="Source_20_Text"><text:span text:style-name="T3">(k6 jest najczęściej wykorzystywana do rzutów na odzyskiwanie zdrowia i do określania poziomu cypherów).</text:span></text:span></text:p>
      <text:h text:style-name="P323" text:outline-level="1"><text:bookmark-start text:name="__RefHeading___Toc3001_2102140854"/><text:span text:style-name="Source_20_Text"><text:span text:style-name="T96">2. </text:span></text:span><text:span text:style-name="Source_20_Text">Tworzenie Własnej Postaci</text:span><text:bookmark-end text:name="__RefHeading___Toc3001_2102140854"/></text:h>
      <text:p text:style-name="P13"><text:span text:style-name="Source_20_Text"><text:span text:style-name="T3">Ta sekcja wyjaśnia jak stworzyć postać, którą się będzie odgrywało w Cypher System. Należy podjąć parę decyzji, które wpłyną na postać, tak więc im lepiej rozumiesz postać, którą pragniesz zagrać, tym łatwiejsze będzie tworzenie postaci. W ten proces wlicza się rozumienie wartości trzech statystyk w grze i wybieranie trzech aspektów, które określają zdolności postaci.</text:span></text:span></text:p>
      <text:p text:style-name="P454"><text:alphabetical-index-mark text:string-value="Statystyki postaci"/><text:span text:style-name="Source_20_Text"><text:span text:style-name="T54">STATYSTYKI POSTACI</text:span></text:span></text:p>
      <text:p text:style-name="P13"><text:span text:style-name="Source_20_Text"><text:span text:style-name="T14">Każda postać gracza posiada trzy statystyki. Te statystyki to Moc, Szybkość i Intelekt. Są to ogólne kategorie które dotyczą wielu r</text:span></text:span><text:span text:style-name="Source_20_Text"><text:span text:style-name="T28">ó</text:span></text:span><text:span text:style-name="Source_20_Text"><text:span text:style-name="T14">żnych, lecz powiązanych aspektów postaci.</text:span></text:span></text:p>
      <text:p text:style-name="P454"><text:alphabetical-index-mark text:string-value="Moc"/><text:span text:style-name="Source_20_Text"><text:span text:style-name="T54">MOC</text:span></text:span></text:p>
      <text:p text:style-name="P13"><text:span text:style-name="Source_20_Text"><text:span text:style-name="T14">Moc określa jak silna i wytrzymała jest postać. Koncepty siły, wytrzymałości, kondycji, twardości i zdolności fizycznych – wszystko to zawiera się w tej statystyce. Moc nie jest zależna od rozmiaru, zamiast tego, jest to wartość bezwzględna. S</text:span></text:span><text:span text:style-name="Source_20_Text"><text:span text:style-name="T15">ł</text:span></text:span><text:span text:style-name="Source_20_Text"><text:span text:style-name="T14">oń ma więcej Mocy niż najsilniejszy tygrys, który ma więcej mocy niż najmocniejszy szczur, który ma więcej mocy od najmocniejszego pająka.</text:span></text:span></text:p>
      <text:p text:style-name="P13"><text:span text:style-name="Source_20_Text"><text:span text:style-name="T14">Rzuca się na Moc, kiedy chce się wyważyć drzwi, wytrzymać wiele dni bez jedzenia lub wyzdrowieć z choroby. To także główny sposób na określenie, jak wiele obrażeń Twoja postać może wytrzymać w niebezpiecznej sytuacji. Fizyczne postaci, twarde postaci, i postaci skupione na walce powinny zainwestować w Moc.</text:span></text:span></text:p>
      <text:p text:style-name="P13"><text:span text:style-name="Source_20_Text"><text:span text:style-name="T14">(O Mocy można myśleć jak o Mocy/Zdrowiu, gdyż określa ona jak potężna jest postać i jak wiele obrażeń może wytrzymać).</text:span></text:span></text:p>
      <text:p text:style-name="P454"><text:alphabetical-index-mark text:string-value="Szybkość"/><text:span text:style-name="Source_20_Text"><text:span text:style-name="T56">SZYBKOŚĆ</text:span></text:span></text:p>
      <text:p text:style-name="P13"><text:span text:style-name="Source_20_Text"><text:span text:style-name="T32">Szybkość opisuje jak szybka i dobrze fizycznie skoordynowana jest postać. Ta statystyka to szybkość, zdolność ruchu, zręczność i refleks. Rzuca się na szybkość, gdy chce się uniknąć ataku, zakraść gdzieś, lub rzucić trafnie piłką. Pomaga ona określić, czy możesz się poruszyć szybciej w swojej turze. Zręczne, szybkie lub cicho poruszające się postaci będą chciały mieć wysoką Szybkość, jak i te, które głównie atakują broniami dystansowymi. </text:span></text:span></text:p>
      <text:p text:style-name="P13"><text:span text:style-name="Source_20_Text"><text:span text:style-name="T16">(O Szybkości można myśleć jak o Szybkości/Zręczności, gdyż dotyczy ogólnej szybkości i refleksu).</text:span></text:span></text:p>
      <text:p text:style-name="P453"><text:alphabetical-index-mark text:string-value="Intelekt"/><text:span text:style-name="Source_20_Text"><text:span text:style-name="T53">INTELEKT</text:span></text:span></text:p>
      <text:p text:style-name="P13"><text:span text:style-name="Source_20_Text"><text:span text:style-name="T16">Ta statystyka okre</text:span></text:span><text:span text:style-name="Source_20_Text"><text:span text:style-name="T28">ś</text:span></text:span><text:span text:style-name="Source_20_Text"><text:span text:style-name="T16">la jak bardzo bystra, dobrze wykształcona i lubiana jest postać. Wlicza się w to inteligencja, mądrość, charyzma, edukacja, myślenie krytyczne, bystrość, siła woli i urok osobisty. Rzuca się na Intelekt, gdy chce się rozwiązać łamigłówkę, </text:span></text:span><text:span text:style-name="Source_20_Text"><text:span text:style-name="T17">zapamiętać fakty, opowiedzieć przekonujące kłamstwo i użyć mocy psionicznych. Postaci zainteresowane efektywną komunikacją, byciem uczonymi lub posiadającymi moce nadnaturalne powinny zainwestować w Intelekt.</text:span></text:span></text:p>
      <text:p text:style-name="P13"><text:span text:style-name="Source_20_Text"><text:span text:style-name="T17">(O Intelekcie można także myśleć jak o Intelekcie/Osobowości, ponieważ odnosi się zarówno do inteligencji, jak i do charyzmy).</text:span></text:span></text:p>
      <text:p text:style-name="P453"><text:alphabetical-index-mark text:string-value="Pule, Skupienie i Wysiłek"/><text:span text:style-name="Source_20_Text"><text:span text:style-name="T29">PULE, SKUPIENIE I WYSIŁEK</text:span></text:span></text:p>
      <text:p text:style-name="P13"><text:span text:style-name="Source_20_Text"><text:span text:style-name="T17">Każda z trzech statystyk ma dwie cz</text:span></text:span><text:span text:style-name="Source_20_Text"><text:span text:style-name="T28">ę</text:span></text:span><text:span text:style-name="Source_20_Text"><text:span text:style-name="T17">ści składowe: Pulę i Skupienie. Pula reprezentuje czystą, wrodzoną zdolność, a Skupienie reprezentuje wiedzę o tym, jak z niej skorzystać. Trzeci element </text:span></text:span><text:soft-page-break/><text:span text:style-name="Source_20_Text"><text:span text:style-name="T17">jest powiązany z tymi konceptami: Wysiłek. Kiedy postać naprawdę chce zakończyć rzut sukcesem, stosuje ona Wysiłek.</text:span></text:span></text:p>
      <text:p text:style-name="P13"><text:span text:style-name="Source_20_Text"><text:span text:style-name="T17">(Twoje pula statystyk, jak i Wysiłek i Skupienie, są zależne od typu postaci, deskryptora i specjalizacji, które sam wybierasz. Masz jednak w tym zakresie bardzo wielką dowolność.)</text:span></text:span></text:p>
      <text:p text:style-name="P453"><text:alphabetical-index-mark text:string-value="Pula"/><text:alphabetical-index-mark text:string-value="Pula"/><text:span text:style-name="Source_20_Text"><text:span text:style-name="T53">PULA</text:span></text:span></text:p>
      <text:p text:style-name="P13"><text:span text:style-name="Source_20_Text"><text:span text:style-name="T17">Twoja Pula to najbardziej podstawowy komponent statystyki. Porównanie Pul obydwu istot da ci ogólną informacje, która z nich jest lepsza w danej statystyce. Dla przykładu, postać z Pulą Mocy 16 jest silniejsza (ogólnie mówiąc) niż postać z Pulą Mocy 12. Większość postaci zaczyna grę z Pulą od 9 do 12 w większości statystyk – jest to wartość zwykłego, szarego człowieka. </text:span></text:span></text:p>
      <text:p text:style-name="P13"><text:span text:style-name="Source_20_Text"><text:span text:style-name="T17">Kiedy Twoja postać jest zraniona, chora lub za</text:span></text:span><text:span text:style-name="Source_20_Text"><text:span text:style-name="T28">a</text:span></text:span><text:span text:style-name="Source_20_Text"><text:span text:style-name="T17">takowana, tymczasowo tracisz punkty z jednej ze swoich Pul. Natura ataku określa, z której Puli odejmowane są punkty. Dla przykładu, fizyczny atak mieczem redukuje Pulę Mocy, trucizna, która odbiera zręczność redukuje Szybkość, a pioniczny atak redukuje Intelekt. Możesz także wydać punkty z jednej z Pul, by obniżyć trudność zadania (patrze: Wysiłek, poniżej). Możesz odpocząć, aby </text:span></text:span><text:span text:style-name="Source_20_Text"><text:span text:style-name="T83">odzyskać utracone punkty Pul</text:span></text:span><text:span text:style-name="Source_20_Text"><text:span text:style-name="T1">, i <text:s/></text:span></text:span><text:span text:style-name="Source_20_Text"><text:span text:style-name="T61">pewne specjalne z</text:span></text:span><text:span text:style-name="Source_20_Text"><text:span text:style-name="T62">do</text:span></text:span><text:span text:style-name="Source_20_Text"><text:span text:style-name="T61">lności lub </text:span></text:span><text:span text:style-name="Source_20_Text"><text:span text:style-name="T62">c</text:span></text:span><text:span text:style-name="Source_20_Text"><text:span text:style-name="T61">yphery mogą zezwolić na odzyskanie utraconych punktów szybciej.</text:span></text:span></text:p>
      <text:p text:style-name="P453"><text:alphabetical-index-mark text:string-value="Skupienie"/><text:span text:style-name="Source_20_Text"><text:span text:style-name="T65">SKUPIENIE</text:span></text:span></text:p>
      <text:p text:style-name="P13"><text:span text:style-name="Source_20_Text"><text:span text:style-name="T62">Choć Pule są podstawowym miernikiem statystyk, Twoja Skupienie jest także ważne. Kiedy coś wymaga, abyś zapłacił punktami z Puli, Twoje Skupienie redukuje ten koszt. Redukuje ono także koszt stosowania Wysiłku z danej Puli.</text:span></text:span></text:p>
      <text:p text:style-name="P13"><text:span text:style-name="Source_20_Text"><text:span text:style-name="T62">Dla przykładu, powiedzmy, że masz umiejętność psionicznego ataku, której aktywacja kosztuje 1 punkt z Puli Intelektu. Odejmij swoje Skupienie w Intelekcie od kosztu aktywacji, a wynik określa ile płacisz punktów z Puli, by wykorzystać psioniczny atak. Jeśli Twoje Skupienie zredukuje koszt do 0, możesz korzystać z tej zdolności za darmo.</text:span></text:span></text:p>
      <text:p text:style-name="P13"><text:span text:style-name="Source_20_Text"><text:span text:style-name="T62">Twoje Skupienie może być inne dla każdej statystyki. Dla przykładu, możesz mieć Skupienie w Mocy na 1, Skupienie w Szybkości na 1 i i Skupienie w Intelekcie na 0. Zawsze będziesz miał Skupienie przynajmniej w jednej statystyce. Twoje Skupienie w niej redukuje punkty wydawane z Puli tej statystyki, ale nie z innych Pul. Twoje Skupienie w Mocy redukuje koszty związane z Pulą Mocy, ale nie wpływa na Pule Szybkości bądź Intelektu. Kiedy Skupienie w statystyce sięga 3, możesz zawsze stosować jeden poziom Wysiłku za darmo.</text:span></text:span></text:p>
      <text:p text:style-name="P13"><text:span text:style-name="Source_20_Text"><text:span text:style-name="T62">Postać, która ma niską Pulę Mocy, ale wysokie Skupienie w Mocy, ma potencjał, by wykonywać akcje Mocy lepiej niż postać, która ma Skupienie w Mocy na 0. Wysokie Skupienie pozwoli jej zredukować koszt punktów z Puli, co znaczy, że mają więcej punktów na stosowanie Wysiłku.</text:span></text:span></text:p>
      <text:p text:style-name="P453"><text:alphabetical-index-mark text:string-value="Wysiłek"/><text:span text:style-name="Source_20_Text"><text:span text:style-name="T65">WYSIŁEK</text:span></text:span></text:p>
      <text:p text:style-name="P13"><text:span text:style-name="Source_20_Text"><text:span text:style-name="T66">Kiedy Twoja postać naprawdę pragnie ukończyć zadanie sukcesem, może zastosować Wysiłek. Dla początkującej postaci, stosowanie Wysiłku wymaga wydania 3 punktów z Puli statystyki stosownej do akcji. Tak więc, jeśli Twoja postać pragnie uniknąć ataku (Pula Szybkości) i chcesz zwiększyć szanse na sukces, możesz zastosować Wysiłek, płacąc 3 punktami z Puli Szybkości. Wysiłek ułatwia zadanie o jeden stopień. Inaczej, nazywa się to zastosowaniem jednego poziomu Wysiłku.</text:span></text:span></text:p>
      <text:p text:style-name="P13"><text:span text:style-name="Source_20_Text"><text:span text:style-name="T66">Nie musisz stosować Wysiłku, jeśli tego nie chcesz. Jeśli wybierzesz zastosowanie Wysiłku do zadania, musisz to zrobić zanim zdecydujesz się na rzut – nie możesz najpierw rzucić, a potem </text:span></text:span><text:soft-page-break/><text:span text:style-name="Source_20_Text"><text:span text:style-name="T66">zadecydować o Wysiłku, jeśli uzyskałeś słaby rzut. </text:span></text:span></text:p>
      <text:p text:style-name="P13"><text:span text:style-name="Source_20_Text"><text:span text:style-name="T66">Stosowanie większego Wysiłku może obniżyć trudność zadania jeszcze dalej – każdy dodatkowy poziom Wysiłku ułatwia zadanie o jeden stopień. Zastosowanie jednego poziomu Wysiłku obniża trudność o jeden stopień, dwóch poziomów Wysiłku – o 2 stopnie itp. Jednakże, każdy dodatkowy poziom Wysiłku po pierwszym kosztuje 2 punkty z Puli statystyki zamiast 3. Tak więc zastosowanie dwóch poziomów Wysiłku kosztuje 5 punktów (3 za 1-szy poziom plus 2 za 2-gi), zastosowanie trzech poziomów Wysiłku kosztuje 7 punktów z Puli (3 plus 2 plus 2) itp.</text:span></text:span></text:p>
      <text:p text:style-name="P13"><text:span text:style-name="Source_20_Text"><text:span text:style-name="T66">Każda postać posiada statystykę zwaną Wysiłek, która określa maksymalny poziom Wysiłku, który dana postać może zastosować. Pocz</text:span></text:span><text:span text:style-name="Source_20_Text"><text:span text:style-name="T77">ą</text:span></text:span><text:span text:style-name="Source_20_Text"><text:span text:style-name="T66">tkująca (1-szo poziomowa) pos</text:span></text:span><text:span text:style-name="Source_20_Text"><text:span text:style-name="T77">t</text:span></text:span><text:span text:style-name="Source_20_Text"><text:span text:style-name="T66">ać ma Wysiłek 1, co oznacza, że może zastosować 1 poziom Wysiłku w rzucie. Bardziej doświadczone postaci mają wyższy Wysiłek i mogą stosować więcej poziomów Wysiłku. Dla przykładu, postać, której Wysiłek wynosi 3 może zastosować 3 poziomy Wysiłku, by zredukować trudność rzutu.</text:span></text:span></text:p>
      <text:p text:style-name="P13"><text:span text:style-name="Source_20_Text"><text:span text:style-name="T66">Kiedy stosujesz Wysił</text:span></text:span><text:span text:style-name="Source_20_Text"><text:span text:style-name="T77">e</text:span></text:span><text:span text:style-name="Source_20_Text"><text:span text:style-name="T66">k, odejmij swoje Skupienie w odpowiedniej statystyce od całościowego kosztu Wysiłku w punktach z Puli. Dla przykładu, wy</text:span></text:span><text:span text:style-name="Source_20_Text"><text:span text:style-name="T77">k</text:span></text:span><text:span text:style-name="Source_20_Text"><text:span text:style-name="T66">o</text:span></text:span><text:span text:style-name="Source_20_Text"><text:span text:style-name="T77">n</text:span></text:span><text:span text:style-name="Source_20_Text"><text:span text:style-name="T66">ujesz rzut na Szybkoś</text:span></text:span><text:span text:style-name="Source_20_Text"><text:span text:style-name="T77">ć</text:span></text:span><text:span text:style-name="Source_20_Text"><text:span text:style-name="T66">. By zwiększyć szansę na sukces, decydujesz się zastosować 1 poziom Wysiłku, co ułatwi zadanie. Normalnie, kosztowałoby to 3 punkty z Puli Szybkości. Jednakże, masz Skupienie w Szybkości na 2, więc odejmujesz tą liczbę od kosztu. W efekcie, Wysiłek kosztuje Cię tylko 1 punkt z Twojej Puli Szybkości.</text:span></text:span></text:p>
      <text:p text:style-name="P13"><text:span text:style-name="Source_20_Text"><text:span text:style-name="T66">Co, gdybyś zastosował dwa poziomy Wysiłku do rzutu, zamiast tylko jednego? To by ułatwiło zadanie o dwa stopnie. Normalnie, kosztowałoby to 5 punktów z Puli, ale po odjęciu Skupienia w Szybkości o wartości 2, finalny koszt to tylko 3 punkty.</text:span></text:span></text:p>
      <text:p text:style-name="P13"><text:span text:style-name="Source_20_Text"><text:span text:style-name="T66">Kiedy Skupienia w statystyce osiąga 3, możesz stosować jeden poziom wysiłku za darmo. Dla przykładu, jeśli masz Skupienia w Szybkości na 3 i stosujesz 1 poziom Wysiłku na rzucie na Szybkość, będzie Cię to kosztowało 0 punktów z Twojej Puli Szybkości. (Normalnie, jeden poziom Wysiłku kosztuje 3 punkty, ale po odjęciu Skupienia w Szybkości od tego numeru, redukujemy je do 0.).</text:span></text:span></text:p>
      <text:p text:style-name="P13"><text:span text:style-name="Source_20_Text"><text:span text:style-name="T67">Umiejętności i </text:span></text:span><text:span text:style-name="Source_20_Text"><text:span text:style-name="T68">i</text:span></text:span><text:span text:style-name="Source_20_Text"><text:span text:style-name="T67">nne przewagi także ułatwiają zadania, i można z nich skorzystać razem z Wysiłkiem. Dodatkowo, Twoja postać może mieć specjalne zdolności lub ekwipunek, które mogą pozw</text:span></text:span><text:span text:style-name="Source_20_Text"><text:span text:style-name="T78">o</text:span></text:span><text:span text:style-name="Source_20_Text"><text:span text:style-name="T67">lić Ci wykorzystać Wysiłek do specjalnych zadań, takich jak przewrócenie przeciwnika przy pomocy ataku lub wpłynięcie na wiele celów przy pomocy mocy, która zazwyczaj dotyczy tylko jednej osoby.</text:span></text:span></text:p>
      <text:p text:style-name="P13"><text:span text:style-name="Source_20_Text"><text:span text:style-name="T67">(Kiedy stosujesz Wysiłek w walce wręcz, masz opcję wydania punktów albo z Puli Szybkości, albo z Puli Mocy. Kiedy wykonujesz atak dystansowy, możesz wydać punkty tylko z Puli Szybkości. Ta zasada odzwierciedla fakt, że w walce wręcz czasem korzysta się z brutalnej siły, a czasami z finezji, ale w atakach dystansowych zawsze chodzi o dobre wycelowanie.)</text:span></text:span></text:p>
      <text:p text:style-name="P453"><text:alphabetical-index-mark text:string-value="Wysiłek i Obrażenia"/><text:span text:style-name="Source_20_Text"><text:span text:style-name="T65">WYSIŁĘK I OBRAŻENIA</text:span></text:span></text:p>
      <text:p text:style-name="P13"><text:span text:style-name="Source_20_Text"><text:span text:style-name="T70">Zamiast stosować Wysiłek, by ułatwić atak, można go zastosować, by zwiększyć obrażenia zadawane w tym ataku. Na każdy poziom Wysiłku, który się stosuje w ten sposób, zadaje się dodatkowe 3 punkty obrażeń. To działa dla każdego rodzaju ataku, który zadaje obrażenia, niezależnie od tego, czy to miecz, kusza, psioniczny atak czy coś jeszcze innego.</text:span></text:span></text:p>
      <text:p text:style-name="P13"><text:span text:style-name="Source_20_Text"><text:span text:style-name="T71">Kiedy korzystasz z Wysiłku, by zwiększyć obrażenia ataku obszarowego, takiego jak eksplozji </text:span></text:span><text:soft-page-break/><text:span text:style-name="Source_20_Text"><text:span text:style-name="T71">wywołanej przez zdolność Adepta </text:span></text:span><text:span text:style-name="Source_20_Text"><text:span text:style-name="T83">Wybuch</text:span></text:span><text:span text:style-name="Source_20_Text"><text:span text:style-name="T71">, zadajesz dodatkowe 2 punkty obrażeń zamiast 3. Jednakże, dodatkowe punkty są zadawane wszystkim celom w obszarze działania zdolności. Dodatkowo, nawet jeśli jeden lub więcej celów </text:span></text:span><text:span text:style-name="Source_20_Text"><text:span text:style-name="T74">nie ponosi obrażeń w wyniku tego konkretnego ataku</text:span></text:span><text:span text:style-name="Source_20_Text"><text:span text:style-name="T71"> (ze względu na nieudany rzut na atak), dalej otrzymują on</text:span></text:span><text:span text:style-name="Source_20_Text"><text:span text:style-name="T73">i</text:span></text:span><text:span text:style-name="Source_20_Text"><text:span text:style-name="T71"> 1 punkt obrażeń.</text:span></text:span></text:p>
      <text:p text:style-name="P13"><text:span text:style-name="Source_20_Text"><text:span text:style-name="T63">WIELE UŻYĆ WYSIŁKU I SKUPIENIA</text:span></text:span></text:p>
      <text:p text:style-name="P13"><text:span text:style-name="Source_20_Text"><text:span text:style-name="T71">Jeśli Twój Wysiłek wynosi 2 lub więcej, możesz zastosować Wysiłek na wiele sposobów w jednej akcji. Dla przykładu, jeśli wykonujesz atak, możesz zasto</text:span></text:span><text:span text:style-name="Source_20_Text"><text:span text:style-name="T73">so</text:span></text:span><text:span text:style-name="Source_20_Text"><text:span text:style-name="T71">wać Wysiłek, by ułatwić atak i by zadać więcej obrażeń.</text:span></text:span></text:p>
      <text:p text:style-name="P13"><text:span text:style-name="Source_20_Text"><text:span text:style-name="T71">Totalny Wysiłek, z którego k</text:span></text:span><text:span text:style-name="Source_20_Text"><text:span text:style-name="T73">o</text:span></text:span><text:span text:style-name="Source_20_Text"><text:span text:style-name="T71">rzystasz, nie może być większy od Twojej wartości Wysiłku. Dla przykładu, jeśli Twój wysiłek to 2, możesz zastosować dwa poziomy Wysiłku. Możesz wykorzystać jeden z nich, by ułatwić atak, a drugi, by zwiększyć jego obrażenia, by ułatwić atak o dwa stopnie, ale nie zwiększać obrażeń, lub by nie ułatwiać ataku, ale zwiększyć obrażenia dwukrotnie.</text:span></text:span></text:p>
      <text:p text:style-name="P13"><text:span text:style-name="Source_20_Text"><text:span text:style-name="T71">Możesz wykorzystać Skupienie danej statystyki tylko jeden raz na akcję. Dla przykładu, jeśli stosujesz Wysiłek na ataku Mocy i zwiększasz obrażenia oraz ułatwiasz cios, możesz skorzystać z Skupienia w Mocy, by obniżyć koszt jednego z tych zastosować Wysiłku, ale nie dwóch. Jeśli wydasz 1 punkt Intelektu na aktywowanie ataku psionicznego i jeden poziom </text:span></text:span><text:span text:style-name="Source_20_Text"><text:span text:style-name="T73">W</text:span></text:span><text:span text:style-name="Source_20_Text"><text:span text:style-name="T71">ysiłku na ułatwienie ataku, możesz skorzystać z Skupienia w Intelekcie do jednej z tych rzeczy, ale nie obydwu.</text:span></text:span></text:p>
      <text:p text:style-name="P13"><text:span text:style-name="Source_20_Text"><text:span text:style-name="T63">PRZYKŁADOWE STATYSTYKI</text:span></text:span></text:p>
      <text:p text:style-name="P13"><text:span text:style-name="Source_20_Text"><text:span text:style-name="T71">Początkująca postać walczy z wielkim szczurem. BG rzuca się ze swoją włócznią na tego szczura, który jest istotą 2 poziomu i w związku z tym jego Stopień Trudności wynosi 6. Postać stoi wyżej od szczura i atakuje go z góry i MG uznaje, że to dobra taktyka i przyznaje atut który ułatwia atak o jeden stopień (trudność wynosi teraz 1). To obniża Stopień Trudności do 3. Atak włócznią bazuje na Mocy – postać ma Pulę Mocy 11 i Skupienie w Mocy 0. Przed wykonaniem rzutu, decyduje się ona zastosować poziom Wysiłku, by ułatwić atak. To kosztuje 3 punkty z Puli Mocy, redukując jej obecną wartość do 8. Ale te punkty są dobrze wydane. Obniża to trudność z 1 do 0, więc nie ma potrzeby, by wykonać rzut – atak automatycznie trafia. <text:s/></text:span></text:span></text:p>
      <text:p text:style-name="P13"><text:span text:style-name="Source_20_Text"><text:span text:style-name="T68">Inna postać chce przekonać strażnika, by pozwolił jej wejść do prywatnego biura w celu rozmowy z ważnym szlachcicem. MG oznajmia, że jest to akcja Intelektu. Postać jest na 3 poziomie i ma Wysiłek 3, Pulę Intelektu 13 i Skupienie w Intelekcie 1. Przed wykonaniem rzutu, gracz musi zadecydować, czy stosuje Wysiłek. Może on zastosować 1, 2 lub 3 poziomy Wysiłku, lub też nie zastosować żadnego. Ta akcja jest dla niego ważna, więc decyduje on się na zastosowanie 2 poziomów Wysiłku, ułatwiając zadanie o 2 stopnie. Dzięki Skupieniu w Intelekcie, płaci on tylko 4 pu</text:span></text:span><text:span text:style-name="Source_20_Text"><text:span text:style-name="T78">n</text:span></text:span><text:span text:style-name="Source_20_Text"><text:span text:style-name="T68">kty z Puli Intelektu (3 punkty za pierwszy poziom Wysiłku, plus 2 punkty za drugi poziom, minus 1 z Skupienia). Wydanie tych punktów redukuje jego Pulę Intelektu do 9. MG uznaje, że przekonanie strażnika jest zadaniem poziomu 3 (wymagającym) z Stopniem Trudności 9; dwa poziomy Wysiłku obniżają trudność zadania do poziomu trudności 1 (łatwe) a Stopień Trudności do 3. Gracz rzuca k20 i otrzymuje 8. Ponieważ ten wynik to co najmniej Stopień Trudności zadania, postać odnosi sukces. Jednakże, gdyby nie zastosowała ona żadnego Wysiłku, odniosłaby porażkę, ponieważ jej rzut (8) byłby mniejszy niż Stopień Trudności (9).</text:span></text:span></text:p>
      <text:p text:style-name="P453"><text:alphabetical-index-mark text:string-value="Poziomy postaci"/><text:alphabetical-index-mark text:string-value="Poziomy postaci"/><text:span text:style-name="Source_20_Text"><text:span text:style-name="T65">POZIOMY POSTACI</text:span></text:span></text:p>
      <text:p text:style-name="P13"><text:soft-page-break/><text:span text:style-name="Source_20_Text"><text:span text:style-name="T68">Każda postać zaczyna grę na 1-szym poziomie. Poziom mierzy moc, wytrzymałość i zdolności postaci. Postaci awansują do 6 poziomu. Gdy postać osiąga wyższe poziomy, uzyskuje ona więcej zdolności, zwiększa swój Wysiłek, i może zwiększyć Skupienie lub liczbę punktów w Pulach. Ogolnie mówiąc, nawet postaci na 1-szym poziomie są całkiem nieźle uzdolnione. Można spokojnie założyć, że mająjuż jakieś doświadczenie. To nie jest sytuacja “od zera do bohatera”.ale raczej przykład kompetentnych ludzi polepszających swoje zdolności i wiedzę. Awansowanie na wyższe poziomy nie jest tak naprawdę celem postaci w Cypher System, lecz raczej reprezentuje to, jak postać zmienia siew czasie przygód.</text:span></text:span></text:p>
      <text:p text:style-name="P13"><text:span text:style-name="Source_20_Text"><text:span text:style-name="T68">Aby awansować na następny poziom, postaci muszą zyskać Punkty Doświadczenia przez </text:span></text:span><text:span text:style-name="Source_20_Text"><text:span text:style-name="T75">wypełnianie celów postaci, uczestniczenie w przygodach i odkrywanie nowych rzeczy – ten system traktuje o zarówno odkryciach, jak i eksploracji, a także o osiąganiu osobistych celów. Punkty doświadczenia mają wiele zastosowań, a jedno z nich to zakupywanie korzyści dla postaci. Po zakupie czterech korzyści, postać awansuje na następny poziom. Każda korzyść kosztuje 4 PD-ki i można je kupować w dowolnej kolejności, ale trzeba zakupić każdy z nich (a następnie awansować na następny poziom) zanim można zakupić tę samą korzyść ponownie. Cztery korzyści postaci to:</text:span></text:span></text:p>
      <text:list xml:id="list1450057579" text:style-name="L1">
        <text:list-item>
          <text:p text:style-name="P328"><text:span text:style-name="Source_20_Text"><text:span text:style-name="T75">Zwiększenie Zdolności: Dodaj 4 do swoich Pul. Możesz wybrać dowolną ilość z tych punktów na dowolne Pule.</text:span></text:span></text:p>
        </text:list-item>
        <text:list-item>
          <text:p text:style-name="P328"><text:span text:style-name="Source_20_Text"><text:span text:style-name="T75">Zbliżanie się do Doskonałości: Zwiększ o 1 Skupienie w Mocy, Szybkości bądź Intelekcie (ty decydujesz).</text:span></text:span></text:p>
        </text:list-item>
        <text:list-item>
          <text:p text:style-name="P328"><text:span text:style-name="Source_20_Text"><text:span text:style-name="T75">Dodatkowy Wysiłek: Zwiększ swoją wartość Wysiłku o 1.</text:span></text:span></text:p>
        </text:list-item>
        <text:list-item>
          <text:p text:style-name="P328"><text:span text:style-name="Source_20_Text"><text:span text:style-name="T75">Umiejętności: Uzyskujesz trening w jednej umiejętności swojego wyboru, innej niż atak lub obrona. Jak zapisano w Zasadach Gry, postać wytrenowana w danej umiejętności ułatwia powiązane z nią zadania o jeden stopień. Możesz wybrać dowolną umiejętność, której sobie zażyczysz, taką jak wspinaczka, skakanie, perswazja lub skradanie się. Możesz także wybrać jakąś dziedzinę wiedzy, taką jak historia lub geologia. Możesz nawet wybrać umiejętność bazującą na specjalnych zdolnościach swojej postaci. Dla przykładu, jeśli Twoja postać może uderzyć w przeciwnika mocą mentalną, możesz być wytrenowany w korzystaniu z tej zdolności, ułatwiając zadanie korzystania z niej. Jeśli wybierzesz umiejętność, w której już jesteś wytrenowany, zyskujesz w niej specjalizację, ułatwiając związane z nią rzuty o dwa stopnie zamiast jednego.</text:span></text:span></text:p>
        </text:list-item>
      </text:list>
      <text:p text:style-name="P316"><text:span text:style-name="Source_20_Text"><text:span text:style-name="T75">(Umiejętności to szeroka kategoria rzeczy, których postać może sienauczyć i wykonać. Patrz poniżej po przykładową listę umiejętności).</text:span></text:span></text:p>
      <text:list xml:id="list23354053479630" text:continue-numbering="true" text:style-name="L1">
        <text:list-item>
          <text:p text:style-name="P328"><text:span text:style-name="Source_20_Text"><text:span text:style-name="T75">Inne Opcje: Gracze mogą także wydać 4 PD-ki na zakupienie innych opcji, zamiast zyskać nową umiejętność. Zakupienie dowolnej opcji z poniższej listy liczy się jak Umiejętność celem awansowania na następny poziom. Opcje speclajne to:</text:span></text:span></text:p>
          <text:list>
            <text:list-item>
              <text:p text:style-name="P328"><text:span text:style-name="Source_20_Text"><text:span text:style-name="T75">Obniżenie kosztu noszenia zbroi. Ta opcja obniża koszt noszenia zbroi o 1.</text:span></text:span></text:p>
            </text:list-item>
            <text:list-item>
              <text:p text:style-name="P328"><text:span text:style-name="Source_20_Text"><text:span text:style-name="T75">Dodaj 2 do swoich rzutów na odzyskiwanie zdrowia. </text:span></text:span></text:p>
            </text:list-item>
            <text:list-item>
              <text:p text:style-name="P328"><text:span text:style-name="Source_20_Text"><text:span text:style-name="T75">Wybierz nową zdolność zapewnianą przez swój typ, z obecnego poziomu lub niższego.</text:span></text:span></text:p>
            </text:list-item>
          </text:list>
        </text:list-item>
      </text:list>
      <text:p text:style-name="P13"><text:span text:style-name="Source_20_Text"><text:span text:style-name="T64">DESKRYPTORY, TYPY I SPECJALIZACJE POSTACI</text:span></text:span></text:p>
      <text:p text:style-name="P13"><text:span text:style-name="Source_20_Text"><text:span text:style-name="T72">By stworzyć postać, tworzysz proste zdanie, które ją opisuje. To zdanie przyjmuje następującą </text:span></text:span><text:soft-page-break/><text:span text:style-name="Source_20_Text"><text:span text:style-name="T72">formę: “Jestem [umieść tutaj przymiotnik] [umieść tutaj rzeczownik] który [umieść tutaj czasownik].”</text:span></text:span></text:p>
      <text:p text:style-name="P13"><text:span text:style-name="Source_20_Text"><text:span text:style-name="T72">Tak więc powstaje zdanie “Jestem </text:span></text:span><text:span text:style-name="Source_20_Text"><text:span text:style-name="T60">przymiotnik opisujący rzeczownik</text:span></text:span><text:span text:style-name="Source_20_Text"><text:span text:style-name="T72"> który </text:span></text:span><text:span text:style-name="Source_20_Text"><text:span text:style-name="T60">czasownikuje”.</text:span></text:span><text:span text:style-name="Source_20_Text"><text:span text:style-name="T18"> Dla przykładu, możesz powiedzieć “Jestem Dzikim Wojownikiem który Kontroluje Bestie” lub “Jestem Czarującym Poszukiwaczem, który Stawia Umysł Ponad Materią”. </text:span></text:span></text:p>
      <text:p text:style-name="P13"><text:span text:style-name="Source_20_Text"><text:span text:style-name="T18">W tym zdaniu, przymiotnik nazywany jest </text:span></text:span><text:span text:style-name="Source_20_Text"><text:span text:style-name="T83">deskryptorem</text:span></text:span><text:span text:style-name="Source_20_Text"><text:span text:style-name="T18">.</text:span></text:span></text:p>
      <text:p text:style-name="P13"><text:span text:style-name="Source_20_Text"><text:span text:style-name="T18">Rzeczownik to </text:span></text:span><text:span text:style-name="Source_20_Text"><text:span text:style-name="T83">typ</text:span></text:span><text:span text:style-name="Source_20_Text"><text:span text:style-name="T18"> twojej postaci.</text:span></text:span></text:p>
      <text:p text:style-name="P13"><text:span text:style-name="Source_20_Text"><text:span text:style-name="T18">Czasownik jest nazywany </text:span></text:span><text:span text:style-name="Cypher_20_System">specjalizacją</text:span>.</text:p>
      <text:p text:style-name="P16">Pomimo tego, że typ postaci znajduje się w środku zdania, to od niego zaczniemy. (Tak jak w zdaniu, rzeczownik jest podstawą).</text:p>
      <text:p text:style-name="P16">Twój typ postaci to jądro twojej postaci. W niektórych grach fabularnych, można nim nazwać klasę postaci. Twój typ pozwala Ci określić miejsce Twojej postaci w świecie i jej relacje z innymi ludźmi w settingu. To jest rzeczownik w zdaniu <text:span text:style-name="Source_20_Text"><text:span text:style-name="T69">“Jestem </text:span></text:span><text:span text:style-name="Source_20_Text"><text:span text:style-name="T59">przymiotnik opisujący rzeczownik</text:span></text:span><text:span text:style-name="Source_20_Text"><text:span text:style-name="T69"> który </text:span></text:span><text:span text:style-name="Source_20_Text"><text:span text:style-name="T59">czasownikuje”.</text:span></text:span></text:p>
      <text:p text:style-name="P16"><text:span text:style-name="Source_20_Text"><text:span text:style-name="T2">Możesz wybrać z czterech typó</text:span></text:span><text:span text:style-name="Source_20_Text"><text:span text:style-name="T15">w</text:span></text:span><text:span text:style-name="Source_20_Text"><text:span text:style-name="T2"> postaci – </text:span></text:span><text:span text:style-name="Source_20_Text"><text:span text:style-name="T83">Wojownika</text:span></text:span><text:span text:style-name="Source_20_Text"><text:span text:style-name="T2">, </text:span></text:span><text:span text:style-name="Source_20_Text"><text:span text:style-name="T83">Adepta</text:span></text:span><text:span text:style-name="Source_20_Text"><text:span text:style-name="T2">, </text:span></text:span><text:span text:style-name="Source_20_Text"><text:span text:style-name="T83">Poszukiwacza</text:span></text:span><text:span text:style-name="Source_20_Text"><text:span text:style-name="T2"> lub </text:span></text:span><text:span text:style-name="Source_20_Text"><text:span text:style-name="T83">Mówcy</text:span></text:span><text:span text:style-name="Source_20_Text"><text:span text:style-name="T2">.</text:span></text:span></text:p>
      <text:p text:style-name="P16"><text:span text:style-name="Source_20_Text"><text:span text:style-name="T19">Twój deskryptor definiuje postać – wpływa na wszystko, co robisz. Twój deskryptor umieszcza Twoją postać w pewnej sytuacji (pierwszej przygodzie na początku kampanii) i pomaga zapewnić jej motywację. To przymiotnik w zdaniu </text:span></text:span><text:span text:style-name="Source_20_Text"><text:span text:style-name="T2">“Jestem </text:span></text:span><text:span text:style-name="Source_20_Text"><text:span text:style-name="T59">przymiotnik opisujący rzeczownik</text:span></text:span><text:span text:style-name="Source_20_Text"><text:span text:style-name="T2"> który </text:span></text:span><text:span text:style-name="Source_20_Text"><text:span text:style-name="T59">czasownikuje”.</text:span></text:span></text:p>
      <text:p text:style-name="P15"><text:span text:style-name="Source_20_Text"><text:span text:style-name="T19">Jeśli Twój MG nie powie inaczej, możesz wybrać dowolny z deskryptorów postaci.</text:span></text:span></text:p>
      <text:p text:style-name="P15"><text:span text:style-name="Source_20_Text"><text:span text:style-name="T19">Specjalizacja to to, co Twoja postać robi najlepiej. Specjalizacja nadaje Twojej postaci specyficzność i zapewnia interesujące nowe zdolności, które mogą się przydać. Twoja Specjalizacja także pomaga Ci zrozumieć Twoje miejsce w grupie BG. Jest to czasownik w zdaniu </text:span></text:span><text:span text:style-name="Source_20_Text"><text:span text:style-name="T2">“Jestem </text:span></text:span><text:span text:style-name="Source_20_Text"><text:span text:style-name="T59">przymiotnik opisujący rzeczownik</text:span></text:span><text:span text:style-name="Source_20_Text"><text:span text:style-name="T2"> który </text:span></text:span><text:span text:style-name="Source_20_Text"><text:span text:style-name="T59">czasownikuje”.</text:span></text:span></text:p>
      <text:p text:style-name="P15"><text:span text:style-name="Source_20_Text"><text:span text:style-name="T19">Istnieje wiele specjalizacji postaci. Twój wybór zależeć będzie zapewne od settingu i opowiadanej historii.</text:span></text:span></text:p>
      <text:p text:style-name="P15"><text:span text:style-name="Source_20_Text"><text:span text:style-name="T19">(Możesz wykorzystać Smaczki z odpowiedniego rozdziału, żeby zmodyfikować typy postaci tak, by pasowały do odmiennych sesji.)</text:span></text:span></text:p>
      <text:p text:style-name="P15"><text:span text:style-name="Source_20_Text"><text:span text:style-name="T48">SPECJALNE ZDOLNOŚCI</text:span></text:span></text:p>
      <text:p text:style-name="P14"><text:span text:style-name="Source_20_Text"><text:span text:style-name="T19">Typ postaci i specjalizacja zapewniają BG specjalne zdolności na każdym nowym poziomie. Korzystanie z tych zdolności zazwyczaj kosztuje punkty z Puli statystyk; koszt podano w nawiasie po nazwie zdolności. Twoje Skupienie w odpowiedniej statystyce może obniżyć jej koszt, ale pamiętaj, że możesz stosować Skupienie tylko raz na akcję. Dla przykładu, powiedzmy, że Adept z Skupieniem w Intelekcie 2 chce skorzystać z zdolności Blast, aby stworzyć ładunek energii, co kosztuje 1 punkt Intelektu. Chce on także zwiększyć obrażenia z ataku korzystając z Wysiłku, co kosztuje 3 punkty Intelektu. Całościowy koszt tej akcji wynosi 2 punkty z Puli Intelektu (1 punkt za pocisk, plus 3 punkty za skorzystanie z Wysiłku, minus 2 punkty z Skupienia).</text:span></text:span></text:p>
      <text:p text:style-name="P14"><text:span text:style-name="Source_20_Text"><text:span text:style-name="T20">Czasami koszt umiejętności ma znak plusa (+) po liczbie. Dla przykładu, koszt może zostać podany jako “2+ punktów Intelektu”. To oznacza, że można wydać więcej punktów lub więcej poziomów </text:span></text:span><text:soft-page-break/><text:span text:style-name="Source_20_Text"><text:span text:style-name="T20">Wysiłku, by ulepszyć zdolność, co wyjaśniono w jej opisie.</text:span></text:span></text:p>
      <text:p text:style-name="P14"><text:span text:style-name="Source_20_Text"><text:span text:style-name="T20">Wiele specjalnych zdolności daje postaci opcję zrobienia czegoś, czego normalnie nie mogłaby wykonać, jak np.: wytwarzanie promieni zimna lub atakowanie wielu celów naraz. Używanie takich zdolności jest akcją samą w sobie, a koniec opisu zdolności zawiera słowo “Akcja” aby o tym przypomnieć. Może on także zapewnić więcej informacji o tym kiedy lub jak wykonać ową akcję. </text:span></text:span></text:p>
      <text:p text:style-name="P14"><text:span text:style-name="Source_20_Text"><text:span text:style-name="T20">Pewne specjalne zdolności pozwalają Ci wykonać znaną już akcję – akcję, którą można wykonać i bez tego – w odmienny sposób. Dla przykładu, zdolność może Ci pozwolić nosić ciężką zbroję, obniżyć trudność rzutów obronnych na Szybkość, lub dodać 2 punkty ognistych obrażeń do Twoich obrażeń od broni. Te zdolności nazywa się umożliwiaczami. Korzystanie z nich nie jest uważane za akcję. Umożliwiacze albo działają ciągle (np.: możliwość noszenia ciężkiej zbroi, co nie jest akcją) lub dzieją się jako część innej akcji (np.: dodawanie obrażeń od ognia do Twoich ataków, co jest częścią akcji ataku). Jeśli specjalna zdolność jest umożliwiaczem, na końcu jej opisu znajduje się słowo “Umożliwiacz” aby o tym przypomnieć.</text:span></text:span></text:p>
      <text:p text:style-name="P14"><text:span text:style-name="Source_20_Text"><text:span text:style-name="T20">Pewne zdolności określają swoją długość, ale zawsze możesz zakończyć wcześniej dowolną ze swoich zdolności, jeśli tylko sobie tego życzysz.</text:span></text:span></text:p>
      <text:p text:style-name="P14"><text:span text:style-name="Source_20_Text"><text:span text:style-name="T20">(Ponieważ Cypher System to uniwersalny system i dotyczy wielu gatunków, nie zawsze wszystkie deksryptory, typy i specjalizacje mogą być dostępne graczom. MG decyduje co jest dostępne w tej konkretnej grze i czy coś jest zmodyfikowane – poinformuje on o tym swoich graczy.)</text:span></text:span></text:p>
      <text:p text:style-name="P14"><text:span text:style-name="Source_20_Text"><text:span text:style-name="T49">UMIEJĘTNOŚCI</text:span></text:span></text:p>
      <text:p text:style-name="P14"><text:span text:style-name="Source_20_Text"><text:span text:style-name="T20">Czasami Twoja postać zyskuje trening w specyficznej umiejętności lub zadaniu. Przykładowo, Twoja specjalizacja może oznaczać, że jesteś wytrenowany w skradaniu się, wspinaczce i skakaniu, lub społecznych interakcjach. Innym razem, Twoja postać może wybrać umiejętność, w której jest wytrenowana, i wybierasz taką umiejętność, o której myślisz, że może się przydać w przyszłości.</text:span></text:span></text:p>
      <text:p text:style-name="P14"><text:span text:style-name="Source_20_Text"><text:span text:style-name="T20">Cypher System nie ma definitywnej, danej raz na zawsze listy umiejętności. Jednakże, poniżej jest trochę sugestii:</text:span></text:span></text:p>
      <text:list xml:id="list3336717871" text:style-name="L2">
        <text:list-item>
          <text:p text:style-name="P329"><text:span text:style-name="Source_20_Text"><text:span text:style-name="T20">Astronomia</text:span></text:span></text:p>
        </text:list-item>
        <text:list-item>
          <text:p text:style-name="P329"><text:span text:style-name="Source_20_Text"><text:span text:style-name="T20">Utrzymywanie równowagi</text:span></text:span></text:p>
        </text:list-item>
        <text:list-item>
          <text:p text:style-name="P329"><text:span text:style-name="Source_20_Text"><text:span text:style-name="T20">Biologia</text:span></text:span></text:p>
        </text:list-item>
        <text:list-item>
          <text:p text:style-name="P329"><text:span text:style-name="Source_20_Text"><text:span text:style-name="T20">Botanika</text:span></text:span></text:p>
        </text:list-item>
        <text:list-item>
          <text:p text:style-name="P329"><text:span text:style-name="Source_20_Text"><text:span text:style-name="T20">Noszenie ciężarów</text:span></text:span></text:p>
        </text:list-item>
        <text:list-item>
          <text:p text:style-name="P329"><text:span text:style-name="Source_20_Text"><text:span text:style-name="T20">Wspinaczka</text:span></text:span></text:p>
        </text:list-item>
        <text:list-item>
          <text:p text:style-name="P329"><text:span text:style-name="Source_20_Text"><text:span text:style-name="T20">Komputery</text:span></text:span></text:p>
        </text:list-item>
        <text:list-item>
          <text:p text:style-name="P329"><text:span text:style-name="Source_20_Text"><text:span text:style-name="T20">Kłamstwo</text:span></text:span></text:p>
        </text:list-item>
        <text:list-item>
          <text:p text:style-name="P329"><text:span text:style-name="Source_20_Text"><text:span text:style-name="T20">Przebrania</text:span></text:span></text:p>
        </text:list-item>
        <text:list-item>
          <text:p text:style-name="P329"><text:span text:style-name="Source_20_Text"><text:span text:style-name="T20">Ucieczka</text:span></text:span></text:p>
        </text:list-item>
        <text:list-item>
          <text:p text:style-name="P329"><text:span text:style-name="Source_20_Text"><text:span text:style-name="T20">Geografia</text:span></text:span></text:p>
        </text:list-item>
        <text:list-item>
          <text:p text:style-name="P329"><text:span text:style-name="Source_20_Text"><text:span text:style-name="T20">Geologia</text:span></text:span></text:p>
        </text:list-item>
        <text:list-item>
          <text:p text:style-name="P329"><text:soft-page-break/><text:span text:style-name="Source_20_Text"><text:span text:style-name="T20">Leczenie</text:span></text:span></text:p>
        </text:list-item>
        <text:list-item>
          <text:p text:style-name="P329"><text:span text:style-name="Source_20_Text"><text:span text:style-name="T20">Historia</text:span></text:span></text:p>
        </text:list-item>
        <text:list-item>
          <text:p text:style-name="P329"><text:span text:style-name="Source_20_Text"><text:span text:style-name="T20">Identyfikacja</text:span></text:span></text:p>
        </text:list-item>
        <text:list-item>
          <text:p text:style-name="P329"><text:span text:style-name="Source_20_Text"><text:span text:style-name="T20">Inicjatywa</text:span></text:span></text:p>
        </text:list-item>
        <text:list-item>
          <text:p text:style-name="P329"><text:span text:style-name="Source_20_Text"><text:span text:style-name="T20">Zastraszanie</text:span></text:span></text:p>
        </text:list-item>
        <text:list-item>
          <text:p text:style-name="P329"><text:span text:style-name="Source_20_Text"><text:span text:style-name="T20">Skakanie</text:span></text:span></text:p>
        </text:list-item>
        <text:list-item>
          <text:p text:style-name="P329"><text:span text:style-name="Source_20_Text"><text:span text:style-name="T21">Obrabianie skóry</text:span></text:span></text:p>
        </text:list-item>
        <text:list-item>
          <text:p text:style-name="P329"><text:span text:style-name="Source_20_Text"><text:span text:style-name="T21">Otwieranie zamków</text:span></text:span></text:p>
        </text:list-item>
        <text:list-item>
          <text:p text:style-name="P329"><text:span text:style-name="Source_20_Text"><text:span text:style-name="T21">Maszyny</text:span></text:span></text:p>
        </text:list-item>
        <text:list-item>
          <text:p text:style-name="P329"><text:span text:style-name="Source_20_Text"><text:span text:style-name="T21">Kowalstwo</text:span></text:span></text:p>
        </text:list-item>
        <text:list-item>
          <text:p text:style-name="P329"><text:span text:style-name="Source_20_Text"><text:span text:style-name="T21">Percepcja</text:span></text:span></text:p>
        </text:list-item>
        <text:list-item>
          <text:p text:style-name="P329"><text:span text:style-name="Source_20_Text"><text:span text:style-name="T21">Perswazja</text:span></text:span></text:p>
        </text:list-item>
        <text:list-item>
          <text:p text:style-name="P329"><text:span text:style-name="Source_20_Text"><text:span text:style-name="T21">Filozofia</text:span></text:span></text:p>
        </text:list-item>
        <text:list-item>
          <text:p text:style-name="P329"><text:span text:style-name="Source_20_Text"><text:span text:style-name="T21">Fizyka</text:span></text:span></text:p>
        </text:list-item>
        <text:list-item>
          <text:p text:style-name="P329"><text:span text:style-name="Source_20_Text"><text:span text:style-name="T21">Kradzież kieszonkowa</text:span></text:span></text:p>
        </text:list-item>
        <text:list-item>
          <text:p text:style-name="P329"><text:span text:style-name="Source_20_Text"><text:span text:style-name="T21">Pilotowanie</text:span></text:span></text:p>
        </text:list-item>
        <text:list-item>
          <text:p text:style-name="P329"><text:span text:style-name="Source_20_Text"><text:span text:style-name="T21">Naprawy</text:span></text:span></text:p>
        </text:list-item>
        <text:list-item>
          <text:p text:style-name="P329"><text:span text:style-name="Source_20_Text"><text:span text:style-name="T21">Jeździectwo</text:span></text:span></text:p>
        </text:list-item>
        <text:list-item>
          <text:p text:style-name="P329"><text:span text:style-name="Source_20_Text"><text:span text:style-name="T21">Niszczenie</text:span></text:span></text:p>
        </text:list-item>
        <text:list-item>
          <text:p text:style-name="P329"><text:span text:style-name="Source_20_Text"><text:span text:style-name="T21">Skradanie się</text:span></text:span></text:p>
        </text:list-item>
        <text:list-item>
          <text:p text:style-name="P329"><text:span text:style-name="Source_20_Text"><text:span text:style-name="T21">Pływanie</text:span></text:span></text:p>
        </text:list-item>
        <text:list-item>
          <text:p text:style-name="P329"><text:span text:style-name="Source_20_Text"><text:span text:style-name="T21">Prowadzenie pojazdów</text:span></text:span></text:p>
        </text:list-item>
        <text:list-item>
          <text:p text:style-name="P329"><text:span text:style-name="Source_20_Text"><text:span text:style-name="T21">Obróbka drewna</text:span></text:span></text:p>
        </text:list-item>
      </text:list>
      <text:p text:style-name="P14"><text:span text:style-name="Source_20_Text"><text:span text:style-name="T21">Możesz wybrać umiejętność, która obejmuje parę z tych aktywności (interakcje społeczne mogą pokrywać oszustwo, zastraszanie i perswazję) lub bardziej wąskie (ukrywanie sięjako skradanie się, gdy się nie rusza). Możesz też wymyślić umiejętności-profesje, takie jak piekarz, marynarz lub drwal. Jeśli chcesz wybrać umiejętność, której nie ma na liście, najpewniej najlepiej zapytać najpierw swojego MG, ale ogólnie, najważniejsze to taki wybór umiejętności, który pasuje do konceptu postaci.</text:span></text:span></text:p>
      <text:p text:style-name="P14"><text:span text:style-name="Source_20_Text"><text:span text:style-name="T21">Pamiętaj, że jeśli zyskujesz umiejętność, w której już jesteś wytrenowany, zostajesz w niej wyspecjalizowany. Ponieważ opisu umiejętności może być nieco mylny, stwierdzenie ,czy jesteś wytrenowany czy wyspecjalizowany może zająć nieco czasu. Dla przykładu, możesz być wytrenowany w kłamaniu,a poźniej dostać umiejętnośc do wszystkich społecznych interakcji, co oznacza, że Twoje kłamstwa są wyspecjalizowane, a inne aktywności społeczne są tylko wytrenowane. Bycie wytrenowanym 3 razy w umiejętności nie jest lepsze niż bycie wytrenowanym </text:span></text:span><text:soft-page-break/><text:span text:style-name="Source_20_Text"><text:span text:style-name="T21">tylko 2 razy (innymi słowy, wyspecjalizowany to najlepszy możliwy poziom).</text:span></text:span></text:p>
      <text:p text:style-name="P14"><text:span text:style-name="Source_20_Text"><text:span text:style-name="T21">Tylko umiejętności pozyskane przez typ lub inne rzadkie przypadki pozwalają Ci być wyuczonym w ataku lub obronie.</text:span></text:span></text:p>
      <text:p text:style-name="P14"><text:span text:style-name="Source_20_Text"><text:span text:style-name="T21">Jeśli pozyskasz specjalną zdolność przez swój typ, specjalizację lub inny aspekt Twojej postaci, możesz wybrać ką w miejsce umiejętności i być wytrenowanym lub wyspecjalizowanym w danej specjalniech zdolności. Dla przykładu, jeśli masz atak mentalny, a nadchodzi czas na wybór umiejętności, możesz wybrać umiejętność w ataku mentalnym. Ułatwiłoby to ten atak za każdym razem, gdy jest używany. Każda zdolność, którą posiadasz, może mieć swoją własną umiejętność w tym właśnie celu. Nie możesz wybrać “wszystkich mocy mentalnych” lub “wszystkich zaklęć” jako jednej umiejętności i być w niej wytrenowany lub wyspecjalizowany, gdyż ta kategoria jest stanowczo zbyt szeroka.</text:span></text:span></text:p>
      <text:p text:style-name="P14"><text:span text:style-name="Source_20_Text"><text:span text:style-name="T21">W większości kampanii, biegłość w języku jest uważana za umiejętność. Wiec jeśli chcesz mówić po </text:span></text:span><text:span text:style-name="Source_20_Text"><text:span text:style-name="T22">f</text:span></text:span><text:span text:style-name="Source_20_Text"><text:span text:style-name="T21">rancusku, jest to traktowan</text:span></text:span><text:span text:style-name="Source_20_Text"><text:span text:style-name="T23">e</text:span></text:span><text:span text:style-name="Source_20_Text"><text:span text:style-name="T21"> tak samo jak bycie wytrenowanym w biologii lub pływaniu.</text:span></text:span></text:p>
      <text:p text:style-name="P14"><text:span text:style-name="Source_20_Text"><text:span text:style-name="T50">TYP</text:span></text:span></text:p>
      <text:p text:style-name="P14"><text:span text:style-name="Source_20_Text"><text:span text:style-name="T24">Typ postaci to najważniejsza cecha Twojej postaci. Twój typ pozwala określić miejsce postaci w świecie i jej relację z innymi ludźmi. Jest to rzeczownik w zdaniu “Jestem przymiotnik rzeczownik który czasownikuje”.</text:span></text:span></text:p>
      <text:p text:style-name="P14"><text:span text:style-name="Source_20_Text"><text:span text:style-name="T24">(W pewnych grach RPG, typ postaci może zostać nazwany klasą postaci.)</text:span></text:span></text:p>
      <text:p text:style-name="P14"><text:span text:style-name="Source_20_Text"><text:span text:style-name="T24">Możesz wybrać z 4 typów postaci: Wojownika, Adepta, </text:span></text:span><text:span text:style-name="Source_20_Text"><text:span text:style-name="T33">Odkrywcy</text:span></text:span><text:span text:style-name="Source_20_Text"><text:span text:style-name="T24"> i Mówcy. Jednakże, możesz nie chcieć korzystać z tych ogólnikowych nazw na nie. Ten rozdział oferuje parę bardziej specyficznych nazw na każdy typ, które mogą być stosowne, w zależności od świata przedstawionego. Odkryjesz, że nazwy takie jak “Wojownik” czy też “</text:span></text:span><text:span text:style-name="Source_20_Text"><text:span text:style-name="T33">Odkrywca</text:span></text:span><text:span text:style-name="Source_20_Text"><text:span text:style-name="T24">” nie zawsze pasują do gier dziejących się w świecie współczesnym. Jak zawsze, możesz zrobić, co uznasz za stosowne. (Twój typ określa kim jest postać. Powinieneś korzystać z dowolnej nazwy na typ, tak długo, jak pasuje zarówno do postaci, jak i do settingu.)</text:span></text:span></text:p>
      <text:p text:style-name="P14"><text:span text:style-name="Source_20_Text"><text:span text:style-name="T24">Ponieważ typ to podstawa, na której się buduje postać, warto się zastanowić, jaka relacja łączy go z settingiem. Aby z tym pomóc, typy to w zasadzie ogólne archetypy. </text:span></text:span><text:span text:style-name="Source_20_Text"><text:span text:style-name="T25">Wojownik, dla przykładu, może być wszystkim, od rycerza w lśniącej zbroi, przez gliniarza na ulicy po cybernetycznego weterana tysiąca futurystycznych wojen.</text:span></text:span></text:p>
      <text:p text:style-name="P14"><text:span text:style-name="Source_20_Text"><text:span text:style-name="T25">Aby lepiej dostosować cztery typy do różnych settingów, istnieją różne metody zwane </text:span></text:span><text:span text:style-name="Source_20_Text"><text:span text:style-name="T34">posmakami</text:span></text:span><text:span text:style-name="Source_20_Text"><text:span text:style-name="T25">, <text:s/>zaprezentowane w stosownym rozdziale, by pomóc w dostosowaniu typów do konwencji fantasy, science fiction, lub innych (lub by dostosować typy do pomysłu na postać).</text:span></text:span></text:p>
      <text:p text:style-name="P14"><text:span text:style-name="Source_20_Text"><text:span text:style-name="T25">Dalej, bardziej fundamentalne opcje dla </text:span></text:span><text:span text:style-name="Source_20_Text"><text:span text:style-name="T87">dalszej customizacji</text:span></text:span><text:span text:style-name="Source_20_Text"><text:span text:style-name="T25"> są dostępne na końcu tego rozdziału. </text:span></text:span></text:p>
      <text:p text:style-name="P14"><text:span text:style-name="Source_20_Text"><text:span text:style-name="T51">WTRĄCENIE GRACZA</text:span></text:span></text:p>
      <text:p text:style-name="P14"><text:span text:style-name="Source_20_Text"><text:span text:style-name="T26">Wtrącenie gracza oznacza, że gracz wybiera zmianę czegoś w kampanii, czyniąc rzeczy łatwiejszymi dla jego postaci. Konceptualnie, jest to przeciwieństwo wtrącenia MG: zamiast MG dawać PD graczowi i wprowadzać niespodziewaną komplikacje dla jego postaci, gracz wydaje 1 PD i wprowadza rozwiązanie problemu lub komplikacji. To, co może zrobić wtrącenie gracza, to zmienić świat gry lub obecne okoliczności zamiast bezpośrednio zmieniać postać. Dla przykładu, </text:span></text:span><text:soft-page-break/><text:span text:style-name="Source_20_Text"><text:span text:style-name="T26">wtrącenie mówiące, że cypher, z którego właśnie się skorzystało, ma dodatkowe użycie byłoby właściwe, ale wtrącenie uzdrawiające postać nie byłoby. Jeśli gracz nie ma PD-ków do wydania, nie może wprowadzić wtrącenia gracza. </text:span></text:span></text:p>
      <text:p text:style-name="P14"><text:span text:style-name="Source_20_Text"><text:span text:style-name="T26">Parę wtrąceń gracza jest zasugerowanych pod każdym typem. Warto jednak zaznaczyć, że nie każde wtrącenie gracza jest stosowne w każdej sytuacji. MG może zezwolić graczom na inne sugestie wtrąceń, ale ostatecznie to on decyduje, czy dane wtrącenie jest stosowne do typu postaci i danej sytuacji. Jeśli MG odmawia wtrącenia, gracz nie wydaje 1 PD-ka i wtrącenie nie następuje.</text:span></text:span></text:p>
      <text:p text:style-name="P14"><text:span text:style-name="Source_20_Text"><text:span text:style-name="T26">Korzystanie z intruzji nie wymaga od postaci akcji, by je zastosować. Po prostu ono następuje.</text:span></text:span></text:p>
      <text:p text:style-name="P14"><text:span text:style-name="Source_20_Text"><text:span text:style-name="T26">(Wtrącenie gracza powinno być ograniczone do nie więcej niż jednego wtrącenia na gracza na jedną sesję.)</text:span></text:span></text:p>
      <text:p text:style-name="P14"><text:span text:style-name="Source_20_Text"><text:span text:style-name="T52">Akcje obronne</text:span></text:span></text:p>
      <text:p text:style-name="P14"><text:span text:style-name="Source_20_Text"><text:span text:style-name="T13">Akcje obronne występują wtedy, gdy gracz rzuca, by uchronić się od czegoś nieporządanego, co mogłoby się wydarzyć jego BG. Rodzaj akcji obronnej ma znaczenie, gdy rozważamy Wysiłek.</text:span></text:span></text:p>
      <text:p text:style-name="P14"><text:span text:style-name="Source_20_Text"><text:span text:style-name="T13">Obrona Mocy: Używa się jej do odporności na trucizny, choroby i wszystko inne, co można prze</text:span></text:span><text:span text:style-name="Source_20_Text"><text:span text:style-name="T15">z</text:span></text:span><text:span text:style-name="Source_20_Text"><text:span text:style-name="T13">wyciężyć siłą i zdrowiem.</text:span></text:span></text:p>
      <text:p text:style-name="P14"><text:span text:style-name="Source_20_Text"><text:span text:style-name="T13">Obrona Szybkości: Używa się jej do unikana ciosów i uciekana od niebezpieczeństw. To najczęściej wykorzystywany rodzaj akcji obronnej.</text:span></text:span></text:p>
      <text:p text:style-name="P14"><text:span text:style-name="Source_20_Text"><text:span text:style-name="T13">Obrona Intelektu: Używa się jej do odpieranie ataków mentalnych i wszystkiego, co może wpłynać na czyiś umysł.</text:span></text:span></text:p>
      <text:h text:style-name="P324" text:outline-level="2"><text:bookmark-start text:name="__RefHeading___Toc3003_2102140854"/>2.1.<text:span text:style-name="T188">1.</text:span> Wojownik<text:bookmark-end text:name="__RefHeading___Toc3003_2102140854"/></text:h>
      <text:p text:style-name="P19">Fantasy/Baśń: Wojownik, rycerz, barbarzyńca, żołnierz, walkyria.</text:p>
      <text:p text:style-name="P19">Współczesność/Horror/Romans: policjant, żołnierz, strażnik, detektyw, ochroniarz, atleta.</text:p>
      <text:p text:style-name="P19">Science fiction: oficer bezpieczeństwa, wojownik, żołnierz, najemnik, </text:p>
      <text:p text:style-name="P19">Super<text:span text:style-name="T174">bohaterowie</text:span>/Post-apokalipsa: bohater </text:p>
      <text:p text:style-name="P19">Jesteś dobrym sprzymierzeńcem w potyczce. Wiesz, jak korzystać z broni i chronić siebie. W zależności od konwencji i settingu, może to znaczyć, że nosisz miecz i tarczę na arenie gladiatorów, posiadasz karabin maszynowy i zestaw granatów przydatne w wymianie ognia, lub posiadasz blastera i zasilany pancerz, z których korzystasz na obcej planecie.</text:p>
      <text:p text:style-name="P19">Rola w grze: Wojownicy są fizyczni i zorientowani na akcję. Cześciej rozwiązują problemy, korzystając z siły, niż na inne sposoby, i często wybierają najprostszą drogę do osiągnięcia swoich celów. </text:p>
      <text:p text:style-name="P19">Rola w drużynie: Wojownicy najczęściej zadają i biorą na klatę najwięcej obrażeń w bitwie. To od nich zależy obrona reszty członków drużyny przed atakami. To czasami oznacza, że wojownicy bywają liderami, przynajmniej w walce i w obliczu innych niebezpieczeństw.</text:p>
      <text:p text:style-name="P19">Rola społeczna: <text:span text:style-name="T175">Wojownicy nie zawsze są żołnierzami lub najemnikami. Każdy, kto jest gotów do odrobinę przemocy w swoim życiu, lub choćby jej potencjał, może być Wojownikiem, mówiąc ogólnikowo. Wliczają się w to strażnicy, policjanci, marynarze lub ludzie innych profesji, którzy </text:span><text:soft-page-break/><text:span text:style-name="T175">wiedzą, jak się bronić.</text:span></text:p>
      <text:p text:style-name="P20">Zaawansowani Wojownicy: W miarę, jak wojownicy awansują na poziomy, ich umiejętności bitewne – zarówno obrony, jak i ataku – zwiększają się do niemożliwych poziomów. Na wyższych poziomach, mogą oni często przeciwstawić się grupom wrogów lub stanąć 1-na-1 przeciwko dowolnemu przeciwnikowi.</text:p>
      <text:p text:style-name="P21">Historia Wojownika</text:p>
      <text:p text:style-name="P21">Twój typ pomaga Ci określić połączenie Twojej postaci z settingiem. Rzuć k20 lub wybierz z poniższej listy, by określić pewien fakt odnośnie Twojej historii, który łączy Twoją postać ze światem. Możesz także stworzyć swój własny fakt historyczny.</text:p>
      <table:table table:name="Tabela2" table:style-name="Tabela2">
        <table:table-column table:style-name="Tabela2.A"/>
        <table:table-column table:style-name="Tabela2.B"/>
        <table:table-row table:style-name="TableLine2510012375760">
          <table:table-cell table:style-name="Tabela2.A1" office:value-type="string">
            <text:p text:style-name="P2">k20</text:p>
          </table:table-cell>
          <table:table-cell table:style-name="Tabela2.A1" office:value-type="string">
            <text:p text:style-name="P2">Fakt historyczny</text:p>
          </table:table-cell>
        </table:table-row>
        <table:table-row table:style-name="TableLine2510012388000">
          <table:table-cell table:style-name="Tabela2.A2" office:value-type="float" office:value="1">
            <text:p text:style-name="P2">1</text:p>
          </table:table-cell>
          <table:table-cell table:style-name="Tabela2.A1" office:value-type="string">
            <text:p text:style-name="P2">Byłeś w armii i dalej masz przyjaciół, którzy tam są. Twój były dowódca dobrze Cię pamięta.</text:p>
          </table:table-cell>
        </table:table-row>
        <table:table-row table:style-name="TableLine2510012390992">
          <table:table-cell table:style-name="Tabela2.A2" office:value-type="float" office:value="2">
            <text:p text:style-name="P2">2</text:p>
          </table:table-cell>
          <table:table-cell table:style-name="Tabela2.A1" office:value-type="string">
            <text:p text:style-name="P2">Byłeś ochroniarzem bogatej kobiety, która oskarżyła Cię o kradzież. Opuściłeś jej służbę w cieniu podejrzeń.</text:p>
          </table:table-cell>
        </table:table-row>
        <table:table-row table:style-name="TableLine2510012378752">
          <table:table-cell table:style-name="Tabela2.A2" office:value-type="float" office:value="3">
            <text:p text:style-name="P2">3</text:p>
          </table:table-cell>
          <table:table-cell table:style-name="Tabela2.A1" office:value-type="string">
            <text:p text:style-name="P2">Byłeś ochroniarzem lokalnego baru, i właściciele pamiętają Cię.</text:p>
          </table:table-cell>
        </table:table-row>
        <table:table-row table:style-name="TableLine2510012382288">
          <table:table-cell table:style-name="Tabela2.A2" office:value-type="float" office:value="4">
            <text:p text:style-name="P2">4</text:p>
          </table:table-cell>
          <table:table-cell table:style-name="Tabela2.A1" office:value-type="string">
            <text:p text:style-name="P2">Trenowałeś z szanowanym mentorem. Trzyma on Cię w estymie, ale ma wielu wrogów.</text:p>
          </table:table-cell>
        </table:table-row>
        <table:table-row table:style-name="TableLine2510012382560">
          <table:table-cell table:style-name="Tabela2.A2" office:value-type="float" office:value="5">
            <text:p text:style-name="P2">5</text:p>
          </table:table-cell>
          <table:table-cell table:style-name="Tabela2.A1" office:value-type="string">
            <text:p text:style-name="P2">Trenowałeś w odosobnionym zakonie. Mnisi myślą o Tobie jak o bracie, ale dla wszystkich innych jesteś obcym.</text:p>
          </table:table-cell>
        </table:table-row>
        <table:table-row table:style-name="TableLine2510012382832">
          <table:table-cell table:style-name="Tabela2.A2" office:value-type="float" office:value="6">
            <text:p text:style-name="P2">6</text:p>
          </table:table-cell>
          <table:table-cell table:style-name="Tabela2.A1" office:value-type="string">
            <text:p text:style-name="P2">Nie masz formalnego wyszkolenia. Twoje zdolności po prostu są (naturalnie bądź nie).</text:p>
          </table:table-cell>
        </table:table-row>
        <table:table-row table:style-name="TableLine2510012387456">
          <table:table-cell table:style-name="Tabela2.A2" office:value-type="float" office:value="7">
            <text:p text:style-name="P2">7</text:p>
          </table:table-cell>
          <table:table-cell table:style-name="Tabela2.A1" office:value-type="string">
            <text:p text:style-name="P2">Spędziłeś czas na ulicach i byłeś przez pewien czas w więzieniu.</text:p>
          </table:table-cell>
        </table:table-row>
        <table:table-row table:style-name="TableLine2510012383648">
          <table:table-cell table:style-name="Tabela2.A2" office:value-type="float" office:value="8">
            <text:p text:style-name="P2">8</text:p>
          </table:table-cell>
          <table:table-cell table:style-name="Tabela2.A1" office:value-type="string">
            <text:p text:style-name="P2">Zapisano Cię do służby wojskowej, ale uciekłeś po niedługim czasie.</text:p>
          </table:table-cell>
        </table:table-row>
        <table:table-row table:style-name="TableLine2510012392352">
          <table:table-cell table:style-name="Tabela2.A2" office:value-type="float" office:value="9">
            <text:p text:style-name="P2">9</text:p>
          </table:table-cell>
          <table:table-cell table:style-name="Tabela2.A1" office:value-type="string">
            <text:p text:style-name="P3">Służyłeś jako ochroniarz dla potężnego kryminalisty, który teraz jest CI winny życie.</text:p>
          </table:table-cell>
        </table:table-row>
        <table:table-row table:style-name="TableLine2510012375488">
          <table:table-cell table:style-name="Tabela2.A2" office:value-type="float" office:value="10">
            <text:p text:style-name="P3">10</text:p>
          </table:table-cell>
          <table:table-cell table:style-name="Tabela2.A1" office:value-type="string">
            <text:p text:style-name="P3">Pracowałeś jako oficer policji lub detektyw. Każdy Cię zna, ale opinie o Tobie są różne.</text:p>
          </table:table-cell>
        </table:table-row>
        <table:table-row table:style-name="TableLine2510012401872">
          <table:table-cell table:style-name="Tabela2.A2" office:value-type="float" office:value="11">
            <text:p text:style-name="P3">11</text:p>
          </table:table-cell>
          <table:table-cell table:style-name="Tabela2.A1" office:value-type="string">
            <text:p text:style-name="P3">Twoje starsze rodzeństwo to niesłynna postać, która żyje w hańbie. </text:p>
          </table:table-cell>
        </table:table-row>
        <table:table-row table:style-name="TableLine2510012408944">
          <table:table-cell table:style-name="Tabela2.A2" office:value-type="float" office:value="12">
            <text:p text:style-name="P3">12</text:p>
          </table:table-cell>
          <table:table-cell table:style-name="Tabela2.A1" office:value-type="string">
            <text:p text:style-name="P3">Służyłeś jako strażnik komuś, kto dużo podróżował. Znasz ludzi w wielu miejscach.</text:p>
          </table:table-cell>
        </table:table-row>
        <table:table-row table:style-name="TableLine2510012406224">
          <table:table-cell table:style-name="Tabela2.A2" office:value-type="float" office:value="13">
            <text:p text:style-name="P3">13</text:p>
          </table:table-cell>
          <table:table-cell table:style-name="Tabela2.A1" office:value-type="string">
            <text:p text:style-name="P3">Twój najlepszy przyjaciel to nauczyciel lub badacz. Jest on świetnym źródłem wiedzy.</text:p>
          </table:table-cell>
        </table:table-row>
        <table:table-row table:style-name="TableLine2510012399152">
          <table:table-cell table:style-name="Tabela2.A2" office:value-type="float" office:value="14">
            <text:p text:style-name="P3">14</text:p>
          </table:table-cell>
          <table:table-cell table:style-name="Tabela2.A1" office:value-type="string">
            <text:p text:style-name="P3">Ty i Twój przyjaciel palicie ten sam rodzaj rzadkiego, drogiego tytoniu. Spotykacie się co tydzień, by porozmawiać i zapalić.</text:p>
          </table:table-cell>
        </table:table-row>
        <table:table-row table:style-name="TableLine2510012395888">
          <table:table-cell table:style-name="Tabela2.A2" office:value-type="float" office:value="15">
            <text:p text:style-name="P3">15</text:p>
          </table:table-cell>
          <table:table-cell table:style-name="Tabela2.A1" office:value-type="string">
            <text:p text:style-name="P3">Twój wuj prowadzi teatr w mieśćie. Znasz wszystkich aktorów i masz wolny wstęp na występy.</text:p>
          </table:table-cell>
        </table:table-row>
        <table:table-row table:style-name="TableLine2510012405136">
          <table:table-cell table:style-name="Tabela2.A2" office:value-type="float" office:value="16">
            <text:p text:style-name="P3">16</text:p>
          </table:table-cell>
          <table:table-cell table:style-name="Tabela2.A1" office:value-type="string">
            <text:p text:style-name="P3">Twój przyjaciel-rzemieślnik czasami prosi Cię o pomoc. Jednakże, płaci on dobrze.</text:p>
          </table:table-cell>
        </table:table-row>
        <table:table-row table:style-name="TableLine2510012409488">
          <table:table-cell table:style-name="Tabela2.A2" office:value-type="float" office:value="17">
            <text:p text:style-name="P3">17</text:p>
          </table:table-cell>
          <table:table-cell table:style-name="Tabela2.A1" office:value-type="string">
            <text:p text:style-name="P3">Twój mentor napisał książkę o sztukach walki. Czasami ludzie pragną Cię odszukać i zapytać o jej dziwne zapisy.</text:p>
          </table:table-cell>
        </table:table-row>
        <table:table-row table:style-name="TableLine2510012405408">
          <table:table-cell table:style-name="Tabela2.A2" office:value-type="float" office:value="18">
            <text:p text:style-name="P3">18</text:p>
          </table:table-cell>
          <table:table-cell table:style-name="Tabela2.A1" office:value-type="string">
            <text:p text:style-name="P3">Ktoś, z kim walczyłeś ramię w ramię w armii, teraz jest burmistrzem lokalnego miasteczka.</text:p>
          </table:table-cell>
        </table:table-row>
        <table:table-row table:style-name="TableLine2510012396976">
          <table:table-cell table:style-name="Tabela2.A2" office:value-type="float" office:value="19">
            <text:p text:style-name="P3">19</text:p>
          </table:table-cell>
          <table:table-cell table:style-name="Tabela2.A1" office:value-type="string">
            <text:p text:style-name="P3">Ocaliłeś życie rodziny, gdy jej dom płonął. Mają oni u Ciebie dług, a ich sąsiedzi traktują Ciebie jak bohatera.</text:p>
          </table:table-cell>
        </table:table-row>
        <table:table-row table:style-name="TableLine2510012402144">
          <table:table-cell table:style-name="Tabela2.A2" office:value-type="float" office:value="20">
            <text:p text:style-name="P3">20</text:p>
          </table:table-cell>
          <table:table-cell table:style-name="Tabela2.A1" office:value-type="string">
            <text:p text:style-name="P3">Twój stary trener dalej spodziewa się, że wrócisz i sprzątniesz po jego zajęciach, gdy to robisz, dzieli się on z Tobą okazjonalnie ciekawymi plotkami.</text:p>
          </table:table-cell>
        </table:table-row>
      </table:table>
      <text:p text:style-name="P21"/>
      <text:p text:style-name="P22">WOJOWNIK – WTRĄCENIA GRACZA</text:p>
      <text:p text:style-name="P23">Możesz wydać 1 PD by skorzystać z poniższych wtrąceń gracza, jeśli jest to stosowne do sytuacji, a MG się zgodzi.</text:p>
      <text:p text:style-name="P23">Perfekcyjna pozycja: Walczysz przynajmniej z trzema wrogami i każdy z nich stoi w odpowiednim miejscu, możesz więc wykorzystać ruch, który ćwiczyłeś dawno temu, co pozwala Ci zaatakować wszystkich trzech w jednej akcji. Wykonaj odrębne rzuty na atak dla kazego z wrogów. Jesteś ograniczony Wysiłkiem, który możesz wykorzystać w jednej akcji.</text:p>
      <text:p text:style-name="P23"><text:soft-page-break/>Stary Przyjaciel: Towarzysz borni z przeszłości pojawia sięnagle i pomaga w tym, co teraz robisz. Jest on na własnej misji i nie może zostać dłużej niż czas potrzebny na udzielenie pomocy, porozmawianie przez chwilę i być może na wspólne zjedzenie szybkiego posiłku.</text:p>
      <text:p text:style-name="P13">Słabość Broni: Broń Twojego przeciwnika ma słaby punkt. Podczas walki, szybko się ona psuje i spada o dwa stopnie w dół na <text:span text:style-name="Source_20_Text"><text:span text:style-name="T79">liczniku obrażeń przedmiotu</text:span></text:span>.</text:p>
      <text:p text:style-name="P24">PULE STATYSTYK WOJOWNIKA</text:p>
      <table:table table:name="Tabela3" table:style-name="Tabela3">
        <table:table-column table:style-name="Tabela3.A"/>
        <table:table-column table:style-name="Tabela3.B"/>
        <table:table-row table:style-name="TableLine2510012390720">
          <table:table-cell table:style-name="Tabela3.A1" office:value-type="string">
            <text:p text:style-name="P4">Statystyka</text:p>
          </table:table-cell>
          <table:table-cell table:style-name="Tabela3.A1" office:value-type="string">
            <text:p text:style-name="P4"><text:span text:style-name="T176">Początkowa </text:span>Wartość Puli</text:p>
          </table:table-cell>
        </table:table-row>
        <table:table-row table:style-name="TableLine2510012398880">
          <table:table-cell table:style-name="Tabela3.A1" office:value-type="string">
            <text:p text:style-name="P4">Moc</text:p>
          </table:table-cell>
          <table:table-cell table:style-name="Tabela3.B2" office:value-type="float" office:value="10">
            <text:p text:style-name="P4">10</text:p>
          </table:table-cell>
        </table:table-row>
        <table:table-row table:style-name="TableLine2510012393168">
          <table:table-cell table:style-name="Tabela3.A1" office:value-type="string">
            <text:p text:style-name="P4">Szybkość</text:p>
          </table:table-cell>
          <table:table-cell table:style-name="Tabela3.B2" office:value-type="float" office:value="10">
            <text:p text:style-name="P4">10</text:p>
          </table:table-cell>
        </table:table-row>
        <table:table-row table:style-name="TableLine2510012397792">
          <table:table-cell table:style-name="Tabela3.A1" office:value-type="string">
            <text:p text:style-name="P4">Intelekt</text:p>
          </table:table-cell>
          <table:table-cell table:style-name="Tabela3.B2" office:value-type="float" office:value="8">
            <text:p text:style-name="P4">8</text:p>
          </table:table-cell>
        </table:table-row>
      </table:table>
      <text:p text:style-name="P24"/>
      <text:p text:style-name="P24">Otrzymujesz dodatkowe 6 punktów do podziału pomiędzy Pule, jakkolwiek sobie życzysz.</text:p>
      <text:p text:style-name="P24">WOJOWNIK PIERWSZEGO POZIOMU</text:p>
      <text:p text:style-name="P24">Pierwszo-poziomowi wojownicy mają następujące zdolności:</text:p>
      <text:p text:style-name="P24">Wysiłek: Twój Wysiłek to 1.</text:p>
      <text:p text:style-name="P24">Fizyczna Natura: Masz Skupienie w Mocy 1 i Skupienie w Szybkości 0 lub Skupienie w Mocy 0 i Skupienie w Szybkości 1. Niezależnie od tego, Twoje Skupienie w Intelekcie to 0.</text:p>
      <text:p text:style-name="P24">Korzystanie z Cypherów: Możesz nosić dwa Cyphery w danym czasie.</text:p>
      <text:p text:style-name="P24">Bronie: Jesteś wytrenowany w lekkich, średnich i ciężkich broniach i nie stosuje siędo Ciebie kara za używanie jakiegokolwiek rodzaju broni. Umożliwienie.</text:p>
      <text:p text:style-name="P24">Początkowy Ekwipunek: Odpowiednie ubranie i dwie bronie Twojego wyboru, plus jeden drogi przedmiot, dwa przedmioty średniej ceny i cztery niedrogie.</text:p>
      <text:p text:style-name="P13">Specialne Zdolności: Wybierz cztery zdolności z poniższej listy. Nie możesz wybrać tej samej zdolności więcej niż raz, chyba, że jej opis mówi inaczej. Pełny opis wszystkich zdolności znajduje sięw rozdziale <text:span text:style-name="Source_20_Text"><text:span text:style-name="T79">Zdolności</text:span></text:span><text:span text:style-name="Source_20_Text"><text:span text:style-name="T98">, który także zawiera </text:span></text:span><text:span text:style-name="Source_20_Text"><text:span text:style-name="T103">opis Posmaków i zdolności Specjalizacji w pojedynczym, sporym katalogu.</text:span></text:span></text:p>
      <text:list xml:id="list1781335681" text:style-name="L3">
        <text:list-item>
          <text:p text:style-name="P330"><text:span text:style-name="Source_20_Text"><text:span text:style-name="T104">Broń Niepotrzebna</text:span></text:span></text:p>
        </text:list-item>
        <text:list-item>
          <text:p text:style-name="P330"><text:span text:style-name="Source_20_Text"><text:span text:style-name="T104">K</text:span></text:span><text:span text:style-name="Source_20_Text"><text:span text:style-name="T103">ontrol</text:span></text:span><text:span text:style-name="Source_20_Text"><text:span text:style-name="T105">a Bitewna</text:span></text:span></text:p>
        </text:list-item>
        <text:list-item>
          <text:p text:style-name="P330"><text:span text:style-name="Source_20_Text"><text:span text:style-name="T105">Na Straży</text:span></text:span></text:p>
        </text:list-item>
        <text:list-item>
          <text:p text:style-name="P330"><text:span text:style-name="Source_20_Text"><text:span text:style-name="T104">Ogłuszenie</text:span></text:span></text:p>
        </text:list-item>
        <text:list-item>
          <text:p text:style-name="P330"><text:span text:style-name="Source_20_Text"><text:span text:style-name="T104">Szybki Rzut</text:span></text:span></text:p>
        </text:list-item>
        <text:list-item>
          <text:p text:style-name="P330"><text:span text:style-name="Source_20_Text"><text:span text:style-name="T104">Ulepszone Skupienie</text:span></text:span></text:p>
        </text:list-item>
        <text:list-item>
          <text:p text:style-name="P330"><text:span text:style-name="Source_20_Text"><text:span text:style-name="T104">Umiejętności Fizyczne</text:span></text:span></text:p>
        </text:list-item>
        <text:list-item>
          <text:p text:style-name="P330"><text:span text:style-name="Source_20_Text"><text:span text:style-name="T104">Wyszkolony Bez Zbroi</text:span></text:span></text:p>
        </text:list-item>
        <text:list-item>
          <text:p text:style-name="P330"><text:span text:style-name="Source_20_Text"><text:span text:style-name="T104">Wyszkolony w Zbroi</text:span></text:span></text:p>
        </text:list-item>
      </text:list>
      <text:list xml:id="list4003691267" text:style-name="L4">
        <text:list-item>
          <text:p text:style-name="P331"><text:span text:style-name="Source_20_Text"><text:span text:style-name="T104">Zamach</text:span></text:span></text:p>
        </text:list-item>
        <text:list-item>
          <text:p text:style-name="P331"><text:soft-page-break/><text:span text:style-name="Source_20_Text"><text:span text:style-name="T104">Zdolności </text:span></text:span><text:span text:style-name="Source_20_Text"><text:span text:style-name="T106">B</text:span></text:span><text:span text:style-name="Source_20_Text"><text:span text:style-name="T104">ojowe</text:span></text:span></text:p>
        </text:list-item>
      </text:list>
      <text:p text:style-name="P13"><text:span text:style-name="Source_20_Text"><text:span text:style-name="T104">WOJOWNIK DRUGIEGO POZIOMU</text:span></text:span></text:p>
      <text:p text:style-name="P317"><text:span text:style-name="Source_20_Text"><text:span text:style-name="T1">Wybierz dwie zdolności z poniższej lisy (lub z niższego poziomu) i dodaj je do swoich zdolności. Dodatkowo, możesz zamienić jedną ze zdolności niższego poziomu na inną z niższego poziomu.</text:span></text:span></text:p>
      <text:list xml:id="list2547709390" text:style-name="L5">
        <text:list-item>
          <text:p text:style-name="P455"><text:span text:style-name="Source_20_Text"><text:span text:style-name="T1">Krwawienie</text:span></text:span></text:p>
        </text:list-item>
        <text:list-item>
          <text:p text:style-name="P455"><text:span text:style-name="Source_20_Text"><text:span text:style-name="T1">Miażdżący Cios</text:span></text:span></text:p>
        </text:list-item>
        <text:list-item>
          <text:p text:style-name="P455"><text:span text:style-name="Source_20_Text"><text:span text:style-name="T1">Następny Atak</text:span></text:span></text:p>
        </text:list-item>
        <text:list-item>
          <text:p text:style-name="P455"><text:span text:style-name="Source_20_Text"><text:span text:style-name="T1">Przeładowanie</text:span></text:span></text:p>
        </text:list-item>
        <text:list-item>
          <text:p text:style-name="P455"><text:span text:style-name="Source_20_Text"><text:span text:style-name="T1">Umiejętny Atak</text:span></text:span></text:p>
        </text:list-item>
        <text:list-item>
          <text:p text:style-name="P455"><text:span text:style-name="Source_20_Text"><text:span text:style-name="T1">Umiejętna Obrona</text:span></text:span></text:p>
        </text:list-item>
      </text:list>
      <text:p text:style-name="P317"><text:span text:style-name="Source_20_Text"><text:span text:style-name="T76">WOJOWNIK TRZECIEGO POZIOMU</text:span></text:span></text:p>
      <text:p text:style-name="P25">Wybierz trzy zdolności z poniższej listy (lub z niższego poziomu) i dodaj je do swoich zdolności. Dodatkowo, możesz zamienić jedną ze zdolności niższego poziomu na inną z niższego poziomu.</text:p>
      <text:list xml:id="list2731807542" text:style-name="L6">
        <text:list-item>
          <text:p text:style-name="P332">Chwytaj Moment</text:p>
        </text:list-item>
        <text:list-item>
          <text:p text:style-name="P332">Cięcie</text:p>
        </text:list-item>
        <text:list-item>
          <text:p text:style-name="P332">Cios z Wyciągnięciem</text:p>
        </text:list-item>
        <text:list-item>
          <text:p text:style-name="P332">Czujność</text:p>
        </text:list-item>
        <text:list-item>
          <text:p text:style-name="P332">Ekspercki Użytkownik Cypherów</text:p>
        </text:list-item>
        <text:list-item>
          <text:p text:style-name="P335">Fur<text:span text:style-name="T177">ia</text:span></text:p>
        </text:list-item>
        <text:list-item>
          <text:p text:style-name="P332">Odporność na Energię</text:p>
        </text:list-item>
        <text:list-item>
          <text:p text:style-name="P332">Ostrzał Ciągły</text:p>
        </text:list-item>
        <text:list-item>
          <text:p text:style-name="P332">Podwójny Strzał</text:p>
        </text:list-item>
        <text:list-item>
          <text:p text:style-name="P332">Przywykły do Noszenia Zbroi</text:p>
        </text:list-item>
        <text:list-item>
          <text:p text:style-name="P335">Re<text:span text:style-name="T177">akcja</text:span></text:p>
        </text:list-item>
        <text:list-item>
          <text:p text:style-name="P332">Śmiertelna Salwa</text:p>
        </text:list-item>
      </text:list>
      <text:p text:style-name="P26">WOJOWNIK CZWARTEGO POZIOMU</text:p>
      <text:p text:style-name="P26">Wybierz dwie z poniższych zdolności (lub z niższego poziomu) i dodaj je do swoich zdolności. Dodatkowo, możesz zamienić jedną z zdolności niższego poziomu na inną z niższego poziomu.</text:p>
      <text:list xml:id="list1640706252" text:style-name="L7">
        <text:list-item>
          <text:p text:style-name="P333">Dodatkowy Wysiłek</text:p>
        </text:list-item>
        <text:list-item>
          <text:p text:style-name="P333">Doświadczony Obrońca</text:p>
        </text:list-item>
        <text:list-item>
          <text:p text:style-name="P333">Finta</text:p>
        </text:list-item>
        <text:list-item>
          <text:p text:style-name="P333">Pęd</text:p>
        </text:list-item>
        <text:list-item>
          <text:p text:style-name="P333">Przełamanie Obrony</text:p>
        </text:list-item>
        <text:list-item>
          <text:p text:style-name="P333"><text:soft-page-break/>Wycelowanie</text:p>
        </text:list-item>
        <text:list-item>
          <text:p text:style-name="P333">Wyjątkowo Wytrzymały</text:p>
        </text:list-item>
        <text:list-item>
          <text:p text:style-name="P333">Zręczny Wojownik</text:p>
        </text:list-item>
        <text:list-item>
          <text:p text:style-name="P333">Zwiększony Efekt</text:p>
        </text:list-item>
      </text:list>
      <text:p text:style-name="P26">WOJOWNIK PIĄTEGO POZIOMU</text:p>
      <text:p text:style-name="P26">Wybierz trzy zdolności z poniższej listy (lub z niższego poziomu) i dodaj je do swoich zdolności. Dodatkowo, możesz zamienić jedną ze zdolności niższego poziomu na inną zdolność niższego poziomu.</text:p>
      <text:list xml:id="list938850603" text:style-name="L8">
        <text:list-item>
          <text:p text:style-name="P336">Atak z Wyskoku</text:p>
        </text:list-item>
        <text:list-item>
          <text:p text:style-name="P336">Blok</text:p>
        </text:list-item>
        <text:list-item>
          <text:p text:style-name="P336">Mistrzostwo Ataków</text:p>
        </text:list-item>
        <text:list-item>
          <text:p text:style-name="P334">M<text:span text:style-name="T178">istrzostwo Obrony</text:span></text:p>
        </text:list-item>
        <text:list-item>
          <text:p text:style-name="P336">Mistrzowska Biegłość w Pancerzach</text:p>
        </text:list-item>
        <text:list-item>
          <text:p text:style-name="P336">Ulepszony Sukces</text:p>
        </text:list-item>
        <text:list-item>
          <text:p text:style-name="P336">Potrójny Wystrzał</text:p>
        </text:list-item>
        <text:list-item>
          <text:p text:style-name="P336">Zaawansowany Użytkownik Cypherów</text:p>
        </text:list-item>
      </text:list>
      <text:p text:style-name="P27">(Pamiętaj, że na wyższych poziomach, można wybrać zdolności z niższych poziomów. Czasami jest to najlepszy sposób, by uzyskać dokładnie taką postać, jakiej pragniesz. Jest to zwłaszcza prawdziwe odnośnie zdolności, które zapewniają umiejętności, które zazwyczaj można wybrać więcej niż jeden raz.)</text:p>
      <text:p text:style-name="P27">WOJOWNIK SZÓSTEGO POZIOMU</text:p>
      <text:p text:style-name="P27">Wybierz dwie ze zdolności z poniższej listy (lub z niższego poziomu) i dodaj je do swoich zdolności. Dodatkowo, możesz zamienić jedną ze zdolności niższego poziomu na inną z niższego poziomu.</text:p>
      <text:list xml:id="list3188874794" text:style-name="L9">
        <text:list-item>
          <text:p text:style-name="P337">Broń i Cios</text:p>
        </text:list-item>
        <text:list-item>
          <text:p text:style-name="P337">Chwila Wspaniałości</text:p>
        </text:list-item>
        <text:list-item>
          <text:p text:style-name="P337">Morderca</text:p>
        </text:list-item>
        <text:list-item>
          <text:p text:style-name="P337">Ostateczny Cios</text:p>
        </text:list-item>
        <text:list-item>
          <text:p text:style-name="P337">Wielokrotny Atak</text:p>
        </text:list-item>
        <text:list-item>
          <text:p text:style-name="P337">Znowu i Znowu</text:p>
        </text:list-item>
      </text:list>
      <text:p text:style-name="P27">W ramce:</text:p>
      <text:p text:style-name="P27">PRZYKŁAD<text:span text:style-name="T179">OWY</text:span> WOJO<text:span text:style-name="T180">W</text:span>NIK</text:p>
      <text:p text:style-name="P27">Ray chce stworzyć Wojownika do współczesnej kampanii. Decyduje się on na byłego członka armii, który jest silny i szybki. 3 z wolnych punktów idą do Puli Mocy, a pozostałe 3 do Puli Szybkości. Jego Statystyki to teraz Moc 13, Szybkość 13 i Intelekt 8. Jako, że postać jest na 1-szym <text:s/><text:soft-page-break/>poziomie, jej Wysiłek to 1, jej Skupienie w Mocy to 1, a Skupienie w Szybkości i Intelekcie to 0. Jego postać nie jest szczególnie mądra lub charyzmatyczna. </text:p>
      <text:p text:style-name="P27">Chce on korzystać z dużego noża bojowego (średnia broń, która zadaje 4 punkty obrażeń) i .357 Magnum (ciężki pistolet, który zadaje 6 punktów obrażeń, ale wymaga dwóch rąk do korzystania). Ray decyduje się na nie noszenie żadnej zbroi, <text:span text:style-name="T97">gdyż nie pasuje to do settingu, tak więc, jako swoją pierwszą zdolność wybiera </text:span><text:span text:style-name="T88">Wyszkolony Bez Zbroi</text:span><text:span text:style-name="T106">, co ułatwia jego Obronę Szybkości. Jako drugą zdolność wybiera </text:span><text:span text:style-name="T90">Zdolności Bojowe</text:span><text:span text:style-name="T106">, by zadawać większe obrażenia swoim wielkim nożem. </text:span></text:p>
      <text:p text:style-name="P18"><text:span text:style-name="T98">Ray chce być zarówno szybki, jak i wytrzymały, wybiera więc </text:span><text:span text:style-name="T84">Ulepszone Skupienie</text:span><text:span text:style-name="T98">. Daje mu to Skupienie w Szybkości na 1. Jako ostatnią zdolność, wybiera </text:span><text:span text:style-name="T84">Umiejętności Fizyczne</text:span><text:span text:style-name="T98"> i wybiera pływanie i bieganie. </text:span></text:p>
      <text:p text:style-name="P28">Wojownik może mieć przy sobie maksymalnie 2 cyphery. GM decyduje, że pierwszy cypher Raya to pigułka, która regeneruje 6 punków Mocy po połknęciu, a jego drugi cypher to mały, łatwy do ukrycia granat, który eksploduje jak ognista bomba, gdy go się rzuci, zadając 3 punkty obrażeń wszystkim w bliskim zasięgu. </text:p>
      <text:p text:style-name="P18"><text:span text:style-name="T98">Ray dalej musi wybrać deskryptor i specjalizację. Przeglądając deskryptory, Ray wybiera </text:span><text:span text:style-name="T84">Silnego</text:span><text:span text:style-name="T98">, co zwiększa jego Pulę Mocy do 17. Jest także wytrenowany w skakaniu i niszczeniu przedmiotów. (Jeśli Ray wybrałby skakanie jako jedną ze swoich umiejętności fizycznych, teraz dzięki deskryptorowi byłby wyspecjalizowany w skakaniu, zamiast być wytrenowanym). Bycie Islnym daje też Ray’owi dodatkową średnią bądź ciężką broń. Wybiera kij baseballowy, który przechowuje w bagażniku swojego auta. </text:span></text:p>
      <text:p text:style-name="P18"><text:span text:style-name="T98">Jako swoją specjalizację, Ray wybiera </text:span><text:span text:style-name="T84">Mistrzowsko Posługuje się Bronią</text:span><text:span text:style-name="T98">. Daje mu to kolejną broń wysokiej jakości. Wybiera dodatkowy nóż bojowy i pyta MG, czy może z niego korzystać w lewej ręce – nie do wykonywania ataków, lecz jako tarczę. To ułatwi jego rzuty na Obronę Szybkości, jeśli ma obydwie bronie w rękach (“tarcza” liczy się jako atut). MG się zgadza. Podczas gry, ciężko będzie trafić Wojownika Ray’a – kjest wytrenowany w rzutach na Obronę Szybkości, a jego dodatkowy nóż obniża rzuty o kolejny stopień. </text:span></text:p>
      <text:p text:style-name="P28">Dzięki jego specjalizacji, zadaje także dodatkowy 1 punkt obrażeń w walce swoją wybranąbronią. Teraz zadaje 6 punktów obrażeń swoim ostrzem. Postać Raya to śmiercionośny wojownik, zapewne rozpoczynający grę z reputacją jako walczący nożami.</text:p>
      <text:p text:style-name="P17"><text:span text:style-name="Source_20_Text"><text:span text:style-name="T99">Ako swój motyw fabularny, Ray wybiera </text:span></text:span><text:span text:style-name="Source_20_Text"><text:span text:style-name="T86">Pokonać Wroga</text:span></text:span><text:span text:style-name="Source_20_Text"><text:span text:style-name="T99">. Ten wróg, R ay decyduje, to nikt inny jak jego stary przyjaciel z armii, który wszedł na ścieżkę zła. </text:span></text:span></text:p>
      <text:h text:style-name="Heading_20_2" text:outline-level="2"><text:bookmark-start text:name="__RefHeading___Toc3864_2102140854"/><text:span text:style-name="T188">2.1.2. </text:span>A<text:span text:style-name="T212">dept</text:span><text:bookmark-end text:name="__RefHeading___Toc3864_2102140854"/></text:h>
      <text:p text:style-name="P38">Fantasy/baśń: mag, czarodziej, czarnoksiężnik, kleryk, druid, jasnowidz, diabolista, dotknięty przez Fae</text:p>
      <text:p text:style-name="P38">Współczesność/Horror/Romans: psionik, okultysta, wiedźma, praktykujący magię, medium, szalony naukowiec</text:p>
      <text:p text:style-name="P38">Science fiction: psionik, telepata, jasnowidz, skanujący, ESP-er, abominacja</text:p>
      <text:p text:style-name="P38">Superbohaterowie/Post-apokalipsa: mag, czarownik, dzierżący moc, psionik, telepata</text:p>
      <text:p text:style-name="P38"><text:soft-page-break/>Władasz mocami i zodlnościami poza ludzkim doświadczeniem, zrozumienie i czasami wiarą. Moze to być magia, psionika, zdolności mutanta, lub po prostu skomplikowane urządzenia, w zależności od settingu. (“Magia” to termin, który stosujemy tutaj bardzo luźno. To termin na wszystkie wspaniałe, możliwie nadnaturalne rzeczy, które może zrobić Twoja postać, a inne nie mogą. Może to być skutek posługiwania się odpowiednim sprzętem, kontaktu z duchami, mutacji, psioniki, nanotechnologii lub innych źródeł.)</text:p>
      <text:p text:style-name="P38">Rola w grze:<text:span text:style-name="T182">Adepci to zazwyczaj inteligentni, myślący ludzie. Bardzo często myślą ostrożnie, zanim podejmą akcję i polegają na swoich nadnaturalnych zdolnościach.</text:span></text:p>
      <text:p text:style-name="P38">Rola w drużynie: <text:span text:style-name="T182">Adepci nie są potężni w bezpośredniej walce, choć często posiadają zdolności, które są wspaniałym uzupełnieniem zdolności bojowych ich towarzyszy, zarówno defensywnie, jak i ofensywnie. Czasami posiadają zdolności, które pomagają im przezwyciężać trudności i wyzwania. Dla przykładu, jeśli grupa musi się przedostać przez zamknięte drzwi, Adept może być w stanie je zniszczyć lub przeteleportować wszystkich na ich drugą stronę.</text:span></text:p>
      <text:p text:style-name="P38">Rola społeczna: <text:span text:style-name="T182">W settingach w których moce nadnaturalne są rzadkie, tajemnicze lub wywołują strach, Adepci są zazwyczaj także rzadcy i wywołujący strach. Pozostają wtedy w ukryciu. Kiedy jest inaczej, Adepci są częstsi i bardziej bezpośredni. Mogą nawet zostać liderami swoich społeczności.</text:span></text:p>
      <text:p text:style-name="P39">Zaawansowani Adepci: Nawet na niższych poziomach, moce Adeptów zapierają dech w piersiach. Na wyższych poziomach, Adepci mogą dokonać prawdziwie wielkich czynów, które mogą przekształcić materię i środowisko wokół nich.</text:p>
      <text:p text:style-name="P39">(Adepci prawie zawsze są paranormalni lub nadludzcy w jakimś sensie – czarodzieje, psionicy itp. Jesli gra, w którągracie, nie posiada takich postaci, Adept mógłby być szarlatanem, który udaje magiczne zdolności przy pomocy trików i ukrytych urządzeń, lub gadżeciarzem z “przydatnym paskiem” pełnym dziwnych narzędzi. Lub w Twoim świecie może nie być Adeptów. To także jest ok.)</text:p>
      <text:p text:style-name="P39">ADEPT – WTRĄCENIA GRACZA</text:p>
      <text:p text:style-name="P39">Kiedy grasz Adeptem, możesz wydać 1 PD na jedne z poniższych <text:span text:style-name="T84">wtrąceń gracza</text:span>, jeśli sytuacja jest stosowna i MG się zgodzi. </text:p>
      <text:p text:style-name="P39">Przydatna <text:span text:style-name="T183">Awaria: Urządzenie, z którego korzysta się przeciwko Tobie, ulega awarii. Może ono zranić użytkownika lub jednego z jego sprzymierzeńców w ciągu jednej tury, lub aktywować dramatyczny i rozpraszający efekt uboczny, trwający parę tur.</text:span></text:p>
      <text:p text:style-name="P40">Nagłe Olśnienie: Doświadczasz nagłego olśnienia, które zapewnia jasną odpowiedz lub sugeruje następne kroki w temacie ważnego pytanie, problemu lub przeszkody na Twojej drodze. </text:p>
      <text:p text:style-name="P40">Cudowna Aktywacja: Nieaktywne, zrujnowane lub najwyraźniej-zniszczone urządzenia chwilowo się aktywuje i wykonuje przydatną akcję w kontekście obecnej sytuacji. Może to kupić Ci trochę czasu na znalezienie lepszego rozwiązania, przezwyciężyć komplikację która wpływa na Twoje moce, lub po prostu umożliwić skorzystanie z zużytego cyphera lub artefaktu jeszcze raz. </text:p>
      <text:p text:style-name="P40">PULE STATYSTYK ADEPTA</text:p>
      <table:table table:name="Tabela4" table:style-name="Tabela4">
        <table:table-column table:style-name="Tabela4.A"/>
        <table:table-column table:style-name="Tabela4.B"/>
        <table:table-row table:style-name="TableLine2510012399696">
          <table:table-cell table:style-name="Tabela4.A1" office:value-type="string">
            <text:p text:style-name="P5">Statystyka</text:p>
          </table:table-cell>
          <table:table-cell table:style-name="Tabela4.A1" office:value-type="string">
            <text:p text:style-name="P5">Początkowa Wartość Puli</text:p>
          </table:table-cell>
        </table:table-row>
        <table:table-row table:style-name="TableLine2510012400240">
          <table:table-cell table:style-name="Tabela4.A1" office:value-type="string">
            <text:p text:style-name="P5">Moc</text:p>
          </table:table-cell>
          <table:table-cell table:style-name="Tabela4.B2" office:value-type="float" office:value="7">
            <text:p text:style-name="P5">7</text:p>
          </table:table-cell>
        </table:table-row>
        <text:soft-page-break/>
        <table:table-row table:style-name="TableLine2510012393984">
          <table:table-cell table:style-name="Tabela4.A1" office:value-type="string">
            <text:p text:style-name="P5">Szybkość </text:p>
          </table:table-cell>
          <table:table-cell table:style-name="Tabela4.B2" office:value-type="float" office:value="9">
            <text:p text:style-name="P5">9</text:p>
          </table:table-cell>
        </table:table-row>
        <table:table-row table:style-name="TableLine2510012400512">
          <table:table-cell table:style-name="Tabela4.A1" office:value-type="string">
            <text:p text:style-name="P5">Intelekt</text:p>
          </table:table-cell>
          <table:table-cell table:style-name="Tabela4.B2" office:value-type="float" office:value="12">
            <text:p text:style-name="P5">12</text:p>
          </table:table-cell>
        </table:table-row>
      </table:table>
      <text:p text:style-name="P40"/>
      <text:p text:style-name="P40">Otrzymujesz 6 dodatkowych punktów do podziału pomiędzy Pule statystyk, zgodnie z własną wolą.</text:p>
      <text:p text:style-name="P40">Historia Adepta</text:p>
      <text:p text:style-name="P40">Twój typ pomaga Ci określić Twoje miejsce w settingu. Rzuć k20 lub wybierz z poniższej listy, by określić konkretny fakt odnośnie Twojej historii, która łączy Cię z resztą świata. Możesz także stworzyć swój własny fakt. </text:p>
      <table:table table:name="Tabela5" table:style-name="Tabela5">
        <table:table-column table:style-name="Tabela5.A"/>
        <table:table-column table:style-name="Tabela5.B"/>
        <table:table-row table:style-name="TableLine2510012403504">
          <table:table-cell table:style-name="Tabela5.A1" office:value-type="string">
            <text:p text:style-name="P5">d20</text:p>
          </table:table-cell>
          <table:table-cell table:style-name="Tabela5.A1" office:value-type="string">
            <text:p text:style-name="P5">Historia</text:p>
          </table:table-cell>
        </table:table-row>
        <table:table-row table:style-name="TableLine2510012405952">
          <table:table-cell table:style-name="Tabela5.A2" office:value-type="float" office:value="1">
            <text:p text:style-name="P5">1</text:p>
          </table:table-cell>
          <table:table-cell table:style-name="Tabela5.A1" office:value-type="string">
            <text:p text:style-name="P5">Służyłeś jako uczeń u Adepta, którego respektowało i bało się wielu ludzi. Teraz nosisz jego brzemię.</text:p>
          </table:table-cell>
        </table:table-row>
        <table:table-row table:style-name="TableLine2510012406768">
          <table:table-cell table:style-name="Tabela5.A2" office:value-type="float" office:value="2">
            <text:p text:style-name="P5">2</text:p>
          </table:table-cell>
          <table:table-cell table:style-name="Tabela5.A1" office:value-type="string">
            <text:p text:style-name="P5">Studiowałeś w szkole słynącej z jej mrocznych nauczycieli i absolwentów.</text:p>
          </table:table-cell>
        </table:table-row>
        <table:table-row table:style-name="TableLine2510012393440">
          <table:table-cell table:style-name="Tabela5.A2" office:value-type="float" office:value="3">
            <text:p text:style-name="P5">3</text:p>
          </table:table-cell>
          <table:table-cell table:style-name="Tabela5.A1" office:value-type="string">
            <text:p text:style-name="P5">Nauczyłeś się swoich zdolności w świątyni mało znanego boga. Jego kapłani i wierni, choć niezbyt liczni, respektują i adorują Twoje talenty i potencjał.</text:p>
          </table:table-cell>
        </table:table-row>
        <table:table-row table:style-name="TableLine2510012396160">
          <table:table-cell table:style-name="Tabela5.A2" office:value-type="float" office:value="4">
            <text:p text:style-name="P5">4</text:p>
          </table:table-cell>
          <table:table-cell table:style-name="Tabela5.A1" office:value-type="string">
            <text:p text:style-name="P5">Kiedy podróżowałeś samotnie, ocaliłeś życie potężnej osoby. Ma ona względem Ciebie dług wieczności.</text:p>
          </table:table-cell>
        </table:table-row>
        <table:table-row table:style-name="TableLine2510012407312">
          <table:table-cell table:style-name="Tabela5.A2" office:value-type="float" office:value="5">
            <text:p text:style-name="P5">5</text:p>
          </table:table-cell>
          <table:table-cell table:style-name="Tabela5.A1" office:value-type="string">
            <text:p text:style-name="P5">Twoja matka była poteżnym Adeptem za życia, pomagała też ludziom w okolicy. Patrzą oni na Ciebie ciepło, ale także spodziewają się wiele po Tobie.</text:p>
          </table:table-cell>
        </table:table-row>
        <table:table-row table:style-name="TableLine2510012407856">
          <table:table-cell table:style-name="Tabela5.A2" office:value-type="float" office:value="6">
            <text:p text:style-name="P5">6</text:p>
          </table:table-cell>
          <table:table-cell table:style-name="Tabela5.A1" office:value-type="string">
            <text:p text:style-name="P5">Wisisz pieniądze wielu ludziom i nie masz pieniędzy, by spłacić swój dług.</text:p>
          </table:table-cell>
        </table:table-row>
        <table:table-row table:style-name="TableLine2510012392624">
          <table:table-cell table:style-name="Tabela5.A2" office:value-type="float" office:value="7">
            <text:p text:style-name="P5">7</text:p>
          </table:table-cell>
          <table:table-cell table:style-name="Tabela5.A1" office:value-type="string">
            <text:p text:style-name="P5">Zaliczyłeś gigantyczną klęskę w swoich początkowych studiach z nauczycielem i teraz uczysz się na własną rękę.</text:p>
          </table:table-cell>
        </table:table-row>
        <table:table-row table:style-name="TableLine2510012394528">
          <table:table-cell table:style-name="Tabela5.A2" office:value-type="float" office:value="8">
            <text:p text:style-name="P5">8</text:p>
          </table:table-cell>
          <table:table-cell table:style-name="Tabela5.A1" office:value-type="string">
            <text:p text:style-name="P5">Nauczyłeś się swoich zdolności szybciej, niż Twoi nauczyciele widzieli u któregokolwiek ze swoich uczniów. Potężni tego świata zwrócili na Ciebie swoją uwagę i obserwują Cię intensywnie. </text:p>
          </table:table-cell>
        </table:table-row>
        <table:table-row table:style-name="TableLine2510012420368">
          <table:table-cell table:style-name="Tabela5.A2" office:value-type="float" office:value="9">
            <text:p text:style-name="P5">9</text:p>
          </table:table-cell>
          <table:table-cell table:style-name="Tabela5.A1" office:value-type="string">
            <text:p text:style-name="P5">Zabiłeś dobrze znanego kryminalistę w samoobronie, zyskując respekt wielu i nieprzyjaźń paru niebezpiecznych ludzi.</text:p>
          </table:table-cell>
        </table:table-row>
        <table:table-row table:style-name="TableLine2510012422272">
          <table:table-cell table:style-name="Tabela5.A2" office:value-type="float" office:value="10">
            <text:p text:style-name="P5">10</text:p>
          </table:table-cell>
          <table:table-cell table:style-name="Tabela5.A1" office:value-type="string">
            <text:p text:style-name="P5">Uczyłeś się na Wojownika, ale Twoje uzdolnienia w kierunku Adepta ostatecznie skierowały Cię na odmienną ścieżkę. Twoi dawni kompani nie rozumieją Cię, ale mimo to Cię szanują.</text:p>
          </table:table-cell>
        </table:table-row>
        <table:table-row table:style-name="TableLine2510012416832">
          <table:table-cell table:style-name="Tabela5.A2" office:value-type="float" office:value="11">
            <text:p text:style-name="P5">11</text:p>
          </table:table-cell>
          <table:table-cell table:style-name="Tabela5.A1" office:value-type="string">
            <text:p text:style-name="P5">Kiedy studiowałeś na Adepta, pracowałeś jako asystant w banku, zaprzyjaźniajac się z właścicielem i klientami.</text:p>
          </table:table-cell>
        </table:table-row>
        <table:table-row table:style-name="TableLine2510012411664">
          <table:table-cell table:style-name="Tabela5.A2" office:value-type="float" office:value="12">
            <text:p text:style-name="P5">12</text:p>
          </table:table-cell>
          <table:table-cell table:style-name="Tabela5.A1" office:value-type="string">
            <text:p text:style-name="P5">Twoja rodzina posiada wielką winnicę niedaleko, znaną ze swojego dobrego wina i uczciwości biznesowej.</text:p>
          </table:table-cell>
        </table:table-row>
        <table:table-row table:style-name="TableLine2510012415200">
          <table:table-cell table:style-name="Tabela5.A2" office:value-type="float" office:value="13">
            <text:p text:style-name="P5">13</text:p>
          </table:table-cell>
          <table:table-cell table:style-name="Tabela5.A1" office:value-type="string">
            <text:p text:style-name="P5">Trenowałeś przez pewien czas z grupą wpływowych Adeptów, którzy dalej darzą Cię przyjaźnią.</text:p>
          </table:table-cell>
        </table:table-row>
        <table:table-row table:style-name="TableLine2510012425264">
          <table:table-cell table:style-name="Tabela5.A2" office:value-type="float" office:value="14">
            <text:p text:style-name="P5">14</text:p>
          </table:table-cell>
          <table:table-cell table:style-name="Tabela5.A1" office:value-type="string">
            <text:p text:style-name="P5">Pracowałeś w ogrodach pałacowych wpływowego szlachcica lub bogatej osoby. Nie pamięta ona Cię, ale zaprzyjaźniłeś się z jej młodą córką.</text:p>
          </table:table-cell>
        </table:table-row>
        <table:table-row table:style-name="TableLine2510012411936">
          <table:table-cell table:style-name="Tabela5.A2" office:value-type="float" office:value="15">
            <text:p text:style-name="P5">15</text:p>
          </table:table-cell>
          <table:table-cell table:style-name="Tabela5.A1" office:value-type="string">
            <text:p text:style-name="P5">Eksperyment, który przeprowadziłeś w przeszłości, kompletnie nie wypalił. Ludzie z tamtej okolicy zapamiętali Cię jako niebezpiecznego i bezmyślnego typka.</text:p>
          </table:table-cell>
        </table:table-row>
        <table:table-row table:style-name="TableLine2510012413296">
          <table:table-cell table:style-name="Tabela5.A2" office:value-type="float" office:value="16">
            <text:p text:style-name="P5">16</text:p>
          </table:table-cell>
          <table:table-cell table:style-name="Tabela5.A1" office:value-type="string">
            <text:p text:style-name="P5">Pochodzisz z dalekiego miejsca, gdzie byłeś dobrze znany i traktowany, ale ludzie tutaj traktują Cię z dużą podejrzliwością.</text:p>
          </table:table-cell>
        </table:table-row>
        <table:table-row table:style-name="TableLine2510012421184">
          <table:table-cell table:style-name="Tabela5.A2" office:value-type="float" office:value="17">
            <text:p text:style-name="P5">17</text:p>
          </table:table-cell>
          <table:table-cell table:style-name="Tabela5.A1" office:value-type="string">
            <text:p text:style-name="P5">Ludzie, których spotykasz, wydają się trzymać na dystans ze względu na dziwne piętna na Twojej twarzy.</text:p>
          </table:table-cell>
        </table:table-row>
        <table:table-row table:style-name="TableLine2510012420912">
          <table:table-cell table:style-name="Tabela5.A2" office:value-type="float" office:value="18">
            <text:p text:style-name="P5">18</text:p>
          </table:table-cell>
          <table:table-cell table:style-name="Tabela5.A1" office:value-type="string">
            <text:p text:style-name="P5">Twój najlepszy przyjaciel to także Adept. Ty i Twój przyjaciel dzielicie się odkryciami i sekretami.</text:p>
          </table:table-cell>
        </table:table-row>
        <table:table-row table:style-name="TableLine2510012419552">
          <table:table-cell table:style-name="Tabela5.A2" office:value-type="float" office:value="19">
            <text:p text:style-name="P5">19</text:p>
          </table:table-cell>
          <table:table-cell table:style-name="Tabela5.A1" office:value-type="string">
            <text:p text:style-name="P5">Znasz lokalnego kupca bardzo dobrze. Ponieważ zapewniłeś mu dużo przychodu, oferuje Ci on zniżki i specjalne traktowanie. </text:p>
          </table:table-cell>
        </table:table-row>
        <table:table-row table:style-name="TableLine2510012426896">
          <table:table-cell table:style-name="Tabela5.A2" office:value-type="float" office:value="20">
            <text:p text:style-name="P5">20</text:p>
          </table:table-cell>
          <table:table-cell table:style-name="Tabela5.A1" office:value-type="string">
            <text:p text:style-name="P5">Należysz to sekretnego klubu, który spotyka sieco miesiąc, by wypić i porozmawiać.</text:p>
          </table:table-cell>
        </table:table-row>
      </table:table>
      <text:p text:style-name="P40"/>
      <text:p text:style-name="P40">ADEPT <text:span text:style-name="T184">PIERWSZEGO POZIOMU</text:span></text:p>
      <text:p text:style-name="P40"><text:soft-page-break/>Pierwszopoziomowi Adepci posiadają następujące zdolności:</text:p>
      <text:p text:style-name="P40">Wysiłek: Twój Wysiłek to 1.</text:p>
      <text:p text:style-name="P40">Geniusz: Masz Skupienie w Intelekcie 1 oraz Skupienie w Mocy i Szybkości 0.</text:p>
      <text:p text:style-name="P40">Eksperckie Korzystanie z Cypherów: Możesz nosić 3 cyphery w danym czasie.</text:p>
      <text:p text:style-name="P40">Początkowy Ekwipunek: Stosowne ubranie, plus 2 drogie przedmioty, dwa przedmioty średniej ceny i do 4 niedrogich przedmiotów Twojego wyboru.</text:p>
      <text:p text:style-name="P40">Bronie: Możesz korzystać z lekkich broni bez żadnej kary. Posiadasz nieumiejętność w średnich i ciężkich broniach – Twoje ataki z średnimi i ciężkimi broniami są utrudnione.</text:p>
      <text:p text:style-name="P40">Specjalne zdolności: Wybierz 4 zdolności z poniższej listy. Nie możesz wybrać danej zdolności więcej niż 1 raz, chyba, że jej opis stanowi inaczej. Pełny opis każdej z dostępnych zdolności znajduje się w rozdziale <text:span text:style-name="T84">Zdolności</text:span>, który zawiera także zdolności Posmaków i specjalizacje w jednym, rozbudowanym katalogu. <text:span text:style-name="T185">(Zdolności Adepta wymagają przynajmniej jednej wolnej ręki, chyba, że MG mówi inaczej.)</text:span></text:p>
      <text:list xml:id="list4183685459" text:style-name="L10">
        <text:list-item>
          <text:p text:style-name="P338">Zamglenie</text:p>
        </text:list-item>
        <text:list-item>
          <text:p text:style-name="P338">Usunięcie Wspomnień</text:p>
        </text:list-item>
        <text:list-item>
          <text:p text:style-name="P338">Daleki Krok</text:p>
        </text:list-item>
        <text:list-item>
          <text:p text:style-name="P338">Sztuczki Magiczne</text:p>
        </text:list-item>
        <text:list-item>
          <text:p text:style-name="P338">Trening Magiczny</text:p>
        </text:list-item>
        <text:list-item>
          <text:p text:style-name="P338">Pocisk</text:p>
        </text:list-item>
        <text:list-item>
          <text:p text:style-name="P338">Pchnięcie</text:p>
        </text:list-item>
        <text:list-item>
          <text:p text:style-name="P338">Pole Renozansowe</text:p>
        </text:list-item>
        <text:list-item>
          <text:p text:style-name="P339">S<text:span text:style-name="T185">kan</text:span></text:p>
        </text:list-item>
        <text:list-item>
          <text:p text:style-name="P338">Strzaskanie</text:p>
        </text:list-item>
        <text:list-item>
          <text:p text:style-name="P338">Magia Obronna</text:p>
        </text:list-item>
      </text:list>
      <text:p text:style-name="P41">ADEPT DRUGIEGO POZIOMU</text:p>
      <text:p text:style-name="P41">Wybierz jedną ze zdolności z poniższej listy (lub z niższego poziomu) i dodaj do swoich zdolności. Dodatkowo, możesz zamienić jedną ze zdolności z niższego poziomu na inną zdolność z niższego poziomu.</text:p>
      <text:list xml:id="list3821291203" text:style-name="L11">
        <text:list-item>
          <text:p text:style-name="P340">Adaptacja</text:p>
        </text:list-item>
        <text:list-item>
          <text:p text:style-name="P340">Czytanie Myśli</text:p>
        </text:list-item>
        <text:list-item>
          <text:p text:style-name="P340">Odzyskanie Wspomnień</text:p>
        </text:list-item>
        <text:list-item>
          <text:p text:style-name="P340">Ujawnienie</text:p>
        </text:list-item>
        <text:list-item>
          <text:p text:style-name="P340">Unoszenie Się</text:p>
        </text:list-item>
        <text:list-item>
          <text:p text:style-name="P340">Tnące Światło</text:p>
        </text:list-item>
        <text:list-item>
          <text:p text:style-name="P340"><text:soft-page-break/>Zastój</text:p>
        </text:list-item>
      </text:list>
      <text:p text:style-name="P41">ADEPT TRZECIEGO POZIOMU</text:p>
      <text:p text:style-name="P41">Wybierz dwie zdolności z poniższej listy (lub z niższego poziomu) i dodaj do swoich zdolności. Dodatkowo, możesz wybrać jedną ze zdolności niższego poziomu i zamienić na inną z niższego poziomu. </text:p>
      <text:list xml:id="list1044980325" text:style-name="L12">
        <text:list-item>
          <text:p text:style-name="P341">Bariera Pola Siłowego</text:p>
        </text:list-item>
        <text:list-item>
          <text:p text:style-name="P341">Ochrona Przed Energią</text:p>
        </text:list-item>
        <text:list-item>
          <text:p text:style-name="P341">Ogień i lód</text:p>
        </text:list-item>
        <text:list-item>
          <text:p text:style-name="P341">Sokole Oko</text:p>
        </text:list-item>
        <text:list-item>
          <text:p text:style-name="P341">Sensor</text:p>
        </text:list-item>
        <text:list-item>
          <text:p text:style-name="P341">Środki Zaradcze</text:p>
        </text:list-item>
        <text:list-item>
          <text:p text:style-name="P341">Zaawansowany Użytkownik Cypherów</text:p>
        </text:list-item>
      </text:list>
      <text:p text:style-name="P41">ADEPT CZWARTEGO POZIOMU</text:p>
      <text:p text:style-name="P41">Wybierz jedną ze zdolności z poniższej listy (lub z niższego poziomu) i dodaj do swoich zdolności. Dodatkowo, możesz zamienić jedną ze zdolności niższego poziomu na inną niższego poziomu.</text:p>
      <text:list xml:id="list2959933942" text:style-name="L13">
        <text:list-item>
          <text:p text:style-name="P343">Chmura Drobiazgów</text:p>
        </text:list-item>
        <text:list-item>
          <text:p text:style-name="P342">Dotyk Śmierci</text:p>
        </text:list-item>
        <text:list-item>
          <text:p text:style-name="P343">Kontrola Umysłu</text:p>
        </text:list-item>
        <text:list-item>
          <text:p text:style-name="P342">Niewidzialność</text:p>
        </text:list-item>
        <text:list-item>
          <text:p text:style-name="P342">Proj<text:span text:style-name="T186">ekcja</text:span></text:p>
        </text:list-item>
        <text:list-item>
          <text:p text:style-name="P343">Przebudowa</text:p>
        </text:list-item>
        <text:list-item>
          <text:p text:style-name="P342">Regenera<text:span text:style-name="T186">cja</text:span></text:p>
        </text:list-item>
        <text:list-item>
          <text:p text:style-name="P343">Szybka Reakcja</text:p>
        </text:list-item>
        <text:list-item>
          <text:p text:style-name="P343">Tunel Czasoprzestrzenny</text:p>
        </text:list-item>
        <text:list-item>
          <text:p text:style-name="P342">Wygnanie</text:p>
        </text:list-item>
      </text:list>
      <text:p text:style-name="P42">ADEPT PIĄTEGO POZIOMU</text:p>
      <text:p text:style-name="P42">Wybierz dwie ze zdolności z poniższej listy (lub z niższego poziomu) i dodaj do swoich zdolności. Dodatkowo, możesz zamienić jedną ze zdolności niższego poziomu na inną zdolność niższego poziomu.</text:p>
      <text:list xml:id="list2290757719" text:style-name="L14">
        <text:list-item>
          <text:p text:style-name="P344">Absorpcja Energii</text:p>
        </text:list-item>
        <text:list-item>
          <text:p text:style-name="P344">Mistrzowskie Korzystanie z Cypherów</text:p>
        </text:list-item>
        <text:list-item>
          <text:p text:style-name="P344">Prawdziwe Zmysły</text:p>
        </text:list-item>
        <text:list-item>
          <text:p text:style-name="P344">Przywołanie</text:p>
        </text:list-item>
        <text:list-item>
          <text:p text:style-name="P344"><text:soft-page-break/>Pył w Pył</text:p>
        </text:list-item>
        <text:list-item>
          <text:p text:style-name="P344">Stworzenie</text:p>
        </text:list-item>
        <text:list-item>
          <text:p text:style-name="P344">Teleportacja</text:p>
        </text:list-item>
        <text:list-item>
          <text:p text:style-name="P344">Wiedza o Nieznanym</text:p>
        </text:list-item>
        <text:list-item>
          <text:p text:style-name="P344">Wybuch</text:p>
        </text:list-item>
      </text:list>
      <text:p text:style-name="P42">ADEPT SZÓSTEGO POZIOMU</text:p>
      <text:p text:style-name="P42">Wybierz jedną ze zdolności z poniższej listy (lub z niższego poziomu) i dodaj do swoich zdolności. Dodatkowo, możesz zamienić jedną ze zdolności niższego poziomu na inną zdolność niższego poziomu.</text:p>
      <text:list xml:id="list3828988406" text:style-name="L15">
        <text:list-item>
          <text:p text:style-name="P345">Absorpcja Cyphera</text:p>
        </text:list-item>
        <text:list-item>
          <text:p text:style-name="P345">Kontrola Pogody</text:p>
        </text:list-item>
        <text:list-item>
          <text:p text:style-name="P345">Podróż Między Światami</text:p>
        </text:list-item>
        <text:list-item>
          <text:p text:style-name="P345">Poruszenie Góry</text:p>
        </text:list-item>
        <text:list-item>
          <text:p text:style-name="P345">Trzęsienie Ziemi</text:p>
        </text:list-item>
      </text:list>
      <text:p text:style-name="P42">PRZYKŁAD<text:span text:style-name="T187">OWY</text:span> ADEPT</text:p>
      <text:p text:style-name="P43">Jen chce stworzyć Adepta – czarownika w kampanii fantasy. Decyduje się być dobra we wszystkim po trochu, więc przydziela 2 do każdej z Pul Statystyk, co daje jej Moc 9, Szybkość 11 i Intelekt 14. Jej Adept jest szybki i bystry. Posiada ona Skupienie w Intelekcie 1, w Mocy i Szybkości zaś – 0. Jako postać pierwszego poziomu, jej Wysiłek to 1. Jako początkowe zdolności, wybiera ona<text:span text:style-name="T79"> </text:span><text:span text:style-name="T84">Pocisk</text:span> i <text:span text:style-name="T84">Magię Obronną</text:span>, co daje jej dobre moce defensywne i ofensywne. Wybiera także <text:span text:style-name="T84">Trening Magiczny</text:span> i dopełnia postać za pomocą <text:span text:style-name="T84">Skanu</text:span>, co ma jej zapewnić dodatkowe źródła informacji. Oznacza to, że Pocisk, Magi Obronna i Skan to zaklęcia, których się nauczyła w ciągu wielu lat nauki.</text:p>
      <text:p text:style-name="P43">Jen może mieć trzy cyphery. MG daje jej miksturę, która działa jak teleporter krótkiego zasięgu, mały medalion, który regeneruje <text:s/>punktów Puli Intelektu i flakonik wypełniony płynek, który eksploduje niczym ognista bomba. Czarownik Jen jest wyszkolony w lekkich broniach, więc wybiera ona sztylet.</text:p>
      <text:p text:style-name="P43">Na swój deskryptor Jen wybiera <text:span text:style-name="T84">Pełen Gracji</text:span>, co dodaje 2 punkty do jej Puli Szybkości, zwiększając ją do 2. Ten deskryptor oznacza także, że Jen jest wytrenowana w balansowaniu i ostrożnych ruchach, fizycznych występach i rzutach na Obronę Szybkości. Może jest ona tancerzem. Po prawdzie, zaczyna ona tworzyć historię, w której jej postać rzuca swoje zaklęcia przy pomocy lekkich, zwinnych ruchów.</text:p>
      <text:p text:style-name="P43">Na swoją specjalizację, wybiera ona <text:span text:style-name="T91">Przewodzi</text:span><text:span text:style-name="T181">. To daje jej wytrenowanie w społecznych interakcjach, co znowu daje uniwersalną postać – jest dobra we wszystkich sytuacjach. Co więcej, uzyskuje ona zdolność Dobra Porada, co pozwala jej na bycie w centrum jej drużyny.</text:span></text:p>
      <text:p text:style-name="P37">Jje zaklęcia i zdolności specjalizacyjne kosztują punkty Intelektu, by je aktywowac, jest więc szczęśliwa, że ma wiele punktów w Intelekcie. Dodatkowo, jej Skupienie w Intelekcie obniży ten koszt. Jeśli użyje ona swojego Pocisku bez stosowania Wysiłku, kosztować ją będzie to 0 punktów <text:soft-page-break/>Intelektu i zada 4 punkty obrażeń. Jej Skupienie w Intelekcie pozwoli jej zaoszczędzić punkty, które będzie mogła wydać w innym celu, być może aby zwiększyć dokładność jej Pocisku.</text:p>
      <text:p text:style-name="P37">Na swój motyw fabularny Jen wybiera <text:span text:style-name="T84">Wsparcie Przyjaciela</text:span>. Decyduje ona, że kiedy jej czarowniczka była młoda, miała magicznego mentora. Później ów mentor został wzięty w niewolę przez demona, więc jej postać zawsze szuka wskazówek odnośnie tego demona, aby wyzwolić jej przyjaciela z niewoli.</text:p>
      <text:p text:style-name="P36"><text:span text:style-name="Source_20_Text"><text:span text:style-name="T99">(MG ma możliwość pre-selekcji specjalnych zdolności danego typu na danym poziomie, by kształtować setting. Przykładowo, w powyższym przypadku MG może określić, że wszyscy czarownicy (Adepci) zaczynają grę z Treningiem Magicznym jako jedną z ich zdolności pierwszego poziomu. Nie czyni to postaci mniej potężną lub specjalną, ale mówi coś o jej roli w świecie i tym, czego można się spodziewać w trakcie gry.)</text:span></text:span></text:p>
      <text:h text:style-name="Heading_20_2" text:outline-level="2"><text:bookmark-start text:name="__RefHeading___Toc3866_2102140854"/><text:span text:style-name="T188">2.1.3. </text:span>O<text:span text:style-name="T212">dkrywca</text:span><text:bookmark-end text:name="__RefHeading___Toc3866_2102140854"/></text:h>
      <text:p text:style-name="P45">Fantasy/Baśń: <text:span text:style-name="T189">Odkrywca</text:span>, poszukiwacz przygód, badacz tajemnic</text:p>
      <text:p text:style-name="P45">Współczesność/Horror/Romans: atleta, <text:span text:style-name="T189">odkrywca</text:span>, poszukiwacz przygód, detektyw, badacz, pionier, reporter śledczy</text:p>
      <text:p text:style-name="P45">Science fiction: <text:span text:style-name="T189">odkrywca</text:span>, poszukiwacz przygód, podróżnik, planetolog, ksenobiolog</text:p>
      <text:p text:style-name="P45">Superbohaterowie/Post-apokalipsa: poszukiwacz przygód, stróż prawa</text:p>
      <text:p text:style-name="P45">Jesteś osobą akcji i fizycznych zdolności, bez lęku patrzącą ku nieodkrytemu. Podróżujesz do dziwnych, egzotycznych i niebezpiecznych miejsc, i odkrywasz nowe rzeczy. Oznacza to, że masz duże zdolności fizyczne, ale zapewne także jesteś dobrze wykształcony. </text:p>
      <text:p text:style-name="P45">Rola w grze: Choć <text:span text:style-name="T189">Odkrywcy</text:span> mogą być uczonymi i dobrze wykształconymi, są przede wszystkim zainteresowani akcją. Mierzą się ze śmiertelnymi niebezpieczeństwami i okropnymi przeszkodami praktycznie codziennie.</text:p>
      <text:p text:style-name="P45">Rola w drużynie: <text:span text:style-name="T189">Odkrywcy</text:span> czasami pracują sami, ale częściej są częścią zespołu z innymi postaciami. <text:span text:style-name="T189">Odkrywca</text:span> często przoduje i przeciera szlak. Jednakże, często zatrzymują się i badają to, co ich zaintrygowało po drodze. </text:p>
      <text:p text:style-name="P45">Rola społeczna: Nie wszyscy <text:span text:style-name="T189">Odkrywcy</text:span> przedzierają się przez dzicz lub badają stare ruiny. Czasami, <text:span text:style-name="T189">Odkrywca</text:span> to nauczyciel, naukowiec, detektyw lub reporter śledczy. W każdym wypadku, <text:span text:style-name="T189">Odkrywca</text:span> z odwagą zmaga się z nowymi wyzwaniami i zbiera wiedzę, którą może się dzielić z innymi.</text:p>
      <text:p text:style-name="P45">Zaawansowani <text:span text:style-name="T189">Odkrywcy</text:span>: <text:span text:style-name="T190">Wysokopoziomowi </text:span><text:span text:style-name="T189">Odkrywcy</text:span><text:span text:style-name="T190"> zyskują więcej umiejętności, trochę zdolności bojowych i dużo zdolności, które pomagają im poradzić sobie z niebezpieczeństwem. W skrócie, stają się uniwersalni, zdolni dać sobie radę z każdym wyzwaniem. </text:span></text:p>
      <text:p text:style-name="P46"><text:span text:style-name="T189">ODKRYWCA</text:span>– WTRĄCENIA GRACZA</text:p>
      <text:p text:style-name="P47">Kiedy grasz Odkrywcą, możesz wydać 1 PD by skorzystać z poniższych <text:span text:style-name="T84">wtrąceń gracza</text:span>, jeśli sytuacja jest odpowiednia i MG się zgadza.</text:p>
      <text:p text:style-name="P47">Szczęśliwa Awaria: Pułapka lub niebezpieczne urządzenie doświadcza awarii, zanim może Ciebie zranić.</text:p>
      <text:p text:style-name="P47"><text:soft-page-break/>Nieoczekiwana Wskazówka: W momencie, gdy myślisz, że kompletnie zgubiłeś drogę, element krajobrazu, drogowskaz, lub po prostu ułożenie terenu sprawia, że odkrywasz najlepszą drogę naprzód, przynajmniej w tym momencie.</text:p>
      <text:p text:style-name="P47">Słaba Trucizna: Trucizna lub choroba okazuje się nie być tak poważna, jak na początku wyglądała, i zadaje tylko połowę obrażeń, które zadałaby normalnie. </text:p>
      <text:p text:style-name="P47">Pula Statystyk Odkrywcy</text:p>
      <table:table table:name="Tabela6" table:style-name="Tabela6">
        <table:table-column table:style-name="Tabela6.A"/>
        <table:table-column table:style-name="Tabela6.B"/>
        <table:table-row table:style-name="TableLine2510012397248">
          <table:table-cell table:style-name="Tabela6.A1" office:value-type="string">
            <text:p text:style-name="P6">Statystyka</text:p>
          </table:table-cell>
          <table:table-cell table:style-name="Tabela6.A1" office:value-type="string">
            <text:p text:style-name="P6">Początkowa Wartość Puli</text:p>
          </table:table-cell>
        </table:table-row>
        <table:table-row table:style-name="TableLine2510012421728">
          <table:table-cell table:style-name="Tabela6.A1" office:value-type="string">
            <text:p text:style-name="P7">Moc</text:p>
          </table:table-cell>
          <table:table-cell table:style-name="Tabela6.B2" office:value-type="float" office:value="10">
            <text:p text:style-name="P7">10</text:p>
          </table:table-cell>
        </table:table-row>
        <table:table-row table:style-name="TableLine2510012425536">
          <table:table-cell table:style-name="Tabela6.A1" office:value-type="string">
            <text:p text:style-name="P7">Szybkość</text:p>
          </table:table-cell>
          <table:table-cell table:style-name="Tabela6.B2" office:value-type="float" office:value="9">
            <text:p text:style-name="P7">9</text:p>
          </table:table-cell>
        </table:table-row>
        <table:table-row table:style-name="TableLine2510012416560">
          <table:table-cell table:style-name="Tabela6.A1" office:value-type="string">
            <text:p text:style-name="P7">Intelekt</text:p>
          </table:table-cell>
          <table:table-cell table:style-name="Tabela6.B2" office:value-type="float" office:value="9">
            <text:p text:style-name="P7">9</text:p>
          </table:table-cell>
        </table:table-row>
      </table:table>
      <text:p text:style-name="P47"/>
      <text:p text:style-name="P13">Otrzymujesz dodatkowe 6 punktów, które możesz rozdzielić pomiędzy swoje Pule zgodnie ze swoim życzeniem.</text:p>
      <text:p text:style-name="P13">Historia Badacza</text:p>
      <text:p text:style-name="P48">Twój typ pomaga Ci określić połączenie Twojej postaci z settingiem. Rzuć k20 lub wybierz z poniższej listy, by określić konkretny fakt o Twojej historii, który łączy Cię zresztą świata. Możesz także stworzyć swój własny fakt.<text:line-break/></text:p>
      <table:table table:name="Tabela7" table:style-name="Tabela7">
        <table:table-column table:style-name="Tabela7.A"/>
        <table:table-column table:style-name="Tabela7.B"/>
        <table:table-row table:style-name="TableLine2510012423360">
          <table:table-cell table:style-name="Tabela7.A1" office:value-type="string">
            <text:p text:style-name="P7">k20</text:p>
          </table:table-cell>
          <table:table-cell table:style-name="Tabela7.A1" office:value-type="string">
            <text:p text:style-name="P7">Historia</text:p>
          </table:table-cell>
        </table:table-row>
        <table:table-row table:style-name="TableLine2510012410032">
          <table:table-cell table:style-name="Tabela7.A2" office:value-type="float" office:value="1">
            <text:p text:style-name="P7">1</text:p>
          </table:table-cell>
          <table:table-cell table:style-name="Tabela7.A1" office:value-type="string">
            <text:p text:style-name="P7">Byłeś gwiazdą sportu w swoim liceum. Dalej jesteś w dobrej kondycji, ale człowieku, co to było wtedy!</text:p>
          </table:table-cell>
        </table:table-row>
        <table:table-row table:style-name="TableLine2510012410848">
          <table:table-cell table:style-name="Tabela7.A2" office:value-type="float" office:value="2">
            <text:p text:style-name="P7">2</text:p>
          </table:table-cell>
          <table:table-cell table:style-name="Tabela7.A1" office:value-type="string">
            <text:p text:style-name="P7">Twój brat jest głównym śpiewakiem w naprawdę popularnym zespole.</text:p>
          </table:table-cell>
        </table:table-row>
        <table:table-row table:style-name="TableLine2510012413840">
          <table:table-cell table:style-name="Tabela7.A2" office:value-type="float" office:value="3">
            <text:p text:style-name="P7">3</text:p>
          </table:table-cell>
          <table:table-cell table:style-name="Tabela7.A1" office:value-type="string">
            <text:p text:style-name="P7">Dokonałeś szeregu odkryć podczas swoich podróży, ale nie wszystkie okoliczności, by na nich zarobić, jeszcze pojawiły się przed Tobą.</text:p>
          </table:table-cell>
        </table:table-row>
        <table:table-row table:style-name="TableLine2510012418192">
          <table:table-cell table:style-name="Tabela7.A2" office:value-type="float" office:value="4">
            <text:p text:style-name="P7">4</text:p>
          </table:table-cell>
          <table:table-cell table:style-name="Tabela7.A1" office:value-type="string">
            <text:p text:style-name="P7">Byłeś policjantem, ale zrezygnowałeś z pracy po doświadczeniu korupcji w siłach porządkowych.</text:p>
          </table:table-cell>
        </table:table-row>
        <table:table-row table:style-name="TableLine2510012418464">
          <table:table-cell table:style-name="Tabela7.A2" office:value-type="float" office:value="5">
            <text:p text:style-name="P7">5</text:p>
          </table:table-cell>
          <table:table-cell table:style-name="Tabela7.A1" office:value-type="string">
            <text:p text:style-name="P7">Twoi rodzice byli misjonarzami, więc spędziłeś dużą część swojego młodego życia, podróżując do egzotycznych miejsc.</text:p>
          </table:table-cell>
        </table:table-row>
        <table:table-row table:style-name="TableLine2510012423632">
          <table:table-cell table:style-name="Tabela7.A2" office:value-type="float" office:value="6">
            <text:p text:style-name="P7">6</text:p>
          </table:table-cell>
          <table:table-cell table:style-name="Tabela7.A1" office:value-type="string">
            <text:p text:style-name="P7">Służyłeś w armii z honorem.</text:p>
          </table:table-cell>
        </table:table-row>
        <table:table-row table:style-name="TableLine2510012422816">
          <table:table-cell table:style-name="Tabela7.A2" office:value-type="float" office:value="7">
            <text:p text:style-name="P7">7</text:p>
          </table:table-cell>
          <table:table-cell table:style-name="Tabela7.A1" office:value-type="string">
            <text:p text:style-name="P7">Otrzymałeś pomoc od sekretnej organizacji, która opłaciła Twoją edukację. Teraz ona pragnie znacznie więcej od Ciebie</text:p>
          </table:table-cell>
        </table:table-row>
        <table:table-row table:style-name="TableLine2510012419008">
          <table:table-cell table:style-name="Tabela7.A2" office:value-type="float" office:value="8">
            <text:p text:style-name="P7">8</text:p>
          </table:table-cell>
          <table:table-cell table:style-name="Tabela7.A1" office:value-type="string">
            <text:p text:style-name="P7">Uczęszczałeś na prestiżowy uniwersytet dzięki stypendium dla sportowców, ale lśniłeś zarówno na boisku, jak i podczas zajęć.</text:p>
          </table:table-cell>
        </table:table-row>
        <table:table-row table:style-name="TableLine2510012419824">
          <table:table-cell table:style-name="Tabela7.A2" office:value-type="float" office:value="9">
            <text:p text:style-name="P7">9</text:p>
          </table:table-cell>
          <table:table-cell table:style-name="Tabela7.A1" office:value-type="string">
            <text:p text:style-name="P7">Twój najlepszy przyjaciel z dzieciństwa jest teraz wplywowym członkiem rządu.</text:p>
          </table:table-cell>
        </table:table-row>
        <table:table-row table:style-name="TableLine2510012412480">
          <table:table-cell table:style-name="Tabela7.A2" office:value-type="float" office:value="10">
            <text:p text:style-name="P7">10</text:p>
          </table:table-cell>
          <table:table-cell table:style-name="Tabela7.A1" office:value-type="string">
            <text:p text:style-name="P7">Byłeś nauczycielem. Twoi studenci wspominają Cię miło.</text:p>
          </table:table-cell>
        </table:table-row>
        <table:table-row table:style-name="TableLine2510012420096">
          <table:table-cell table:style-name="Tabela7.A2" office:value-type="float" office:value="11">
            <text:p text:style-name="P7">11</text:p>
          </table:table-cell>
          <table:table-cell table:style-name="Tabela7.A1" office:value-type="string">
            <text:p text:style-name="P8">Przez krótki czas byłeś kryminalistą, który został złapany i poszedł do więzenia – potem próbowałeś wyjść na prostą.</text:p>
          </table:table-cell>
        </table:table-row>
        <table:table-row table:style-name="TableLine2510012426624">
          <table:table-cell table:style-name="Tabela7.A2" office:value-type="float" office:value="12">
            <text:p text:style-name="P8">12</text:p>
          </table:table-cell>
          <table:table-cell table:style-name="Tabela7.A1" office:value-type="string">
            <text:p text:style-name="P8">Twoje największe jak dotąd odkrycie zostało ukradzione przez Twojego rywala. </text:p>
          </table:table-cell>
        </table:table-row>
        <table:table-row table:style-name="TableLine2510012413024">
          <table:table-cell table:style-name="Tabela7.A2" office:value-type="float" office:value="13">
            <text:p text:style-name="P8">13</text:p>
          </table:table-cell>
          <table:table-cell table:style-name="Tabela7.A1" office:value-type="string">
            <text:p text:style-name="P8">Należysz do eksluzywnej organizacji Odkrywców, której istnienie nie jest szeroko znane.</text:p>
          </table:table-cell>
        </table:table-row>
        <table:table-row table:style-name="TableLine2510012435872">
          <table:table-cell table:style-name="Tabela7.A2" office:value-type="float" office:value="14">
            <text:p text:style-name="P8">14</text:p>
          </table:table-cell>
          <table:table-cell table:style-name="Tabela7.A1" office:value-type="string">
            <text:p text:style-name="P8">Zostałeś porwany jako dziecko w tajemniczych okolicznościach, are wróciłeś do domu bezpieczny. Media dalej czasami wspominają ową sytuację. </text:p>
          </table:table-cell>
        </table:table-row>
        <table:table-row table:style-name="TableLine2510012433424">
          <table:table-cell table:style-name="Tabela7.A2" office:value-type="float" office:value="15">
            <text:p text:style-name="P8">15</text:p>
          </table:table-cell>
          <table:table-cell table:style-name="Tabela7.A1" office:value-type="string">
            <text:p text:style-name="P8">Kiedy byłeś młody, byłeś uzależniony od narkotyków, a teraz powoli wstajesz na nogi.</text:p>
          </table:table-cell>
        </table:table-row>
        <table:table-row table:style-name="TableLine2510012442944">
          <table:table-cell table:style-name="Tabela7.A2" office:value-type="float" office:value="16">
            <text:p text:style-name="P8">16</text:p>
          </table:table-cell>
          <table:table-cell table:style-name="Tabela7.A1" office:value-type="string">
            <text:p text:style-name="P8">Kiedy badałeś odległą lokację, dostrzegłeś coś, czego nigdy nie byłeś w stanie wyjaśnić.</text:p>
          </table:table-cell>
        </table:table-row>
        <table:table-row table:style-name="TableLine2510012429072">
          <table:table-cell table:style-name="Tabela7.A2" office:value-type="float" office:value="17">
            <text:p text:style-name="P8">17</text:p>
          </table:table-cell>
          <table:table-cell table:style-name="Tabela7.A1" office:value-type="string">
            <text:p text:style-name="P8">Posiadasz mały bar lub restaurację.</text:p>
          </table:table-cell>
        </table:table-row>
        <table:table-row table:style-name="TableLine2510012438864">
          <table:table-cell table:style-name="Tabela7.A2" office:value-type="float" office:value="18">
            <text:p text:style-name="P8">18</text:p>
          </table:table-cell>
          <table:table-cell table:style-name="Tabela7.A1" office:value-type="string">
            <text:p text:style-name="P8">Opublikowałeś książkę o swoich odkryciach i poczynaniach, która zyskała pewne uznanie.</text:p>
          </table:table-cell>
        </table:table-row>
        <table:table-row table:style-name="TableLine2510012429344">
          <table:table-cell table:style-name="Tabela7.A2" office:value-type="float" office:value="19">
            <text:p text:style-name="P8">19</text:p>
          </table:table-cell>
          <table:table-cell table:style-name="Tabela7.A1" office:value-type="string">
            <text:p text:style-name="P8">Twoja siostra posiada sklep i daje Tobie pokaźną zniżkę.</text:p>
          </table:table-cell>
        </table:table-row>
        <table:table-row table:style-name="TableLine2510012442672">
          <table:table-cell table:style-name="Tabela7.A2" office:value-type="float" office:value="20">
            <text:p text:style-name="P8">20</text:p>
          </table:table-cell>
          <table:table-cell table:style-name="Tabela7.A1" office:value-type="string">
            <text:p text:style-name="P8">Twój ojciec to wysoki rangą oficer w armii i posiada wiele koneksji.</text:p>
          </table:table-cell>
        </table:table-row>
      </table:table>
      <text:p text:style-name="P49"><text:soft-page-break/></text:p>
      <text:p text:style-name="P49">ODKRYWCA PIERWSZEGO POZIOMU</text:p>
      <text:p text:style-name="P49">Odkrywca pierwszego poziomu ma poniższe zdolności:</text:p>
      <text:p text:style-name="P49">Wysiłek: Twój Wysiłek to 1.</text:p>
      <text:p text:style-name="P49">Fizyczna Natura: Masz Skupienie w Mocy 1, w Szybkości i Intelekcie zaś – 0.</text:p>
      <text:p text:style-name="P49">Korzystanie z Cypherów: Możesz mieć przy sobie 2 cyphery naraz.</text:p>
      <text:p text:style-name="P49">Początkujący Ekwipunek: Odpowiednie ubranie i broń Twojego wyboru, plus 2 drogie przedmioty, 2 przedmioty średniej ceny i do 4 niedrogich przedmiotów.</text:p>
      <text:p text:style-name="P49">Bronie: Możesz korzystać z lekkich i średnich broni bez kary. Posiadasz nieumiejętność z ciężkimi brońmi – Twoje ataki nimi są utrudnione.</text:p>
      <text:p text:style-name="P49">Specjalne Zdolności: Wybierz cztery z poniższych zdolności. Nie możesz wybrać tej samej zdolności więcej niż raz, chyba, że jej opis stanowi inaczej. Pełen opis wszystkich zdolności znajduje się w rozdziale <text:span text:style-name="T84">Zdolności</text:span>, który także zawiera zdolności Posmaków i specjalizacji w pojedynczym, rozległym katalogu. </text:p>
      <text:list xml:id="list86346068" text:style-name="L16">
        <text:list-item>
          <text:p text:style-name="P346">Blo<text:span text:style-name="T191">k</text:span></text:p>
        </text:list-item>
        <text:list-item>
          <text:p text:style-name="P347">Broń Niepotrzebna</text:p>
        </text:list-item>
        <text:list-item>
          <text:p text:style-name="P347">Deszyfracja</text:p>
        </text:list-item>
        <text:list-item>
          <text:p text:style-name="P346">M<text:span text:style-name="T191">ięśnie z Żelaza</text:span></text:p>
        </text:list-item>
        <text:list-item>
          <text:p text:style-name="P347">Przypływ Pewności Siebie</text:p>
        </text:list-item>
        <text:list-item>
          <text:p text:style-name="P347">Szybkostopy</text:p>
        </text:list-item>
        <text:list-item>
          <text:p text:style-name="P347">Ulepszone Skupienie</text:p>
        </text:list-item>
        <text:list-item>
          <text:p text:style-name="P347">Umiejętności Fizyczne</text:p>
        </text:list-item>
        <text:list-item>
          <text:p text:style-name="P347">Umiejętności Wiedzy</text:p>
        </text:list-item>
        <text:list-item>
          <text:p text:style-name="P347">Wyszkolony Bez Zbroi</text:p>
        </text:list-item>
        <text:list-item>
          <text:p text:style-name="P347">Wyszkolony we Wszystkich Broniach</text:p>
        </text:list-item>
        <text:list-item>
          <text:p text:style-name="P347">Wyszkolony w Zbroi</text:p>
        </text:list-item>
        <text:list-item>
          <text:p text:style-name="P347">Wytrzymałość</text:p>
        </text:list-item>
        <text:list-item>
          <text:p text:style-name="P347">Zmysł Niebezpieczeństwa</text:p>
        </text:list-item>
        <text:list-item>
          <text:p text:style-name="P347">Znajdowanie Drogi</text:p>
        </text:list-item>
      </text:list>
      <text:p text:style-name="P50">ODKRYWCA DRUGIEGO POZIOMU</text:p>
      <text:p text:style-name="P50">Wybierz cztery z poniższych zdolności (lub z niższego poziomu) i dodaj do swoich zdolności. Dodatkowo, możesz zamienić jedną ze zdolności niższego poziomu na inną z niższego poziomu.</text:p>
      <text:list xml:id="list2498998867" text:style-name="L17">
        <text:list-item>
          <text:p text:style-name="P348">C<text:span text:style-name="T192">iekawy</text:span></text:p>
        </text:list-item>
        <text:list-item>
          <text:p text:style-name="P349">Instynkt Niebezpieczeństwa</text:p>
        </text:list-item>
        <text:list-item>
          <text:p text:style-name="P349"><text:soft-page-break/>Koordynacja Ręka-Oko</text:p>
        </text:list-item>
        <text:list-item>
          <text:p text:style-name="P349">Na Straży</text:p>
        </text:list-item>
        <text:list-item>
          <text:p text:style-name="P349">Negacja Zagrożenia</text:p>
        </text:list-item>
        <text:list-item>
          <text:p text:style-name="P349">Oko do Szczegółów</text:p>
        </text:list-item>
        <text:list-item>
          <text:p text:style-name="P349">Pomoc Bez Akcj<text:span text:style-name="T193">i</text:span></text:p>
        </text:list-item>
        <text:list-item>
          <text:p text:style-name="P349">Szybkie Odzyskanie Zdrowia</text:p>
        </text:list-item>
        <text:list-item>
          <text:p text:style-name="P349">Ucieczka</text:p>
        </text:list-item>
        <text:list-item>
          <text:p text:style-name="P349">Umiejętna Obrona</text:p>
        </text:list-item>
        <text:list-item>
          <text:p text:style-name="P349">Umiejętności Podr<text:span text:style-name="T194">ó</text:span>żnicze</text:p>
        </text:list-item>
        <text:list-item>
          <text:p text:style-name="P349">Umiejętności Śledcze</text:p>
        </text:list-item>
        <text:list-item>
          <text:p text:style-name="P349">Zwiększenie Zasięgu</text:p>
        </text:list-item>
        <text:list-item>
          <text:p text:style-name="P349">Zniszczenie</text:p>
        </text:list-item>
      </text:list>
      <text:p text:style-name="P51">ODKRYWCA TRZECIEGO POZIOMU</text:p>
      <text:p text:style-name="P51">Wybierz trzy zdolności z poniższej listy (lub niższego poziomu) i dodaj do swoich zdolności. Dodatkowo, możesz zamienić jedną ze zdolności niższego poziomu na inną zdolność z niższego poziomu.</text:p>
      <text:list xml:id="list902926983" text:style-name="L18">
        <text:list-item>
          <text:p text:style-name="P350">Bieg i Walka</text:p>
        </text:list-item>
        <text:list-item>
          <text:p text:style-name="P350">Bieg Przez Przeszkody</text:p>
        </text:list-item>
        <text:list-item>
          <text:p text:style-name="P350">Chwytaj Moment</text:p>
        </text:list-item>
        <text:list-item>
          <text:p text:style-name="P350">Ekspercki Użytkownik Cypherów</text:p>
        </text:list-item>
        <text:list-item>
          <text:p text:style-name="P351">Kontrolowany Upadek</text:p>
        </text:list-item>
        <text:list-item>
          <text:p text:style-name="P350">Łamiący Kamienie</text:p>
        </text:list-item>
        <text:list-item>
          <text:p text:style-name="P350">Odporność</text:p>
        </text:list-item>
        <text:list-item>
          <text:p text:style-name="P350">Przemyślenie Problemów</text:p>
        </text:list-item>
        <text:list-item>
          <text:p text:style-name="P351">Przywykły do Noszenia Zbroi</text:p>
        </text:list-item>
        <text:list-item>
          <text:p text:style-name="P350">Ucieczka od Złego Losu</text:p>
        </text:list-item>
        <text:list-item>
          <text:p text:style-name="P350">Umiejętny Atak</text:p>
        </text:list-item>
        <text:list-item>
          <text:p text:style-name="P350">Zignorowanie Bólu</text:p>
        </text:list-item>
        <text:list-item>
          <text:p text:style-name="P350">Znajdywacz Pułapek</text:p>
        </text:list-item>
      </text:list>
      <text:p text:style-name="P52">ODKRYWCA CZWARTEGO POZIOMU</text:p>
      <text:p text:style-name="P53">Wybierz dwie z poniższych zdolności (lub z niższego poziomu) i dodaj do swoich zdolności. Dodatkowo, możesz zamienić jedną ze zdolności niższego poziomu na inną niższego poziomu.</text:p>
      <text:list xml:id="list3728114243" text:style-name="L19">
        <text:list-item>
          <text:p text:style-name="P352">Biegacz</text:p>
        </text:list-item>
        <text:list-item>
          <text:p text:style-name="P352"><text:soft-page-break/>Ciche Kroki</text:p>
        </text:list-item>
        <text:list-item>
          <text:p text:style-name="P352">Czytając Znaki</text:p>
        </text:list-item>
        <text:list-item>
          <text:p text:style-name="P352">Umiejętność Eksperta</text:p>
        </text:list-item>
        <text:list-item>
          <text:p text:style-name="P352">Wyjątkowo Wytrzymały</text:p>
        </text:list-item>
        <text:list-item>
          <text:p text:style-name="P352">Zręczny Wojownik</text:p>
        </text:list-item>
        <text:list-item>
          <text:p text:style-name="P352">Zwiększony Efekt</text:p>
        </text:list-item>
      </text:list>
      <text:p text:style-name="P53">ODKRYWCA PIĄTEGO POZIOMU</text:p>
      <text:p text:style-name="P53">Wybierz trzy z poniższych zdolności (lub z niższego poziomu) i dodaj do swoich zdolności. Dodatkowo, możesz zamienić jedną ze zdolności niższego poziomu na inną zdolność niższego poziomu.</text:p>
      <text:list xml:id="list2213431565" text:style-name="L20">
        <text:list-item>
          <text:p text:style-name="P353">Atak z Wyskoku</text:p>
        </text:list-item>
        <text:list-item>
          <text:p text:style-name="P353">Blokowanie</text:p>
        </text:list-item>
        <text:list-item>
          <text:p text:style-name="P353">Czujny</text:p>
        </text:list-item>
        <text:list-item>
          <text:p text:style-name="P353"><text:span text:style-name="T195">M</text:span>istrzostwo Obrony</text:p>
        </text:list-item>
        <text:list-item>
          <text:p text:style-name="P353">Mistrz Ruchu</text:p>
        </text:list-item>
        <text:list-item>
          <text:p text:style-name="P353">Obdarzenie Fizyczne</text:p>
        </text:list-item>
        <text:list-item>
          <text:p text:style-name="P353">Paczka Przyjaciół</text:p>
        </text:list-item>
        <text:list-item>
          <text:p text:style-name="P353">Trudny do Zamordowania</text:p>
        </text:list-item>
        <text:list-item>
          <text:p text:style-name="P353">Wydanie Rozkazu</text:p>
        </text:list-item>
        <text:list-item>
          <text:p text:style-name="P353">Zaawansowany Użytkownik Cypherów</text:p>
        </text:list-item>
      </text:list>
      <text:p text:style-name="P54">ODKRYWCA SZÓSTEGO POZIOMU</text:p>
      <text:p text:style-name="P54">Wybierz trzy z poniższych zdolności (lub z niższego poziomu) i dodaj do swoich zdolności. Dodatkowo, możesz zamienić jedną z zdolności niższego poziomu na inną z niższego poziomu.</text:p>
      <text:list xml:id="list1626429588" text:style-name="L21">
        <text:list-item>
          <text:p text:style-name="P354">Dzielona Obrona</text:p>
        </text:list-item>
        <text:list-item>
          <text:p text:style-name="P354">Dzikie Zdrowie</text:p>
        </text:list-item>
        <text:list-item>
          <text:p text:style-name="P354">Mistrzostwo Ataków</text:p>
        </text:list-item>
        <text:list-item>
          <text:p text:style-name="P354">Mistrzowska Biegłość w Pancerzach</text:p>
        </text:list-item>
        <text:list-item>
          <text:p text:style-name="P354">Wielokrotny Atak</text:p>
        </text:list-item>
        <text:list-item>
          <text:p text:style-name="P354">Większa Negacja Zagrożenia</text:p>
        </text:list-item>
        <text:list-item>
          <text:p text:style-name="P354">Zainspirowanie Skoordynowanych Akcji</text:p>
        </text:list-item>
        <text:list-item>
          <text:p text:style-name="P354">Znowu i Znowu</text:p>
        </text:list-item>
      </text:list>
      <text:p text:style-name="P55">PRZYKŁADOWY ODKRYWCA</text:p>
      <text:p text:style-name="P44">Sam decyduje się na stworzenie Odkrywcy do kampanii science fiction. Ta postać będzie <text:soft-page-break/>wytrzymałym odkrywcą badającym obce światy. Wydaje onu 3 wolne punkty na Pulę Mocy, 2 na Pulę Szybkości i 1 na Pulę Intelektu. Teraz jenu Pule to: Moc 13, Szybkość 11 i Intelekt 10. Jako postać pierwszego poziomu, ma on Wysiłek na 1, Skupienie w Mocy 1, a w Szybkości i Intelekcie 0. Póki co postać jest dosyć uniwersalna.</text:p>
      <text:p text:style-name="P44">Sam zaczyna wybierać zdolności. Wybiera onu<text:span text:style-name="T84"> Zmysł Niebezpieczeństw</text:span>a i <text:span text:style-name="T84">Przypływ Pewności Siebie</text:span>, uważając, że będą przydatne w wielu sytuacjach. Wybiera onu także <text:span text:style-name="T84">Wyszkolony w Zbroi</text:span>, uważając, że postać będzie nosić high-techową średnią zbroję w czasie eksploracji. Jako ostatnią zdolność, onu wybiera <text:span text:style-name="T84">Umiejętności Wiedzy</text:span>, wybierając biologię i geologię, by pomóc podczas misji planetarnych.</text:p>
      <text:p text:style-name="P44">Odkrywca Sama może mieć przy sobie dwa cyphery, które w tym settingu mają naturę nanotechnologiczną. MG decyduje, że jeden z nich to zastrzyk nanitów, dający +1 do Skupienia w Mocy po użyciu, a drugi to urządzenie pozwalające na stworzenie jednego dowolnego prostego przedmiotu trzymanego w dłoni, zgodnie z życzeniem użytkownika. </text:p>
      <text:p text:style-name="P44">Odkrywca Sama nie jest naprawdę zorientowany na walkę, ale czasami Wszechświat to niebezpieczne miejsce, więc nosi on przy sobie średni blaster.</text:p>
      <text:p text:style-name="P44">Sam dalej potrzebuje deskryptora i specjalizacji. Patrząc na rozdział o Deskryptorach, wybiera onu <text:span text:style-name="T84">Wytrzymały</text:span>, co zwiększa jej Pulę Mocy do 17. Postać ta będzie się też szybciej leczyć i lepiej działać, gdy jest zraniona. Jest ona wyszkolona w Obronie Mocy, ale ma <text:span text:style-name="T84">nieumiejętność</text:span> w inicjatywie – jednakże, anuluje to się ze Zmysłem Niebezpieczeństwa. Sam mogłoby się cofnąć i wybrać coś innego zamiast Zmysłu Niebezpieczeństwa, ale lubi onu to i tak to zostawia. Ogólnie rzecz ujmują,c deskryptor uczynił postać bardzo wytrzymałą, nawet jeśli nieco powolną. </text:p>
      <text:p text:style-name="P44">Na swoją specjalizację, Sam wybiera <text:span text:style-name="T84">Bada Ciemnie Miejsca</text:span> (w tym przypadku ruiny obcych cywilizacji). Daje to postaci nieco dodatkowych umiejętności: szukanie, słuchanie, wspinaczkę, balansowanie i skakanie. Ten Badacz jest całkiem-całkiem.</text:p>
      <text:p text:style-name="P44">Na swój motyw fabularny, Sam wybiera <text:span text:style-name="T84">Biznes</text:span>. Badanie obcych ruin czasem powoduje odkrycie dziwnych reliktów, i Sam uznału, że może je przetransportować do osób trzecich, zamiast pozwolić im wpaść w ręce piratów lub bogatych kolekcjonerów. Za ma<text:span text:style-name="T196">ł</text:span>ą opłatą, oczywiście. </text:p>
      <text:h text:style-name="Heading_20_2" text:outline-level="2"><text:bookmark-start text:name="__RefHeading___Toc3868_2102140854"/><text:span text:style-name="T188">2.1.4. </text:span>M<text:span text:style-name="T212">ówca</text:span><text:bookmark-end text:name="__RefHeading___Toc3868_2102140854"/></text:h>
      <text:p text:style-name="P57">Fantasy/Baśń: bard, mówca, skald, emisariusz, kapłan, rzecznik</text:p>
      <text:p text:style-name="P57">Współczesność/Horror/Romans: dyplomata, lider, manipulator, minister, mediator, prawnik</text:p>
      <text:p text:style-name="P57">Science fiction: dyplomata, empata, konsul, legat</text:p>
      <text:p text:style-name="P57">Superbohaterowie/Post-Apokalipsa: władca marionetek, mesmerysta </text:p>
      <text:p text:style-name="P57">Jesteśdobry, jeśli chodzi o słowa i ludzi. Wyplątujesz się z niebezpieczeńst przy pomocy języka, i sprawiasz, że ludzie robią to, czego pragniesz.</text:p>
      <text:p text:style-name="P57">Rola w grze: Mówcy są bystrzy i charyzmatyczni. Lubią ludzi i, co ważniejsze, rozumieją ich. To pomaga Mówcą sprawić, by inni zrobili to, co musi być zrobione.</text:p>
      <text:p text:style-name="P57">Rola w drużynie: Mówca to bardzo często “twarz” drużyny – jest osobą, którą mówi za wszystkich i negocjuje z innymi. Walka i akcja nie są silną stroną Mówcy, więc inne postaci muszą czasami <text:soft-page-break/>chronić Mówcę w chwili kryzysu.</text:p>
      <text:p text:style-name="P57">Rola społeczna: Mówcy to często liderzy polityczni lub religijni. Równie często, jednakże, są oszustami lub kryminalistami.</text:p>
      <text:p text:style-name="P57">Zaawansowani Mówcy: <text:span text:style-name="T198">Wysokopoziomowi Mówcy korzystają ze swoich zdolności, by kontrolować i manipulować ludźmi, a także wspierać swoich przyjaciół. Mogą oni dzięki rozmowie uniknąć niebezpieczeństwa, a nawet użyć słów jak broni.</text:span></text:p>
      <text:p text:style-name="P58">MÓWCA – WTRĄCENIA GRACZA</text:p>
      <text:p text:style-name="P58">Kiedy grasz Mówcą, możesz wydać 1 PD, by skorzystać z poniższych <text:span text:style-name="T84">wtrąceń gracza</text:span>, jeśli sytuacja jest odpowiednia i MG się zgadza.</text:p>
      <text:p text:style-name="P58">Przyjazny BN: BN którego nie znasz, ktoś, kogo znasz słabo, lub ktoś, kogo znasz, a kto nie był szczególnie przyjazny w przeszłości postanawia Ci pomóc, lecz nie musi on wyjaśnić czemu. Może poproszi Cię potem o zwrot przysługi, w zależności od tego, w jak wielki kłopoty się wpakuje. </text:p>
      <text:p text:style-name="P58">Perfekcyjna Sugestia: <text:span text:style-name="T199">Kompan</text:span> lub inny przyjazny BN sugeruje, co zrobić w kontekście ważkiego pytania, problemu lub przeszkody na Twojej drodze.</text:p>
      <text:p text:style-name="P58">Niespodziewany Prezent: BN wręcza Ci fizyczny dar, którego sięnie spodziewałeś, który ułatwia Twoje problemy, lub zapewnia nowy wzgląd i oświeca w kontekście sytuacji, której nie pojmujesz jak należy.</text:p>
      <text:p text:style-name="P58">PULE STATYSTYK MÓWCY</text:p>
      <table:table table:name="Tabela8" table:style-name="Tabela8">
        <table:table-column table:style-name="Tabela8.A"/>
        <table:table-column table:style-name="Tabela8.B"/>
        <table:table-row table:style-name="TableLine2510012431792">
          <table:table-cell table:style-name="Tabela8.A1" office:value-type="string">
            <text:p text:style-name="P9">Statystyka</text:p>
          </table:table-cell>
          <table:table-cell table:style-name="Tabela8.A1" office:value-type="string">
            <text:p text:style-name="P9">Początkowa Wartość Puli</text:p>
          </table:table-cell>
        </table:table-row>
        <table:table-row table:style-name="TableLine2510012444032">
          <table:table-cell table:style-name="Tabela8.A1" office:value-type="string">
            <text:p text:style-name="P9">Moc</text:p>
          </table:table-cell>
          <table:table-cell table:style-name="Tabela8.B2" office:value-type="float" office:value="8">
            <text:p text:style-name="P9">8</text:p>
          </table:table-cell>
        </table:table-row>
        <table:table-row table:style-name="TableLine2510012432064">
          <table:table-cell table:style-name="Tabela8.A1" office:value-type="string">
            <text:p text:style-name="P9">Szybkość</text:p>
          </table:table-cell>
          <table:table-cell table:style-name="Tabela8.B2" office:value-type="float" office:value="9">
            <text:p text:style-name="P9">9</text:p>
          </table:table-cell>
        </table:table-row>
        <table:table-row table:style-name="TableLine2510012437776">
          <table:table-cell table:style-name="Tabela8.A1" office:value-type="string">
            <text:p text:style-name="P9">Intelekt</text:p>
          </table:table-cell>
          <table:table-cell table:style-name="Tabela8.B2" office:value-type="float" office:value="11">
            <text:p text:style-name="P9">11</text:p>
          </table:table-cell>
        </table:table-row>
      </table:table>
      <text:p text:style-name="P58"/>
      <text:p text:style-name="P58">Otrzymujesz dodatkowe 6 punktów do rozdzielenia pomiędzy Twoje Pule statystyk, zgodnie z własnym życzeniem.</text:p>
      <text:p text:style-name="P58">Historia Mówcy</text:p>
      <text:p text:style-name="P58">Twój typ pomaga określić Twoje połączenie z settingiem. Rzuć k20 lub wybierz z poniższej listy konkretny fakt o swojej historii, który zapewnia połączenie zresztą świata. Możesz także stworzyć swój własny fakt.</text:p>
      <table:table table:name="Tabela9" table:style-name="Tabela9">
        <table:table-column table:style-name="Tabela9.A"/>
        <table:table-column table:style-name="Tabela9.B"/>
        <table:table-row table:style-name="TableLine2510012439680">
          <table:table-cell table:style-name="Tabela9.A1" office:value-type="string">
            <text:p text:style-name="P9">k20</text:p>
          </table:table-cell>
          <table:table-cell table:style-name="Tabela9.A1" office:value-type="string">
            <text:p text:style-name="P9">Historia</text:p>
          </table:table-cell>
        </table:table-row>
        <table:table-row table:style-name="TableLine2510012430976">
          <table:table-cell table:style-name="Tabela9.A2" office:value-type="float" office:value="1">
            <text:p text:style-name="P9">1</text:p>
          </table:table-cell>
          <table:table-cell table:style-name="Tabela9.A1" office:value-type="string">
            <text:p text:style-name="P9">Jeden z Twoich rodziców był słynnym performerem za młodu i miał nadzieję, że TY osiągniesz to samo.</text:p>
          </table:table-cell>
        </table:table-row>
        <table:table-row table:style-name="TableLine2510012427984">
          <table:table-cell table:style-name="Tabela9.A2" office:value-type="float" office:value="2">
            <text:p text:style-name="P9">2</text:p>
          </table:table-cell>
          <table:table-cell table:style-name="Tabela9.A1" office:value-type="string">
            <text:p text:style-name="P9">Kiedy byłeś nastolatkiem, jedno z Twojego rodzeństwa zaginęło i uznaje się je za zmarłe. Szok wstrząsnął Twoją rodziną, i nigdy w pełni nie dałeś sobie z tym rady.</text:p>
          </table:table-cell>
        </table:table-row>
        <table:table-row table:style-name="TableLine2510012428256">
          <table:table-cell table:style-name="Tabela9.A2" office:value-type="float" office:value="3">
            <text:p text:style-name="P9">3</text:p>
          </table:table-cell>
          <table:table-cell table:style-name="Tabela9.A1" office:value-type="string">
            <text:p text:style-name="P9">Zostałeś wprowadzony do sekretnego stowarzyszenia, które ponoć posiada i chroni ezoteryczną wiedzę, przeciwstawiając się siłom zła.</text:p>
          </table:table-cell>
        </table:table-row>
        <table:table-row table:style-name="TableLine2510012432880">
          <table:table-cell table:style-name="Tabela9.A2" office:value-type="float" office:value="4">
            <text:p text:style-name="P9">4</text:p>
          </table:table-cell>
          <table:table-cell table:style-name="Tabela9.A1" office:value-type="string">
            <text:p text:style-name="P9">Jedno z Twoich rodziców przegrało walkę z alkoholizmem. Może ciągle jest on żywy, ale bardzo ciężko Ci mu przebaczyć. </text:p>
          </table:table-cell>
        </table:table-row>
        <table:table-row table:style-name="TableLine2510012437232">
          <table:table-cell table:style-name="Tabela9.A2" office:value-type="float" office:value="5">
            <text:p text:style-name="P9">5</text:p>
          </table:table-cell>
          <table:table-cell table:style-name="Tabela9.A1" office:value-type="string">
            <text:p text:style-name="P9">Nie posiadasz żadnej pamięci o tym, co się zdarzyło przed Twoimi 18 urodzinami.</text:p>
          </table:table-cell>
        </table:table-row>
        <table:table-row table:style-name="TableLine2510012428528">
          <table:table-cell table:style-name="Tabela9.A2" office:value-type="float" office:value="6">
            <text:p text:style-name="P9">6</text:p>
          </table:table-cell>
          <table:table-cell table:style-name="Tabela9.A1" office:value-type="string">
            <text:p text:style-name="P9">Twoi dziadkowie wychowali Cię na farmie z dala od tłoku miast. Lubisz myśleć, że ich nauki przygotowały Cię na wszystko.</text:p>
          </table:table-cell>
        </table:table-row>
        <table:table-row table:style-name="TableLine2510012440224">
          <table:table-cell table:style-name="Tabela9.A2" office:value-type="float" office:value="7">
            <text:p text:style-name="P9">7</text:p>
          </table:table-cell>
          <table:table-cell table:style-name="Tabela9.A1" office:value-type="string">
            <text:p text:style-name="P9">Jako sierota, miałeś trudne dzieciństwo, a Twoje wejście w dorosłość było wyzwaniem.</text:p>
          </table:table-cell>
        </table:table-row>
        <text:soft-page-break/>
        <table:table-row table:style-name="TableLine2510012434512">
          <table:table-cell table:style-name="Tabela9.A2" office:value-type="float" office:value="8">
            <text:p text:style-name="P9">8</text:p>
          </table:table-cell>
          <table:table-cell table:style-name="Tabela9.A1" office:value-type="string">
            <text:p text:style-name="P9">Wychowałeś się w ekstremalnej biedzie, pośród kryminalistów. Dalej masz kontakty z tym środowiskiem.</text:p>
          </table:table-cell>
        </table:table-row>
        <table:table-row table:style-name="TableLine2510012435600">
          <table:table-cell table:style-name="Tabela9.A2" office:value-type="float" office:value="9">
            <text:p text:style-name="P9">9</text:p>
          </table:table-cell>
          <table:table-cell table:style-name="Tabela9.A1" office:value-type="string">
            <text:p text:style-name="P9"><text:span text:style-name="T200">W przeszłości s</text:span>łużyłeś jako <text:span text:style-name="T200">wysłannik dla potężnej i wpływowej osoby – dalej myśli ona o Tobie ciepło.</text:span></text:p>
          </table:table-cell>
        </table:table-row>
        <table:table-row table:style-name="TableLine2510012438592">
          <table:table-cell table:style-name="Tabela9.A2" office:value-type="float" office:value="10">
            <text:p text:style-name="P10">10</text:p>
          </table:table-cell>
          <table:table-cell table:style-name="Tabela9.A1" office:value-type="string">
            <text:p text:style-name="P10">Masz wkurzającego rywala, który zawsze Ci przeszkadza i psuje Twoje plany.</text:p>
          </table:table-cell>
        </table:table-row>
        <table:table-row table:style-name="TableLine2510012441040">
          <table:table-cell table:style-name="Tabela9.A2" office:value-type="float" office:value="11">
            <text:p text:style-name="P10">11</text:p>
          </table:table-cell>
          <table:table-cell table:style-name="Tabela9.A1" office:value-type="string">
            <text:p text:style-name="P10">Zapracowałeś na pozycję rzecznika prasowego organizacji lub firmy o pewnym znaczeniu.</text:p>
          </table:table-cell>
        </table:table-row>
        <table:table-row table:style-name="TableLine2510012443216">
          <table:table-cell table:style-name="Tabela9.A2" office:value-type="float" office:value="12">
            <text:p text:style-name="P10">12</text:p>
          </table:table-cell>
          <table:table-cell table:style-name="Tabela9.A1" office:value-type="string">
            <text:p text:style-name="P10">Twoich sąsiadów zamordowano, a ich tajemnicze morderstwo dalej nie zostało wyjaśnione.</text:p>
          </table:table-cell>
        </table:table-row>
        <table:table-row table:style-name="TableLine2510012445120">
          <table:table-cell table:style-name="Tabela9.A2" office:value-type="float" office:value="13">
            <text:p text:style-name="P10">13</text:p>
          </table:table-cell>
          <table:table-cell table:style-name="Tabela9.A1" office:value-type="string">
            <text:p text:style-name="P10">Bardzo dużo podróżowałeś i w tym czasie nagromadziłeś kolekcję <text:s/>dziwnych pamiątek.</text:p>
          </table:table-cell>
        </table:table-row>
        <table:table-row table:style-name="TableLine2510012450016">
          <table:table-cell table:style-name="Tabela9.A2" office:value-type="float" office:value="14">
            <text:p text:style-name="P10">14</text:p>
          </table:table-cell>
          <table:table-cell table:style-name="Tabela9.A1" office:value-type="string">
            <text:p text:style-name="P11">Twoja pierwsza miłość z dzieciństwa skończyła związana z Twoim najlepszym przyjacielem (teraz już byłym).</text:p>
          </table:table-cell>
        </table:table-row>
        <table:table-row table:style-name="TableLine2510012445664">
          <table:table-cell table:style-name="Tabela9.A2" office:value-type="float" office:value="15">
            <text:p text:style-name="P11">15</text:p>
          </table:table-cell>
          <table:table-cell table:style-name="Tabela9.A1" office:value-type="string">
            <text:p text:style-name="P11">Jesteś członkiem dyskryminowanej mniejszości, ale pracujesz nad zwróceniem publicznej uwagi na niesprawiedliwość, z którą się mierzysz.</text:p>
          </table:table-cell>
        </table:table-row>
        <table:table-row table:style-name="TableLine2510012453552">
          <table:table-cell table:style-name="Tabela9.A2" office:value-type="float" office:value="16">
            <text:p text:style-name="P11">16</text:p>
          </table:table-cell>
          <table:table-cell table:style-name="Tabela9.A1" office:value-type="string">
            <text:p text:style-name="P11">Jesteś częściowo właścicielem lokalnego baru, gdzie Twoją specjalnością są koktajle. </text:p>
          </table:table-cell>
        </table:table-row>
        <table:table-row table:style-name="TableLine2510012450288">
          <table:table-cell table:style-name="Tabela9.A2" office:value-type="float" office:value="17">
            <text:p text:style-name="P11">17</text:p>
          </table:table-cell>
          <table:table-cell table:style-name="Tabela9.A1" office:value-type="string">
            <text:p text:style-name="P11">Kiedyś byłeś oszustem, który pozbawił ważnych ludzi pieniędzy, a teraz pragną oni zemsty.</text:p>
          </table:table-cell>
        </table:table-row>
        <table:table-row table:style-name="TableLine2510012447024">
          <table:table-cell table:style-name="Tabela9.A2" office:value-type="float" office:value="18">
            <text:p text:style-name="P11">18</text:p>
          </table:table-cell>
          <table:table-cell table:style-name="Tabela9.A1" office:value-type="string">
            <text:p text:style-name="P11">Zwykłeś występować w podróżnym teatrze, i jego członkowie miło Cię wspominają (jak i ludzie w miejscach, które odwiedziłeś).</text:p>
          </table:table-cell>
        </table:table-row>
        <table:table-row table:style-name="TableLine2510012450560">
          <table:table-cell table:style-name="Tabela9.A2" office:value-type="float" office:value="19">
            <text:p text:style-name="P11">19</text:p>
          </table:table-cell>
          <table:table-cell table:style-name="Tabela9.A1" office:value-type="string">
            <text:p text:style-name="P11">Jesteś w bliskiej relacji romantycznej z kimś, kto działa w lokalnej polityce.</text:p>
          </table:table-cell>
        </table:table-row>
        <table:table-row table:style-name="TableLine2510012449200">
          <table:table-cell table:style-name="Tabela9.A2" office:value-type="float" office:value="20">
            <text:p text:style-name="P11">20</text:p>
          </table:table-cell>
          <table:table-cell table:style-name="Tabela9.A1" office:value-type="string">
            <text:p text:style-name="P11">Ktoś próbuje się podawać za Ciebie, używając Twojej tożsamości do złych celów. Nigdy nie spotkałeś tej osoby, ale z chęcią byś to zrobił. </text:p>
          </table:table-cell>
        </table:table-row>
      </table:table>
      <text:p text:style-name="P58"/>
      <text:p text:style-name="P59">MÓWCA PIERWSZEGO POZIOMU</text:p>
      <text:p text:style-name="P59">Pierwszopoziomowy Mówca ma poniższe zdolności:</text:p>
      <text:p text:style-name="P59">Wysiłek: Twój Wysiłek to 1.</text:p>
      <text:p text:style-name="P59">Genius: Masz Skupienie w Intelekcie 1, a w Mocy i Szybkości – 0.</text:p>
      <text:p text:style-name="P59">Korzystanie z Cypherów: Możesz mieć przy sobie dwa cyphery w danym momencie.</text:p>
      <text:p text:style-name="P59">Bronie: Możesz korzystać z lekkich broni bez kary. Masz nieumiejętność w średnich i ciężkich broniach; Twoje ataki średnimi i ciężkimi broniami są utrudnione.</text:p>
      <text:p text:style-name="P59">Początkowy Ekwipunek: Odpowiednie ubranie i lekka broń Twojego wyboru, plus dwa drogie przedmioty, dwa przedmioty średniej ceny i do 4 niedrogich przedmiotów.</text:p>
      <text:p text:style-name="P59">Specjalne Zdolności: Wybierz cztery zdolności z poniższej listy. Nie możesz wybrać tej samej zdolności więcej niż jeden raz, chyba, że jej opis stanowi inaczej. Pełen opis wszystkich zdolności znajduje się w rozdziale <text:span text:style-name="T89">Zdolności</text:span>, razem z opisem Posmaków i specjalizacji w jednym dużym katalogu. (Pewne zdolności Mówcy, jak Czytanie Myśli lub Prawdziwe Zmysły, sugerują element nadnaturalny. Jeśli nie jest to stosowne w Twoim settingu, można je zamienić na coś z Posmaku skradanie się, lub MG może je zmodyfikować, by bazowały na supertalencie i wzglądzie w ludzką psychikę zamiast na mocach nadprzyrodzonych.). </text:p>
      <text:list xml:id="list1401032035" text:style-name="L22">
        <text:list-item>
          <text:p text:style-name="P355">Anegdota</text:p>
        </text:list-item>
        <text:list-item>
          <text:p text:style-name="P355">Babel</text:p>
        </text:list-item>
        <text:list-item>
          <text:p text:style-name="P355">Fałszywa Tożsamość </text:p>
        </text:list-item>
        <text:list-item>
          <text:p text:style-name="P355">Przerażająca Obecność</text:p>
        </text:list-item>
        <text:list-item>
          <text:p text:style-name="P355">Rozkazująca Postura</text:p>
        </text:list-item>
        <text:list-item>
          <text:p text:style-name="P355">Umiejętności Międzyludzkie</text:p>
        </text:list-item>
        <text:list-item>
          <text:p text:style-name="P355"><text:soft-page-break/>Usunięcie Wspomnień</text:p>
        </text:list-item>
        <text:list-item>
          <text:p text:style-name="P355">Wmawianie</text:p>
        </text:list-item>
        <text:list-item>
          <text:p text:style-name="P355">Wyszkolony w Średnich Broniach</text:p>
        </text:list-item>
        <text:list-item>
          <text:p text:style-name="P355">Zachęta</text:p>
        </text:list-item>
        <text:list-item>
          <text:p text:style-name="P355">Zainspirowanie Agresji</text:p>
        </text:list-item>
        <text:list-item>
          <text:p text:style-name="P355">Zauroczenie</text:p>
        </text:list-item>
        <text:list-item>
          <text:p text:style-name="P355">Zrozumienie </text:p>
        </text:list-item>
      </text:list>
      <text:p text:style-name="P59">MÓWCA DRUGIEGO POZIOMU</text:p>
      <text:p text:style-name="P59">Wybierz dwie z poniższych zdolności (lub niższego poziomu) i dodaj do swoich zdolności. Dodatkowo, możesz zamienić jedną z ze zdolności niższego poziomu na inną zdolność niższego poziomu.</text:p>
      <text:list xml:id="list601691133" text:style-name="L23">
        <text:list-item>
          <text:p text:style-name="P356">Agent Wywiadu</text:p>
        </text:list-item>
        <text:list-item>
          <text:p text:style-name="P356">Niespodziewana Zdrada</text:p>
        </text:list-item>
        <text:list-item>
          <text:p text:style-name="P356">Podstawowy <text:span text:style-name="T92">Kompan</text:span></text:p>
        </text:list-item>
        <text:list-item>
          <text:p text:style-name="P358">Szybkie Zdrowienie</text:p>
        </text:list-item>
        <text:list-item>
          <text:p text:style-name="P358">Umiejętna Obrona</text:p>
        </text:list-item>
        <text:list-item>
          <text:p text:style-name="P358">Umiejętności Międzyludzkie</text:p>
        </text:list-item>
        <text:list-item>
          <text:p text:style-name="P356">Uspokojenie Nieznajomego</text:p>
        </text:list-item>
        <text:list-item>
          <text:p text:style-name="P356">Wyszkolony w Zbroi</text:p>
        </text:list-item>
        <text:list-item>
          <text:p text:style-name="P356">Zainspirowanie Ułatwienia</text:p>
        </text:list-item>
        <text:list-item>
          <text:p text:style-name="P356">Zniechęcenie</text:p>
        </text:list-item>
        <text:list-item>
          <text:p text:style-name="P356">Zasianie Idei</text:p>
        </text:list-item>
      </text:list>
      <text:p text:style-name="P59">MÓWCA TRZECIEGO POZIOMU</text:p>
      <text:p text:style-name="P59">Wybierz trzy z poniższych zdolności (lub niższego poziomu) i dodaj do swoich zdolności. Dodatkowo, możesz zamienić jedną ze zdolności niższego poziomu na inną zdolność niższego poziomu.</text:p>
      <text:list xml:id="list2045056071" text:style-name="L24">
        <text:list-item>
          <text:p text:style-name="P357">Akceleracja</text:p>
        </text:list-item>
        <text:list-item>
          <text:p text:style-name="P357">Czytanie Myśli</text:p>
        </text:list-item>
        <text:list-item>
          <text:p text:style-name="P357">Ekspercki Użytkownich Cypherów </text:p>
        </text:list-item>
        <text:list-item>
          <text:p text:style-name="P357"><text:span text:style-name="T199">Kompan</text:span>-Ekspert</text:p>
        </text:list-item>
        <text:list-item>
          <text:p text:style-name="P357">Lider Spostrzegawczości</text:p>
        </text:list-item>
        <text:list-item>
          <text:p text:style-name="P357">Oracja</text:p>
        </text:list-item>
        <text:list-item>
          <text:p text:style-name="P357">Perfekcyjny Nieznajomy</text:p>
        </text:list-item>
        <text:list-item>
          <text:p text:style-name="P357"><text:soft-page-break/>Rozmowny</text:p>
        </text:list-item>
        <text:list-item>
          <text:p text:style-name="P357">Silny Umysł</text:p>
        </text:list-item>
        <text:list-item>
          <text:p text:style-name="P357">Szybki Umysł</text:p>
        </text:list-item>
        <text:list-item>
          <text:p text:style-name="P357">Wielkie Oszustwo</text:p>
        </text:list-item>
        <text:list-item>
          <text:p text:style-name="P357">Zlanie się z Tłem</text:p>
        </text:list-item>
      </text:list>
      <text:p text:style-name="P60">MÓWCA CZWARTEGO POZIOMU</text:p>
      <text:p text:style-name="P60">Wybierz dwie z poniższych zdolności (lub z niższego poziomu) i dodaj do swoich zdolności. Dodatkowo, możesz zamienić jedną ze zdolności niższego poziomu na inną zdolność niższego poziomu.</text:p>
      <text:list xml:id="list3323301228" text:style-name="L25">
        <text:list-item>
          <text:p text:style-name="P367">Czytając Znaki</text:p>
        </text:list-item>
        <text:list-item>
          <text:p text:style-name="P367">Finta</text:p>
        </text:list-item>
        <text:list-item>
          <text:p text:style-name="P367">Konfundujące Nonsensy</text:p>
        </text:list-item>
        <text:list-item>
          <text:p text:style-name="P367">Psychoza</text:p>
        </text:list-item>
        <text:list-item>
          <text:p text:style-name="P367">Strategia</text:p>
        </text:list-item>
        <text:list-item>
          <text:p text:style-name="P367">Sugestia</text:p>
        </text:list-item>
        <text:list-item>
          <text:p text:style-name="P367">Ulepszone Umiejętności</text:p>
        </text:list-item>
        <text:list-item>
          <text:p text:style-name="P367">Uprzedzenie Ataku</text:p>
        </text:list-item>
        <text:list-item>
          <text:p text:style-name="P367">Wspólny Wysiłek</text:p>
        </text:list-item>
      </text:list>
      <text:p text:style-name="P60">MÓWCA PIĄTEGO POZIOMU</text:p>
      <text:p text:style-name="P60">Wybierz trzy z poniższych zdolności (lub z niższego poziomu) i dodaj do swoich zdolności. Dodatkowo, możesz zamienić jedną ze zdolności niższego poziomu na inną z niższego poziomu.</text:p>
      <text:list xml:id="list3232471943" text:style-name="L26">
        <text:list-item>
          <text:p text:style-name="P368">Przywykły do Noszenia Zbroi</text:p>
        </text:list-item>
        <text:list-item>
          <text:p text:style-name="P368">Regeneracja</text:p>
        </text:list-item>
        <text:list-item>
          <text:p text:style-name="P368">Stymulacja</text:p>
        </text:list-item>
        <text:list-item>
          <text:p text:style-name="P368">Ucieczka</text:p>
        </text:list-item>
        <text:list-item>
          <text:p text:style-name="P368">Umiejętny Atak</text:p>
        </text:list-item>
        <text:list-item>
          <text:p text:style-name="P368">Wiedza o Nieznanym</text:p>
        </text:list-item>
        <text:list-item>
          <text:p text:style-name="P368">Wspieranie Uważności</text:p>
        </text:list-item>
        <text:list-item>
          <text:p text:style-name="P368">Zaawansowany Użytkownik Cypherów</text:p>
        </text:list-item>
        <text:list-item>
          <text:p text:style-name="P368">Złowróżna Aura</text:p>
        </text:list-item>
      </text:list>
      <text:p text:style-name="P60">MÓWCA SZÓSTEGO POZIOMU</text:p>
      <text:p text:style-name="P61">Wybierz dwie zdolności z poniższej listy (lub z niższego poziomu) i dodaj do swoich zdolności. Dodatkowo, możesz zamienić jedną z umiejętności niższego poziomu na inną zdolność niższego <text:soft-page-break/>poziomu.</text:p>
      <text:list xml:id="list4065468897" text:style-name="L27">
        <text:list-item>
          <text:p text:style-name="P369">Kontrola Tłumu</text:p>
        </text:list-item>
        <text:list-item>
          <text:p text:style-name="P369">Prawdziwe Zmysły</text:p>
        </text:list-item>
        <text:list-item>
          <text:p text:style-name="P369">Rekrutowanie Delegata</text:p>
        </text:list-item>
        <text:list-item>
          <text:p text:style-name="P369">Przejęcie Kontroli<text:span text:style-name="T188">\</text:span></text:p>
        </text:list-item>
        <text:list-item>
          <text:p text:style-name="P369">Słowo <text:span text:style-name="T201">Rozkazu</text:span></text:p>
        </text:list-item>
        <text:list-item>
          <text:p text:style-name="P369">Strzaskanie Umysł<text:span text:style-name="T201">u</text:span></text:p>
        </text:list-item>
        <text:list-item>
          <text:p text:style-name="P369">Zainspirowanie Sukcesu</text:p>
        </text:list-item>
        <text:list-item>
          <text:p text:style-name="P369">Zarządzanie Bitwą</text:p>
        </text:list-item>
      </text:list>
      <text:p text:style-name="P62">PRZYKŁADOWY MÓWCA</text:p>
      <text:p text:style-name="P62">Mary chce stworzyć Mówcę do kampanii Lovecraftowskiego horroru. Przeznacza 3 punkty wolne na Intelekt i 3 na Szybkość. Jej Pule wyglądają teraz następująco: Moc 8, Szybkość 12 i Intelekt 14. Jako postać pierwszego poziomu, jej Wysiłek wynosi 1, jej Skupienie w Mocy i Szybkości 0, a jej Skupienie w Intelekcie 1. Jest ona charyzmatyczna i mądra, ale niekoniecznie silna. </text:p>
      <text:p text:style-name="P62">Mary wybiera <text:span text:style-name="T84">Wmawianie</text:span> i <text:span text:style-name="T84">Fałszywą Tożsamość</text:span> aby mogła się łatwiej dostać w różne miejsca i zdobyć wiedzę, której pragnie. Jest nieco oszustką. Jest jednak dobra dla swoich przyjaciół, więc wybiera <text:span text:style-name="T84">Zachętę</text:span>. Mary kończy, wybierając <text:span text:style-name="T84">Umiejętności Międzyludzkie</text:span> (oszustwo i perswazję).</text:p>
      <text:p text:style-name="P62">Mówca normalnie zaczyna grę z dwoma cypherami, ale MG podejmuje decyzję, że w te kampanii postaci zaczynają tylko z jednym – czymś mrocznym i dziwnym, co ma związek z ich historią. Cypher Mary to dziwny zegarek kieszonkowy, który otrzymała od swojego ojca. Nie wie jak ani czemu, ale kiedy się go aktywuje, ten zegarek pozwala jej na podwójną liczbę akcji w ciągu trzech rund.</text:p>
      <text:p text:style-name="P62">Postać Mary nosi przy sobie mały nóż ukryty w jej torebce w przypadku kłopotów. Jako lekka broń, zadaje on 2 punkty obrażeń, ale ataki nim są ułatwione. </text:p>
      <text:p text:style-name="P62">Mary jako swój deskryptor wybiera <text:span text:style-name="T93">Odporny</text:span><text:span text:style-name="T197"> i decyduje, że jej postać może najpewniej poznać prawdę o dziwnych rzeczach, o których słyszała i nie otrzymać z tego tytuły zbyt wiele traumy. Odporny zwiększa jej Pulę Mocy do 10, a jej Intelekt do 16. Jest ona wyszkolona w Obronie Mocy i Intelektu i otrzymuje dodatkowy rzut na odzyskanie zdrowia każdego dnia. Na początku, Mary jest smutna, że jej deskryptor daje jej </text:span><text:span text:style-name="T93">nieumiejętność</text:span><text:span text:style-name="T197"> w wiedzy i łamigłówkach, ale potem zdała sobie sprawę z tego, że dobrze to pasuje – jej postać woli uzyskiwać informacje i wiedzę od innych ludzi, niż samej ją zdobywać. </text:span></text:p>
      <text:p text:style-name="P56">Na swoją specjalizację, Mary wybiera <text:span text:style-name="T84">Porusza się jak Kot</text:span>, Decyduje, że miała obsesję z dziwnym tomem, który był w jej rodzinie przez pokolenia, a jej postać jest ciekawa dziwnych języków i rytuałów.</text:p>
      <text:h text:style-name="P325" text:outline-level="3"><text:bookmark-start text:name="__RefHeading___Toc4058_2102140854"/>2.2.<text:span text:style-name="T214">1.</text:span> Opcja Tworzenia Postaci - Fantasy<text:bookmark-end text:name="__RefHeading___Toc4058_2102140854"/></text:h>
      <text:p text:style-name="P66">W pewnych przypadkach, poniższe pomysły wymagaj<text:span text:style-name="T203">ą </text:span>pewnych zmian zgodnie z Posmakiem, co <text:soft-page-break/>opisano w opcjach postaci; powinieneś pracować ze swoim MG w celu aplikacji owych zmian, zgodnie z duchem kampanii. Większość specjalizacji w tej sekcji występuje w Cypher System – specjalizacje z gwiazdką (*) można znaleźć dalej w tym dokumencie. Niektóre z tych opcji sugerują zamianę zdolności z typu na zdolność z Posmaku takiego jak walka, magia lub skradanie się.</text:p>
      <text:p text:style-name="P66">Alchemik: W rozumieniu tego, że alchemik to ktoś, kto robi magiczne przedmioty i tym podobne, Adept i Odkrywca to odpowiednie typy dla alchemika-naukowca. Aby stworzyć ogólnego alchemika, który robi mikstury z magicznymi właściwościami, wybierz specjalizację Włada Zaklęciami (zamiast zaklęć, masz eliksiry). Aby stworzyć alchemika, który zamienia się w potężną i niebezpieczną istotę, wybierz Wyje do Księżyca. Dla alchemika, który kocha rzucać bombami, wybierz Nosi Halo Ognia. Aby stworzyć uzdrowiciela, wybierz Uzdrawia.</text:p>
      <text:p text:style-name="P66">Barbarzyńca: Barbarzyńca to najpewniej Wojownik lub (jeśli wolisz się skupić nie tylko na walce) Odkrywca. Dobre specjalizacje ,które można wybrać, to: Żyje w Dziczy, Mistrzowsko Posługuje si<text:span text:style-name="T204">ę </text:span>Bronią, Nie Potrzebuje Broni, Nigdy się Nie Poddaje, Jest Bardzo Silny i Wpada w Furię. </text:p>
      <text:p text:style-name="P66">Bard: Bardowie w fikcji fantasy i grach są trubadurami, minstrelami i opowiadaczami historii, być może z magicznymi zdolnościami. Bardowie to zazwyczaj Odkrywcy lub Mówcy. Odpowiednie specjalizacje to: Zabawia, Pomaga Swoim Przyjaciołom, Infiltruje i Włada Zaklęciami.</text:p>
      <text:p text:style-name="P66">Kleryk lub Kapłan: Kapłani z dobrym wykształceniem to zazwyczaj Adepci lub Mówcy, ale wojowniczy są zazwyczaj Wojownikami (możliwe, że z Posmakiem magia). Aby stworzyć typowego kleryka z szerokim wachlarzem zdolności, wybierz specjalizację Otrzymuje Boskie Błogosławieństwo.</text:p>
      <text:list xml:id="list440492386" text:style-name="L28">
        <text:list-item>
          <text:p text:style-name="P370"><text:span text:style-name="T204">K</text:span>ler<text:span text:style-name="T204">yk</text:span> (<text:span text:style-name="T204">burza</text:span>): <text:span text:style-name="T204">Ujeżdża Błyskawicę</text:span>, <text:span text:style-name="T204">Grzmi</text:span></text:p>
        </text:list-item>
        <text:list-item>
          <text:p text:style-name="P370"><text:span text:style-name="T204">K</text:span>ler<text:span text:style-name="T204">yk</text:span> (<text:span text:style-name="T204">oszustwo</text:span>): <text:span text:style-name="T204">Przyjmuje Zwierzęcy Kształt (patrz także opcje dla łotrzyków) </text:span></text:p>
        </text:list-item>
        <text:list-item>
          <text:p text:style-name="P371">Kleryk (śmierć): <text:span text:style-name="T205">Zadaje się z Martwymi, Mówi z Duchami</text:span></text:p>
        </text:list-item>
        <text:list-item>
          <text:p text:style-name="P370"><text:span text:style-name="T204">K</text:span>ler<text:span text:style-name="T204">yk</text:span> (<text:span text:style-name="T204">światło</text:span>): <text:span text:style-name="T204">Jaśnieje Światłem, Otrzymuje Boskie Błogosławieństwo</text:span></text:p>
        </text:list-item>
        <text:list-item>
          <text:p text:style-name="P372"><text:span text:style-name="T204">K</text:span><text:span text:style-name="T206">ler</text:span><text:span text:style-name="T204">yk</text:span> (wiedza): Szybko się Uczy, <text:span text:style-name="T206">Jest Jasnowidzem, Wolałby Czytać</text:span></text:p>
        </text:list-item>
        <text:list-item>
          <text:p text:style-name="P370"><text:span text:style-name="T204">K</text:span>ler<text:span text:style-name="T204">yk</text:span> (w<text:span text:style-name="T204">ojna</text:span>): <text:span text:style-name="T204">Mistrzowsko Posługuje się Bronią</text:span> (<text:span text:style-name="T204">patrz także opcje dla wojowników</text:span>)</text:p>
        </text:list-item>
        <text:list-item>
          <text:p text:style-name="P370">Kleryk (życie): <text:span text:style-name="T204">Chroni Słabszych, Wspiera Społeczność, Uzdrawia</text:span></text:p>
        </text:list-item>
      </text:list>
      <text:p text:style-name="P66">Zabójca/Szpieg: Odkrywca i Wojownik są dobrymi typami dla takiej postaci. Stosowne specjalizacje to Mistrzowsko Posługuje się Bronią, Porusza się jak Kot, Morduje i Pracuje w Ciemnych Uliczkach.</text:p>
      <text:p text:style-name="P67">Druid: Jako bardzo specyficzny rodzaj kapłana natury, druid to zazwyczaj Adept lub Odkryca (obydwie opcje być może z Posmakiem magii). Typowy druid to ma najpewniej specjalność Otrzymuje Boskie Błogosławieństwo lub Żyje w Dziczy, a;e po bardziej specyficzne opcje, patrz niżej:</text:p>
      <text:list xml:id="list2025939761" text:style-name="L29">
        <text:list-item>
          <text:p text:style-name="P373">Druid (<text:span text:style-name="T203">transformacja</text:span>): <text:span text:style-name="T207">Jest Stworzony z Kamienia, <text:s/>Przyjmuje Zwierzęcy Kształt*</text:span>, <text:span text:style-name="T207">Spaceruje w Dzikich Lasach*</text:span></text:p>
        </text:list-item>
        <text:list-item>
          <text:p text:style-name="P373">Druid (<text:span text:style-name="T207">więź z naturą</text:span>): <text:span text:style-name="T207">Mówi Głosem Ziemi</text:span></text:p>
        </text:list-item>
        <text:list-item>
          <text:p text:style-name="P373">Druid (zwierzęcy towarzysz): Kontroluje Bestie, Włada Rojem</text:p>
        </text:list-item>
        <text:list-item>
          <text:p text:style-name="P373"><text:soft-page-break/>Druid (żywiołak): Jest Stworzony z Kamienia, Nosi Halo Ognia, Porusza się jak Wiatr, Ujeżdza Błyskawicę, <text:s/>Rides the Lightning, <text:span text:style-name="T207">Przywdziewa Połyskliwy Lód</text:span></text:p>
        </text:list-item>
      </text:list>
      <text:p text:style-name="P68">Wojownik: Jak sama nazwa wskazuje, wojownik prawie zawsze będzie Wojownikiem, ale niektórzy to Badacze. Typowy wojownik najpewniej posiada bezpośrednią specjalność, taką jak Mistrzowski Posługuje się Bronią lub Dzierży Magiczną Broń*. Po dodatkowe opcje w zależności od specjalizacji, patrz poniżej:</text:p>
      <text:list xml:id="list1160086864" text:style-name="L30">
        <text:list-item>
          <text:p text:style-name="P374">Fighter (strażnik): Nosi Egzotyczną Tarczę, Chroni Wrót, Masters Defense, Nigdy się Nie Poddaje, Jest Jednoosobowym Bastionem.</text:p>
        </text:list-item>
        <text:list-item>
          <text:p text:style-name="P374">Fighter (walka na dystans): Ma Licencję na Broń, Rzuca ze Śmiertelną Dokładnością</text:p>
        </text:list-item>
        <text:list-item>
          <text:p text:style-name="P374">Fighter (wręcz): Walczy Nieczysto, Walcząc, Porywa Tłum, Szuka Kłopotów, Nie Potrzebuje Broni, Dzierży Dwie Bronie Naraz</text:p>
        </text:list-item>
      </text:list>
      <text:p text:style-name="P68">Rewolwerowiec: Rewolwerowiec to najpewniej Wojownik lub Eksplorer, ale niektórzy są Mówcami z Posmakiem walki. Stosowne specjalności to Ma Licencję na Broń, Mistrzowsko Posługuje się Bronią, Pływał z Piratami i Dzierży Magiczną Broń*.</text:p>
      <text:p text:style-name="P68">Inkwizytor: <text:span text:style-name="T208">Inkwizytorzy to zazwyczaj Odkrywcy, Mówcy lub Wojownicy, w zależności od tego, czy gracz chce mieć wiele umiejętności, być dobrym w interakcji społecznej, lub w walce. Stosowne specjalności to Infiltruje, Zaprowadza Sprawiedliwość lub Działa pod Przykrywką.</text:span></text:p>
      <text:p text:style-name="P69">Kupiec: Odkrywca ze specjalizacją skupioną na interakcjach społecznych, taką jak Zabawia lub Przewodzi, mógłby być dobrym kupcem, ale bardziej oczywistym wyborem byłby Mówca.</text:p>
      <text:p text:style-name="P69">Mnich lub Mistrz Sztuk Walki: Jako mistrzowie walki bez broni, są to zazwyczaj Wojownicy lub Odkrywcy (możliwe, że z Posmakiem walki). Odpowiednie specjalizacje to Walcząc, Porywa Tłum, Nie Potrzebuje Broni i Rzuca ze Śmiertelną Dokładnością. </text:p>
      <text:p text:style-name="P69">Paladyn/Święty Rycerz: Jako święci wojownicy, którzy mają do dyspozycji magię i moce walki, paladyni to zazwyczaj Wojownicy lub Odkrywcy (w obydwu przypadkach zmodyfikowani Posmakiem magii). Dobre specjalności dla takiej postaci to Chroni Wrót, Chroni Słabszych, Zaprowadza Sprawiedliwość, Zabije Potwory i Dzierży Magiczną Broń. </text:p>
      <text:p text:style-name="P69">Łowc<text:span text:style-name="T209">a</text:span>: Łowcy mają mieszankę moc walki i magicznych, i z tego względu są zazwyczaj Odkrywcami (możliwe, że z Posmakiem walki) lub Wojownikiem (możliwe, że z Posmakiem umiejętność i wiedza). Odpowiednie specjalności dla łowcy to: Kontroluje Bestie, Poluje, Żyje w Dziczy, Zabija Potwory, Rzuca ze Śmiertelną Dokładnością i Dzierży Dwie Bronie Naraz.</text:p>
      <text:p text:style-name="P69">Łotrzyk lub Złodziej: <text:span text:style-name="T209">Większość łotrzyków to Odkrywcy, ale postać skupiona na interakcjach społecznych mogłaby być Mówcą (możliwe, że z Posmakiem skradanie się). Specjalności dobre dla łotrzyka to Bada Ciemne Miejsca, Walczy Nieczysto, Poluje, Infiltruje, Jest Poszukiwany Przez Prawo, Porusza się jak Kot, Pływał z Piratami i Pracuje w Ciemnych Uliczkach.</text:span></text:p>
      <text:p text:style-name="P70">Zaklinacz: Zaklinacza, to dla naszych potrzeb, magowie, którzy posiadają wrodzoną moc magiczną (w przeciwieństwie do czarodziejów, którzy muszą się tego nauczyć). Większość Zaklinaczy to Adepci, ale niektórzy są Odkrywcami lub Mówcami. Specjalność Włada Zaklęciami daje typowemu zaklinaczowi różne zdolności, a większość specjalności zapewnia zaklęcia tematyczne. Po zaklinaczy z poszczególnych linii krwi, patrz poniżej:</text:p>
      <text:list xml:id="list2438318884" text:style-name="L31">
        <text:list-item>
          <text:p text:style-name="P375">Zaklinacz (anioł): Jaśnieje Światłem, Otrzymuje Boskie Błogosławieństwo, Posiada <text:soft-page-break/>Magicznego Sprzymierzeńca</text:p>
        </text:list-item>
        <text:list-item>
          <text:p text:style-name="P375">Zaklinacz (przeznaczenie): Ma Szlachetną Krew, Został Przepowiedziany</text:p>
        </text:list-item>
        <text:list-item>
          <text:p text:style-name="P375">Zaklinacz (smok): Nosi Halo Ognia, Ujeżdża Błyskawicę, Przywdziewa Połyskliwy Lód</text:p>
        </text:list-item>
        <text:list-item>
          <text:p text:style-name="P375">Zaklinacz (żywiołak): Jest Stworzony z Kamienia, Nosi Halo Ognia, Włada Magnetyzmem, Porusza sięjak Wiatr, Ujeżdża Błyskawicę, Przywdziewa Połyskliwy Lód</text:p>
        </text:list-item>
        <text:list-item>
          <text:p text:style-name="P375">Zaklinacz (fae): Przyjmuje Zwierzęcy Kształt</text:p>
        </text:list-item>
        <text:list-item>
          <text:p text:style-name="P375">Zaklinacz (demon): Nosi Halo Ognia, Posiada Magicznego Sprzymierzeńca</text:p>
        </text:list-item>
        <text:list-item>
          <text:p text:style-name="P375">Zaklinacz (nieumarły): Zadaje się z Martwymi, Mówi do Duchów</text:p>
        </text:list-item>
      </text:list>
      <text:p text:style-name="P70">Trikster lub Oszust: Te bystraki to zazwyczaj Mówcy, ale niekiedy są Adeptami, jeśli są bardzo magiczni (lub Odkrywcami, jeśli nie są magiczni w ogóle). Wybór specjalności to między innymi Walczy Nieczysto, Pracuje w Ciemnych Uliczkach lub Zabawia.</text:p>
      <text:p text:style-name="P70">Czarodziej wojenny: Te nietypowe postaci mieszają korzystanie z broni z magią – wybierz Wojownika z Posmakiem magii lub Odkrywcę z Posmakami magii lub walki. Specjalności, które mogę Cię zainteresować, to Walczą,c Porywa Tłum, Mistrzowsko Włada Broniami, lub <text:span text:style-name="T210">Dzierży Magiczną Broń. </text:span><text:s/></text:p>
      <text:p text:style-name="P71">Czarownik lub Wiedźma: Dla celów tej listy, czarownik i wiedźma to magowie, którzy uzyskali moc magiczną z paktu, który zawarli z bytami spoza rzeczywistości. Większość czarowników to Adepci, ale Odkrywcy lub Mówcy (możliwe, że z Posmakiem magia) mogą być ciekawymi opcjami. Odpowiednie specjalności to Tańczy z Czarną Materią, Posiada Magicznego Sprzymierzeńca, Włada Rojem, Izoluje Umysł od Ciała i Został Przepowiedziany. W zależności od patrona i paktu, większość specjalności zaklinacza i czarodzieja będzie ok.</text:p>
      <text:p text:style-name="P71">Dziki mag: <text:span text:style-name="T211">Ci, którzy korzystają z chaotycznej magii, to zazwyczaj Adepci, ale może t obyć także Odkrywca lub Mówca z Posmakiem magii. Najlepszą specjalizacją byłoby Włada Dziką Magią.</text:span></text:p>
      <text:p text:style-name="P72">Czarodziej: Dla celów tej listy, czarodzieje uczą się magicznej wiedzy przez wiele lat, aby zdobyć zdolność rzucania zaklęć (w przeciwieństwie do zaklinaczy, czarnoksiężników itp.). Czarodzieje to zazwyczaj Adepci, ale czarodziej zorientowany na ludzi może być Mówcą (być może z Posmakiem magii). Aby stworzyć ogólnego czarodzieja, wybierz specjalizację Włada Zaklęciami. Po bardziej wyspecjalizowanych czarodziejów, patrz niżej:</text:p>
      <text:list xml:id="list2714436732" text:style-name="L32">
        <text:list-item>
          <text:p text:style-name="P376"><text:span text:style-name="T211">Czarodziej (</text:span><text:span text:style-name="T202">znawca odrzuceń): Absorbuje Energię, Stawia Umysł Ponad Materią, Przywdziewa Połyskliwy Lód</text:span></text:p>
        </text:list-item>
        <text:list-item>
          <text:p text:style-name="P377">Czarodziej (znawca przywołań): Kontroluje Bestie, Posiada Magicznego Sprzymierzeńca</text:p>
        </text:list-item>
        <text:list-item>
          <text:p text:style-name="P377">Czarodziej (znawca poznań): Szybko się Uczy, Jest Jasnowidzem, Izoluje Umysł od Ciała, Rozwiązuje Zagadki</text:p>
        </text:list-item>
        <text:list-item>
          <text:p text:style-name="P377">Czarodziej (znawca zauroczeń): Włada Mocami Mentalnymi, Przewodzi</text:p>
        </text:list-item>
        <text:list-item>
          <text:p text:style-name="P377">Czarodziej (znawca wywołań): Nosi Halo Ognia, Jaśnieje Światłem, Ujeżdza Błyskawicę, Grzmi, Przewdziewa Połyskliwy Lód</text:p>
        </text:list-item>
        <text:list-item>
          <text:p text:style-name="P377">Czarodziej (iluzjonista): Przebudza Sny, Tworzy Iluzje</text:p>
        </text:list-item>
        <text:list-item>
          <text:p text:style-name="P377">Czarodziej (nekromanta): Zadaje sięz Umarłymi, Mówi do Duchów</text:p>
        </text:list-item>
        <text:list-item>
          <text:p text:style-name="P377"><text:soft-page-break/>Czarodziej (znawca transmutacji): Kontroluje Grawitację, Stawia Umysł Ponad Materią, Przyjmuje Zwierzęcy Kształt</text:p>
        </text:list-item>
      </text:list>
      <text:p text:style-name="P64">ZAKLĘCIA PRZYGOTOWANE I SPONTANICZNE</text:p>
      <text:p text:style-name="P63"><text:span text:style-name="Source_20_Text"><text:span text:style-name="T99">Magiczne postaci otrzymują swoje zdolności (które mogą być zaklęciami, rytuałami lub czymś innym) ze swojego typu i specjalności, i mogą korzystać z owych zdolności jak uzn ają za stosowne tak długo, jak wydadzą punkty z Puli. To technicznie czyni ich bardziej jak spontaniczny czarujący. Jeśli wolisz zagrać czymś bardziej jak czarodziej przygotowujący zaklęcia, z większą ilością czarów, z których wybierasz małą ilo</text:span></text:span><text:span text:style-name="Source_20_Text"><text:span text:style-name="T100">ś</text:span></text:span><text:span text:style-name="Source_20_Text"><text:span text:style-name="T99">ć każdego dnia, rozważ specjalność skupioną na zaklęciach, taką jak Otrzymuje Boskie Błogosławieństwo, Włada Zaklęciami lub Mówi Głosem Ziemi i rozważ dalszą customizację opcjonalną zasadą rzucania zaklęć. </text:span></text:span></text:p>
      <text:h text:style-name="Heading_20_3" text:outline-level="3"><text:bookmark-start text:name="__RefHeading___Toc4453_2102140854"/><text:span text:style-name="T214">2.2.2. D</text:span><text:span text:style-name="T213">alsza Customizacja</text:span><text:bookmark-end text:name="__RefHeading___Toc4453_2102140854"/></text:h>
      <text:p text:style-name="P65">Zasady w tej sekcji są bardziej zaawansowane i zawsze zależą od MG. Mogą być użyte, by MG dostosował typ do konwencji lub settingu, lub przez gracza i MG, by dostosować koncept postaci.</text:p>
      <text:p text:style-name="P75">MODYFIKACJA ASPEKTÓW TYPU</text:p>
      <text:p text:style-name="P75">Poniższe aspekty czterech typów postaci mogą zostać zmodyfikowane podczas tworzenia postaci. Inne zdolności nie powinny być zmienione.</text:p>
      <text:p text:style-name="P75">Pule Statystyk: Każda Pula postaci ma wartość startową. Gracz może zamieniać punkty w Pulach koszte<text:span text:style-name="T215">m</text:span> 1-na-1. Dla przykładu, może on przesunąć 2 punkty z Mocy na 2 punkty w Szybkości. Jednakże, żadna początkowa Statystyka nie może być wyższa niż 20.</text:p>
      <text:p text:style-name="P75">Skupienie: Gracz może zacząć grę ze Skupieniem w dowolnej Statystyce na 1.</text:p>
      <text:p text:style-name="P75">Korzystanie z Cypherów: Jeśli gracz odda zdolność noszenie jednego cyphera, uzyskuje on dodatkową umiejętność swojego wyboru.</text:p>
      <text:p text:style-name="P75">Bronie: Pewne typy mają statyczne zdolności pierwszego poziomu które pozwalają im korzystać z lekkich, średnich i/lub ciężkich broni bez kary. Wojownicy mogą korzystać z wszystkich broni, Odkrywcy z lekkich i średnich, a Adepci i Mówcy mogą korzystać tylko z lekkich broni. Każda z tych zdolności może zostać poświęcona, by zyskać trening w odmiennej umiejętności, którą wybierze gracz.</text:p>
      <text:p text:style-name="P76">WADY I KARY</text:p>
      <text:p text:style-name="P76">W dodatku do innych opcji customizacji, gracz może wybrać wzięcie kar lub wad, by zyskać dalsze bonusy.</text:p>
      <text:p text:style-name="P76">Słabość: Słabość to, esencjalnie, przeciwieństwo Skupienia. Jeśli masz Słabość 1 w Szybkości, wszystkie akcje Szybkości wymagają od Ciebie dodatkowego 1 punktu z Twojej Puli. W każdym momencie, gracz może dać swojej postaci słabość w jednej statystycei otrzymać +1 do Skupienia w jednej z pozostałych dwóch. Tak więc gracz może wziąć słabość 1 w Szybkości i otrzymać +1 do swojego Skupienia w Mocy.</text:p>
      <text:p text:style-name="P76">Normalnie, możesz mieć słabość tylko w statystyce, w której Twoje Skupienie wynosi 0. Co więcej, nie możesz mieć więcej niż jednej słabości, i niem ożesz mieć słabości większej niż 1, chyba, że dodatkowa słabość pochodzi z innego źródła (takiego jak zaraza lub niepełnosprawność wynikająca z akcji lub kondycji w grze).</text:p>
      <text:p text:style-name="P76"><text:soft-page-break/>Nieumiejętność: Nieumiejętności są jak negatywne umiejętności. Czynią jeden rodzaj akcji trudniejszym. Jeśli postać wybiera nieumiejętność, zyskuje ona umiejętność swojego wyboru. Normalnie, postać może mieć tylko jedną nieumiejętność, chyba, że pozostałe pochodzą z innego źródła (takiego jak deskryptor, choroba lub niepełnosprawność wynikająca z akcji lub kondycji w grze).</text:p>
      <text:p text:style-name="P77">Posmaki</text:p>
      <text:p text:style-name="P77">Posmaki to grupa specjalnych zdolności które MG i gracze mogą wykorzystać, aby zmienić typ postaci – np.: w zgodzie z settingiem lub konwencją. Dla przykładu, jeśli gracz chce stworzyć czarodzieja, który jest też złodziejem, może zagrać Adeptem z Posmakiem w skradaniu się. W settingu science fiction, Wojownik może mieć także wiedzę o maszynach, więc postać może mieć posmak w technologii. </text:p>
      <text:p text:style-name="P77">Na danym poziomie, zdolności z standardowego typu są wymieniane na zdolności z posmaku. Tak więc, aby dodać Zmysł Niebezpieczeństwa z posmaku skradanie się do Wojownika, trzeba poświęcić coś innego – być może Ogłuszenie. Teraz postać może wybrać Zmysł Niebezpieczeństwa, tak jak każdą inną zdolność pierwszego poziomu, ale nigdy nie może wziąć Ogłuszenia.</text:p>
      <text:p text:style-name="P78">MG zawsze powinien brać udział w modyfikacji typu za pośrednictwem posmaku. Dla przykładu, może on określić, że w grze science fiction chce stworzyć type zwany “Glam”, czyli Mówcę z pewnymi zdolnościami technologicznymi – konkretniej tymi, które czynią z niego ekstrawaganckiego pilota statków kosmicznych. Tak więc, zamienia on pierwszopoziomowe zdolności Fałszywa Tożsamość i Zainspirowanie Agresji na Implant Wizualnej Identyfikacji i Umiejętności Technologiczne, tak, że postać może połączyć siębezpośrednio ze statkiem i mieć umiejętności komputerowe i pilotażu.</text:p>
      <text:p text:style-name="P78">Ostatecznie, posmak to głównie narzędzia dla MG do łatwego tworzenia typów zrobionych pod kampanie, poprzez parę lekkich zmian tu i ówdzie. Choć gracze mogą chcieć skorzystać z posmaków, by stworzyć postać, jakiej pragną, pamiętaj, że mogą oni także dookreślić swojego BG przy pomocy deskryptorów i specjalizacji. </text:p>
      <text:p text:style-name="P78">Dostępne posmaki to: skradanie się, technologia, magia, walka oraz umiejętności i wiedza.</text:p>
      <text:p text:style-name="P78">Pełen opis wszystkich zdolności można znaleźć w rozdziale Zdolności, który zawiera także opisy zdolności typów i specjalności w jednym pokaźnym katalogu.</text:p>
      <text:p text:style-name="P78">POSMAK SKRADANIE SIĘ</text:p>
      <text:p text:style-name="P79">Postaci z posmakiem skradanie się są dobre w skradaniu, infiltracji rożnych miejsc, gdzie nie powinny być i oszukiwaniu innych. Korzystają z tych zdolności na rożne sposoby, wliczając walkę. Odkrywca z posmakiem skradanie się może być złodziejem, a Wojownik zabójcą. Odkrywca z posmakiem skradanie się w settingu superbohaterskim może być pogromcą przestępców, którry chodzi po ulicach nocami.</text:p>
      <text:p text:style-name="P79">ZDOLNOŚCI SKRADANIE SIĘ – POZIOM PIERWSZY</text:p>
      <text:p text:style-name="P79">Zmysł Niebezpieczeństwa</text:p>
      <text:p text:style-name="P79">Prowokacja</text:p>
      <text:p text:style-name="P79">Zwinne Dłonie</text:p>
      <text:p text:style-name="P79"><text:soft-page-break/>Oportunista</text:p>
      <text:p text:style-name="P79">Umiejętności Złodzieja</text:p>
      <text:p text:style-name="P79">ZDOLNOŚCI SKRADANIE SIĘ – POZIOM DRUGI</text:p>
      <text:p text:style-name="P79">Człowiek-Guma</text:p>
      <text:p text:style-name="P79">Wyczulenie na Okazję</text:p>
      <text:p text:style-name="P79">Ucieknij</text:p>
      <text:p text:style-name="P79">Niemożliwy do Zaskoczenia</text:p>
      <text:p text:style-name="P79">Atak z Zaskoczenia</text:p>
      <text:p text:style-name="P79">ZDOLNOŚCI SKRADANIE SIĘ – POZIOM TRZECI</text:p>
      <text:p text:style-name="P79">Zniknięcie</text:p>
      <text:p text:style-name="P79">Z Cieni</text:p>
      <text:p text:style-name="P79">Ryzykant</text:p>
      <text:p text:style-name="P79">Wewnętrzna Obrona</text:p>
      <text:p text:style-name="P79">Przekierowanie Ataku</text:p>
      <text:p text:style-name="P79">Bieg i Walka</text:p>
      <text:p text:style-name="P79">Chwytaj Moment</text:p>
      <text:p text:style-name="P79">ZDOLNOŚCI SKRADANIE SIĘ – POZIOM <text:span text:style-name="T216">CZWARTY</text:span></text:p>
      <text:p text:style-name="P80">Czatownik</text:p>
      <text:p text:style-name="P80">Bolesne Uderzenie</text:p>
      <text:p text:style-name="P80">Przechytrzenie</text:p>
      <text:p text:style-name="P80">Wyczulone Zmysły</text:p>
      <text:p text:style-name="P80">Błyskotliwe Ruchy</text:p>
      <text:p text:style-name="P79">ZDOLNOŚCI SKRADANIE SIĘ – POZIOM <text:span text:style-name="T216">PIĄTY</text:span></text:p>
      <text:p text:style-name="P80">Cios Strytobójcy</text:p>
      <text:p text:style-name="P79">Mask<text:span text:style-name="T216">a</text:span></text:p>
      <text:p text:style-name="P80">Kontratak</text:p>
      <text:p text:style-name="P80">Niezwykłe Szczęście</text:p>
      <text:p text:style-name="P79">ZDOLNOŚCI SKRADANIE SIĘ – POZIOM <text:span text:style-name="T216">SZÓSTY</text:span></text:p>
      <text:p text:style-name="P80">Wykorzystanie Przewagi</text:p>
      <text:p text:style-name="P80">Odsunięcie się</text:p>
      <text:p text:style-name="P80">Szczęście Złodzieja</text:p>
      <text:p text:style-name="P80">Zmiana Przeznaczenia</text:p>
      <text:p text:style-name="P81"><text:soft-page-break/>POSMAK TECHNOLOGIA</text:p>
      <text:p text:style-name="P81">Postaci z posmakiem technologii zazwyczaj występują w settingach sci-fi lub przynajmniej współczesnych (choć wszystko jest możliwe). Dobrze im idzie używanie, radzenie sobie z i tworzenia maszyn. Odkrywca z posmakiem technologii może być pilotem statku kosmicznego, a Mówca nano-kapłanem.</text:p>
      <text:p text:style-name="P81">Pewnie z mniej zorientowanych na komputery zdolności tego posmaku mogą pasować do steampunka, a postać żyjąca współcześnie może wykorzystać te zdolności, które nie są powiązane ze statkami kosmicznymi i ultra-technologią.</text:p>
      <text:p text:style-name="P81">POSMAK TECHNOLOGIA – PIERWSZY POZIOM</text:p>
      <text:p text:style-name="P82">Implant Wizualnej Identyfikacji</text:p>
      <text:p text:style-name="P81">Haker</text:p>
      <text:p text:style-name="P82">Interfejs Maszyn</text:p>
      <text:p text:style-name="P82">Popsucie Maszyny</text:p>
      <text:p text:style-name="P82">Umiejętności Technologiczne</text:p>
      <text:p text:style-name="P82">Majsterkowanie</text:p>
      <text:p text:style-name="P82">POSMAK TECHNOLOGIA – DRUGI POZIOM</text:p>
      <text:p text:style-name="P82">Interfejs Zasięgowy</text:p>
      <text:p text:style-name="P82">Wydajność Maszyny</text:p>
      <text:p text:style-name="P82">Przeciążenie Maszyny</text:p>
      <text:p text:style-name="P82">Serv-0</text:p>
      <text:p text:style-name="P82">Serv-0 Obrońca</text:p>
      <text:p text:style-name="P82">Naprawa Serv-0</text:p>
      <text:p text:style-name="P82">Mistrzostwo Narzędzi</text:p>
      <text:p text:style-name="P82">POSMAK TECHNOLOGIA – POZIOM TRZECI</text:p>
      <text:p text:style-name="P82">Mechaniczna Telepatia</text:p>
      <text:p text:style-name="P82">Skany Serv-0</text:p>
      <text:p text:style-name="P82">Obeznanie ze Statkiem Kosmicznym</text:p>
      <text:p text:style-name="P82">Mowa Statku Kosmicznego</text:p>
      <text:p text:style-name="P82">Ostrzał Ciągły</text:p>
      <text:p text:style-name="P82">POSMAK TECHNOLOGIA – POZIOM CZWARTY</text:p>
      <text:p text:style-name="P82">Więź z Maszyną</text:p>
      <text:p text:style-name="P82">Walczący z Robotami</text:p>
      <text:p text:style-name="P82">Celowanie Serv-0</text:p>
      <text:p text:style-name="P82"><text:soft-page-break/>Serv-0 Wojownik</text:p>
      <text:p text:style-name="P82">Serv-0 Szpieg </text:p>
      <text:p text:style-name="P82">POSMAK TECHNOLOGII – POZIOM PIĄTY</text:p>
      <text:p text:style-name="P82">Kontrola Maszyny</text:p>
      <text:p text:style-name="P82">Naprawa na Oko</text:p>
      <text:p text:style-name="P82">Kompan-Maszyna</text:p>
      <text:p text:style-name="P82">POSMAK TECHNOLOGIA – POZIOM SZÓSTY</text:p>
      <text:p text:style-name="P82">Zbierania Informacji</text:p>
      <text:p text:style-name="P82">Mistrz Maszyn </text:p>
      <text:p text:style-name="P82">POSMAK MAGIA</text:p>
      <text:p text:style-name="P82">Znasz się trochę na magii. Możesz nie być czarodziejem, ale znasz podstawy – jak to działa, i jak zrobić parę wspaniałych rzeczy. Oczywiście, w Twoim settingu, “magia” może oznaczać moce psioniczne, moce mutantów, dziwną technologięobcych lub cokolwiek innego. Odkrywca z posmakiem magii może być czarodziejem-łowcą, a Mówca z posmakiem magii może być zaklinaczem-bardem. Choć Adept z posmakiem magii jest dalej Adeptem, możesz odkryć, że zamiana paru jego zdolności na poniższe dopieszcza Twoją postać tak, jak sobie tego wymarzyłeś. </text:p>
      <text:p text:style-name="P82">POSMAK MAGIA – POZIOM PIERWSZY</text:p>
      <text:p text:style-name="P83">Błogosławieństwo Bóstw</text:p>
      <text:p text:style-name="P83">Umysł-Twierdza</text:p>
      <text:p text:style-name="P83">Macki Mocy</text:p>
      <text:p text:style-name="P83">Sztuczki Magiczne</text:p>
      <text:p text:style-name="P83">Trening Magiczny</text:p>
      <text:p text:style-name="P83">Link Mentalny</text:p>
      <text:p text:style-name="P83">Wróżba</text:p>
      <text:p text:style-name="P83">POSMAK MAGIA – POZIOM DRUGI</text:p>
      <text:p text:style-name="P84">Promień Odrzucający</text:p>
      <text:p text:style-name="P84">Przywołanie</text:p>
      <text:p text:style-name="P84">Pole Siłowe</text:p>
      <text:p text:style-name="P84">Kłódka</text:p>
      <text:p text:style-name="P84">Naprawa Ciała</text:p>
      <text:p text:style-name="P84">POSMAK MAGIA – POZIOM TRZECI</text:p>
      <text:p text:style-name="P84">Dalekie Spojrzenie</text:p>
      <text:p text:style-name="P84">Kwiat Ognia</text:p>
      <text:p text:style-name="P84"><text:soft-page-break/>Rzut</text:p>
      <text:p text:style-name="P84">Moc na Odległość</text:p>
      <text:p text:style-name="P84">Przywołanie Wielkiego Pająka</text:p>
      <text:p text:style-name="P84">POSMAK MAGIA – POZIOM CZWARTY</text:p>
      <text:p text:style-name="P84">Obrona Przed Żywiołami</text:p>
      <text:p text:style-name="P84">Zapłon</text:p>
      <text:p text:style-name="P84">Przełamanie Obrony</text:p>
      <text:p text:style-name="P84">POSMAK MAGIA – POZIOM PIĄTY</text:p>
      <text:p text:style-name="P85">Stworzenie</text:p>
      <text:p text:style-name="P85">Boska Interwencja</text:p>
      <text:p text:style-name="P85">Szczęki Smoka</text:p>
      <text:p text:style-name="P85">Szybka Podróż</text:p>
      <text:p text:style-name="P85">Prawdziwe Zmysły</text:p>
      <text:p text:style-name="P85">POSMAK MAGIA – SZÓSTY POZIOM</text:p>
      <text:p text:style-name="P85">Relokacja</text:p>
      <text:p text:style-name="P85">Przywołanie Demona</text:p>
      <text:p text:style-name="P85">Podróż Między Światami</text:p>
      <text:p text:style-name="P85">Słowo Śmierci</text:p>
      <text:p text:style-name="P85">POSMAK WALKA</text:p>
      <text:p text:style-name="P86">Posmak walka czyni postać bardziej śmiercionośną. Mówca z tym posmakiem w settingu fantasy może być wojennym bardem. Badacz z posmakiem walka w historycznym świecie może być piratem. Adept z tym posmakiem może w świecie science fiction być weteranem tysiąca psionicznych wojen.</text:p>
      <text:p text:style-name="P86">POSMAK WALKA – POZIOM PIERWSZY</text:p>
      <text:p text:style-name="P87">Zmysł Niebezpieczeństwa</text:p>
      <text:p text:style-name="P87">Przywykły do Noszenia Zbroi</text:p>
      <text:p text:style-name="P87">Wyszkolony w Średnich Broniach</text:p>
      <text:p text:style-name="P87">POSMAK WALKA – POZIOM DRUGI</text:p>
      <text:p text:style-name="P87">Zew Krwi</text:p>
      <text:p text:style-name="P87">Zdolności Bojowe</text:p>
      <text:p text:style-name="P87">Wyszkolony Bez Zbroi</text:p>
      <text:p text:style-name="P87">POSMAK WALKA – POZIOM TRZECI</text:p>
      <text:p text:style-name="P87">Wyszkolony we Wszystkich Broniach</text:p>
      <text:p text:style-name="P87"><text:soft-page-break/>Umiejętny Atak</text:p>
      <text:p text:style-name="P87">Umiejętna Obrona</text:p>
      <text:p text:style-name="P87">Następny Atak</text:p>
      <text:p text:style-name="P87">POSMAK WALKA – POZIOM CZWARTY</text:p>
      <text:p text:style-name="P87">Zręczny Wojownik</text:p>
      <text:p text:style-name="P87">Śmiertelna Salwa</text:p>
      <text:p text:style-name="P87">Furia</text:p>
      <text:p text:style-name="P87">Przekierowanie Ataku</text:p>
      <text:p text:style-name="P87">Ostrzał Ciągły</text:p>
      <text:p text:style-name="P87">POSMAK WALKA – POZIOM PIĄTY</text:p>
      <text:p text:style-name="P87">Doświadczony Obrońca</text:p>
      <text:p text:style-name="P87">Trudny Cel</text:p>
      <text:p text:style-name="P87">Blokowanie</text:p>
      <text:p text:style-name="P88">POSMAK WALKA – POZIOM SZÓSTY</text:p>
      <text:p text:style-name="P88">Większa Umiejętność Ataku</text:p>
      <text:p text:style-name="P88">Mistrzowska Biegłość w Pancerzach</text:p>
      <text:p text:style-name="P88">Mistrzostwo Obrony</text:p>
      <text:p text:style-name="P88">POSMAK UMIEJĘTNOŚCI i WIEDZA</text:p>
      <text:p text:style-name="P89">Ten posmak jest dla postaci, które posiadają wiedzę i bardziej realistyczne aplikacje swoich talentów. Jest mniej kinematyczny i dramatyczny niż nadnaturalne zdolności lub moc zaatakowania naraz kilku wrogów, ale czasami doświadczenie lub know-how jest dobrym rozwiązaniem problemów. Wojownik z posmakiem umiejętności i wiedza może być wojskowym inżynierem. Badacz może być polowym naukowcem. Mówca z tym posmakiem może być nauczycielem.</text:p>
      <text:p text:style-name="P89">POSMAK UMIEJĘTNOŚCI I WIEDZA – POZIOM PIERWSZY</text:p>
      <text:p text:style-name="P89">Umiejętności Międzyludzkie</text:p>
      <text:p text:style-name="P89">Umiejętności Śledcze</text:p>
      <text:p text:style-name="P89">Umiejętności Wiedzy</text:p>
      <text:p text:style-name="P89">Umiejętności Fizyczne</text:p>
      <text:p text:style-name="P89">Umiejętności Podróżnicze</text:p>
      <text:p text:style-name="P89">POSMAK UMIEJĘTNOŚCI I WIEDZA – POZIOM DRUGI</text:p>
      <text:p text:style-name="P89">Dodatkowa Umiejętność</text:p>
      <text:p text:style-name="P89">Mistrzostwo Narzędzi</text:p>
      <text:p text:style-name="P89">Zrozumienie</text:p>
      <text:p text:style-name="P89"><text:soft-page-break/>POSMAK UMIEJĘTNOŚCI I WIEDZA – POZIOM TRZECI</text:p>
      <text:p text:style-name="P89">Skupienie na Umiejętności</text:p>
      <text:p text:style-name="P89">Improwizacja</text:p>
      <text:p text:style-name="P89">POSMAK UMIEJĘTNOŚCI I WIEDZA – POZIOM CZWARTY</text:p>
      <text:p text:style-name="P89">Wiele Umiejętności</text:p>
      <text:p text:style-name="P89">Szybki Umysł</text:p>
      <text:p text:style-name="P89">Specjalizacja w Zadaniu</text:p>
      <text:p text:style-name="P89">POSMAK UMIEJĘTNOŚCI I WIEDZA – POZIOM PIĄTY</text:p>
      <text:p text:style-name="P89">Wyszkolony w Średnich Broniach</text:p>
      <text:p text:style-name="P89">Czytając Znaki</text:p>
      <text:p text:style-name="P89">POSMAK UMIEJĘTNOŚCI I WIEDZA – POZIOM SZÓSTY</text:p>
      <text:p text:style-name="P74">Umiejętny Atak</text:p>
      <text:p text:style-name="P73"><text:span text:style-name="Source_20_Text"><text:span text:style-name="T99">Umiejętna Obrona</text:span></text:span></text:p>
      <text:h text:style-name="Heading_20_2" text:outline-level="2"><text:bookmark-start text:name="__RefHeading___Toc5888_2102140854"/><text:span text:style-name="T214">2.3. </text:span>Deskryptor<text:bookmark-end text:name="__RefHeading___Toc5888_2102140854"/></text:h>
      <text:p text:style-name="P92">Twój deskryptor definiuje Twoją postać – koloruje wszystko, co robisz. R<text:span text:style-name="T217">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218">przymiotnik rzeczownik</text:span> który <text:span text:style-name="T218">czasownikuje</text:span>. </text:p>
      <text:p text:style-name="P92">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92">Deskryptory oferują także krótkie sugestie odnośnie tego, jak postać zapoznała się z resztą grupy na swojej pierwszej przygodzie. Możesz z nich skorzystać, jeśli tylko sobie tego życzysz (lub nie, Twoja wola).</text:p>
      <text:p text:style-name="P92">Ta sekcja zawiera 50 deskryptorów. Wybierz jeden z nich dla swojej postaci. Możesz wybrać dowolny deskryptor, niezależnie od swojego typu. Na końcu rozdziału jest parę opcji customizacyjnych, wliczając w to tworzenie rasy jako deskryptora.</text:p>
      <text:p text:style-name="P92">(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92">DESKRYPTORY</text:p>
      <text:p text:style-name="P93"><text:soft-page-break/>Bystrooki</text:p>
      <text:p text:style-name="P99">Jesteś percepcyjny i dobrze świadom swojego otoczenia. Dostrzegasz małe detale i zapamiętujesz je. Jesteś trudny do zaskoczenia.</text:p>
      <text:p text:style-name="P99">Otrzymujesz poniższe cechy:</text:p>
      <text:list xml:id="list3662134867" text:style-name="L33">
        <text:list-item>
          <text:p text:style-name="P378">Umiejętność: Jesteś wyszkolony w inicjatywie.</text:p>
        </text:list-item>
        <text:list-item>
          <text:p text:style-name="P378">Umiejętność: Jesteś wyszkolony w percepcji.</text:p>
        </text:list-item>
        <text:list-item>
          <text:p text:style-name="P378">Znaleźć Wadę: Jeśli Twój przeciwnik ma jakaś oczywistą wadę (otrzymuje więcej obrażeń od ognia, nie widzi na lewe oko itp.) MG powie Ci o tym.</text:p>
        </text:list-item>
      </text:list>
      <text:p text:style-name="P99">Początki Przygód: Z poniższej listy opcji, wybierz jak Twoja postać wzięła udział w pierwszej przygodzie.</text:p>
      <text:p text:style-name="P99">1. Słyszałeś, co się święciło, dostrzegłeś wadę w planach BG i dołączyłeś do nich, by im pomóc.</text:p>
      <text:p text:style-name="P99">2. Zauważyłeś, że BG mieli wroga (lub przynajmniej ktoś ich śledził) i nie byli tego świadomi.</text:p>
      <text:p text:style-name="P99">3. Dostrzegłeś, że inni BG robili coś ciekawego i się do nich przyłączyłeś.</text:p>
      <text:p text:style-name="P99">4. Od pewnego czasu działy się dziwne rzeczy, i to wszystko wydaje się być powiązane.</text:p>
      <text:p text:style-name="P93">Bystry</text:p>
      <text:p text:style-name="P99">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99">Otrzymujesz poniższe cechy:</text:p>
      <text:list xml:id="list1123687353" text:style-name="L34">
        <text:list-item>
          <text:p text:style-name="P379">Bystry: +2 do Puli Intelektu.</text:p>
        </text:list-item>
        <text:list-item>
          <text:p text:style-name="P379">Umiejętność: Jesteś wyszkolony we wszystkich interakcjach typu kłamstwa lub sztuczki.</text:p>
        </text:list-item>
        <text:list-item>
          <text:p text:style-name="P379">Umiejętność: Jesteś wyszkolony w rzutach na przeciwstawianie się efektom mentalnym.</text:p>
        </text:list-item>
        <text:list-item>
          <text:p text:style-name="P379">Umiejętność: Jesteś wyszkolony we wszystkich zadaniach identyfikowania lub oceniania niebezpieczeństwa, kłamstw, jakości, ważności, funkcji lub mocy.</text:p>
        </text:list-item>
        <text:list-item>
          <text:p text:style-name="P380">Nieumiejętność: Nigdy nie byłeśdobry w nauce lub przywoływaniu z pamięci trywialnej wiedzy. Każde zadanie związane z wiedzą lub zrozumieniem jest utrudnione.</text:p>
        </text:list-item>
        <text:list-item>
          <text:p text:style-name="P380">Dodatkowy ekwipunek: Łatwo dostrzegasz plany innych i czasami przekonujesz ich, by Tobie wierzyli – nawet kiedy nie powinni. Dzięki swojemu bystremu zachowaniu, masz dodatkowy drogi przedmiot.</text:p>
        </text:list-item>
      </text:list>
      <text:p text:style-name="P100">Początki Przygód: Z listy poniższych opcji, wybierz jak Twoja postać wzięła udział w pierwszej przygodzie.</text:p>
      <text:p text:style-name="P100">1. Przekonałeś jdnego z reszty BG, by powiedział Ci co robią.</text:p>
      <text:p text:style-name="P100">2. Z daleka dostrzegłeś, że coś ciekawego ma miejsce.</text:p>
      <text:p text:style-name="P100">3. Wplątałeś się w tę sytuację, bo myślałeś, że możesz w ten sposób zarobić trochę pieniędzy.</text:p>
      <text:p text:style-name="P100"><text:soft-page-break/>4. Spodziewałeś się, że bez Ciebie BG nie odniosą sukcesu.</text:p>
      <text:p text:style-name="P93">Chaotyczny</text:p>
      <text:p text:style-name="P100">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100">Otrzymujesz następujące cechy:</text:p>
      <text:list xml:id="list1562844575" text:style-name="L35">
        <text:list-item>
          <text:p text:style-name="P381">Wzburzony: +4 do Puli Szybkości.</text:p>
        </text:list-item>
        <text:list-item>
          <text:p text:style-name="P381">Umiejętność: Jesteś wyszkolony w Obronie Intelektu.</text:p>
        </text:list-item>
        <text:list-item>
          <text:p text:style-name="P381">Chaotyczny: Raz po każdym 10-godzinnym rzucie na odzyskanie zdrowia, jeśli nie lubisz swojego wyniku, możesz przerzucić kostkę. Jeśli to zrobisz, niezależnie od wyniku, MG stosuje względem Ciebie wtrącenie MG.</text:p>
        </text:list-item>
        <text:list-item>
          <text:p text:style-name="P381">Nieumiejętność: Twoje ciało jest nieco zmęczona całą tąchaotycznością. Obrona Mocy jest dla Ciebie utrudniona.</text:p>
        </text:list-item>
      </text:list>
      <text:p text:style-name="P100">Początki Przygód: Z listy poniższych opcji, wybierz jak Twoja postać wzięła udział w pierwszej przygodzie.</text:p>
      <text:p text:style-name="P100">1. Inny BG zrekrutował Cię, kiedy dobrze się zachowywałeś, nie zdawszy sobie sprawy z tego, jak bardzo jesteś chaotyczny.</text:p>
      <text:p text:style-name="P100">2. Masz powody by wierzyć, że inni BG pomogą Ci kontrolować swoje chaotyczne zachowanie.</text:p>
      <text:p text:style-name="P100">3. Inny BG wyzwolił Cię z niewoli, i aby mu podziękować, zaoferowałeś swoją pomoc.</text:p>
      <text:p text:style-name="P100">4. Nie masz bladego pojęcia, czemu dołączyłeś do BG. Po prostu to robisz, a odpowiedzi poznasz z czasem.</text:p>
      <text:p text:style-name="P93">Ciekawy</text:p>
      <text:p text:style-name="P100">Świat jest wielki i tajemniczy, z cudami i sekretami, które starczą na kilka żywotów. Czujesz wołanie w swoim sercu, zew, by badać <text:span text:style-name="T220">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01">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01">Otrzymujesz poniższe cechy:</text:p>
      <text:list xml:id="list2155802174" text:style-name="L36">
        <text:list-item>
          <text:p text:style-name="P382">Bystry: +4 do Puli Intelektu.</text:p>
        </text:list-item>
        <text:list-item>
          <text:p text:style-name="P382">Umiejętność: Jesteś chętny do nauki. Jesteś wyszkolony w każdym zadaniu, które jest nauką czegoś nowego, niezależnie, czy to lokalna informacja, czy przeszukiwanie starych ksiąg wiedzy.</text:p>
        </text:list-item>
        <text:list-item>
          <text:p text:style-name="P382"><text:soft-page-break/>Umiejętność: Uczyłeś się o świecie. Jesteś wyszkolony w każdym zadaniu powiązanych z geografią lub historią.</text:p>
        </text:list-item>
        <text:list-item>
          <text:p text:style-name="P382">Nieumiejętność: Skupiasz się na detalach, co sprawia, że jesteś nieco zagubiony. Wszelkie zadania w celu usłyszenia lub dostrzeżenia czegoś są dla Ciebie utrudnione.</text:p>
        </text:list-item>
        <text:list-item>
          <text:p text:style-name="P382">Nieumiejętność: Kiedy widzisz coś interesującego, wahasz się, aavy dostrzec wszystkie detale. Rzuty na inicjatywę (określające kto rusza pierwszy w walce) są dla Ciebie utrudnione.</text:p>
        </text:list-item>
        <text:list-item>
          <text:p text:style-name="P382">Dodatkowy Ekwipunek: Masz trzy ksiażki o dowolnych tematach, które wybierzesz.</text:p>
        </text:list-item>
      </text:list>
      <text:p text:style-name="P100">Początki Przygód: Z listy poniższych opcji, wybierz jak Twoja postać wzięła udział w pierwszej przygodzie.</text:p>
      <text:p text:style-name="P101">1. Jeden z BG podszedł do Ciebie, aby zdobyć informację powiązaną z misją, słysząc, że jesteś ekspertem.</text:p>
      <text:p text:style-name="P101">2. Zawsze chciałeś zobaczyć miejsce, do którego podróżuje reszta BG.</text:p>
      <text:p text:style-name="P101">3. Zainteresowało Cię to, co chcieli zrobić inni BG i zadecydowałeś, że będziesz im towarzyszyć.</text:p>
      <text:p text:style-name="P101">4. Jeden z BG Cię fascynuje, może ze względu na specjalną lub dziwną zdolność, którą on dysponuje.</text:p>
      <text:p text:style-name="P93">Dziki</text:p>
      <text:p text:style-name="P102">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102">Otrzymujesz poniższe cechy:</text:p>
      <text:list xml:id="list816836711" text:style-name="L37">
        <text:list-item>
          <text:p text:style-name="P383">Umiejętność: Jesteś wyszkolony w wszystkich zadaniach typu wspinaczka, skakanie, bieganie i pływanie.</text:p>
        </text:list-item>
        <text:list-item>
          <text:p text:style-name="P383">Umiejętność: Jesteś wyszkolony we wszystkich zadaniach typu trenowanie, ujeżdzanie i uspokajanie naturalnych zwierząt.</text:p>
        </text:list-item>
        <text:list-item>
          <text:p text:style-name="P383">Umiejętność: Jesteś wyszkolony we wszystkich zadaniach polegających na identyfikacji lub używaniu naturalnych roślin.</text:p>
        </text:list-item>
        <text:list-item>
          <text:p text:style-name="P383">Nieumiejętność; Nie jesteś bardzo społeczny i wolisz towarzystwo zwierząt niż ludzi. Wszelkie zadania polegające na oczarowaniu innych ludzi, perswazji, etykiecie lub oszustwie są dla Ciebie utrudnione.</text:p>
        </text:list-item>
        <text:list-item>
          <text:p text:style-name="P383">Dodatkowy Ekwipunek: Posiadasz pakiet odkrywcy, z liną, dwoma dniami racji żywnościowych, matą do spania i innymi narzędziami potrzebnymi do przetrwania na zewnątrz.</text:p>
        </text:list-item>
      </text:list>
      <text:p text:style-name="P100">Początki Przygód: Z listy poniższych opcji, wybierz jak Twoja postać wzięła udział w pierwszej przygodzie.</text:p>
      <text:p text:style-name="P103">1. Pomimo Twojego lepszemu osądowi, dołączyłsz do BG, ponieważ widziałeś, że są w niebezpieczeństwie.</text:p>
      <text:p text:style-name="P103"><text:soft-page-break/>2. Jeden z BG przekonał Cię, że dołączenie do grupy jest w Twoim najlepszym interesie.</text:p>
      <text:p text:style-name="P103">3. Boisz się, co może się wydarzyć, jeśli BG odniosą klęskę.</text:p>
      <text:p text:style-name="P103">4. Jest mowa o nagrodzie, a Ty potrzebujesz pieniędzy.</text:p>
      <text:p text:style-name="P93">Dziwny</text:p>
      <text:p text:style-name="P104">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104">Otrzymujesz poniższe cechy:</text:p>
      <text:list xml:id="list4171051315" text:style-name="L38">
        <text:list-item>
          <text:p text:style-name="P384">Wewnętrzne Światło: +2 do Puli Intelektu.</text:p>
        </text:list-item>
        <text:list-item>
          <text:p text:style-name="P384">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384">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384">Umiejętność: Jesteś wyszkolony w nadprzyrodzonej wiedzy.</text:p>
        </text:list-item>
        <text:list-item>
          <text:p text:style-name="P384">Nieumiejętność: Ludzie uważają Cięza dziwnego. Wszystkie zadania związane z przyjemną interakcją społeczną są dla Ciebie utrudnione.</text:p>
        </text:list-item>
      </text:list>
      <text:p text:style-name="P100">Początki Przygód: Z listy poniższych opcji, wybierz jak Twoja postać wzięła udział w pierwszej przygodzie.</text:p>
      <text:p text:style-name="P104">1. Wyglądało to na dziwne, czemu więc nie?</text:p>
      <text:p text:style-name="P104">2. Niezależnie od tego, czy inni BG zdają sobie z tego sprawę, czy też nie, ich misja jest powiązana z czymś dziwnym, o czym wiesz, więc wziąłeś w niej udział.</text:p>
      <text:p text:style-name="P104">3. Jako ekspert od dziwności, zostałeś zrekrutowany przez innych BG.</text:p>
      <text:p text:style-name="P104">4. Poczułeś dążenie, by dołączyć do innych BG, ale nie wiesz czemu.</text:p>
      <text:p text:style-name="P93">Empatyczny</text:p>
      <text:p text:style-name="P105">Inni ludzie to dla Ciebie otwarte księgi. Możesz mieć talent do odczytania ludzkich uczuć, tych <text:soft-page-break/>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105">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105">Otrzymujesz poniższe cechy:</text:p>
      <text:list xml:id="list3398836866" text:style-name="L39">
        <text:list-item>
          <text:p text:style-name="P385">Otwarty Umysł: +4 do Puli Intelektu</text:p>
        </text:list-item>
        <text:list-item>
          <text:p text:style-name="P385">Umiejętność: Jesteś wyszkolony w zadaniach związanych z odczuwaniem emocji innych i przeczuć odnośnie ludzi wokół Ciebie.</text:p>
        </text:list-item>
        <text:list-item>
          <text:p text:style-name="P385">Umiejętność: Jesteś wyszkolony we wszystkich akcjach związanych ze społecznymi interakcjami, przyjemnymi bądź nie.</text:p>
        </text:list-item>
        <text:list-item>
          <text:p text:style-name="P385">Nieumiejętność: Bycie tak bardzo otwartym na myśli i nastroje innych czyni Cię narażonym na ataki mentalne. Twoja Obrona Intelektu jest utrudniona.</text:p>
        </text:list-item>
      </text:list>
      <text:p text:style-name="P100">Początki Przygód: Z listy poniższych opcji, wybierz jak Twoja postać wzięła udział w pierwszej przygodzie.</text:p>
      <text:p text:style-name="P105">1. Wyczułeś oddanie do zadania innych BG i postanowiłeś im pomóc.</text:p>
      <text:p text:style-name="P105">2. Utworzyłeś bliską więź z innym BG i nie chcesz się z nim rozstawać.</text:p>
      <text:p text:style-name="P105">3. Wyczułeś coś dziwnego w jednym z BG i zdecydowałeś się dołączyć do ich grupy by sprawdzić, czy wyczujesz to raz jeszcze i odkryjesz prawdę.</text:p>
      <text:p text:style-name="P105">4. Dołączyłeś do BG by uciec od nieprzyjemnej relacji lub negatywnego środowiska. </text:p>
      <text:p text:style-name="P93">Honorowy</text:p>
      <text:p text:style-name="P106">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106">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106">Otrzymujesz następujące cechy:</text:p>
      <text:list xml:id="list3702490101" text:style-name="L40">
        <text:list-item>
          <text:p text:style-name="P386">Dzielny: +2 do Puli Mocy.</text:p>
        </text:list-item>
        <text:list-item>
          <text:p text:style-name="P386">Umiejętność: Jesteś wyszkolony w przyjemnych interakcjach społecznych.</text:p>
        </text:list-item>
        <text:list-item>
          <text:p text:style-name="P386">Umiejętność: Jesteś wyszkolony w odczytywaniu prawdziwych intencji innych osób i dostrzeganiu kłamstw.</text:p>
        </text:list-item>
      </text:list>
      <text:p text:style-name="P100"><text:soft-page-break/>Początki Przygód: Z listy poniższych opcji, wybierz jak Twoja postać wzięła udział w pierwszej przygodzie.</text:p>
      <text:p text:style-name="P107">1. Cele BG wydają się być honorowe.</text:p>
      <text:p text:style-name="P107">2. Widzisz, ze to, co chcą zrobić BG, jest niebezpieczne, i chciałbyś im pomóc.</text:p>
      <text:p text:style-name="P107">3. Jeden z BG zaprosił Cię, słysząc, że jesteś godny zaufania.</text:p>
      <text:p text:style-name="P107">4. Zapytałeś grzecznie, czy mógłbyś dołączyć do BG.</text:p>
      <text:p text:style-name="P93">Idiotyczn<text:span text:style-name="T221">y</text:span></text:p>
      <text:p text:style-name="P108">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108">Ludzie swą Cię “idiotą” bądź “głupcem”, ale nie wpływa to jakoś bardzo mocno na Ciebie. </text:p>
      <text:p text:style-name="P108">(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wszystkim, należy znaleźć złoty środek i rozmawiać z innymi graczami o naszych potrzebach i uwagach krytycznych.)</text:p>
      <text:p text:style-name="P108">Zyskujesz poniższe cechy:</text:p>
      <text:list xml:id="list811796805" text:style-name="L41">
        <text:list-item>
          <text:p text:style-name="P387">Niemądry: -4 do puli Intelektu</text:p>
        </text:list-item>
        <text:list-item>
          <text:p text:style-name="P387">Wolny: Polegasz na szczęściu bardziej niż na czymkolwiek innym. Za każdym razem, gdy rzucasz kością na jakieś zadanie, rzuć dwa razy i weź wyższy wynik.</text:p>
        </text:list-item>
        <text:list-item>
          <text:p text:style-name="P387">Słabość Intelektu: Za każdym razem, gdy wydajesz punkty z Puli Intelektu, kosztuje Cię to o 1 punkt więcej niż normalnie.</text:p>
        </text:list-item>
        <text:list-item>
          <text:p text:style-name="P387">Nieumiejętność: Twoja Obrona Intelektu jest utrudniona.</text:p>
        </text:list-item>
        <text:list-item>
          <text:p text:style-name="P387">Nieumiejętność: Każde zadanie, które wymaga dostrzeżenia kłamstwa, iluzji lub pułapki jest utrudnione.</text:p>
        </text:list-item>
      </text:list>
      <text:p text:style-name="P100">Początki Przygód: Z listy poniższych opcji, wybierz jak Twoja postać wzięła udział w pierwszej przygodzie.</text:p>
      <text:p text:style-name="P109">1. Kto wie? Wyglądało to jak dobry pomysł.</text:p>
      <text:p text:style-name="P109">2. Ktoś poprosił Cię o dołączenie do BG. Ta osoba chciała, byś nie zadawał zbyt wiele pytań, więc tak postąpiłeś.</text:p>
      <text:p text:style-name="P109">3. Twój ojciec (lub rodzic/mentor) chciał, żebyś miał zajęcie i może “zdobył trochę rozsądku”.</text:p>
      <text:p text:style-name="P109">4. Inni BG potrzebowali siłacza, który nie zastanawiałby się zbyt długo nas swoimi zadaniami.</text:p>
      <text:p text:style-name="P93">Impulsywny</text:p>
      <text:p text:style-name="P110">Masz problem z ograniczaniem swojego entuzjazmu. Po co czekać, kiedy można to po prostu zrobić (cokolwiek to jest) i mieć problem z głowy? Radzisz sobie z problemami w momencie, gdy <text:soft-page-break/>powstają, zamiast planować w przyszłość. Gaszenia małych ognisk sprawia, że potem nie będzie wielkich pożarów. Jesteś pierwszym, który ryzykuje i udziela pomocy, który wstępuje w ciemne korytarze i który znajduje niebezpieczeństwo.</text:p>
      <text:p text:style-name="P110">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110">(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110">Otrzymujesz następujące cechy:</text:p>
      <text:list xml:id="list121488277" text:style-name="L42">
        <text:list-item>
          <text:p text:style-name="P388">W Gorącej Wodzie Kąpany: +2 do puli Szybkości.</text:p>
        </text:list-item>
        <text:list-item>
          <text:p text:style-name="P388">Umiejętność: Jesteś wyszkolony w rzutach na inicjatywę (by określić, kto działa pierwszy w walce)</text:p>
        </text:list-item>
        <text:list-item>
          <text:p text:style-name="P388">Umiejętność: Jesteś wyszkolony w Obronie Szybkości.</text:p>
        </text:list-item>
        <text:list-item>
          <text:p text:style-name="P388">Nieumiejętność: Możesz spróbować wszystkiego jeden raz, ale następne próby Cię nużą. Każde zadanie, które wymaga cierpliwości, siły woli lub dyscipliny jest dla Ciebie utrudnione. </text:p>
        </text:list-item>
      </text:list>
      <text:p text:style-name="P100">Początki Przygód: Z listy poniższych opcji, wybierz jak Twoja postać wzięła udział w pierwszej przygodzie.</text:p>
      <text:p text:style-name="P111">1. Usłyszałeś co planowali inni BG i nagle zadecydowałeś, że do nich dołączysz.</text:p>
      <text:p text:style-name="P111">2. Zebrałeś wszystkich razem po usłyszeniu plotki o czymś interesującym, co chcesz zobaczyć lub zrobić.</text:p>
      <text:p text:style-name="P111">3. Wydałeś wszystkie swoje pieniądze i teraz potrzebujesz źródła dochodu.</text:p>
      <text:p text:style-name="P111">4. Jesteś w kłopotach po podążaniu za głosem swojego serca. Dołączyłeś do BG, bo oferują sposób na wyjście ze swoich problemów.</text:p>
      <text:p text:style-name="P93">Inteligentny</text:p>
      <text:p text:style-name="P111">Jesteś dosyć bystry. Twoja pamięć jest ostra jak brzytwa, i z łatwością pojmujesz koncepty, których inni nie rozumieją. Nie oznacza to koniecznie, że masz za sobą lata formalnej edukacji, ale sporo się nauczyłeś w życiu, głównie przy okazji.</text:p>
      <text:p text:style-name="P111">Zyskujesz poniższe cechy:</text:p>
      <text:list xml:id="list1270022002" text:style-name="L43">
        <text:list-item>
          <text:p text:style-name="P389">Bystry: +2 do Puli Intelektu.</text:p>
        </text:list-item>
        <text:list-item>
          <text:p text:style-name="P389">Umiejętność:Jesteś wyszkolony w jednej domenie wiedzy swojego wyboru.</text:p>
        </text:list-item>
        <text:list-item>
          <text:p text:style-name="P389">Umiejętność: Jesteś wyszkolony we wszystkich zadaniach polegającym a zapamiętywaniu tego, czego bezpośrednio doświadczyłeś. Dla przykładu, zamiast przypominać sobie o szczegółach geograficznych, o których czytałeś w książce, możesz pamiętać ścieżkę przez <text:soft-page-break/>tunele, którymi wcześniej podążałeś.</text:p>
        </text:list-item>
      </text:list>
      <text:p text:style-name="P100">Początki Przygód: Z listy poniższych opcji, wybierz jak Twoja postać wzięła udział w pierwszej przygodzie.</text:p>
      <text:p text:style-name="P111">1. Inny z BG zapytał Cię o Twoją opinię o tej misji, wiedząc, że jeśli powiesz, że to dobry pomysł, to zapewne tak będzie.</text:p>
      <text:p text:style-name="P111">2. Dostrzegłeś wartość w tym, co robią inni BG.</text:p>
      <text:p text:style-name="P111">3. Wierzysz, że to zadanie może prowadzić do ważnych i ciekawych odkryć.</text:p>
      <text:p text:style-name="P111">4. Kolega poprosił cię o wzięcie udziału w tej misji jako przysługę, którą mu byłeś winny.</text:p>
      <text:p text:style-name="P93">Intuitywny</text:p>
      <text:p text:style-name="P112">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112">Zyskujesz poniższe cechy:</text:p>
      <text:list xml:id="list3632065303" text:style-name="L44">
        <text:list-item>
          <text:p text:style-name="P390">Intuicja: +2 do Puli Intelektu.</text:p>
        </text:list-item>
        <text:list-item>
          <text:p text:style-name="P390">Umiejętność: Jesteś wyszkolony w percepcji.</text:p>
        </text:list-item>
        <text:list-item>
          <text:p text:style-name="P390">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00">Początki Przygód: Z listy poniższych opcji, wybierz jak Twoja postać wzięła udział w pierwszej przygodzie.</text:p>
      <text:p text:style-name="P112">1. Po prostu wiedziałeś, że musisz z nimi wyruszyć.</text:p>
      <text:p text:style-name="P112">2. Przekonałeś jednego z BG, że Twoja intuicja jest bezcennna.</text:p>
      <text:p text:style-name="P112">3. Wyczułeś, że stanie się coś złego, jeśli z nimi nie wyruszysz.</text:p>
      <text:p text:style-name="P112">4. Jesteś pewien, że powód, dla którego z nimi wyruszyłeś wkrótce stanie się jasny.</text:p>
      <text:p text:style-name="P93">Kreatywny</text:p>
      <text:p text:style-name="P113">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113">Niezależnie od tego, jak Twój dar działa, jestes kreatywny – kodujesz, piszesz, komponujesz, rzeźbisz, projektujesz, reżyserujesz lub w inny sposób tworzysz narracje, które zachwycająinnych ludzi.</text:p>
      <text:p text:style-name="P113">Otrzymujesz następujące cechy:</text:p>
      <text:list xml:id="list756455224" text:style-name="L45">
        <text:list-item>
          <text:p text:style-name="P391"><text:soft-page-break/>Kreatywny: +2 do Puli Intelektu.</text:p>
        </text:list-item>
        <text:list-item>
          <text:p text:style-name="P391">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391">Umiejętność: Jesteś naturalnym twórcą. Jesteś wyszkolony w jednej konkretnej umiejętności kreatywnej Twojego wyboru – pisaniu, tworzeniu oprogramowania, komponowaniu muzyki, malowaniu, rysowaniu itp.</text:p>
        </text:list-item>
        <text:list-item>
          <text:p text:style-name="P391">Umiejętność: Kochasz rozwiązywać zagadki itp. Jesteś wyszkolony w rozwiązywaniu zagadek.</text:p>
        </text:list-item>
        <text:list-item>
          <text:p text:style-name="P391">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391">Nieumiejętność: Jesteś kreatywny, ale nie urokliwy. Wszystkie zadania związane z przyjemną interakcją społeczną są dla Ciebie utrudnione.</text:p>
        </text:list-item>
      </text:list>
      <text:p text:style-name="P100">Początki Przygód: Z listy poniższych opcji, wybierz jak Twoja postać wzięła udział w pierwszej przygodzie.</text:p>
      <text:p text:style-name="P113">1. Robiłeś badania związane z projektem i przekonałeś BG, by Cię z sobą zabrali.</text:p>
      <text:p text:style-name="P113">2. Szukałeś nowych rynków zbytu na swój kreatywny output.</text:p>
      <text:p text:style-name="P113">3. <text:span text:style-name="T222">Wpadłeś w niewłaściwe towarzystwo, ale zaczęli Cię lubić.</text:span></text:p>
      <text:p text:style-name="P114">4. Kreatywne życie zazwyczaj oznacza problemy finansowe. Dołączyłeś do BG, bo miałeś nadzieję na zarobienie pieniędzy.</text:p>
      <text:p text:style-name="P93">Mechaniczny</text:p>
      <text:p text:style-name="P115">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115">Zyskujesz poniższe cechy:</text:p>
      <text:list xml:id="list1620206333" text:style-name="L46">
        <text:list-item>
          <text:p text:style-name="P392">Bystry: +2 do Puli Intelektu.</text:p>
        </text:list-item>
        <text:list-item>
          <text:p text:style-name="P392">Umiejętność: Jesteś wyszkolony we wszystkich akcjach związanych z identyfikacją i zrozumieniem maszyn.</text:p>
        </text:list-item>
        <text:list-item>
          <text:p text:style-name="P392">Umiejętność: Jesteś wyszkolony we wszystkich zadaniach związanych z używaniem, naprawą lub tworzeniem maszyn.</text:p>
        </text:list-item>
        <text:list-item>
          <text:p text:style-name="P392">Dodatkowy Ekwipunek: Zaczynasz grę z rożnymi narzędziami do naprawy maszyn.</text:p>
        </text:list-item>
      </text:list>
      <text:p text:style-name="P100">Początki Przygód: Z listy poniższych opcji, wybierz jak Twoja postać wzięła udział w pierwszej przygodzie.</text:p>
      <text:p text:style-name="P115">1. Kiedy naprawiałeś pobliską maszynę, podsłuchałeś rozmawiających BG.</text:p>
      <text:p text:style-name="P115"><text:soft-page-break/>2. Potrzebujesz pieniędzy na części i narzędzia.</text:p>
      <text:p text:style-name="P115">3. Było oczywiste, że misja nie uda się bez Twoich umiejętności i wiedzy.</text:p>
      <text:p text:style-name="P115">4. Inny BG poprosił Cię ,byś do nich dołączył.</text:p>
      <text:p text:style-name="P92"><text:span text:style-name="T223">Milkliwy</text:span> </text:p>
      <text:p text:style-name="P115">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115">Zyskujesz poniższe cechy:</text:p>
      <text:list xml:id="list810102127" text:style-name="L47">
        <text:list-item>
          <text:p text:style-name="P393">Akcja, nie Słowa: +2 do puli Mocy i +2 do Puli Szybkości.</text:p>
        </text:list-item>
        <text:list-item>
          <text:p text:style-name="P393">Umiejętność: Jesteś wyszkolony w percepcji.</text:p>
        </text:list-item>
        <text:list-item>
          <text:p text:style-name="P393">Umiejętność: Jesteś wyszkolony w inicjatywie (chyba, że starcie jest społeczne).</text:p>
        </text:list-item>
        <text:list-item>
          <text:p text:style-name="P393">Nieumiejętność: Wszystkie zadania związane ze społeczną interakcją są dla Ciebie utrudnione.</text:p>
        </text:list-item>
        <text:list-item>
          <text:p text:style-name="P393">Nieumiejętność: Wsyzstkie zadania powiązane z komunikacją werbalną lub przekazywaniem informacji są dla Ciebie utrudnione.</text:p>
        </text:list-item>
      </text:list>
      <text:p text:style-name="P100">Początki Przygód: Z listy poniższych opcji, wybierz jak Twoja postać wzięła udział w pierwszej przygodzie.</text:p>
      <text:p text:style-name="P115">1. Po prostu się dołączyłeś i nikt nie powiedział Ci, żebyś sobie poszedł.</text:p>
      <text:p text:style-name="P115">2. Widziałeś coś ważnego, czego inni BG nie dostrzegli i (z pewnym wysiłkiem) powiedziałeś im o tym.</text:p>
      <text:p text:style-name="P115">3. Zainterweniowałeś, by ocalić jednego z innych BG kiedy byli w niebezpieczeństwie.</text:p>
      <text:p text:style-name="P115">4. Jeden z innych BG zrekrutował Cię ze względu na Twoje talenty.</text:p>
      <text:p text:style-name="P93">Mistyczny</text:p>
      <text:p text:style-name="P116">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116">Zyskujesz poniższe cechy:</text:p>
      <text:list xml:id="list2485527318" text:style-name="L48">
        <text:list-item>
          <text:p text:style-name="P394">Bystry: +2 do Puli Intelektu.</text:p>
        </text:list-item>
        <text:list-item>
          <text:p text:style-name="P394">Umiejętność: Jesteś wyszkolony w akcjach powiązanych z identyfikowaniem i rozumieniem nadnaturalnego.</text:p>
        </text:list-item>
        <text:list-item>
          <text:p text:style-name="P394">Wyczucie Magii: Możesz wyczuć, czy zjawiska nadprzyrodzone są aktywne w sytuacjach, gdzie ich obecność nie jest oczywista. Musisz badać obiekt lub lokację czujnie przez <text:soft-page-break/>minutę, by odczuć, czy jest tu magia. </text:p>
        </text:list-item>
        <text:list-item>
          <text:p text:style-name="P394">Zaklęcie: Możesz dokonywać Sztuczki Magiczne jako zaklęcie gdy masz wolną dłoń i możesz zapłacić koszt w Intelekcie. </text:p>
        </text:list-item>
        <text:list-item>
          <text:p text:style-name="P394">Nieumiejętność: Posiadasz pewną aurę, która nieco zbija z tropu innych. Każde zadanie wymagające uroku, perswazji lub oszustwa jest dla Ciebie utrudnione. </text:p>
        </text:list-item>
      </text:list>
      <text:p text:style-name="P100">Początki Przygód: Z listy poniższych opcji, wybierz jak Twoja postać wzięła udział w pierwszej przygodzie.</text:p>
      <text:p text:style-name="P116">1. Miałeś proroczy sen.</text:p>
      <text:p text:style-name="P116">2. Potrzebujesz pieniędzy, by sfinansować swoje studia.</text:p>
      <text:p text:style-name="P116">3. Wierzyłeś, że ta misja byłaby świetnym sposobem, by dowiedzieć się więcej o zjawiskach nadprzyrodzonych.</text:p>
      <text:p text:style-name="P116">4. Różne znaki i omeny przywiodły tu Ciebie.</text:p>
      <text:p text:style-name="P93">Miły</text:p>
      <text:p text:style-name="P116">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116">Zyskujesz poniższe cechy:</text:p>
      <text:list xml:id="list897755605" text:style-name="L49">
        <text:list-item>
          <text:p text:style-name="P395">Emocjonalnie Intuitywny: +2 do Puli Intelektu.</text:p>
        </text:list-item>
        <text:list-item>
          <text:p text:style-name="P395">Umiejętność: Wiesz, co to znaczy przejść milę w czyichś butach. Jesteś wyszkolony we wszystkich zadaniach związanych z przyjemną interakcją społeczną i wyczuwaniem emocji innych ludzi.</text:p>
        </text:list-item>
        <text:list-item>
          <text:p text:style-name="P395">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395">Nieumiejętność: Bycie miłym nosi z sobą pewne ryzyko. Wszystkie zadania związane z odczytywaniem kłamstw są utrudnione. </text:p>
        </text:list-item>
      </text:list>
      <text:p text:style-name="P100">Początki Przygód: Z listy poniższych opcji, wybierz jak Twoja postać wzięła udział w pierwszej przygodzie.</text:p>
      <text:p text:style-name="P116">1. BG potrzebował Twojej pomocy i zgodziłeś się mu towarzyszyć.</text:p>
      <text:p text:style-name="P116">2. Dałeś złej osobie dostęp do swoich pieniędzy i teraz musisz je odzyskać.</text:p>
      <text:p text:style-name="P116">3. Jesteś gotów zanieść swe miłosierdzie wzdłuż i w dal i pomóc większej ilości ludzi, <text:span text:style-name="T226">w którym to </text:span><text:soft-page-break/><text:span text:style-name="T226">celu dołączyłeś do BG.</text:span></text:p>
      <text:p text:style-name="P117">4. Twoja praca, która wyglądała początkowo na świetną, nie jest taka. Dołączyłeś do BG, by od niej uciec.</text:p>
      <text:p text:style-name="P93">Naiwny</text:p>
      <text:p text:style-name="P118">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118">Otrzymujesz poniższe cechy:</text:p>
      <text:list xml:id="list3262947507" text:style-name="L50">
        <text:list-item>
          <text:p text:style-name="P396">Świeży: Dodajesz +1 do swoich rzutów na odzyskanie zdrowia.</text:p>
        </text:list-item>
        <text:list-item>
          <text:p text:style-name="P396">Szlachetny Umysł: Jesteś wyszkolony w Obronie Intelektu i we wszystkich zadaniach powiązanych z odpieraniem się kuszeniu.</text:p>
        </text:list-item>
        <text:list-item>
          <text:p text:style-name="P396">Umiejętność: Wszystko dla Ciebie jest nowe i ciekawe. Jesteś wyszkolony w percepcji.</text:p>
        </text:list-item>
        <text:list-item>
          <text:p text:style-name="P396">Nieumiejętność: Każde zadanie polegające na rozpoznaniu fałszu lub odkryciu czyisć sekretnych motywów jest dla Ciebie utrudnione.</text:p>
        </text:list-item>
      </text:list>
      <text:p text:style-name="P100">Początki Przygód: Z listy poniższych opcji, wybierz jak Twoja postać wzięła udział w pierwszej przygodzie.</text:p>
      <text:p text:style-name="P118">1. Ktoś powiedział Ci, że powinieneś się w to wmieszać.</text:p>
      <text:p text:style-name="P118">2. Potrzebujesz pieniędzy, i to wyglądało na dobry sposób ich zarobku.</text:p>
      <text:p text:style-name="P118">3. Wierzysz, że możesz się dużo nauczyć od jednego z BG.</text:p>
      <text:p text:style-name="P118">4. To brzmi jak dobra zabawa.</text:p>
      <text:p text:style-name="P93">Niehonorowy</text:p>
      <text:p text:style-name="P118">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118">Otrzymujesz poniższe cechy:</text:p>
      <text:list xml:id="list440099351" text:style-name="L51">
        <text:list-item>
          <text:p text:style-name="P397">Ukradkowy: +4 do Puli Szybkości.</text:p>
        </text:list-item>
        <text:list-item>
          <text:p text:style-name="P397">Po Obiedzie: Kiedy MG daje innemu graczowi punkt doświadczenia jako nagrodą za Wtrącenie MG, ten gracz nie może dać Tobie drugiego punktu.</text:p>
        </text:list-item>
        <text:list-item>
          <text:p text:style-name="P397">Umiejętność: Jesteś wyszkolony w oszustwie.</text:p>
        </text:list-item>
        <text:list-item>
          <text:p text:style-name="P397">Umiejętność: Jesteś wyszkolony w skradaniu się.</text:p>
        </text:list-item>
        <text:list-item>
          <text:p text:style-name="P397">Umiejętność: Jesteś wyszkolony w zastraszaniu.</text:p>
        </text:list-item>
        <text:list-item>
          <text:p text:style-name="P397">Nieumiejętność: Ludzie nie lubią Cię i Ci nie ufają. Przyjemna interakcje społeczne są dla <text:soft-page-break/>Ciebie utrudnione. </text:p>
        </text:list-item>
      </text:list>
      <text:p text:style-name="P100">Początki Przygód: Z listy poniższych opcji, wybierz jak Twoja postać wzięła udział w pierwszej przygodzie.</text:p>
      <text:p text:style-name="P118">1. Jesteś zainteresowany tym, co robią BG, więc im nakłamałeś, aby Cię przyjęli do grupy.</text:p>
      <text:p text:style-name="P118">2. Przypadkiem podsłuchałeś BG omawiających swoje plany i zdałeś sobie sprawę, że chcesz do nich dołączyć.</text:p>
      <text:p text:style-name="P118">3. Jeden z innych BG zaprosił Cię, nie mając pojęcia jaki naprawdę jesteś.</text:p>
      <text:p text:style-name="P118">4. Wprosiłeś się przy pomocy zastraszania i <text:span text:style-name="T227">pogróżek.</text:span></text:p>
      <text:p text:style-name="P93">Niezręczny</text:p>
      <text:p text:style-name="P119">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119">(Pewnie gracze mogą nie chcieć być definiowani przez “negatywny” deskryptor jak Niezręczny, ale po prawdzie, nawet ten rodzaj deskryptora ma tyle zalet, że czyni postać zdolną i utalentowaną. Negatywne deskryptory czynią postać bardziej interesującą i wieloaspektową i często świetnie się nimi gra.)</text:p>
      <text:p text:style-name="P119">Zyskujesz poniższe cechy:</text:p>
      <text:list xml:id="list2993976939" text:style-name="L52">
        <text:list-item>
          <text:p text:style-name="P398">Maślane palce: -2 do Puli Szybkości.</text:p>
        </text:list-item>
        <text:list-item>
          <text:p text:style-name="P398">Umięśniony: +2 do Puli Mocy.</text:p>
        </text:list-item>
        <text:list-item>
          <text:p text:style-name="P398">Uroczy: Masz pewien wrodzony urok. Jesteś wyszkolony we wszystkich przyjemnych interakcjach społecznych kiedy wykazujesz lekkie podejście na swojej niezręczności.</text:p>
        </text:list-item>
        <text:list-item>
          <text:p text:style-name="P398">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398">Umiejętność: Masz pewne cechy byka. Jesteś wyszkolony w zadaniach powiązanych z łamaniem i niszczeniem rzeczy.</text:p>
        </text:list-item>
        <text:list-item>
          <text:p text:style-name="P398">Nieumiejętność: Wszelkie zadania związane z równowagą, gracją i koordynację ręka-oko są dla Ciebie utrudnione. </text:p>
        </text:list-item>
      </text:list>
      <text:p text:style-name="P100">Początki Przygód: Z listy poniższych opcji, wybierz jak Twoja postać wzięła udział w pierwszej przygodzie.</text:p>
      <text:p text:style-name="P120">1. <text:span text:style-name="T228">Byłeś we właściwym miejscu o właściwej porze.</text:span></text:p>
      <text:p text:style-name="P120">2. <text:span text:style-name="T228">Miałeś informację, której inni BG potrzebowali, by ruszyć do przodu.</text:span></text:p>
      <text:p text:style-name="P120"><text:soft-page-break/>3. <text:span text:style-name="T228">Rodzeństwo zarekomendowało Cię innym BG.</text:span></text:p>
      <text:p text:style-name="P120">4. <text:span text:style-name="T228">Natknąłeś się na BG, gdy Ci dyskutowali o swojej misji, i polubili Cię.</text:span></text:p>
      <text:p text:style-name="P93">Odporny</text:p>
      <text:p text:style-name="P121">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121">Otrzymujesz poniższe cechy:</text:p>
      <text:list xml:id="list2052555366" text:style-name="L53">
        <text:list-item>
          <text:p text:style-name="P399">Odporny: +2 do Puli Mocy, +2 do Puli Intelektu.</text:p>
        </text:list-item>
        <text:list-item>
          <text:p text:style-name="P399">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399">Umiejętność: Jesteś wyszkolony w Obronie Mocy.</text:p>
        </text:list-item>
        <text:list-item>
          <text:p text:style-name="P399">Umiejętność: Jesteś wyszkolony w Obronie Intelektu.</text:p>
        </text:list-item>
        <text:list-item>
          <text:p text:style-name="P400">Nieumiejętność: Jesteś wytrzymały, ale niekoniecznie silny. Wszelkie akcje związane z przemieszczeniem, naginaniem lub niszczeniem rzeczy są dla Ciebie utrudnione.</text:p>
        </text:list-item>
        <text:list-item>
          <text:p text:style-name="P400">Nieumiejętność: Masz mnóstwo siły woli, ale niekoniecznie jesteś mądry. Wszelkie akcje powiązane z wiedzą i rozwiązywaniem problemów są dla Ciebie utrudnione.</text:p>
        </text:list-item>
      </text:list>
      <text:p text:style-name="P100">Początki Przygód: Z listy poniższych opcji, wybierz jak Twoja postać wzięła udział w pierwszej przygodzie.</text:p>
      <text:p text:style-name="P122">1. Dostrzegłeś, że BG z pewnością potrzebują kogoś takiego jak Ty.</text:p>
      <text:p text:style-name="P122">2. Ktoś poprosił Cię, byś miał na oku jednego z BG w szczególności, i przychyliłeś się do tej prośby.</text:p>
      <text:p text:style-name="P122">3. Jesteś znużony i w desperackiej potrzebie jakiegoś wyzwania.</text:p>
      <text:p text:style-name="P122">4. Przegrałeś zakład – nie fair, wierzysz – i musiałeś zająć czyjeś miejsce w tej misji.</text:p>
      <text:p text:style-name="P94">Odporny Psychicznie</text:p>
      <text:p text:style-name="P123">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123">Otrzymujesz poniższe cechy:</text:p>
      <text:list xml:id="list2387078230" text:style-name="L54">
        <text:list-item>
          <text:p text:style-name="P401">Wytrzymały psychicznie: +4 do Puli Intelektu.</text:p>
        </text:list-item>
        <text:list-item>
          <text:p text:style-name="P401">Umiejętność: Jesteś wyszkolony w opieraniu się efektom mentalnym.</text:p>
        </text:list-item>
        <text:list-item>
          <text:p text:style-name="P401">Umiejętność: Jesteś wyszkolony w zadaniach wymagających wielkiego skupienia i koncentracji.</text:p>
        </text:list-item>
        <text:list-item>
          <text:p text:style-name="P401">Nieumiejętność: Silna wola nie oznacza bycia bystrym. Wszelkie zadania powiązane z <text:soft-page-break/>zagadkami lub problemami, zapamiętywaniem rzeczy lub korzystania z wiedzy są dla Ciebie utrudnione. </text:p>
        </text:list-item>
      </text:list>
      <text:p text:style-name="P124">Początki Przygód: Z listy poniższych opcji, wybierz jak Twoja postać wzięła udział w pierwszej przygodzie.</text:p>
      <text:p text:style-name="P123">1. Pomimo Twojego osądu, dołączyłeś do BG ponieważ byli w niebezpieczeńtwie.</text:p>
      <text:p text:style-name="P123">2. Jeden z BG przekonał Cię, że dołączenie do grupy byłoby w Twoim najlepszym interesie.</text:p>
      <text:p text:style-name="P123">3. Boisz się, co się stanie, jeśli reszta BG zawiedzie.</text:p>
      <text:p text:style-name="P123">4. W tle jest nagroda, a Ty potrzebujesz pieniędzy.</text:p>
      <text:p text:style-name="P93">Okrutny</text:p>
      <text:p text:style-name="P122">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problemami. Możesz być twardym pragmatystą, robiąc to, co jak czujesz musisz zrobić ,nawet jeśli inni przez to cierpią. Lub możesz być sadystą, rozkoszującym się cierpieniem, które zadajesz. </text:p>
      <text:p text:style-name="P125">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126">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126">Otrzymujesz poniższe cechy:</text:p>
      <text:list xml:id="list3572698237" text:style-name="L55">
        <text:list-item>
          <text:p text:style-name="P402">Bystry: +2 do Puli Intelektu.</text:p>
        </text:list-item>
        <text:list-item>
          <text:p text:style-name="P402">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402">Umiejętność: Jesteś wyszkolony w zadaniach powiązanych z oszukiwaniem, zastraszaniem i perswazją, gdy wchodzisz w interakcję z postaciami cierpiącymi fizycznie lub emocjonalnie. </text:p>
        </text:list-item>
        <text:list-item>
          <text:p text:style-name="P402">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402">Dodatkowy Ekwipunek: Masz cenną pamiątkę o ostatniej osobie, którą zniszczyłeś. Ta pamiątka jest średnio wielkiej ceny i możesz jąsprzedać lub wymienić na przedmiot o takiej samej lub niższej wartości.</text:p>
        </text:list-item>
      </text:list>
      <text:p text:style-name="P124">Początki Przygód: Z listy poniższych opcji, wybierz jak Twoja postać wzięła udział w pierwszej przygodzie.</text:p>
      <text:p text:style-name="P126"><text:soft-page-break/>1. Uważasz, że możesz wiele zyskać w dłuższym czasie, jeśli pomożesz BG i możesz wykorzystać ową przewagę przeciwko Twoim wrogom.</text:p>
      <text:p text:style-name="P126">2. Poprzez dołączanie do BG, widzisz szansę na zwiększenie swojej własnej potęgi i statusu kosztem innych.</text:p>
      <text:p text:style-name="P126">3. Pragniesz uczynić życie innego BG ciężkim, poprzez dołączenie do grupy.</text:p>
      <text:p text:style-name="P126">4. Dołączenie do BG daje Ci szansę na ucieczkę od sprawiedliwości za przestępstwo, które popełniłeś. </text:p>
      <text:p text:style-name="P93">Pewny Siebie</text:p>
      <text:p text:style-name="P184">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184">Otrzymujesz poniższe cechy:</text:p>
      <text:list xml:id="list1687851322" text:style-name="L56">
        <text:list-item>
          <text:p text:style-name="P413">Energetyczny: +2 do Puli Szybkości.</text:p>
        </text:list-item>
        <text:list-item>
          <text:p text:style-name="P413">Umiejętności: Jesteś wyszkolony w inicjatywie. </text:p>
        </text:list-item>
        <text:list-item>
          <text:p text:style-name="P413">Odważny:Jesteś wyszkolony we wszystkich akcjach które polegają na przezwyciężaniu strachu i zastraszania. </text:p>
        </text:list-item>
      </text:list>
      <text:p text:style-name="P124">Początki Przygód: Z listy poniższych opcji, wybierz jak Twoja postać wzięła udział w pierwszej przygodzie.</text:p>
      <text:p text:style-name="P127">1. Dostrzegłeś, ze dzieje się coś dziwnego, i bez większego namysłu, wkroczyłeś do akcji.</text:p>
      <text:p text:style-name="P127">2. Pokazałeś się tam i wtedy, ponieważ ktoś stwierdził, że tego nie zrobisz – hej, musiałeś pokazać, że nie miał racji!</text:p>
      <text:p text:style-name="P127">3. Ktoś Cię wyzwał, ale zamiast zacząć walkę, zaczęło to Twoją obecną przygodę.</text:p>
      <text:p text:style-name="P127">4. Powiedziałeś przyjacielowi, że nic niem oże Cię przerazić, i że nic, co zobaczysz, nie zmieni Twojego zdania. To zaprowadziło Cię do wydarzeń obecnych. </text:p>
      <text:p text:style-name="P93">Pełen Wdzięku</text:p>
      <text:p text:style-name="P185">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185">Otrzymujesz poniższe cechy:</text:p>
      <text:list xml:id="list2526883247" text:style-name="L57">
        <text:list-item>
          <text:p text:style-name="P415">Zwinny: +2 do Puli Szybkości.</text:p>
        </text:list-item>
        <text:list-item>
          <text:p text:style-name="P415">Umiejętność: Jesteś wyszkolony we wszystkich zadaniach powiązanych z równowagą i ostrożnymi ruchami.</text:p>
        </text:list-item>
        <text:list-item>
          <text:p text:style-name="P415">Umiejętność: Jesteś wyszkolony we wszystkich akcjach powiązanych z fizycznymi sztukami performatywnymi.</text:p>
        </text:list-item>
        <text:list-item>
          <text:p text:style-name="P415"><text:soft-page-break/>Umiejętność: Jesteś wyszkolony w Obronie Szybkości.</text:p>
        </text:list-item>
      </text:list>
      <text:p text:style-name="P124">Początki Przygód: Z listy poniższych opcji, wybierz jak Twoja postać wzięła udział w pierwszej przygodzie.</text:p>
      <text:p text:style-name="P128">1. Pomimo Twojego lepszego osądu, dołączyłeś do innych BG, bo dostrzegłeś, że są w niebezpieczeństwie. <text:s/></text:p>
      <text:p text:style-name="P128">2. Inny z BG przekonał Cię, że dołączenie do grupy będzie w Twoim najlepszym interesie.</text:p>
      <text:p text:style-name="P128">3. Boisz się, co się stanie, jeśli reszta BG poniesie klęskę.</text:p>
      <text:p text:style-name="P128">4. Można wygrać nagrodę, a Ty potrzebujesz pieniędzy.</text:p>
      <text:p text:style-name="P93">Piękny</text:p>
      <text:p text:style-name="P186">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186">Otrzymujesz poniższe cechy:</text:p>
      <text:list xml:id="list1807808824" text:style-name="L58">
        <text:list-item>
          <text:p text:style-name="P416">Charyzmatyczny: +2 do Puli Intelektu.</text:p>
        </text:list-item>
        <text:list-item>
          <text:p text:style-name="P416">Umiejętność: Jesteś wyszkolony w przyjemnych interakcjach społecznych.</text:p>
        </text:list-item>
        <text:list-item>
          <text:p text:style-name="P416">Odporny na Wdzięki: Jesteś siadom, jak inni mogą manipulować i czarować ludzi i dostrzegasz, gdy ta taktyka jest używana na Tobie. Z powodu tej świadomości, jesteś wyszkolony w odpieraniu perswazji i uwodzenia.</text:p>
        </text:list-item>
      </text:list>
      <text:p text:style-name="P124">Początki Przygód: Z listy poniższych opcji, wybierz jak Twoja postać wzięła udział w pierwszej przygodzie.</text:p>
      <text:p text:style-name="P129">1. Spotkałeś kompletnego obcego (jednego z BG) i tak go oczarowałeś, że zaprosił Cię do grupy.</text:p>
      <text:p text:style-name="P129">2. BG szukali kogoś innego, ale przekonałeś ich, że jesteś perfekcyjnym kandydatem.</text:p>
      <text:p text:style-name="P129">3. Czysty przypadek – ponieważ ruszasz z prądem i wszystko zazwyczaj działa, jak powinno.</text:p>
      <text:p text:style-name="P186">4. Twoja charyzma pomogła jednego BG wyjść z trudnej sytuacji dawno temu i zawsze teraz prosi Cię on o wzięcie udziału w nowych przygodach.</text:p>
      <text:p text:style-name="P93">P<text:span text:style-name="T229">omocny</text:span></text:p>
      <text:p text:style-name="P187">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187">Zyskujesz poniższe cechy:</text:p>
      <text:list xml:id="list1341938888" text:style-name="L59">
        <text:list-item>
          <text:p text:style-name="P417">Życzliwy: Wszyscy, którzy spędzili z Tobą cały poprzedni dzień, zyskują +1 do swoich rzutów na odzyskanie zdrowia.</text:p>
        </text:list-item>
        <text:list-item>
          <text:p text:style-name="P417">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417"><text:soft-page-break/>Umiejętność: Jesteś wyszkolony we wszystkich zadaniach związanych z przyjemną interakcją społeczną, pomaganiu się innym zrelaksować i pozyskiwaniu zaufania.</text:p>
        </text:list-item>
        <text:list-item>
          <text:p text:style-name="P417">Pomocny: <text:span text:style-name="T230">Zawsze, gdy pomagasz innej postaci, ta postać zyskuje bonus, jakbyś był wyszkolony, nawet, jeśli ni jesteś wyszkolony lub wyspecjalizowany w danym zadaniu.</text:span></text:p>
        </text:list-item>
        <text:list-item>
          <text:p text:style-name="P418">Nieumiejętność: Gdy jesteś sam, wszystkie zadania Intelektu i Szybkości są dla Ciebie utrudnione.</text:p>
        </text:list-item>
      </text:list>
      <text:p text:style-name="P124">Początki Przygód: Z listy poniższych opcji, wybierz jak Twoja postać wzięła udział w pierwszej przygodzie.</text:p>
      <text:p text:style-name="P130">1. <text:span text:style-name="T231">Pomimo tego, że nie znałeś większości BG przedtem, wprosiłeś się w ich drużynę.</text:span></text:p>
      <text:p text:style-name="P188">2. Widziałeś, że BG mają kłopot i ruszyłeś im na pomoc.</text:p>
      <text:p text:style-name="P188">3. Jesteś pewien, że BG zaliczą klęskę bez Ciebie.</text:p>
      <text:p text:style-name="P188">4. Twój wybór to było <text:s/>jednej strony.</text:p>
      <text:p text:style-name="P93">Ryzykujący</text:p>
      <text:p text:style-name="P189">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189">Otrzymujesz poniższe cechy:</text:p>
      <text:list xml:id="list1576292230" text:style-name="L60">
        <text:list-item>
          <text:p text:style-name="P419">Zwinny: +4 do Puli Szybkości.</text:p>
        </text:list-item>
        <text:list-item>
          <text:p text:style-name="P419">Umiejętność: Jesteś dobry w ocenaniu ryzyka, i wyszkolony w zadaniach, które mają pewien element losowości, jak granie w gry hazardowe lub wybieranie pomiędzy dwoma lub trzema podobnymi opcjami.</text:p>
        </text:list-item>
        <text:list-item>
          <text:p text:style-name="P419">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419">Nieumiejętność: Jesteś zwinny, ale nie ukradkowy. Zadania powiązane z zakradaniem się i byciem cicho są dla Ciebie utrudnione.</text:p>
        </text:list-item>
      </text:list>
      <text:p text:style-name="P124">Początki Przygód: Z listy poniższych opcji, wybierz jak Twoja postać wzięła udział w pierwszej przygodzie.</text:p>
      <text:p text:style-name="P131">1. Wyglądało na to, że była szansa 50/50 na to, że BG odniosą sukces, co dla Ciebie było odpowiednio dużą.</text:p>
      <text:p text:style-name="P131">2. Myślisz, że zadanie będzie miało wyjątkowo i satysfakcjonujące wyzwania.</text:p>
      <text:p text:style-name="P131">3. Jedno z Twoich ryzyk się nie udało, i potrzebujesz pieniędzy, by je spłacić.</text:p>
      <text:p text:style-name="P131">4. Chwaliłeś się, że nigdy nie widziałeś ryzyka, którego byś nie lubił, co doprowadziło Cię do <text:soft-page-break/>sytuacji bieżącej. </text:p>
      <text:p text:style-name="P93">Sceptyczny</text:p>
      <text:p text:style-name="P190">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190">Otrzymujesz poniższe cechy:</text:p>
      <text:list xml:id="list414128372" text:style-name="L61">
        <text:list-item>
          <text:p text:style-name="P420">Myśliciel: +2 do Puli Intelektu.</text:p>
        </text:list-item>
        <text:list-item>
          <text:p text:style-name="P420">Umiejętność: Jesteś wyszkolony w identyfikowaniu.</text:p>
        </text:list-item>
        <text:list-item>
          <text:p text:style-name="P420">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124">Początki Przygód: Z listy poniższych opcji, wybierz jak Twoja postać wzięła udział w pierwszej przygodzie.</text:p>
      <text:p text:style-name="P132">1. Podsłuchałeś innych BG rozmawiających o czymś, odnośnie czego byłeś sceptyczny, więc podszedłeś do nich i poprosiłeś o dowód.</text:p>
      <text:p text:style-name="P132">2. Śledziłeś jednego BG, którego o coś podejrzewałeś, co wpłątało Cię w wydarzenia.</text:p>
      <text:p text:style-name="P132">3. Twoja teoria o nieistnieniu nadnaturalnego może być udowodniona jako fałszywa tylko przez Twoje własne zmysły, więc wyruszyłeś w podróż z BG.</text:p>
      <text:p text:style-name="P132">4. Potrzebujesz pieniędzy, by sfinansować własne badania.</text:p>
      <text:p text:style-name="P93">Silny</text:p>
      <text:p text:style-name="P191">Jesteś wyjątkowo silny i potężny fizycznie i korzystasz właściwie z tych cech, czy to przy pomocy przemocy, czy podnoszenia ciężarów. Najpewniej jesteś silnie zbudowany i masz okazałą muskulaturę.</text:p>
      <text:p text:style-name="P191">Otrzymujesz poniższe cechy:</text:p>
      <text:list xml:id="list2645392002" text:style-name="L62">
        <text:list-item>
          <text:p text:style-name="P421">Bardzo Silny: +4 do Puli Mocy.</text:p>
        </text:list-item>
        <text:list-item>
          <text:p text:style-name="P421">Umiejętność: Jesteś wyszkolony we wszystkich zadaniach niszczenia nieruchomych obiektów.</text:p>
        </text:list-item>
        <text:list-item>
          <text:p text:style-name="P421">Umiejętność: Jesteś wyszkolony w skakaniu.</text:p>
        </text:list-item>
        <text:list-item>
          <text:p text:style-name="P421">Dodatkowy Ekwipunek: Masz dodatkową średnią lub ciężką broń.</text:p>
        </text:list-item>
      </text:list>
      <text:p text:style-name="P124">Początki Przygód: Z listy poniższych opcji, wybierz jak Twoja postać wzięła udział w pierwszej przygodzie.</text:p>
      <text:p text:style-name="P133">1. Pomimo Twojego lepszego osądu, dołączyłeś do reszty BG ponieważ byli w niebezpieczeństwie.</text:p>
      <text:p text:style-name="P133">2. Inny z BG przekonał Cię, że dołączenie byłoby w Twoim najlepszym interesie.</text:p>
      <text:p text:style-name="P133">3. Boisz się, co się wydarzy, jeśli BG poniosą klęskę.</text:p>
      <text:p text:style-name="P133"><text:soft-page-break/>4. Jest oferowana nagroda, a Ty potrzebujesz pieniędzy.</text:p>
      <text:p text:style-name="P95">Skryty</text:p>
      <text:p text:style-name="P184">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Lub po prostu możesz być nieco zdystansowany, ostrożny odnośnie pozwolenia ludziom na przejrzenie kim naprawdę jesteś.</text:p>
      <text:p text:style-name="P184">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184">Otrzymujesz poniższe cechy:</text:p>
      <text:list xml:id="list2839288226" text:style-name="L63">
        <text:list-item>
          <text:p text:style-name="P414">Podejrzliwy: +2 do Puli Intelektu.</text:p>
        </text:list-item>
        <text:list-item>
          <text:p text:style-name="P414">Umiejętność: Jesteś wyszkolony w Obronie Intelektu.</text:p>
        </text:list-item>
        <text:list-item>
          <text:p text:style-name="P414">Umiejętność: Jesteś wyszkolony w zadaniach polegających na ustalaniu prawdy, dostrzeganiu przebrań i rozpoznawaniu kłamstw i innych oszustw.</text:p>
        </text:list-item>
        <text:list-item>
          <text:p text:style-name="P414">Nieumiejętność: Twoja podejrzliwa natura czyni Cię nielubianym. Wszystkie zadania związana z oszustwem lub perswazją są dla Ciebie utrudnione.</text:p>
        </text:list-item>
      </text:list>
      <text:p text:style-name="P124">Początki Przygód: Z listy poniższych opcji, wybierz jak Twoja postać wzięła udział w pierwszej przygodzie.</text:p>
      <text:p text:style-name="P127">1. Jeden z BG zdołał się przebić przez Twoją skrytość i zostać Twoim przyjacielem.</text:p>
      <text:p text:style-name="P127">2. Chcesz odkryć, co robią BG, więc im towarzyszysz, chcąc ich złapać w akcie.</text:p>
      <text:p text:style-name="P127">3. Masz paru wrogów i dołączyłeś do BG w celach obronnych.</text:p>
      <text:p text:style-name="P127">4. BG to jedyni ludzie, którzy mogą z Tobą wytrzymać.</text:p>
      <text:p text:style-name="P93">Skazany na Zagładę</text:p>
      <text:p text:style-name="P192">Dobrze wiesz jaki los został Ci przepowiedziany – nieuchronny, okropny koniec. To przeznaczenie może być tylko Twoje, lu może też dotyczyć Twoich najbliższych.</text:p>
      <text:p text:style-name="P192">Otrzymujesz poniższe cechy:</text:p>
      <text:list xml:id="list199085401" text:style-name="L64">
        <text:list-item>
          <text:p text:style-name="P422">Nerwowy: +2 do Puli Szybkości.</text:p>
        </text:list-item>
        <text:list-item>
          <text:p text:style-name="P423">Umiejętność: Zawsze rozglądasz sieza niebezpieczeństwem, jesteświęc wyszkolony w percepcji.</text:p>
        </text:list-item>
        <text:list-item>
          <text:p text:style-name="P423">Umiejętność: Koncentrujesz się na obronie, jesteś więc wyszkolony w Obronie Szybkości.</text:p>
        </text:list-item>
        <text:list-item>
          <text:p text:style-name="P423">Umiejętność: Jesteś cyniczny i zawsze spodziewasz się najgorszego. Tak więc, jesteś odporny na szoki mentalne. Jesteś wyszkolony w Obronie Intelektu, która polega na unikaniu szaleństwa i osiąganiu spokoju umysłu.</text:p>
        </text:list-item>
        <text:list-item>
          <text:p text:style-name="P423">Zagłada: Co drugi raz, gdy MG używa Wtrącenia MG na Twojej postaci, nie możesz <text:soft-page-break/>odmówić i nie uzyskujesz z tego tytułu PD (ale dalej dajesz PD innemu graczowi). Dzieje się tak, gdyż jesteś skazany na zagładę. Kosmos to zimne, nieczułe miejsce, a Twoje wysiłki są daremne.</text:p>
        </text:list-item>
      </text:list>
      <text:p text:style-name="P124">Początki Przygód: Z listy poniższych opcji, wybierz jak Twoja postać wzięła udział w pierwszej przygodzie.</text:p>
      <text:p text:style-name="P134">1. Chciałeś uniknąć tego losu, ale wydarzenia zdawały się spiskować przeciwko Tobie.</text:p>
      <text:p text:style-name="P134">2. Czemu nie? To bez znaczenia. I tak jesteś skazany na zagładę, niezależnie od wszystkiego.</text:p>
      <text:p text:style-name="P134">3. Jeden z BG ocalił Twoje życie, a teraz spłacasz dług, pomagając mu w różnych zadaniach.</text:p>
      <text:p text:style-name="P134">4. Podejrzewasz, że jedyna nadzieja jaką masz, by u<text:span text:style-name="T232">ni</text:span>kn<text:span text:style-name="T232">ą</text:span>ć swojemu losowi, znajduje się na obranym przez Ciebie szlaku.</text:p>
      <text:p text:style-name="P93">Spokojny</text:p>
      <text:p text:style-name="P193">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193">(Spokojny to świetny deskryptor dla postaci, które nigdy nie chciały ruszyć na przygody, lecz życie ich do tego zmusiło – wątek powszechny we współczesnych grach, zwłaszcza w horrorach.)</text:p>
      <text:p text:style-name="P193">Otrzymujesz poniższe cechy:</text:p>
      <text:list xml:id="list1622865860" text:style-name="L65">
        <text:list-item>
          <text:p text:style-name="P424">Z nosem w ksi<text:span text:style-name="T233">ą</text:span>żkach: +2 do puli Intelektu.</text:p>
        </text:list-item>
        <text:list-item>
          <text:p text:style-name="P424">Umiejętności: Jesteś wyszkolony w 4 niefizycznych umiejętnościach Twojego wyboru.</text:p>
        </text:list-item>
        <text:list-item>
          <text:p text:style-name="P424">Trivia:<text:span text:style-name="T234">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425">Nieumiejętność: Nie jesteś wojownikiem. Wszystkie Twoje fizyczne akcje są utrudnione. </text:p>
        </text:list-item>
        <text:list-item>
          <text:p text:style-name="P425">Nieumiejętność: Nie lubisz wychodzić na zewnątrz. Wszystkie zadania związane ze wspinaczką, bieganiem, skakaniem i pływaniem są dla Ciebie utrudnione.</text:p>
        </text:list-item>
      </text:list>
      <text:p text:style-name="P124">Początki Przygód: Z listy poniższych opcji, wybierz jak Twoja postać wzięła udział w pierwszej przygodzie.</text:p>
      <text:p text:style-name="P135">1. Czytałeś o obecnej sytuacji i zadecydowałeś, że chcesz są sprawdzić osobiście.</text:p>
      <text:p text:style-name="P135">2. Byłeś w złym (dobrym?) miejscu o złej (dobrej?) porze.</text:p>
      <text:p text:style-name="P135">3. Kiedy unikałeś kompletnie odmiennej sytuacji, napotkałeś na obecny problem.</text:p>
      <text:p text:style-name="P135">4. Jeden z innych BG wmieszał Cię w tą sytuację.</text:p>
      <text:p text:style-name="P93">Szalony</text:p>
      <text:p text:style-name="P194">Zag<text:span text:style-name="T235">ł</text:span>ębiłeś się zbyt głęboko w rzeczy, o których ludzkość nie powinna wiedzieć. Jesteś dobrze wykształcony w ezoterycznych tematach dostępnych niewielu, ale ta wiedza miała przerażającą <text:soft-page-break/>cenę. Zapewne jesteś w złym stanie fizycznym i czasami masz tiki nerwowe. Czasami mówisz sam do siebie bez zdania sobie z tego sprawy.</text:p>
      <text:p text:style-name="P194">Otrzymujesz poniższe cechy:</text:p>
      <text:list xml:id="list1009876900" text:style-name="L66">
        <text:list-item>
          <text:p text:style-name="P426">Ten, Który Wie: +4 do Puli Intelektu.</text:p>
        </text:list-item>
        <text:list-item>
          <text:p text:style-name="P426">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426">Dziwne Zachowanie: Masz tendencję do dziwnych, irracjonalnych zachowań. Kiedy jesteś w przededniu wielkiego odkrycia lub poddany wielkiemu stresowi (no: podczas zagrożenia fizycznego) <text:span text:style-name="T235">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427">Umiejętność: Jesteś wyszkolony w jednej dziedzinie wiedzy (najpewniej czymś dziwnym lub ezoterycznym).</text:p>
        </text:list-item>
        <text:list-item>
          <text:p text:style-name="P427">Nieumiejętność: Twó umysł jest bardzo wrażliwy. Zadania związane z odpieraniem ataków mentalnych są dla Ciebie utrudnione.</text:p>
        </text:list-item>
      </text:list>
      <text:p text:style-name="P124">Początki Przygód: Z listy poniższych opcji, wybierz jak Twoja postać wzięła udział w pierwszej przygodzie.</text:p>
      <text:p text:style-name="P136">1. Głosy w Twojej głowie kazały ci to uczynić.</text:p>
      <text:p text:style-name="P136">2. Rozpocząłeś całą przygodę i nakłoniłeś innych, by do Ciebie dołączyli.</text:p>
      <text:p text:style-name="P136">3. Jeden z innych BG zyskał księgę wiedzy dla Ciebie, a teraz spłacasz dług.</text:p>
      <text:p text:style-name="P136">4. Czułeś się kuszony przez niejasną intuicje.</text:p>
      <text:p text:style-name="P93">Szczęśliwy</text:p>
      <text:p text:style-name="P195">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195">Otrzymujesz poniższe cechy:</text:p>
      <text:list xml:id="list1670126512" text:style-name="L67">
        <text:list-item>
          <text:p text:style-name="P428">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p>
        </text:list-item>
        <text:list-item>
          <text:p text:style-name="P428">Przewaga: Gdy wydajesz 1 PD, by przerzucić k20 na każdym rzucie, który dotyczy tylko Ciebie, dodajesz +3 do wartości ponownie rzuconej kości. </text:p>
        </text:list-item>
      </text:list>
      <text:p text:style-name="P124"><text:soft-page-break/>Początki Przygód: Z listy poniższych opcji, wybierz jak Twoja postać wzięła udział w pierwszej przygodzie.</text:p>
      <text:p text:style-name="P137">1. Wiedząc, że szczęściarze dostrzegają i wykorzystują sposobność, wziąłeś udział w pierwszej przygodzie z wyboru. </text:p>
      <text:p text:style-name="P137">2. Dosłownie wpadłeś na kogoś na tej przygodzie poprzez czyste szczęście.</text:p>
      <text:p text:style-name="P137">3. Odkryłeś teczkę leżącą na drodze. Była znoszona, ale w <text:s/>środku znalazłeś dużo dziwnych dokumentów, które tu Cię przywiodły.</text:p>
      <text:p text:style-name="P137">4. Twoja szczęście Cię ocaliło, gdy uniknąłeś pędzącego pojazdu poprzez wpadnięcie w dziurę w ziemi. Poniżej poziomu gruntu, odnalazłeś coś, czego nie mogłeś zignorować. </text:p>
      <text:p text:style-name="P93">Szlachetny</text:p>
      <text:p text:style-name="P196">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196">Otrzymujesz poniższe cechy:</text:p>
      <text:list xml:id="list2342024618" text:style-name="L68">
        <text:list-item>
          <text:p text:style-name="P429">Silny: Otrzymujesz +2 do Puli Mocy.</text:p>
        </text:list-item>
        <text:list-item>
          <text:p text:style-name="P429">Umiejętność: Jesteś wyszkolony w ocenaniu prawdziwych motywów innych ludzi i dostrzeganiu kłamstw.</text:p>
        </text:list-item>
        <text:list-item>
          <text:p text:style-name="P429">Umiejętność: Twoje podążanie ścisłym kodeksem moralnym uodporniło Twój umysł na strach, wątpliwości i zewnętrzne wpływy. Jesteś wyszkolony w Obronie Intelektu.</text:p>
        </text:list-item>
      </text:list>
      <text:p text:style-name="P124">Początki Przygód: Z listy poniższych opcji, wybierz jak Twoja postać wzięła udział w pierwszej przygodzie.</text:p>
      <text:p text:style-name="P138">1. BG robią coś szlachetnego, i wspierasz ich całym sercem.</text:p>
      <text:p text:style-name="P138">2. BG są na drodze do zatracenia i uważasz, że musisz ich sprowadzić na właściwą drogę.</text:p>
      <text:p text:style-name="P138">3. Inny z BG zaprosił Ciędo przygody, słysząc o Twej szlachetnej naturze.</text:p>
      <text:p text:style-name="P138">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93">Szpetny</text:p>
      <text:p text:style-name="P197">Jesteś ohydny zgodnie z prawie każdym ludzkim standardem. Może miałęś tragiczny wypadek, szkodliwą mutację, lub złe szczęście do genów, ale jesteś niemożliwie wprost szpetny.</text:p>
      <text:p text:style-name="P197">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197">Otrzymujesz poniższe cechy:</text:p>
      <text:list xml:id="list2757786201" text:style-name="L69">
        <text:list-item>
          <text:p text:style-name="P430"><text:soft-page-break/>Uniwersalny: Masz dodatkowe 4 punkty do rozdzielenia między swoje Statystyki.</text:p>
        </text:list-item>
        <text:list-item>
          <text:p text:style-name="P430">Umiejętność: Jesteś wyszkolony w zastraszaniu i innych akcjach bazujących na lęku, jeśli pokażesz swoją prawdziwą twarz.</text:p>
        </text:list-item>
        <text:list-item>
          <text:p text:style-name="P430">Umiejętność: Jesteś wyszkolony w skradaniu się i przebieraniu się.</text:p>
        </text:list-item>
        <text:list-item>
          <text:p text:style-name="P430">Nieumiejętność: Wszystkie zadania związane z przyjemną społeczną interakcją śa dla Ciebie utrudnione.</text:p>
        </text:list-item>
      </text:list>
      <text:p text:style-name="P124">Początki Przygód: Z listy poniższych opcji, wybierz jak Twoja postać wzięła udział w pierwszej przygodzie.</text:p>
      <text:p text:style-name="P197"><text:span text:style-name="T237">1. </text:span><text:span text:style-name="T236">Jeden z BG podszedł do Ciebie kiedy byłeś w przebraniu i Cię zrekrutował, wierząc, że jesteś kimś innym.</text:span></text:p>
      <text:p text:style-name="P197"><text:span text:style-name="T237">2. </text:span><text:span text:style-name="T236">Kiedy się przekradałeś, usłyszałeś jak BG planowali swoją przygodę i zdałeś sobie sprawę, że chcesz do niej dołączyć.</text:span></text:p>
      <text:p text:style-name="P197"><text:span text:style-name="T237">3. </text:span><text:span text:style-name="T236">Jeden z BG zaprosił Cię, ale zastanawiasz się ,czy nie zrobił tego z litości.</text:span></text:p>
      <text:p text:style-name="P197"><text:span text:style-name="T237">4. </text:span><text:span text:style-name="T236">Pogróżkami zdobyłeś sobie miejsce w drużynie.</text:span></text:p>
      <text:p text:style-name="P93">Szybki</text:p>
      <text:p text:style-name="P197">Jesteś naprawdę szybki. Z tego powodu, możesz wykonać niektóre zadania szybciej od innych. Nie tylko masz szybkie stopy, ale i dłonie, myślisz także i reagujesz szybko. Nawet mówisz z pośpiechem. </text:p>
      <text:p text:style-name="P197">Otrzymujesz poniższe cechy:</text:p>
      <text:list xml:id="list1270959651" text:style-name="L70">
        <text:list-item>
          <text:p text:style-name="P431">Energetyczny: +2 do Puli Szybkości.</text:p>
        </text:list-item>
        <text:list-item>
          <text:p text:style-name="P431">Umiejętność: Jesteś wyszkolony w bieganiu.</text:p>
        </text:list-item>
        <text:list-item>
          <text:p text:style-name="P431">Szybki: Możesz się poruszyć na średni dystans i dalej dokonać akcji w tej samej rundzie, lub możesz poruszyć się na daleki dystans bez konieczności wykonania rzutu.</text:p>
        </text:list-item>
        <text:list-item>
          <text:p text:style-name="P431">Nieumiejętność: Jesteś sprinterem, ale nie biegaczem długodystansowym. Nie masz wielkiej kondycji. Obrona Mocy jest dla Ciebie utrudniona.</text:p>
        </text:list-item>
      </text:list>
      <text:p text:style-name="P124">Początki Przygód: Z listy poniższych opcji, wybierz jak Twoja postać wzięła udział w pierwszej przygodzie.</text:p>
      <text:p text:style-name="P197"><text:span text:style-name="T237">1. </text:span><text:span text:style-name="T236">Ruszyłeś by ocalić jednego z BG, który był w wielkiej potrzebie.</text:span></text:p>
      <text:p text:style-name="P197"><text:span text:style-name="T237">2. </text:span><text:span text:style-name="T236">Jeden z innych BG zrekrutował Cię ze względu na Twoje wyjątkowe talenty.</text:span></text:p>
      <text:p text:style-name="P197"><text:span text:style-name="T237">3. </text:span><text:span text:style-name="T236">Jesteś impulsywny, i w tamtym momencie wyglądało to na dobry pomysł.</text:span></text:p>
      <text:p text:style-name="P197"><text:span text:style-name="T237">4. </text:span><text:span text:style-name="T236">Ta misja wiąże się z Twoim osobistym celem.</text:span></text:p>
      <text:p text:style-name="P93">Tajemniczy</text:p>
      <text:p text:style-name="P198">Mroczna figura czająca się w kącie? To Ty. Nikt naprawdę nie wie skąd przybyłeś lub jakie są Twoje motywy – chowasz to w sekrecie. Twoja maniera konfunduje innych, ale nie czyni to z Ciebie złego przyjaciela lub sprzymierzeńca. Jesteś po prostu dobry w zachowywaniu pewnych wiadomości dla siebie, poruszaniu się tak, by nikt Cię nie dostrzegł i ukrywaniu swojej obecności i <text:soft-page-break/>tożsamości.</text:p>
      <text:p text:style-name="P198">Otrzymujesz poniższe cechy:</text:p>
      <text:list xml:id="list2143519223" text:style-name="L71">
        <text:list-item>
          <text:p text:style-name="P432">Umiejętność: Jesteś wyszkolony w skradaniu się.</text:p>
        </text:list-item>
        <text:list-item>
          <text:p text:style-name="P432">Umiejętność: Jesteś wyszkolony w opieraniu się przesłuchaniom i sztuczkom, by wydobyć z Ciebie prawdę.</text:p>
        </text:list-item>
        <text:list-item>
          <text:p text:style-name="P432">Konfuzja: Masz talenty i zdolności Bóg wie skąd. Możesz spróbować wykonać jedno zadanie, do którego nie masz przeszkolenia, jakbyś był wyszkolony, zadanie,w którym jesteś wyszkolony, jakbyś był wyspecjalizowany, lub zyskać darmowy poziom Wysiłku dla zadania, w którym jesteś wyspecjalizowany. Ta zdolność restartuje się za każdym razem, gdy wykonasz rzut na odzyskanie zdrowia, ale jej użycia nigdy się nie kumulują.</text:p>
        </text:list-item>
        <text:list-item>
          <text:p text:style-name="P432">Nieumiejętność: Ludzie nigdy nie wiedzą, co Cięz nimi łączy. Wszelkie zadania, mające na celu sprawienie, by ludzie Ci uwierzyli lub Ci zaufali, są dla Ciebie utrudnione.</text:p>
        </text:list-item>
      </text:list>
      <text:p text:style-name="P124">Początki Przygód: Z listy poniższych opcji, wybierz jak Twoja postać wzięła udział w pierwszej przygodzie.</text:p>
      <text:p text:style-name="P139">1. Po prostu się stawiłeś pewnego dnia.</text:p>
      <text:p text:style-name="P139">2. Przekonałeś jednego z BG, że masz cenne umiejętności.</text:p>
      <text:p text:style-name="P139">3. Równie tajemnicza osoba powiedziała Ci gdzie być i kiedy (ale nie dlaczego) aby dołączyć do grupy.</text:p>
      <text:p text:style-name="P139">4. Coś – przeczucie lub być może sen – powiedziało Ci, aby być w danym miejscu i dołączyć do BG.</text:p>
      <text:p text:style-name="P93">Tchórzliwy</text:p>
      <text:p text:style-name="P199">Odwaga zawodzi Cię za każdym razem. Nie masz siły woli i mocnego postanowienia, by spojrzeć twarzą w twarz niebezpieczeństwu. Strach pożera Twe serce. Słuchanie swoich lęków pomogło Ci w ucieczce od niebezpieczeństwa i unikaniu zbędnego ryzyka. Inni mogli cierpieć w Twoim miejscu, i możesz być pierwszym, by się do tego przyznać, ale w sekrecie czujesz wielką ulgę, uniknąwszy niewyobrażalnego i strasznego losu.</text:p>
      <text:p text:style-name="P199">(Deskryptory takie jak Tchórzliwy, Okrutny lub Niehonorowy mogą nie być stosowne dla każdej grupy. Są to cechy złoczyńców i niektórzy ludzie nie chcą, by ich BG nie byli niczym mniej niż w 100% herosami. Ale inni nie mają nic przeciwko odrobinie molarnej szarości. Inni z kolei patrzą na Okrutnego i Tchórzliwego jak na cechy, które trzeba przezwyciężyć w trakcie gry (najpewniej zyskując po drodze odmienne deskryptory).)</text:p>
      <text:p text:style-name="P199">Otrzymujesz poniższe cechy:</text:p>
      <text:list xml:id="list1519935750" text:style-name="L72">
        <text:list-item>
          <text:p text:style-name="P433">Ukradkowy: +2 do Puli Szybkości.</text:p>
        </text:list-item>
        <text:list-item>
          <text:p text:style-name="P433">Umiejętność: Jesteś wyszkolony w skradaniu się.</text:p>
        </text:list-item>
        <text:list-item>
          <text:p text:style-name="P433">Umiejętność: Jesteś wyszkolony w bieganiu.</text:p>
        </text:list-item>
        <text:list-item>
          <text:p text:style-name="P433">Umiejętność: Jesteś wyszkolony w każdej akcji polegającej na uciekaniu od niebezpieczeństwa, groźnej sytuacji lub unikaniu kłopotów. </text:p>
        </text:list-item>
        <text:list-item>
          <text:p text:style-name="P433"><text:soft-page-break/>Nieumiejętność: Nie wchodzisz z własnej woli w niebezpieczne sytuacje. Wszelkie rzuty na inicjatywę (by określić kto pierwszy działa w walc) są dla Ciebie utrudnione.</text:p>
        </text:list-item>
        <text:list-item>
          <text:p text:style-name="P433">Nieumiejętność: Trzęsiesz si<text:span text:style-name="T241">ę </text:span>jak galareta gdy masz wykonać potencjalnie niebezpieczne zadanie sam. Wszelkie takie akcje (takie jak atakowanie istoty, gdy jesteś sam) są dla Ciebie utrudnione.</text:p>
        </text:list-item>
        <text:list-item>
          <text:p text:style-name="P433">Dodatkowy Ekwipunek: Masz <text:span text:style-name="T242">amulet przynoszący szcz</text:span><text:span text:style-name="T241">ę</text:span><text:span text:style-name="T242">ście lub urządzenie, chroniące Cię od niebezpieczeństw. </text:span></text:p>
        </text:list-item>
      </text:list>
      <text:p text:style-name="P124">Początki Przygód: Z listy poniższych opcji, wybierz jak Twoja postać wzięła udział w pierwszej przygodzie.</text:p>
      <text:p text:style-name="P140">1. Wierzysz, że jesteś nawiedzany i zatrudniłeś jednego z BG jako swojego obrońcę.</text:p>
      <text:p text:style-name="P140">2. Chcesz uciec od wstydu i zebrałeś zdolne jednostki w nadziei na poprawienie swojej reputacji.</text:p>
      <text:p text:style-name="P140">3. Jeden z BG zmusił Cię groźba, byś im towarzyszył.</text:p>
      <text:p text:style-name="P140">4. Grupa odpowiedziała na Twoje krzyki o pomoc, kiedy miałeś kłopoty.</text:p>
      <text:p text:style-name="P93">Twardy</text:p>
      <text:p text:style-name="P200">Jesteś silny i możesz wytrzymać naprawdę wiele. Możesz być wielki i mieć kanciaste szczęki. Twarde postaci często mają widoczne blizny.</text:p>
      <text:p text:style-name="P200">Otrzymujesz poniższe cechy:</text:p>
      <text:list xml:id="list3283204575" text:style-name="L73">
        <text:list-item>
          <text:p text:style-name="P434">Odporny: +1 do Pancerza</text:p>
        </text:list-item>
        <text:list-item>
          <text:p text:style-name="P434">Zdrowy: Dodaj 1 do punktów które odzyskujesz gdy rzucasz na odzyskanie zdrowia.</text:p>
        </text:list-item>
        <text:list-item>
          <text:p text:style-name="P434">Umiejętność: Jesteś wyszkolony w Obronie Mocy.</text:p>
        </text:list-item>
        <text:list-item>
          <text:p text:style-name="P434">Dodatkowy Ekwipunek: Masz dodatkową lekką broń.</text:p>
        </text:list-item>
      </text:list>
      <text:p text:style-name="P124">Początki Przygód: Z listy poniższych opcji, wybierz jak Twoja postać wzięła udział w pierwszej przygodzie.</text:p>
      <text:p text:style-name="P141">1. Jesteś ochroniarzem jednego z innych BG.</text:p>
      <text:p text:style-name="P141">2. Jeden z BG to Twoja rodzeństwo i masz na nie oko.</text:p>
      <text:p text:style-name="P141">3. Potrzebujesz pieniędzy, gdyż Twoja rodzina jest zadłużona.</text:p>
      <text:p text:style-name="P141">4. Ochroniłeś innego BG, gdy ten był zagrożony. Kiedy rozmawiałeś z nim potem, usłyszałeś o celu grupy. </text:p>
      <text:p text:style-name="P93">Uczony</text:p>
      <text:p text:style-name="P201">Uczyłeś się dużo, albo samodzielnie, albo z nauczycielem. Wiesz wiele rzeczy i jesteś ekspertem w kilku tematach, takich jak historia, biologia, geografia, mitologia, nature lub inne dziedziny wiedzy. Uczone postaci zazwyczaj mają przy sobie parę książek i spędzają wolny czas na czytaniu.</text:p>
      <text:p text:style-name="P201">Otrzymujesz poniższe cechy:</text:p>
      <text:list xml:id="list1169368413" text:style-name="L74">
        <text:list-item>
          <text:p text:style-name="P435">Bystry: +2 do Puli Inteligencji.</text:p>
        </text:list-item>
        <text:list-item>
          <text:p text:style-name="P435">Umiejętność: Jesteś wyszkolony w trzech dziedzinach wiedzy własnego wyboru.</text:p>
        </text:list-item>
        <text:list-item>
          <text:p text:style-name="P435"><text:soft-page-break/>Nieumiejętność: Masz mało uroku osobistego. Wszelkie zadania powiązane z byciem miłym, perswazją i etykietą są dla Ciebie utrudnione.</text:p>
        </text:list-item>
        <text:list-item>
          <text:p text:style-name="P435">Dodatkowy Ekwipunek: Masz dwie książki traktujące o tematach własnego wyboru.</text:p>
        </text:list-item>
      </text:list>
      <text:p text:style-name="P124">Początki Przygód: Z listy poniższych opcji, wybierz jak Twoja postać wzięła udział w pierwszej przygodzie.</text:p>
      <text:p text:style-name="P142">1. Jeden z BG poprosił Cię o pomoc ze względu na Twoją wiedzę.</text:p>
      <text:p text:style-name="P142">2. Potrzebujesz pieniędzy, by sfinansować swoje badania.</text:p>
      <text:p text:style-name="P142">3. Wierzyłeś, że to zadanie doprowadzi do ważnych i interesujących odkryć.</text:p>
      <text:p text:style-name="P142">4. Kolega po fachu poprosił Cię o wzięcie udziału w misji.</text:p>
      <text:p text:style-name="P93">Ukradkowy</text:p>
      <text:p text:style-name="P201">Jesteś zwinny, śliski i szybki. Te talenty pomagają Ci się ukrywać, poruszać cicho i wykonywać sztuczki z dłońmi. Najpewniej jesteś mały. Jednakże, zły z Ciebie sprinter – jesteśbardziej zwinni niż szybko biegnący.</text:p>
      <text:p text:style-name="P201">Otrzymujesz poniższe cechy:</text:p>
      <text:list xml:id="list2093313" text:style-name="L75">
        <text:list-item>
          <text:p text:style-name="P436">Szybki: +2 do Puli Szybkości.</text:p>
        </text:list-item>
        <text:list-item>
          <text:p text:style-name="P436">Umiejętność: Jesteś wyszkolony w skradaniu się.</text:p>
        </text:list-item>
        <text:list-item>
          <text:p text:style-name="P436">Umiejętność: Jesteś wyszkolony w interakcjach polegających na kłamaniu lub oszustwie.</text:p>
        </text:list-item>
        <text:list-item>
          <text:p text:style-name="P436">Umiejętność: Jesteś wyszkolony we wszystkich specjalnych zdolnościach powiązanych z iluzjami lub oszustwami.</text:p>
        </text:list-item>
        <text:list-item>
          <text:p text:style-name="P436">Nieumiejętność: <text:s/>Jesteś ukradkowy, ale nie szybki. Wszystkie zadania polegające na przemieszczaniu się są dla Ciebie utrudnione. </text:p>
        </text:list-item>
      </text:list>
      <text:p text:style-name="P124">Początki Przygód: Z listy poniższych opcji, wybierz jak Twoja postać wzięła udział w pierwszej przygodzie.</text:p>
      <text:p text:style-name="P143">1. Chciałeś ukraść coś innemu BG. Złapał on Cię i zmusił, byś udał się z nim.</text:p>
      <text:p text:style-name="P143">2. Śledziłeś jednego z BG z sobie znanych powodów, co wplątało Cię w akcję.</text:p>
      <text:p text:style-name="P143">3. Szef (BN) w sekrecie zapłacił Ci, byś wziął udział w przygodzie.</text:p>
      <text:p text:style-name="P143">4. Podsłuchałeś BG mówiących o temacie, który Cię zainteresował, więc podszedłeś do nich.</text:p>
      <text:p text:style-name="P93">Urokliwy</text:p>
      <text:p text:style-name="P202">Jesteś prawdziwym czarusiem. <text:span text:style-name="T243">Niezależnie od tego, czy masz najwyraźniej nadprzyrodzone zdolności, czy po prostu jesteś dobry w słowa, możesz przekonywać innych ludzi do swoich racji. Najpewniej jesteś fizycznie atrakcyjny lub przynajmniej charyzmatyczny, a inni lubią słuchać Twojego głosu. Najpewniej dużo uwagi poświęcasz swojemu wyglądowi. Łatwo Ci nawiązywać nowe przyjaźnie. Ten deskryptor skupia się na Intelekcie jako mierze osobowości postaci – inteligencja nie jest Twoją mocną stroną. Jesteś przyjemny w obyciu, ale niekoniecznie uczony lub o silnej woli. </text:span></text:p>
      <text:p text:style-name="P203">Otrzymujesz poniższe cechy:</text:p>
      <text:list xml:id="list2478751787" text:style-name="L76">
        <text:list-item>
          <text:p text:style-name="P437"><text:soft-page-break/>Lubiany: +2 do Puli Intelektu.</text:p>
        </text:list-item>
        <text:list-item>
          <text:p text:style-name="P437">Umiejętność: Jesteś wyszkolony we wszystkich zadaniahc polegających na pozytywnej lub przyjemnej interakcji społecznej.</text:p>
        </text:list-item>
        <text:list-item>
          <text:p text:style-name="P437">Umiejętność: Jesteś wyszkolony w używaniu specjalnych zdolności, które wpływają na umysł innych.</text:p>
        </text:list-item>
        <text:list-item>
          <text:p text:style-name="P437">Informator: Posiadasz znajomego, który pełni ważną funkcję, np.: pomniejszego szlachcica, kapitana straży miejskiej lub głową dużego gangu złodziei. Ty i MG powinniście popracować wspólnie nad stworzeniem tej postaci.</text:p>
        </text:list-item>
        <text:list-item>
          <text:p text:style-name="P437">Nieumiejętność: Nigdy nie byłeś dobry w szkole. Wszelkie zadania powiązanie z wiedzą, nauką i zrozumieniem są dla Ciebie utrudnione.</text:p>
        </text:list-item>
        <text:list-item>
          <text:p text:style-name="P437">Nieumiejętność: Twoja siła woli nie jest najlepsza. Obronne akcje w celu unikania mentalnych ataków są dla Ciebie utrudnione.</text:p>
        </text:list-item>
        <text:list-item>
          <text:p text:style-name="P437">Dodatkowy Ekwipunek: <text:span text:style-name="T244">Zdołałeś pozyskać ostatnio pewne porządne zniżki. W efekcie, masz dostatecznie dużo pieniędzy, by zakupić jeden przedmiot średniej ceny. </text:span></text:p>
        </text:list-item>
      </text:list>
      <text:p text:style-name="P124">Początki Przygód: Z listy poniższych opcji, wybierz jak Twoja postać wzięła udział w pierwszej przygodzie.</text:p>
      <text:p text:style-name="P144">1. Przekonałeś jednego z BG, by powiedział Ci, co zamierza zrobić.</text:p>
      <text:p text:style-name="P144">2. Zapoczątkowałeś całą tę rzecz i nakłoniłeś innych, by do Ciebie dołączyli.</text:p>
      <text:p text:style-name="P144">3. Jeden z innych BG zrobił Ci przysługę i teraz spłacasz zobowiązanie, pomagając mu.</text:p>
      <text:p text:style-name="P144">4. Oferowana jest nagroda, a Ty potrzebujesz pieniędzy.</text:p>
      <text:p text:style-name="P93">Uważny</text:p>
      <text:p text:style-name="P204">Mało rzeczy Ci umyka. Dostrzegasz najmniejsze detale w świecie wokół Ciebie i umiejętnie dedukujesz na bazie informacji, które zdobywasz. Twoje talenty czynią z Ciebie wyśmienitego detektywa, bystrego naukowca, lub utalentowanego zwiadowcę.</text:p>
      <text:p text:style-name="P204">Jednakże, masz trudności ze zrozumieniem społecznych interakcji. Nie zwracasz uwagi na to, kogo Twoje dedukcje obrazą, lub jak niekomfortowo inni się czują, gdy ich badasz. Masz w zwyczaju traktować innych jak ludzi mniejszego intelektu w porównaniu z Tobą, co wykorzystujesz, gdy tego potrzebujesz.</text:p>
      <text:p text:style-name="P204">Otrzymujesz poniższe cechy:</text:p>
      <text:list xml:id="list486043754" text:style-name="L77">
        <text:list-item>
          <text:p text:style-name="P438">Bystry: +2 do Puli Intelektu.</text:p>
        </text:list-item>
        <text:list-item>
          <text:p text:style-name="P438">Umiejętność: Masz oko do zczegółów. Jesteś wyszkolony w każdym zadaniu, które polega na znajdywaniu lub dostrzeganiu małych detali.</text:p>
        </text:list-item>
        <text:list-item>
          <text:p text:style-name="P438">Umiejętność: Wiesz co nieco o wszystkim. Jesteś wyszkolony w każdym zadaniu, które polega na identyfikowaniu obiektów lub przywoływaniu z pamięci detali i szczegółów oraz faktów.</text:p>
        </text:list-item>
        <text:list-item>
          <text:p text:style-name="P438">Umiejętność: Twoja umiejętność wyciągania wniosków jest zatrważająca. Jesteś wyszkolony w zadaniach polegających na zastraszaniu innych istot.</text:p>
        </text:list-item>
        <text:list-item>
          <text:p text:style-name="P438"><text:soft-page-break/>Nieumiejętność: Twoja pewność siebie jest przez innych uważana za arogancję. Wszelkie zadania związana z pozytywną interakcją społeczną są dla Ciebie utrudnione.</text:p>
        </text:list-item>
        <text:list-item>
          <text:p text:style-name="P438">Dodatkowy Ekwipunek: Masz torbę lekkich narzędzi.</text:p>
        </text:list-item>
      </text:list>
      <text:p text:style-name="P124">Początki Przygód: Z listy poniższych opcji, wybierz jak Twoja postać wzięła udział w pierwszej przygodzie.</text:p>
      <text:p text:style-name="P144">1. Podsłuchałeś, jak inni BG mówili o swojej misji i zgłosiłeś się na ochotnika.</text:p>
      <text:p text:style-name="P144">2. Jeden z BG poprosił Cię ,byś im towarzyszył, wierząc, że Twoje talenty okażą się ważne podczas tej misji. </text:p>
      <text:p text:style-name="P144">3. Wierzysz że misja BG jest jakoś powiązana z jednym z Twoich śledztw.</text:p>
      <text:p text:style-name="P144">4. Osoba trzecia zrekrutowała Cię, byś podążał za BG i zobaczył, co planują.</text:p>
      <text:p text:style-name="P93">Wygnany</text:p>
      <text:p text:style-name="P205">Podążasz długą i samotną drogą, zostawiwszy swój dom i życie za sobą. Może popełniłeś okropną zbrodnię, coś tak okropnego, że Twoi ludzie Cię wygnali, pod groźbą śmierci. Mogłeś zostać oskarżony o zbrodnię, której nie popełniłeś, i teraz płacisz cenę błędów innej osoby. Twoje wygnanie może być skutkiem gafy – może zawstydziłeś swoją rodzinę lub przyjaciela, lub samego siebie w obliczu kolegów, autorytetu lub kogoś, kogo szanujesz. Niezależnie od powodu, zostawiłeś stare życie z tyłu i teraz starasz się stworzyć dla siebie nowe.</text:p>
      <text:p text:style-name="P205">Otrzymujesz poniższe cechy:</text:p>
      <text:list xml:id="list3647136464" text:style-name="L78">
        <text:list-item>
          <text:p text:style-name="P439">Samowystarczalny: +2 do Puli Mocy.</text:p>
        </text:list-item>
        <text:list-item>
          <text:p text:style-name="P439">Samotnik: Nie uzyskujesz korzyści, gdy uzyskujesz pomoc od innej postaci, która jest wyszkolona lub wyspecjalizowana w danym zadaniu.</text:p>
        </text:list-item>
        <text:list-item>
          <text:p text:style-name="P439">Umiejętność: Jesteś wyszkolony w skradaniu się.</text:p>
        </text:list-item>
        <text:list-item>
          <text:p text:style-name="P439">Umiejętność: Jesteś wyszkolony w zbieractwie, polowaniu i znajdowaniu bezpiecznych miejsc do odpoczynku lub ukrycia się.</text:p>
        </text:list-item>
        <text:list-item>
          <text:p text:style-name="P439">Nieumiejętność: <text:span text:style-name="T245">Życie na własną rękę tak długo sprawia, że trudniej Ci ufać innym i wejść w sytuacje społeczne. Wszelkie zadania polegające na społecznej interakcji są dla Ciebie utrudnione.</text:span></text:p>
        </text:list-item>
        <text:list-item>
          <text:p text:style-name="P440">Dodatkowy Ekwipunek: Masz pamiątkę ze swojej przeszłości – stare zdjęcie, medalik z puklem włosów, lub zapalniczkę daną Ci przez kogoś ważnego. Trzymasz ten obiekt blisko siebie i wyciągasz, by powspominać stare, dobre czasy.</text:p>
        </text:list-item>
      </text:list>
      <text:p text:style-name="P124">Początki Przygód: Z listy poniższych opcji, wybierz jak Twoja postać wzięła udział w pierwszej przygodzie.</text:p>
      <text:p text:style-name="P145">1. Inny BG pozyskał Twoje zaufanie pomagajac Ci, gdy tego potrzebowałeś. Towarzyszysz mu, by spłacić dług.</text:p>
      <text:p text:style-name="P145">2. Kiedy podróżowałeś samotnie, odkryłeś coś dziwnego. Kiedy trafiłeś do osady, BG byli jedynymi, którzy Ci uwierzyli, podróżując z Tobą, by dać sobie radę z owym problemem.</text:p>
      <text:p text:style-name="P206">3. Inny z BG przypomina Ci kogoś z Twojej przeszłości.</text:p>
      <text:p text:style-name="P206"><text:soft-page-break/>4. Masz dosyć swojej izolacji. Dołączenie do BG dale Ci szansę, by na nowo mieć przyjaciół.</text:p>
      <text:p text:style-name="P93">Wytrzymały</text:p>
      <text:p text:style-name="P207">Twoje ciało jest stworzone, by wytrzymać wiele. Niezależnie od tego, czy upijasz się w barze lub wymieniasz się ciosami z członkiem gangu, idziesz naprzód, a trudy spływają po Tobie jak po kaczce. Ani głód, ani pragnienie, pocięte ciało lub złamane kości – ni c z tego nie może Cię zatrzymać. Po prostu ignorujesz ból i przesz naprzód. </text:p>
      <text:p text:style-name="P207">Pomimo cieszenia się kondycją i zdrowiem, znaki zużycia malują się na Twoim ciele milionem mniejszych blizn, potrójnie złamanym nosem, poszarpanymi uszami i innymi oznakami fizycznymi, które nosisz z dumą.</text:p>
      <text:p text:style-name="P207">Otrzymujesz poniższe cechy:</text:p>
      <text:list xml:id="list2468381632" text:style-name="L79">
        <text:list-item>
          <text:p text:style-name="P441">Potężny: +4 do Puli Mocy.</text:p>
        </text:list-item>
        <text:list-item>
          <text:p text:style-name="P441">Szybkie Leczenie: Dzielisz na pół czas potrzebny, by wykonać rzut na odzyskanie zdrowia (co najmniej jedna tura).</text:p>
        </text:list-item>
        <text:list-item>
          <text:p text:style-name="P441">Prawie Niepowstrzymany: Kiedy znajdujesz się <text:span text:style-name="T246">na stopniu zranionego na liczniku obrażeń, funkcjonujesz jakbyś był w pełni zdrowia. Kiedy jesteś krytycznie ranny, funkcjonujesz jakbyś był zraniony. W innych słowach, konsekwencje była zranionym dotyczą Ciebie tylko gdy stajesz się krytycznie ranny i nigdy nie ponosisz konsekwencji bycia krytycznie rannym. Dalej umierasz, jeśli wszystkie Twoje punkty Pul spadną do 0.</text:span></text:p>
        </text:list-item>
        <text:list-item>
          <text:p text:style-name="P442">Umiejętność: Jesteś wyszkolony w Obronie Mocy.</text:p>
        </text:list-item>
        <text:list-item>
          <text:p text:style-name="P443">Nieumiejętność: Twoje silne, wielkie ciało reaguje wolno. Rzuty na inicjatywęsą dla Ciebie utrudnione.</text:p>
        </text:list-item>
        <text:list-item>
          <text:p text:style-name="P443">Niezgrabny: Gdy stosujesz Wysiłek na rzucie Szybkości, musisz wydać 1 dodatkowy punkt ze swojej Puli Szybkości.</text:p>
        </text:list-item>
      </text:list>
      <text:p text:style-name="P124">Początki Przygód: Z listy poniższych opcji, wybierz jak Twoja postać wzięła udział w pierwszej przygodzie.</text:p>
      <text:p text:style-name="P146">1. BG zrekrutowali Cię, usłyszawszy o Twojej reputacji.</text:p>
      <text:p text:style-name="P146">2. Dołączyłeś do BG, bo potrzebowałeś pieniędzy.</text:p>
      <text:p text:style-name="P146">3. BG oferowali wyzwanie równe Twojej mocy.</text:p>
      <text:p text:style-name="P146">4. Wierzysz, że BG przetrwają tylko wtedy, jeśli będziesz ich bronił.</text:p>
      <text:p text:style-name="P96">Zabawny</text:p>
      <text:p text:style-name="P209">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209">Zyskujesz poniższe cechy:</text:p>
      <text:list xml:id="list826892458" text:style-name="L80">
        <text:list-item>
          <text:p text:style-name="P445">Zabawny: +2 do Puli Intelektu.</text:p>
        </text:list-item>
        <text:list-item>
          <text:p text:style-name="P445"><text:soft-page-break/>Umiejętność: Jesteś biesiadny i większość ludzi lubi z Tobą przebywać. Jesteś wyszkolony we wszystkich zadaniach związanych z przyjemną interakcją społeczną.</text:p>
        </text:list-item>
        <text:list-item>
          <text:p text:style-name="P445">Umiejętność: masz przewagę w odkrywaniu puent dowcipów, których nigdy wcześniej nie słyszałeś. Jesteś wyszkolony we wszystkich zadaniach związanych z rozwiązywaniem zagadek i łamigłówek.</text:p>
        </text:list-item>
      </text:list>
      <text:p text:style-name="P124">Początki Przygód: Z listy poniższych opcji, wybierz jak Twoja postać wzięła udział w pierwszej przygodzie.</text:p>
      <text:p text:style-name="P147">1. <text:span text:style-name="T229">Rozwiązałeś łamigłówkę zanim zdałeś sobie sprawę, że odpowiedź rozpoczęłaby obecną przygodę.</text:span></text:p>
      <text:p text:style-name="P147">2. <text:span text:style-name="T229">Inni BG uznali, że przyniesiesz z sobą bardzo im potrzebny humor na misji.</text:span></text:p>
      <text:p text:style-name="P147">3. <text:span text:style-name="T229">Uznałeś, że sama zabawa i zero pracy nie jest najlepszym sposobem, by przeżyć życie, więc dołączyłeś do innych BG.</text:span></text:p>
      <text:p text:style-name="P147">4. <text:span text:style-name="T229">Miałeś wybór – pójść z BG, lub zmierzyć sięz czymś, co nie jest zabawne w ogóle.</text:span><text:span text:style-name="T231"> </text:span></text:p>
      <text:p text:style-name="P93">Zwinny</text:p>
      <text:p text:style-name="P208">Poruszasz się szybko, jesteś dobrym sprinterem i pracujesz umiejętnie swoimi dłońmi. Jesteś świetny w bieganiu, ale nie zawsze wychodzi Ci to z gracją. Najpewniej jesteś chudy i muskularny.</text:p>
      <text:p text:style-name="P208">Otrzymujesz poniższe cechy:</text:p>
      <text:list xml:id="list1493347703" text:style-name="L81">
        <text:list-item>
          <text:p text:style-name="P444">Szybki: +4 do puli Szybkości.</text:p>
        </text:list-item>
        <text:list-item>
          <text:p text:style-name="P444">Umiejętność: Jesteś wyszkolony w rzutach na inicjatywę (by określić kto pierwszy działa w turze).</text:p>
        </text:list-item>
        <text:list-item>
          <text:p text:style-name="P444">Umiejętność: Jesteś wyszkolony w bieganiu.</text:p>
        </text:list-item>
        <text:list-item>
          <text:p text:style-name="P444">Nieumiejętność: Jesteś szybki, ale niekoniecznie pełen gracji. Wszelkie zadania związane z równowagą są dla Ciebie utrudnione. </text:p>
        </text:list-item>
      </text:list>
      <text:p text:style-name="P124">Początki Przygód: Z listy poniższych opcji, wybierz jak Twoja postać wzięła udział w pierwszej przygodzie.</text:p>
      <text:p text:style-name="P146">1. Pomimo swojego lepszego osądu, dołączyłeś do BG ponieważ byli w niebezpieczeństwie. </text:p>
      <text:p text:style-name="P146">2. Jeden z BG przekonał Cię, byś dołączył do grupy, gdyż byłoby to w Twoim najlepszym interesie.</text:p>
      <text:p text:style-name="P146">3. Boisz się co się może zdarzyć, jeśli BG odniosą klęskę.</text:p>
      <text:p text:style-name="P146">4. W tle jest nagroda, a Ty potrzebujesz pieniędzy.</text:p>
      <text:p text:style-name="P93">Złośliwy</text:p>
      <text:p text:style-name="P210">Próbujesz ukryć swoje wnętrze, krzyk, by się wyzwolić i sprawić, by zapłacili, cierpieli i krwawili. Czasami udaje Ci się to dla Twoich przyjaciół – uśmiechać tak jak oni, śmiać, gdy oni się śmieją, a czasami nawet odczuwać inne emocje. Ale to zawsze czeka w środku, to poczucie szaleńczej radości zmieszane z nienawiścią, czasami wyskakujące, gdy konfrontujesz się z wrogiem. Twoi przyjaciele mogą tolerować przemoc, ale czasami martwisz się, że odkryją, że jesteś także okrutny.</text:p>
      <text:p text:style-name="P210">Otrzymujesz poniższe cechy:</text:p>
      <text:list xml:id="list3307137832" text:style-name="L82">
        <text:list-item>
          <text:p text:style-name="P446"><text:soft-page-break/>Umiejętność: Jesteś wyszkolony w śledzeniu istot. Jeśli istota Ciękrzywdziła, to zadanie jest ułatwione.</text:p>
        </text:list-item>
        <text:list-item>
          <text:p text:style-name="P446">Żądny krwi: Kiedy zaczynasz walkę, widzisz tylko czerwień. Zadajesz 2 dodatkowe punkty obrażeń dowolnym atakiem. </text:p>
        </text:list-item>
        <text:list-item>
          <text:p text:style-name="P446">Berserk: Kiedy już zaczniesz walkę, ciężko Ci przestać. Po prawdzie, jest to zadanie Intelektu trudności 2 , nawet, gdy wróg się podda lub gdy wrogowie Ci się skończą. Jeśli nastąpi ta druga sytuacja, atakujesz najbliższego sprzymierzeńca w zasięgu.</text:p>
        </text:list-item>
        <text:list-item>
          <text:p text:style-name="P446">Dodatkowy Ekwipunek: Posiadasz notatki z listą wszystkich, którzy zrobili Ci krzywdę.</text:p>
        </text:list-item>
      </text:list>
      <text:p text:style-name="P124">Początki Przygód: Z listy poniższych opcji, wybierz jak Twoja postać wzięła udział w pierwszej przygodzie.</text:p>
      <text:p text:style-name="P91">1. Inny BG widział, jak poradziłeś sobie z pijakiem w karczmie, nie wiedząc, że to Ty zacząłeś bójkę.</text:p>
      <text:p text:style-name="P91">2. Chciałeś uciec od złej sytuacji, więc ruszyłeś z BG.</text:p>
      <text:p text:style-name="P91">3. Chcesz się zmienić, i masz nadzieję ,że przebywanie w obecności reszty BG pomoże Ci zaznać spokoju.</text:p>
      <text:p text:style-name="P90"><text:span text:style-name="Source_20_Text"><text:span text:style-name="T99">4. Jeden z BG poprosił Cię, byś im towarzyszył, wierząc że Twoja złość może zostać opanowana na potrzeby misji.</text:span></text:span></text:p>
      <text:h text:style-name="Heading_20_3" text:outline-level="3"><text:bookmark-start text:name="__RefHeading___Toc11304_2102140854"/><text:span text:style-name="T214">2.3.1 </text:span>Customizacja deskryptorów<text:bookmark-end text:name="__RefHeading___Toc11304_2102140854"/></text:h>
      <text:p text:style-name="P213">Deskryptory pod względem mechanicznym zrobiono w jeden z poniższych sposobów:</text:p>
      <text:p text:style-name="P213">Niektóre deskryptory dają +4 do jednej Puli i albo 2 wąskie umiejętności, albo jedną szerszą.</text:p>
      <text:p text:style-name="P213">Inne deskryptory dają +2 do jednej Puli i albo 3 wąskie umiejętności, albo jedną wąską i jedną szerszą.</text:p>
      <text:p text:style-name="P213">“Szersza” umiejętność przydaje się w wielu sytuacjach (np.: wszystkie interakcje społeczne). Wąska umiejętność ma mniej zastosowań (np.: oszustwo). Umiejętności związane z walką, takie jak obrona lub inicjatywa, są uważane za szersze umiejętności.</text:p>
      <text:p text:style-name="P213">Można dodać jedną umiejętność, jeśli jest zbalansowana przez nieumiejętność. </text:p>
      <text:p text:style-name="P213">Możesz dodać zdolności, które nie są umiejętnościami “na oko” starając się je porównać z umiejętnościami, jeśli to tylko możliwe. Jeśli deskryptor wydaje się być słaby, dodaj przedmiot średniej ceny jako dodatkowy ekwipunek do niego.</text:p>
      <text:p text:style-name="P213">Z tymi ogólnymi informacjami, możesz skustomizować deskryptor, ale pamiętaj, że bardzo zmodyfikowany deskryptor nie jest deskryptorem, jeśli nic nie mówi o postaci. Lepiej zastosować te informacje, by stworzyć nowe deskryptory, które dokładnie wpasowują się w wizję gracza odnośnie swojej własnej postaci. </text:p>
      <text:p text:style-name="P213">RASY JAKO DESKRYPTORY</text:p>
      <text:p text:style-name="P213">Czasami, setting ma rasy obcych lub fantasy i gracze mogą zechcieć nimi zagrać. Zazwyczaj, jest to wybór bardziej wrażeń niż mechaniki gry. Jeśli jesteś wysokim na 7 stóp, włochatym Rigellianinem z 3 oczami, to świetnie, ale to nie zmienia statystyk lub umiejętności (ale może być wyzwaniem <text:soft-page-break/>podczas odgrywania postaci).</text:p>
      <text:p text:style-name="P213">Jednakże, czasami bycie nie-człowiekiem ma pewne wyzwania. BG Ogr w settingu fantasy może mieć deskryptor taki jak Silny albo Wytrzymały, lub może po prostu mieć deskryptor zwany Ogrem, który jest podobny do Silnego lub Wytrzymałego, ale ma pewne różnice (może z większą Mocą, ale i pewnymi wadami). To by znaczyło, że zamiast być Silnym Wojownikiem który Kontroluje Bestie, postać byłaby Ogrem Wojownikiem który Kontroluje Bestie. </text:p>
      <text:p text:style-name="P212"><text:span text:style-name="Source_20_Text"><text:span text:style-name="T99">Rozdział konwencje oferuje parę deskryptorów rasowych, ale wielu MG chciałoby stworzyć własne. Należy jednak zaznaczyć, że w 9 na 10 przypadków, w większości konwencji, różnice w rasach nie są na tyle wysokie, by tworzyć im nowe deskryptory. Różnica między Tajemniczą postacią a Szlachetną jest najpewniej większa niż między obcym z Alfa Centauri a Ziemianinem.</text:span></text:span></text:p>
      <text:h text:style-name="Heading_20_2" text:outline-level="2"><text:bookmark-start text:name="__RefHeading___Toc11306_2102140854"/><text:span text:style-name="T214">2.4. </text:span>Specjalizacje<text:bookmark-end text:name="__RefHeading___Toc11306_2102140854"/></text:h>
      <text:p text:style-name="P211"><text:span text:style-name="T247">Specjalizacja czyni postać wyjątkową. Specjalizacje postaci w grupie nie powinny się powtarzać. Specjalizacja daje postaci korzyści podczas tworzenia postaci i z każdym następnym poziomem. Jest to czasownik w zdaniu “Jestem </text:span><text:span text:style-name="T219">przymiotnikiem rzeczownikiem</text:span><text:span text:style-name="T247"> który </text:span><text:span text:style-name="T219">czasownikuje</text:span><text:span text:style-name="T247">”.</text:span></text:p>
      <text:p text:style-name="P214">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215">Dodatkowo, dalsza część rozdziału zapewnia narzędzia dla MG, który chciałby stworzyć swoją własną specjalizację, tak, by pasowała do wymogów danej gry lub kampanii.</text:p>
      <text:p text:style-name="P215">WYBIERANIE SPECJALIZACJI</text:p>
      <text:p text:style-name="P215">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248">l</text:span>nymi oznacza, że w tym świecie istnieją moce psioniczne, a Wyje do Księżyca oznacza istnienie w nim likantropów, a Pilotuje Statki Kosmiczne sprawia, że w settingu, no cóż, istnieją statki kosmiczne. </text:p>
      <text:p text:style-name="P215">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216">Parę specjalizacji w tym rozdziale zapewnia “zamianę z typem”, która pozwala zamienić zdolność typu na zdolno<text:span text:style-name="T249">ś</text:span>ć specjalizacji. Gracz nie musi poczynić tej zamiany, ale ma taką możliwość. Dla przykładu, specjalizacja Kocha Pustkę zapewnia opcję zyskania zdolności <text:s/><text:span text:style-name="T108">Mam Kombinezon Kosmiczny, Będę Podróżnikiem </text:span><text:span text:style-name="T107">zamiast zdolności typu.</text:span></text:p>
      <text:p text:style-name="P29"><text:soft-page-break/>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29">Na poziomach trzecim i szóstym, postać może wybrać zdolność z dwóch opcji.</text:p>
      <text:p text:style-name="P29">Możesz także wybrać, czy chcesz rozwinąć historie będącą opisem danej specjalizacji (choć nie jest to wymagane).</text:p>
      <text:p text:style-name="P29">POŁĄCZENIA Z INNYMI BG</text:p>
      <text:p text:style-name="P30">Wybierz połączenie, które pasuje do specjalności. Jeśli jesteś MG wybierającym (lub tworzącym) jeden lub kilka specjalizacji dla swoich postaci, wybierz do 4 z poniższych połączeń.</text:p>
      <text:list xml:id="list1375773516" text:style-name="L83">
        <text:list-item>
          <text:p text:style-name="P359">Wybierz innego BG. Z nieznanych Tobie powodów, ta postać jest kompletnie odporna na Twoje zdolności specjalizacji, niezależnie od tego, czy pragniesz mu nimi pomóc, czy zagrozić.</text:p>
        </text:list-item>
        <text:list-item>
          <text:p text:style-name="P359">Wybierz innego BG. Wiedziałeś o jego istnieniu przez lata, ale nie sądziłeś, że on Ciebie znał.</text:p>
        </text:list-item>
        <text:list-item>
          <text:p text:style-name="P359">Wybierz innego BG. Zawsze chcesz mu zaimponować, ale sam nie wiesz czemu.</text:p>
        </text:list-item>
        <text:list-item>
          <text:p text:style-name="P359">Wybierz innego BG. Ta postać ma nawyk, który Cię wkurza, ale poza tym jesteś pod wrażeniem jej zdolności.</text:p>
        </text:list-item>
        <text:list-item>
          <text:p text:style-name="P359">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359">Wybierz innego BG. Jeśli znajduje się on w <text:span text:style-name="T250">bliski zasięgu kiedy walczysz, czasami zapewnia on atut, a czasami utrudnia Twój test na atak (szansa 50% na jedno lub drugie, rzucane raz na walkę).</text:span></text:p>
        </text:list-item>
        <text:list-item>
          <text:p text:style-name="P359">Wybierz innego BG. <text:span text:style-name="T250">Kiedyś ocaliłeś mu życie i teraz ma dług wdzięczności. Nie jesteś z tego jakoś bardzo zachwycony – zrobiłeś, co należało zrobić i tyle.</text:span></text:p>
        </text:list-item>
        <text:list-item>
          <text:p text:style-name="P360">Wybierz innego BG. Ta postać ostatnio Cię wyśmiała, co naprawdę Cię zraniło. Jak zamierzasz sobie z tym poradzić (jeśli w ogóle) zależy od Ciebie.</text:p>
        </text:list-item>
        <text:list-item>
          <text:p text:style-name="P360">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360">Wybierz innego BG. Ta postać pochodzi z tego samego miejsca co ty i znaliście się jako dzieci. </text:p>
        </text:list-item>
        <text:list-item>
          <text:p text:style-name="P360"><text:soft-page-break/>Wybierz innego BG. W przeszłości, nauczył on Cię paru trików dy wykorzystania w walce.</text:p>
        </text:list-item>
        <text:list-item>
          <text:p text:style-name="P360">Wybierz innego BG. Ta postać nie pochwala Twoich metod.</text:p>
        </text:list-item>
        <text:list-item>
          <text:p text:style-name="P360">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360">Wybierz innego BG. <text:span text:style-name="T251">Zawsze próbujesz zachwycić tą postać swoimi umiejętnociami, sprytem, wyglądem lub odwagą. Może jest ona Twoim rywalem, może pragniesz jej szacunku, a może jest ona Twoim obiektem westchnień.</text:span></text:p>
        </text:list-item>
        <text:list-item>
          <text:p text:style-name="P361">Wybierz innego BG. Boisz się, że jest on zazdrosny o Twoje zdolności i martwisz się, że może to doprowadzić do problemów. </text:p>
        </text:list-item>
        <text:list-item>
          <text:p text:style-name="P361">Wybierz innego BG. Przypadkowo został złapany w pułapkę, którą założyłeś i musiał się wydostać z niej o własnych siłach.</text:p>
        </text:list-item>
        <text:list-item>
          <text:p text:style-name="P361">Wybierz innego BG. Kiedyś zostałeś zatrudniony, by wyśledzić kogoś, kto był blisko tej postaci.</text:p>
        </text:list-item>
        <text:list-item>
          <text:p text:style-name="P361">Wybierz dwóch BG (najlepiej takich, którzy mogą znaleźć się na trajektorii Twoich ataków). Kiedy nie trafiasz atakiem i MG decyduje, że atak uderzył w kogoś innego niż w Twój cel, trafia on w jedną tych dwóch postaci.</text:p>
        </text:list-item>
        <text:list-item>
          <text:p text:style-name="P361">Wybierz jednego BG. Nie jesteś pewien jak ani skąd, ale ta postać posiada butelki rzadkiego alkoholu i może go dla Ciebie sprowadzić za pół ceny.</text:p>
        </text:list-item>
        <text:list-item>
          <text:p text:style-name="P361">Wybierz jednego BG. Ostatnio straciłeś posiadany przedmiot i przekonałeś samego siebie, że to ten BG go skradł. Czy tak jest w istocie zależy od niego.</text:p>
        </text:list-item>
        <text:list-item>
          <text:p text:style-name="P362">Wybierz jednego BG. On zawsze zdaje się wiedzieć, gdzie jesteś, lub przynajmniej w którym kierunku się znajdujesz w relacji do niego.</text:p>
        </text:list-item>
        <text:list-item>
          <text:p text:style-name="P362">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362">Wybierz jednego BG. Coś sprawia, że jego obecność przeszkadza w Twoich zdolnościach. Kiedy stoi on obok Ciebie, Twoje zdolności specjalizacyjne kosztują 1 dodatkowy punkt więcej.</text:p>
        </text:list-item>
        <text:list-item>
          <text:p text:style-name="P362">Wybierz jednego BG. Coś sprawia, że uzupełnia on Twoje zdolności. Kiedy stoi on obok Ciebie, pierwsza zdolność specjalizacji, z której korzystasz w ciągu danej doby, kosztuje 2 punkty mniej.</text:p>
        </text:list-item>
        <text:list-item>
          <text:p text:style-name="P362">Wybierz jednego BG. Znasz tą postać już jakiś czas, i pomogła ona C<text:span text:style-name="T252">i</text:span> zyskać kontrolę nad Twoimi zdolnościami specjalizacyjnymi.</text:p>
        </text:list-item>
        <text:list-item>
          <text:p text:style-name="P362"><text:s/><text:span text:style-name="T252">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363">Wybierz jednego BG. Jego okazjonalna niezdarność i głośne zachowania irytują Cię.</text:p>
        </text:list-item>
        <text:list-item>
          <text:p text:style-name="P363"><text:soft-page-break/>Wybierz jednego BG. W niedalekiej przeszłości, gdy trenowaliście, przypadkowo trafiłeś go swoim atakiem, poważnie go raniąc. To od niego zależy, czy żywi urazę, czy też może wybaczył tobie.</text:p>
        </text:list-item>
        <text:list-item>
          <text:p text:style-name="P363">Wybierz jednego BG. Wisi Ci on dużą sumę pieniędzy.</text:p>
        </text:list-item>
        <text:list-item>
          <text:p text:style-name="P363">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363">Wybierz jednego BG. Niedawno, przypadkowo (lub celowo) sprawił on, że znalazłeś się w niebezpieczeństwie. Wszystko z Tobą teraz w porządku, ale masz się na baczności w jego obecności.</text:p>
        </text:list-item>
        <text:list-item>
          <text:p text:style-name="P364">Wybierz jednego BG. Z Twojego punktu widzenia, wydaje się on nerwowy w związku z pewną ideą, osobą lub sytuacją. Chciałbyś nauczyć go jak być bardziej wyluzowanym (jeśli tylko Ci na to pozwoli).</text:p>
        </text:list-item>
        <text:list-item>
          <text:p text:style-name="P364">Wybierz jednego BG. Kiedyś nazwał Cię on tchórzem.</text:p>
        </text:list-item>
        <text:list-item>
          <text:p text:style-name="P364">Wybierz jednego BG. Ta postać zawsze rozpoznaje Cię i Twoje ślady, nawet kiedy jesteś w przebraniu lub uciekłeś z danego miejsca dawno temu.</text:p>
        </text:list-item>
        <text:list-item>
          <text:p text:style-name="P364">Wybierz jednego BG. Niechcący spowodowałeś wypadek, który sprawił, że zapadł on w sen tak głęboki, że nie obudził się przez trzy dni. To, czy Ci wybaczył, czy też nie, zależy od niego.</text:p>
        </text:list-item>
        <text:list-item>
          <text:p text:style-name="P364">Wybierz jednego BG. Jesteś przekonany, że jesteście w jakiś sposób spokrewnieni.</text:p>
        </text:list-item>
        <text:list-item>
          <text:p text:style-name="P364">Wybierz jednego BG. Przypadkowo dowiedziałeś się czegoś, co on próbuje utrzymać w tajemnicy. </text:p>
        </text:list-item>
        <text:list-item>
          <text:p text:style-name="P364">Wybierz jednego BG. Jest on szczególnie wrażliwy na co bardziej widocznie zdolności Twojej specjalizacji, i czasami doznaje szoku trwającego parę rund, co utrudnia jego akcje. </text:p>
        </text:list-item>
        <text:list-item>
          <text:p text:style-name="P364">Wybierz jednego BG. Najwyraźniej posiada on cenny przedmiot, który kiedyś był Twój, a który przegrałeś w grach hazardowych lata temu.</text:p>
        </text:list-item>
        <text:list-item>
          <text:p text:style-name="P364">Wybierz jednego BG. Gdyby nie Ty, ta postać oblałaby w przeszłości test zdolności umysłowych.</text:p>
        </text:list-item>
        <text:list-item>
          <text:p text:style-name="P364">Wybierz jednego BG. Bazując na paru komentarzach, które podsłuchałeś, podejrzewasz, że nie darzy on Twojej strefy kompetencji lub ulubionego hobby wielką estymą. </text:p>
        </text:list-item>
        <text:list-item>
          <text:p text:style-name="P365">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365">Wybierz jednego BG. Panicznie boi się on wysokości. Chciałbyś nauczyć go, jak być bardziej wyluzowanym na wysokościach. To od niego zależy decyzja, czy się zgodzi zaakceptować Twoją pomoc.</text:p>
        </text:list-item>
        <text:list-item>
          <text:p text:style-name="P365">Wybierz jednego BG. <text:span text:style-name="T253">Jest on skeptyczny odnośnie Twoich twierdzeń o czymś ważnym, co się przytrafiło Tobie w przeszłości. Może on nawet chcieć cię zdyskredytować lub odkryć </text:span><text:soft-page-break/><text:span text:style-name="T253">“tajemnicę” Twojej historii, choć to zależy od niego.</text:span></text:p>
        </text:list-item>
        <text:list-item>
          <text:p text:style-name="P366">Wybierz jednego BG. Ma on talent do dostrzegania, gdzie Twoje plany mają słabe punkty.</text:p>
        </text:list-item>
        <text:list-item>
          <text:p text:style-name="P366">Wybierz jednego BG. Twarz tej postaci jest tak intrygująca z powodów, których nie rozumiesz, że czasami ją szkicujesz w piasku lub innym medium, do którego masz dostęp.</text:p>
        </text:list-item>
        <text:list-item>
          <text:p text:style-name="P366">Wybierz jednego BG. Ta postać ma dodatkowy zwykły przedmiot od Ciebie – może to być coś, co zrobiłeś lub po prostu coś, co jej ofiarowałeś. (Dany gracz wybiera przedmiot.)</text:p>
        </text:list-item>
        <text:list-item>
          <text:p text:style-name="P366">Wybierz jednego BG. Wynajął on Cię, byś wykonał dla niego pewną robotę. Otrzymałeś zapłatę, ale jeszcze nie wykonałeś tej pracy.</text:p>
        </text:list-item>
        <text:list-item>
          <text:p text:style-name="P366">Wybierz jednego BG. Pracowaliście razem kiedyś, i skończyło się to źle.</text:p>
        </text:list-item>
        <text:list-item>
          <text:p text:style-name="P366">Wybierz jednego BG. Kiedy stoi on obok Ciebie i poświęca swoją akcję na skoncentrowanie się, by ci pomóc, <text:s/>jedna z Twoich zdolności specjalizacji ma podwojony zasięg.</text:p>
        </text:list-item>
      </text:list>
      <text:p text:style-name="P31">O SPECJALIZACJI</text:p>
      <text:p text:style-name="P31">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31">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31">Jednakże, jeśli sobie życzysz (i <text:span text:style-name="T218">tylko</text:span>, jeśli sobie życzysz – nie ma takiego obowiązku) możesz dodać więcej do tych opisów w sposób, który pasuje do Twojej gry. Dla przykładu, jeśli wybierasz Działa pod Przykrywką i Tworzy Dziwną Naukę dla sesji wspó<text:span text:style-name="T254">łc</text:span>zesnej, takiej jak horror, urban fantasy, sesja szpiegowska lub coś podobnego, możesz rozbudować opisy, jak pokazano w poniższych przykładach.</text:p>
      <text:p text:style-name="P31">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217"><text:span text:style-name="T107">Niezależnie od okoliczności, pozyskujesz informacje, które inni chcieliby zachować w tajemnicy. </text:span><text:span text:style-name="T109">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32">Najpewniej nosisz ciemne kolory – czarny, szarości lub ciemny błękit – by pomóc Ci wmieszać się w cienie, chyba, że przebrałeś się akurat za kogoś innego.</text:p>
      <text:p text:style-name="P218"><text:span text:style-name="T107">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110">Możesz pozyskać nową perspektywę i </text:span><text:soft-page-break/><text:span text:style-name="T110">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33">Najpewniej dbasz o swoją pracę bardziej niż o trywialności pokroju własnego wyglądu, miłe zachowanie, lub społeczne normy, jednakże, ekscentryk Twojego pokroju nawet tutaj może się wyłamywać stereotypom. </text:p>
      <text:p text:style-name="P33">Jeśli chcesz pój<text:span text:style-name="T255">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33">SPECJALIZACJE</text:p>
      <text:p text:style-name="P34">Pełen opis wszystkich zdolności można znaleźć w odpowiednim rozdziale, który ma opisy typów, posmaków i zdolności w jednym bogatym katalogu.</text:p>
      <text:p text:style-name="P98">Absorbuje Energię</text:p>
      <text:p text:style-name="P219">Władasz energią i zamieniasz ją na inne jej rodzaje.</text:p>
      <text:p text:style-name="P219">Poziom 1: Absorpcja Energii Kinetycznej</text:p>
      <text:p text:style-name="P219">Poziom 1: Wyzwolenie Energii</text:p>
      <text:p text:style-name="P219">Poziom 2: Zasilenie Przedmiotu</text:p>
      <text:p text:style-name="P219">Poziom 3: <text:span text:style-name="T256">A</text:span>bsorpcja Czystej Energii lub Ulepszona Absorpcja Energii Kinetycznej</text:p>
      <text:p text:style-name="P219">Poziom 4: Przeładowanie Energii</text:p>
      <text:p text:style-name="P219">Poziom 5: <text:span text:style-name="T257">Zasilenie</text:span> Istoty</text:p>
      <text:p text:style-name="P219">Poziom 6: Zasilenie Tłumu lub Przeładowanie Urządzenia</text:p>
      <text:p text:style-name="P219">Wtrącenia MG: Energia wyładowuje się w destruktywny sposób. Pewni drapieżcy żywią się czystą energią. Przypadkowy przedmiot zostaje wyssany z energii.</text:p>
      <text:p text:style-name="P98">Bada Ciemne Miejsca</text:p>
      <text:p text:style-name="P211">Jesteś archetypowym łowcą skarbów i znalazcą zgubionych rzeczy.</text:p>
      <text:p text:style-name="P211">Poziom 1: Wspaniały Odkrywca</text:p>
      <text:p text:style-name="P211">Poziom 2: Wspaniały Infiltrator</text:p>
      <text:p text:style-name="P211">Poziom 3: Dostosowanie Oczu</text:p>
      <text:p text:style-name="P211">Poziom 3: Nocne Uderzenie lub <text:span text:style-name="T258">Ś</text:span>liski Klient</text:p>
      <text:p text:style-name="P211">Poziom 4: Ciężko Zapracowana Odporność</text:p>
      <text:p text:style-name="P211"><text:soft-page-break/>Poziom 5: Eksplorator Ciemności</text:p>
      <text:p text:style-name="P211">Poziom 6: Oślepiający Atak lub W Objęciach Mroku</text:p>
      <text:p text:style-name="P211">Wtrącenia MG: Przedmioty wypadają Ci z kieszeni lub torby w mroku, mapy Ci się gubią, pozyskane informacje nie zawierają istotnego szczegółu. <text:s/></text:p>
      <text:p text:style-name="P98">Buduje Roboty</text:p>
      <text:p text:style-name="P220">Twoje robotyczne twory robią to, czego od nich zażądasz. </text:p>
      <text:p text:style-name="P221">(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21">Poziom 1: Robot-Asystent</text:p>
      <text:p text:style-name="P221">Poziom 1: Twórco Robotów</text:p>
      <text:p text:style-name="P221">Poziom 2: Kontrola Robotów</text:p>
      <text:p text:style-name="P221">Poziom 3: Kompan-Ekspert lub Umiejętna Obrona</text:p>
      <text:p text:style-name="P221">Poziom 4: Unowocześnienie Robota</text:p>
      <text:p text:style-name="P221">Poziom 5: Armia Robotów</text:p>
      <text:p text:style-name="P221">Poziom 6: Robotyczna Ewolucja lub Unowocześnienie Robota</text:p>
      <text:p text:style-name="P221">Wtrącenia MG: Robot zostaje zhackowany, działa randomowo lub niespodziewanie wybucha.</text:p>
      <text:p text:style-name="P98">Chroni Słabszych</text:p>
      <text:p text:style-name="P149">Pomagasz słabszym, pragnącym pomocy i bezsilnym.</text:p>
      <text:p text:style-name="P183"><text:span text:style-name="T259">Poziom</text:span> 1: <text:span text:style-name="T259">Odwaga</text:span></text:p>
      <text:p text:style-name="P183"><text:span text:style-name="T259">Poziom</text:span> 1: <text:span text:style-name="T259">Tarcza Obronna</text:span></text:p>
      <text:p text:style-name="P183"><text:span text:style-name="T259">Poziom</text:span> 2: <text:span text:style-name="T260">Wierny Obrońca</text:span></text:p>
      <text:p text:style-name="P183"><text:span text:style-name="T259">Poziom</text:span> 2: <text:span text:style-name="T260">Empatia</text:span></text:p>
      <text:p text:style-name="P183"><text:span text:style-name="T259">Poziom</text:span> 3: <text:span text:style-name="T260">Podwójni Bronieni lub Prawdziwy Strażnik</text:span></text:p>
      <text:p text:style-name="P183"><text:span text:style-name="T259">Poziom</text:span> 4: <text:span text:style-name="T260">Wyzwanie Bojowe</text:span></text:p>
      <text:p text:style-name="P183"><text:span text:style-name="T259">Poziom</text:span> 5: <text:span text:style-name="T260">Chętna Ofiara</text:span></text:p>
      <text:p text:style-name="P183"><text:span text:style-name="T259">Poziom</text:span> 6: Res<text:span text:style-name="T260">uscytacja lub Prawdziwy Obrońca</text:span></text:p>
      <text:p text:style-name="P150">Wtrącenia MG: Postać skupiona na ochronie innych może czasami wystawić samą siebie do ataku.</text:p>
      <text:p text:style-name="P98">Chroni Wrota</text:p>
      <text:p text:style-name="P223">Każdy chce mieć Ciebie po swojej stronie w walce, ponieważ nic Cię nie omija.</text:p>
      <text:p text:style-name="P223">Poziom 1: Ufortyfikowana Pozycja</text:p>
      <text:p text:style-name="P223">Poziom 1: Do Mnie!</text:p>
      <text:p text:style-name="P223"><text:soft-page-break/>Poziom 2: Moc i Umysł</text:p>
      <text:p text:style-name="P223">Poziom 3: Budujący Umocnienia lub Odbicie Ataków</text:p>
      <text:p text:style-name="P223">Poziom 4: Większa Ulepszona Moc</text:p>
      <text:p text:style-name="P223">Poziom 5: Pole Wzmacniające</text:p>
      <text:p text:style-name="P223">Poziom 6: Generacja Pola Siłowego lub Atak Oszałamiający</text:p>
      <text:p text:style-name="P222">Wtrącenia MG: Strategicznie ważna struktura się zapada. Wróg atakuje z niespodziewanej strony.</text:p>
      <text:p text:style-name="P98">Dotyka Nieba</text:p>
      <text:p text:style-name="P223">Kontrolujesz pogodę.</text:p>
      <text:p text:style-name="P223">Poziom 1: Unoszenie się</text:p>
      <text:p text:style-name="P223">Poziom 2: <text:span text:style-name="T261">Zbroja Wiatru</text:span></text:p>
      <text:p text:style-name="P223">Poziom 3: <text:span text:style-name="T261">Promienie Mocy lub</text:span> <text:span text:style-name="T261">Przywołanie Burzy</text:span></text:p>
      <text:p text:style-name="P223">Poziom 4: <text:span text:style-name="T261">Jeździec Wiatru</text:span></text:p>
      <text:p text:style-name="P223">Poziom 5: <text:span text:style-name="T261">Emisja Zimna</text:span></text:p>
      <text:p text:style-name="P223">Poziom 6: <text:span text:style-name="T261">Kontrola Pogody lub</text:span> <text:span text:style-name="T261">Rydwan Wiatru</text:span></text:p>
      <text:p text:style-name="P224">Wtrącenia MG: Sojusznik jest przypadkowo trafiony przez błyskawicę. Niespodziewane uziemienie zadaje obrażenia. Pogoda jest zmieniona w niewłaściwy sposób i burza wyrywa się spod kontroli. </text:p>
      <text:p text:style-name="P98">Działa pod Przykrywką</text:p>
      <text:p text:style-name="P225">Pod przebraniem kogoś innego, szukasz odpowiedzi, które potężni tego świata pragną zachować dla siebie. </text:p>
      <text:p text:style-name="P225">(Ktoś kto Działa pod Przykrywką może mieć zestaw do przebierania się jako dodatkowy ekwipunek).</text:p>
      <text:p text:style-name="P225">Poziom 1: Śledztwo</text:p>
      <text:p text:style-name="P225">Poziom 2: Przebranie</text:p>
      <text:p text:style-name="P225">Poziom 3: Agent-Prowokator lub Bieg i Walka</text:p>
      <text:p text:style-name="P225">Poziom 4: Niezłe Oszustwo</text:p>
      <text:p text:style-name="P225">Poziom 5: Korzystanie z Dostępnych Opcji</text:p>
      <text:p text:style-name="P225">Poziom 6: Zaufaj Swemu Szcześciu lub Śmiertelny Cios</text:p>
      <text:p text:style-name="P225">Wtrącenia MG: Pech może zepsuć najlepszy plan. Przebrenie zawodzi. Sprzymierzeńcy okazują się również być agentami.</text:p>
      <text:p text:style-name="P98">Dzierży Dwie Bronie Naraz</text:p>
      <text:p text:style-name="P225">Dzierżysz stal w obydwu rękach, gotowy stanąć naprzeciwko każdego wroga. </text:p>
      <text:p text:style-name="P225">Poziom 1: Podwójne Władanie Lekkimi Broniami </text:p>
      <text:p text:style-name="P225">Poziom 2: Podwójny Cios</text:p>
      <text:p text:style-name="P225"><text:soft-page-break/>Poziom 2: Infiltrator</text:p>
      <text:p text:style-name="P225">Poziom 3: Podwójne Władanie Średnią Bronią lub Precyzyjne Cięcie</text:p>
      <text:p text:style-name="P225">Poziom 4: Podwójna Obrona</text:p>
      <text:p text:style-name="P225">Poziom 5: Podwójne Rozproszenie Uwagi</text:p>
      <text:p text:style-name="P225">Poziom 6: Rozbrojenie lub Wielokrotny Atak</text:p>
      <text:p text:style-name="P225">Wtrącenia MG: Ostrze łamie się w połowie lub broń wypada z dłoni swego nosiciela. </text:p>
      <text:p text:style-name="P98">Dzierży Magiczną Broń</text:p>
      <text:p text:style-name="P226">Posiadasz broń o dziwnych właściwościach i Twoja wiedza o jej mocy pozwoliła Ci stworzyć unikalny styl walki.</text:p>
      <text:p text:style-name="P226">Poziom 1: Zaczarowana Broń</text:p>
      <text:p text:style-name="P226">Poziom 1: Wrodzona Moc</text:p>
      <text:p text:style-name="P226">Poziom 1: Naładowanie Broni</text:p>
      <text:p text:style-name="P226">Poziom 2: Uderzenie Mocy</text:p>
      <text:p text:style-name="P226">Poziom 3: Szybki Atak lub Rzut Zaczarowaną Bronią</text:p>
      <text:p text:style-name="P226">Poziom 4: Broń Defensywna</text:p>
      <text:p text:style-name="P226">Poziom 5: Zaczarowany Ruch</text:p>
      <text:p text:style-name="P226">Poziom 6: Smiertelny Cios lub Wielokrotny Atak</text:p>
      <text:p text:style-name="P226">Wtrącenia MG: Broń się psuje lub zostaje upuszczona. Postać traci połąćzenie ze swoją bronią aż do czasu, gdy wykorzysta swoj akcję, by odnowić połączenie. Energia broni rozładowuje się w niespodziewany sposób. </text:p>
      <text:p text:style-name="P98">Fruwa Szybciej Niż Pocisk</text:p>
      <text:p text:style-name="P226">Możesz latać i jesteś supersilny, ciężki w uszkodzeniu, a także szybki. Czy jest coś, czego nie możesz zrobić?</text:p>
      <text:p text:style-name="P226">Poziom 1: Unoszenie się</text:p>
      <text:p text:style-name="P226">Poziom 2: Większy Ulepszony Potencjał</text:p>
      <text:p text:style-name="P226">Poziom 3: Ukryta Siła lub Rentgen w Oczach</text:p>
      <text:p text:style-name="P226">Poziom 4: W Mgnieniu Oka</text:p>
      <text:p text:style-name="P226">Poziom 4: Rozpęd</text:p>
      <text:p text:style-name="P226">Poziom 5: Jeszcze Żywy</text:p>
      <text:p text:style-name="P226">Poziom 6: palące światło lub Zignorowanie Przeszkody</text:p>
      <text:p text:style-name="P226">Wtrącenia MG: Nemezis Cię odnajduje. Odnaleziono dziwny materiał, któy niweluje moce postacu. </text:p>
      <text:p text:style-name="P98">Gra w Zbyt Wiele Gier</text:p>
      <text:p text:style-name="P226">Lekcje, refleks i strategie, których się nauczyłeś, grając w zbyt wiele gier, mają zastosowanie w <text:soft-page-break/>prawdziwym życiu, gdzie ludzie, którzy nie grają dostatecznie dużo muszą się szczególnie męczyć. </text:p>
      <text:p text:style-name="P226">Poziom 1: <text:span text:style-name="T262">Lekcje z Gier</text:span></text:p>
      <text:p text:style-name="P226">Poziom 1: Gamer</text:p>
      <text:p text:style-name="P226">Poziom 2: <text:span text:style-name="T262">Oczy Przyzwyczajone do Ciemności</text:span></text:p>
      <text:p text:style-name="P226">Poziom 2: <text:span text:style-name="T262">Odporność na Sztuczki</text:span></text:p>
      <text:p text:style-name="P226">Poziom 3: <text:span text:style-name="T262">Cel Snipera lub</text:span> <text:span text:style-name="T262">Ulepszone Skupienie w Szybkości</text:span></text:p>
      <text:p text:style-name="P226">Poziom 4: <text:span text:style-name="T262">Gierki Umysłowe</text:span></text:p>
      <text:p text:style-name="P226">Poziom 4: <text:span text:style-name="T262">Ulepszony Intelekt</text:span></text:p>
      <text:p text:style-name="P226">Poziom 5: <text:span text:style-name="T262">Wytrzymałość Gracza</text:span></text:p>
      <text:p text:style-name="P226">Poziom 6: <text:span text:style-name="T262">Regeneracja Umysłu</text:span> <text:span text:style-name="T262">lub Bóg Gier</text:span></text:p>
      <text:p text:style-name="P227">Wtrącenia MG: Chybiony atak trafie nie ten cel. Ekwipunek siępsuje. Czasami ludzie reaguję nagatywnie na kogoś, kto przeżył większość swego życia w wyimaginowanych światach gier.</text:p>
      <text:p text:style-name="P98">Grzmi</text:p>
      <text:p text:style-name="P228">Emitujesz destruktywne dźwięki i manipulujesz nimi.</text:p>
      <text:p text:style-name="P228">Poziom 1: Promień Grzmotu</text:p>
      <text:p text:style-name="P228">Poziom 2: Bariera Konwersji Dźwięku</text:p>
      <text:p text:style-name="P228">Poziom 3: Tłumienie Dźwięków lub Echolokacja</text:p>
      <text:p text:style-name="P228">Poziom 4: Okrzyk Roztrzaskania</text:p>
      <text:p text:style-name="P228">Poziom 5: Subsoniczny Hałas</text:p>
      <text:p text:style-name="P228">Poziom 5: Wzmocnienie Dźwięku</text:p>
      <text:p text:style-name="P228">Poziom 6: Trzęsienie Ziemi lub Śmiertelna Wibracja</text:p>
      <text:p text:style-name="P228">Wtrącenia MG: Głośne hałasy przyciągają uwagę.</text:p>
      <text:p text:style-name="P98">Ignoruje Fizyczny Dystans</text:p>
      <text:p text:style-name="P228">Możesz się teleportować w jedno miejsce z drugiego poprzez krótki pobyt w równoległym wymiarze.</text:p>
      <text:p text:style-name="P228">Poziom 1: <text:span text:style-name="T263">Wymiarowy Ścisk</text:span></text:p>
      <text:p text:style-name="P228">Poziom 2: <text:span text:style-name="T263">Oportunista</text:span></text:p>
      <text:p text:style-name="P228">Poziom 3: <text:span text:style-name="T263">Obronna Teleportacja lub</text:span> <text:span text:style-name="T263">Skoki Teleportacyjne</text:span></text:p>
      <text:p text:style-name="P228">Poziom 4: <text:span text:style-name="T263">Krótka Teleportacja</text:span></text:p>
      <text:p text:style-name="P228">Poziom 5: <text:span text:style-name="T263">Średnia Teleportacja</text:span></text:p>
      <text:p text:style-name="P228">Poziom 6: Teleporta<text:span text:style-name="T263">cja lub</text:span> <text:span text:style-name="T263">Rana Teleportacyjna</text:span></text:p>
      <text:p text:style-name="P229">Wtrącenia MG: Teleportacja kończy się źle, umieszczając postać w niebezpiecznym miejscu. Bezwładność (np.: wskutek spadania) trwa podczas teleportacji, raniąc postać. </text:p>
      <text:p text:style-name="P98"><text:soft-page-break/>Infiltruje</text:p>
      <text:p text:style-name="P230">Subtelność, chytrość i ukradkowość pozwalają Ci na dostęp tam, gdzie inni nie mogą.</text:p>
      <text:p text:style-name="P230">Poziom 1: Umiejętności Złodzieja</text:p>
      <text:p text:style-name="P230">Poziom 1: Wyczucie Pobudek</text:p>
      <text:p text:style-name="P230">Poziom 2: Impersonacja</text:p>
      <text:p text:style-name="P230">Poziom 2: Ucieczka, nie Walka</text:p>
      <text:p text:style-name="P230">Poziom 3: Świadomość lub Umiejętny Atak</text:p>
      <text:p text:style-name="P230">Poziom 4: Niewidzialność</text:p>
      <text:p text:style-name="P230">Poziom 5: Unik</text:p>
      <text:p text:style-name="P230">Poziom 6: Pranie Mózgu lub Odsunięcie się</text:p>
      <text:p text:style-name="P230">Wtrącenia MG: Szpiegów traktuje się okrutnie, gdy się ich złapie. Ich sprzymierzeńcy się ich wypierają. Pewnych sekretów lepiej nigdy nie poznać.</text:p>
      <text:p text:style-name="P98">Interpretuje Prawo</text:p>
      <text:p text:style-name="P230">Jest twoją rzeczą naginanie innych do swoich poglądów.</text:p>
      <text:p text:style-name="P230">Poziom 1: <text:span text:style-name="T264">Dyplomata</text:span></text:p>
      <text:p text:style-name="P230">Poziom 1: <text:span text:style-name="T264">Wiedza Prawnicza</text:span></text:p>
      <text:p text:style-name="P230">Poziom 2: Deb<text:span text:style-name="T264">ata</text:span></text:p>
      <text:p text:style-name="P230">Poziom 3: <text:span text:style-name="T264">Przydatna Pomoc lub Ulepszone Skupienie w Inteligencji</text:span></text:p>
      <text:p text:style-name="P230">Poziom 4: <text:span text:style-name="T264">Przerażenie</text:span></text:p>
      <text:p text:style-name="P230">Poziom 5: <text:span text:style-name="T264">Nikt nie Wie Lepiej</text:span></text:p>
      <text:p text:style-name="P230">Poziom 6: <text:span text:style-name="T264">Większy Ulepszony Potencjał lub</text:span> <text:span text:style-name="T264">Prawnik-Stażysta</text:span></text:p>
      <text:p text:style-name="P231">Wtrącenia MG: Ludzie nie lubią wszystkowiedzących. Rozproszenie lub przeszkodzenie przeszkadza w argumencie prawniczym.</text:p>
      <text:p text:style-name="P98">Istnieje Częściowo Poza Fazą</text:p>
      <text:p text:style-name="P232">Częściowo przezroczysty, jesteś w części poza fazą i możesz się przemieszczać przez ciała stałe. </text:p>
      <text:p text:style-name="P232">Poziom 1: Przechodzenie Przez Ściany</text:p>
      <text:p text:style-name="P232">Poziom 2: Defensywne Znikanie</text:p>
      <text:p text:style-name="P232">Poziom 3: Atak Fazowy lub Drzwi Fazowe</text:p>
      <text:p text:style-name="P232">Poziom 4: Duch</text:p>
      <text:p text:style-name="P232">Poziom 5: Nietykalny</text:p>
      <text:p text:style-name="P232">Poziom 6: Ulepszony Atak Fazowy lub Wyfazowanie Wroga</text:p>
      <text:p text:style-name="P232">Wtrącenia MG: Postać wyfazowuje się w nieznany wymiar. Postać gubi się w dużym ciele stałym. </text:p>
      <text:p text:style-name="P98"><text:soft-page-break/>Istnieje w Dwóch Miejscach Naraz</text:p>
      <text:p text:style-name="P232">Istniejesz w dwóch miejscach w tym samym czasie.</text:p>
      <text:p text:style-name="P211">Poziom 1: <text:span text:style-name="T265">Kopia</text:span></text:p>
      <text:p text:style-name="P211">Poziom 2: <text:span text:style-name="T265">Dzielone Zmysły</text:span></text:p>
      <text:p text:style-name="P211">Poziom 3: <text:span text:style-name="T265">Ulepszona Kopia lub</text:span> <text:span text:style-name="T265">Odporna Kopia</text:span></text:p>
      <text:p text:style-name="P211">Poziom 4: <text:span text:style-name="T265">Przekaz Obrażeń</text:span></text:p>
      <text:p text:style-name="P211">Poziom 5: <text:span text:style-name="T265">Skoordynowany Wysiłek</text:span></text:p>
      <text:p text:style-name="P211">Poziom 6: <text:span text:style-name="T265">Wielość lub</text:span> <text:span text:style-name="T265">Odporna Kopia</text:span></text:p>
      <text:p text:style-name="P211"><text:span text:style-name="T265">Wtrącenia MG</text:span>: <text:span text:style-name="T265">Obserwacja świata z dwóch odmiennych perspektyw dezorientuje postać, powodując zawroty głowy, wymioty lub konfuzję.</text:span></text:p>
      <text:p text:style-name="P98">Izoluje Umysł od Ciała</text:p>
      <text:p text:style-name="P233">Twój umysł opuszcza Twoje ciało, by widzieć odległe miejsca i poznawać sekrety, których nie da się poznać inaczej.</text:p>
      <text:p text:style-name="P211">Poziom 1: <text:span text:style-name="T266">Trzecie Oko</text:span></text:p>
      <text:p text:style-name="P211">Poziom 2: <text:span text:style-name="T266">Otwarty Umysł</text:span></text:p>
      <text:p text:style-name="P211">Poziom 2: <text:span text:style-name="T266">Wyostrzone Zmysły</text:span></text:p>
      <text:p text:style-name="P211">Poziom 3: <text:span text:style-name="T266">Zdalne Trzecie Oko lub</text:span> <text:span text:style-name="T266">Odnalezienie Ukrytych</text:span></text:p>
      <text:p text:style-name="P211">Poziom 4: Sensor</text:p>
      <text:p text:style-name="P211">Poziom 5: Ps<text:span text:style-name="T266">ioniczny Pasażer</text:span></text:p>
      <text:p text:style-name="P211">Poziom 6: <text:span text:style-name="T266">Projekcja Mentalna lub</text:span> <text:span text:style-name="T266">Ulepszony Sensor</text:span></text:p>
      <text:p text:style-name="P233">Wtrącenia MG: Ponowne połączenie ciała i umysłu może czasami być dezorientujące i wymagać od postaci spędzenia paru minut na dostrajaniu się. </text:p>
      <text:p text:style-name="P98">Jaśnieje Światłością</text:p>
      <text:p text:style-name="P183"><text:span text:style-name="T266">Możesz tworzyć ś</text:span><text:span text:style-name="T267">w</text:span><text:span text:style-name="T266">iatło, kształtować je, naginać lub gromadzić jako broń. </text:span></text:p>
      <text:p text:style-name="P183">Poziom 1: <text:span text:style-name="T267">Oświecony</text:span></text:p>
      <text:p text:style-name="P183">Poziom 1: <text:span text:style-name="T267">Dotyk Oświecenia</text:span></text:p>
      <text:p text:style-name="P183">Poziom 2: <text:span text:style-name="T267">Oszałamiające Światło</text:span></text:p>
      <text:p text:style-name="P183">Poziom 3: <text:span text:style-name="T267">Palące Światło lub Umiejętna Obrona</text:span></text:p>
      <text:p text:style-name="P183">Poziom 4: <text:span text:style-name="T267">Światło Słońca </text:span></text:p>
      <text:p text:style-name="P183">Poziom 5: <text:span text:style-name="T267">Niewidzialność</text:span></text:p>
      <text:p text:style-name="P183">Poziom 6: <text:span text:style-name="T267">Żywe Światło lub Pole Obronne</text:span></text:p>
      <text:p text:style-name="P151">Wtrącenia MG: Sprzymierzeńcy są przypadkowo oszołomieni lub oślepieni. Jasne błyski przywołują strażników. </text:p>
      <text:p text:style-name="P98"><text:soft-page-break/>Jest Bardzo Silny</text:p>
      <text:p text:style-name="P234">Jesteś umięśniony, możesz podnosić wielkie ciężary i przebijać się przez drzwi.</text:p>
      <text:p text:style-name="P211">Poziom 1: At<text:span text:style-name="T268">leta</text:span></text:p>
      <text:p text:style-name="P211">Poziom 1: <text:span text:style-name="T268">Ulepszone Skupieni</text:span>e <text:span text:style-name="T268">w Mocy</text:span></text:p>
      <text:p text:style-name="P211">Poziom 2: <text:span text:style-name="T268">Pokaz Siły</text:span></text:p>
      <text:p text:style-name="P211">Poziom 3: <text:span text:style-name="T268">Żelazne Pięści lub Rzut</text:span></text:p>
      <text:p text:style-name="P211">Poziom 4: <text:span text:style-name="T268">Większa Ulepszona Moc</text:span></text:p>
      <text:p text:style-name="P211">Poziom 5: <text:span text:style-name="T268">Brutalne Uderzenie</text:span></text:p>
      <text:p text:style-name="P211">Poziom 6: <text:span text:style-name="T268">Większa Ulepszona Moc lub</text:span> <text:span text:style-name="T268">Atak z Wyskoku</text:span></text:p>
      <text:p text:style-name="P234">Wtrącenia MG: Łatwo jest zniszczyć delikatne przedmioty lub kogoś przypadkowo zranić</text:p>
      <text:p text:style-name="P98">Jest Idolem Milionów</text:p>
      <text:p text:style-name="P234">Jesteś celebrytą i większość ludzi Cię uwielbia.</text:p>
      <text:p text:style-name="P211">Poziom 1: <text:span text:style-name="T268">Świta</text:span></text:p>
      <text:p text:style-name="P211">Poziom 1: <text:span text:style-name="T268">Talent Celebryty</text:span></text:p>
      <text:p text:style-name="P211">Poziom 2: <text:span text:style-name="T268">Zalety Sławy</text:span></text:p>
      <text:p text:style-name="P211">Poziom 3: <text:span text:style-name="T268">Ulepszone Zdrowie lub Umiejętny Atak</text:span></text:p>
      <text:p text:style-name="P211">Poziom 4: <text:span text:style-name="T268">Zachwyt Światła Gwiazd</text:span></text:p>
      <text:p text:style-name="P211">Poziom 4: <text:span text:style-name="T268">Kompan-Ekspert</text:span></text:p>
      <text:p text:style-name="P211">Poziom 5: <text:span text:style-name="T111">Czy </text:span><text:span text:style-name="T112">T</text:span><text:span text:style-name="T113">y</text:span><text:span text:style-name="T112"> </text:span><text:span text:style-name="T111">Wiesz W Ogóle Kim Jestem?</text:span></text:p>
      <text:p text:style-name="P211">Poziom 6: <text:span text:style-name="T268">Oratorska Inspiracja lub</text:span> <text:span text:style-name="T268">Ulepszony Kompan</text:span></text:p>
      <text:p text:style-name="P211"><text:span text:style-name="T268">Wtrąceni</text:span><text:span text:style-name="T269">e</text:span><text:span text:style-name="T268"> GM: Fani są w niebezpieczeństwie lub odnieśli obrażenia ze względu na Ciebie. Ktośw Twojej świcie Cię zdradza. Twój show, tour, kontakt lub inne wydarzenie jest odwołane. Media publikują zdjęcia z Tobą we wstydliwych sytuacjach. </text:span></text:p>
      <text:p text:style-name="P98">Jest Jasnowidzem</text:p>
      <text:p text:style-name="P235">Posiadasz psioniczny dar, który <text:s/>pozwala Ci widzieć to, czego inni nie mogą.</text:p>
      <text:p text:style-name="P211">Poziom 1: <text:span text:style-name="T270">Postrzeganie Niewidocznego</text:span></text:p>
      <text:p text:style-name="P211">Poziom 2: <text:span text:style-name="T270">Rentgen w Oczach</text:span></text:p>
      <text:p text:style-name="P211">Poziom 3: <text:span text:style-name="T270">Odnalezienie Ukrytych lub </text:span>Sensor</text:p>
      <text:p text:style-name="P211">Poziom 4: <text:span text:style-name="T270">Widzenie na Odległość</text:span></text:p>
      <text:p text:style-name="P211">Poziom 5: <text:span text:style-name="T270">Postrzeganie Czasu</text:span></text:p>
      <text:p text:style-name="P211">Poziom 6: <text:span text:style-name="T270">Projekcja Mentalna lub</text:span> <text:span text:style-name="T270">Całkowita Świadomość</text:span></text:p>
      <text:p text:style-name="P235">Wtrącenia MG: Pewne sekrety są zbyt okropne, by je poznać.</text:p>
      <text:p text:style-name="P98"><text:soft-page-break/><text:span text:style-name="T271">J</text:span>est Jednoosobowym Bastionem</text:p>
      <text:p text:style-name="P236">Twoja zbroja, wraz z Twoim rozmiarem, siłą, treningiem lub wszczepami bionicznymi, czyni Ciętrudnym do przemieszczenia lub zaatakowania.</text:p>
      <text:p text:style-name="P236">(Pewne postaci, które Są Jednoosobowym Bastionem, mogą już być ekspertami w pancerzach. Mogą one wybrać inną zdolność1-szego poziomu niż Wyszkolony w Zbroi)</text:p>
      <text:p text:style-name="P211">Poziom 1: <text:span text:style-name="T272">Wyszkolony w Zbroi</text:span></text:p>
      <text:p text:style-name="P211">Poziom 1: <text:span text:style-name="T272">Doświadczony Obrońca</text:span></text:p>
      <text:p text:style-name="P211">Poziom 2: <text:span text:style-name="T272">Odporność na Żywioły</text:span></text:p>
      <text:p text:style-name="P211">Poziom 3: <text:span text:style-name="T272">Nieporuszalny</text:span></text:p>
      <text:p text:style-name="P211">Poziom 3: <text:span text:style-name="T272">Większa Ulepszona Moc lub Wyszkolony we Wszystkich Broniach</text:span></text:p>
      <text:p text:style-name="P211">Poziom 4: <text:span text:style-name="T272">Żywa Ściana</text:span></text:p>
      <text:p text:style-name="P211">Poziom 5: <text:span text:style-name="T272">Wytrzymały</text:span></text:p>
      <text:p text:style-name="P211">Poziom 5: <text:span text:style-name="T272">Mistrzowska Biegłość w Pancerzach</text:span></text:p>
      <text:p text:style-name="P211">Poziom 6: <text:span text:style-name="T272">Śmiertelne Obrażenia lub</text:span> <text:span text:style-name="T272">Wyszkolony w Tarczach</text:span></text:p>
      <text:p text:style-name="P236">Wtrącenia MG: Zbroja się uszkadza. Mali wrogowie atakują Cię w sprytny sposób. </text:p>
      <text:p text:style-name="P98">Jest Mistrzem Obrony</text:p>
      <text:p text:style-name="P152">Korzystasz z odpowiedniego ekwipunku i wyszkolenia, by uniknąć zranienia w walce.</text:p>
      <text:p text:style-name="P211">Poziom 1: <text:span text:style-name="T273">Mistrz Tarcz</text:span></text:p>
      <text:p text:style-name="P211">Poziom 2: <text:span text:style-name="T273">Twardy</text:span></text:p>
      <text:p text:style-name="P211">Poziom 2: <text:span text:style-name="T273">Wyszkolony w Zbroi</text:span></text:p>
      <text:p text:style-name="P211">Poziom 3: <text:span text:style-name="T273">Unik i Odporność lub Unik i Rewanż</text:span></text:p>
      <text:p text:style-name="P211">Poziom 4: <text:span text:style-name="T273">Wieża Siły Woli</text:span></text:p>
      <text:p text:style-name="P211">Poziom 4: <text:span text:style-name="T273">Przywykły do Noszeni Zbroi</text:span></text:p>
      <text:p text:style-name="P211">Poziom 5: N<text:span text:style-name="T273">ic Tylko Obrona</text:span></text:p>
      <text:p text:style-name="P211">Poziom 6: <text:span text:style-name="T273">Mistrz Obrony lub</text:span> <text:span text:style-name="T273">Jak Druga Skóra</text:span></text:p>
      <text:p text:style-name="P237">Wtrącenia MG: Tarcza pęka przy trafieniu, jak i bronie, którymi się blokuje. Paski od pancerza pękają.</text:p>
      <text:p text:style-name="P98">Jest Poszukiwany Przez Prawo</text:p>
      <text:p text:style-name="P211"><text:span text:style-name="T238">Plakaty </text:span><text:span text:style-name="T236">"</text:span><text:span text:style-name="T238">POSZUKIWANY, ŻYWY LUB MARTWY" posiadają Twoje podobieństwo. To od Ciebie zależy, czy to koszmarna pomyłka, która się wymknęła spod kontroli, czy może potrafisz kogoś zabić, bo na Ciebie krzywo spojrzał. </text:span></text:p>
      <text:p text:style-name="P211">Poziom 1: <text:span text:style-name="T273">Ulepszona Szybkość</text:span></text:p>
      <text:p text:style-name="P211">Poziom 1: <text:span text:style-name="T273">Zmysł Niebezpieczeństwa</text:span></text:p>
      <text:p text:style-name="P211"><text:soft-page-break/>Poziom 2: <text:span text:style-name="T273">Atak z Zaskoczenia</text:span></text:p>
      <text:p text:style-name="P211">Poziom 3: <text:span text:style-name="T273">Reputacja Spoza Prawa</text:span> <text:span text:style-name="T273">lub</text:span> <text:span text:style-name="T273">Następny Atak</text:span></text:p>
      <text:p text:style-name="P211">Poziom 4: <text:span text:style-name="T273">Szybkie Zabójstwo</text:span></text:p>
      <text:p text:style-name="P211">Poziom 5: <text:span text:style-name="T273">Drużyna Desperados</text:span></text:p>
      <text:p text:style-name="P211">Poziom 6: <text:span text:style-name="T273">Jeszcze Żywy</text:span> <text:span text:style-name="T273">lub Śmiertelne Obrażenia</text:span></text:p>
      <text:p text:style-name="P237">Wtrącenia MG: Większość ludzi nie reaguje dobrze na poszukiwanego listem gończym w swoich szeregach.</text:p>
      <text:p text:style-name="P98">Jest Stworzony z Kamienia</text:p>
      <text:p text:style-name="P238">Twoje ciało jest stworzone z twardego minerału, czyniąc się twardym, ciężkim do zranienia humanoidem.</text:p>
      <text:p text:style-name="P211">Poziom 1: <text:span text:style-name="T274">Ciało Golema</text:span></text:p>
      <text:p text:style-name="P211">Poziom 1: <text:span text:style-name="T274">Uzdrawianie Golema</text:span></text:p>
      <text:p text:style-name="P211">Poziom 2: <text:span text:style-name="T274">Chwyt Golema</text:span></text:p>
      <text:p text:style-name="P211">Poziom 3: <text:span text:style-name="T274">Wyszkolony Miażdżyciel</text:span></text:p>
      <text:p text:style-name="P211">Poziom 3: <text:span text:style-name="T274">Tupnięcie Golema lub</text:span> <text:span text:style-name="T274">Uzbrojenie</text:span></text:p>
      <text:p text:style-name="P211">Poziom 4: <text:span text:style-name="T274">Głębokie Rezerwy</text:span></text:p>
      <text:p text:style-name="P211">Poziom 5: <text:span text:style-name="T274">Wyspecjalizowany Pięściarz</text:span></text:p>
      <text:p text:style-name="P211">Poziom 5: <text:span text:style-name="T274">Jak Posąg</text:span></text:p>
      <text:p text:style-name="P211">Poziom 6: Ultra <text:span text:style-name="T274">Wzmocnienie lub Regeneracja Umysłu</text:span></text:p>
      <text:p text:style-name="P238">Wtrącenia MG: Istoty z kamienia czasami zapominają o własnej sile lub wadze. Chodzący posąg może przerazić zwykłych ludzi.</text:p>
      <text:p text:style-name="P98">Jeździ Jak Maniak</text:p>
      <text:p text:style-name="P153">Niezależnie od tego, czy balansujesz na dwóch kołach, przeskakujesz między pojazdami lub ruszasz na przód ku niebezpiezeństwu, nie myślisz zbyt dużo o własnym bezpieczeństwie, gdy jesteś za kierownicą. <text:s/></text:p>
      <text:p text:style-name="P239">(Ktoś to Jeździ Jak Maniak potrzebuje dostępu do pojazdu.)</text:p>
      <text:p text:style-name="P211">Poziom 1: <text:span text:style-name="T275">Kierowca</text:span></text:p>
      <text:p text:style-name="P211">Poziom 1: <text:span text:style-name="T275">Atak Podczas Kierowania</text:span></text:p>
      <text:p text:style-name="P211">Poziom 2: <text:span text:style-name="T275">Surfer Aut</text:span></text:p>
      <text:p text:style-name="P211">Poziom 2: <text:span text:style-name="T275">Pojedynek Spojrzeń</text:span></text:p>
      <text:p text:style-name="P211">Poziom 3: <text:span text:style-name="T275">Doświadczony Kierowca lub</text:span> <text:span text:style-name="T275">Ulepszone Skupienie w Szybkości</text:span></text:p>
      <text:p text:style-name="P211">Poziom 4: <text:span text:style-name="T275">Bystrooki</text:span></text:p>
      <text:p text:style-name="P211">Poziom 4: <text:span text:style-name="T275">Ulepszona Szybkość</text:span></text:p>
      <text:p text:style-name="P211"><text:soft-page-break/>Poziom 5: <text:span text:style-name="T275">Coś na Drodze</text:span></text:p>
      <text:p text:style-name="P211">Poziom 6: <text:span text:style-name="T275">Uzdolniony Kierowca lub</text:span> <text:span text:style-name="T276">Ś</text:span><text:span text:style-name="T275">miertelne Obrażenia</text:span></text:p>
      <text:p text:style-name="P211"><text:span text:style-name="T275">Wtrącenia MG: Silnik odmawia posłuszeństwa. Most na końcu drogi jest wyłączony z ruchu. Przednia szyba się roztr</text:span><text:span text:style-name="T276">z</text:span><text:span text:style-name="T275">askuje. Ktoś nagle wyskakuje na przód pojazdu.</text:span></text:p>
      <text:p text:style-name="P98">Kocha Pustkę</text:p>
      <text:p text:style-name="P240">Kiedy jesteś tylko Ty, Twój skafander kosmiczny i panorama niekończących się gwiazd, osiągasz stan spokoju.</text:p>
      <text:p text:style-name="P211"><text:span text:style-name="T276">Opcja do podmiany</text:span>: <text:span text:style-name="T277">Mam Kombinezon Kosmiczny, Będę Podróżnikiem</text:span> </text:p>
      <text:p text:style-name="P211">Poziom 1: <text:span text:style-name="T276">Umiejętności Kosmiczne</text:span></text:p>
      <text:p text:style-name="P211">Poziom 1: <text:span text:style-name="T276">Przyzwyczajony do Mikrograwitacji</text:span></text:p>
      <text:p text:style-name="P211">Poziom 2: <text:span text:style-name="T276">Ulepszone Skupienie w Szybkości</text:span></text:p>
      <text:p text:style-name="P211">Poziom 2: <text:span text:style-name="T276">Ulepszona Muskulatura</text:span></text:p>
      <text:p text:style-name="P211">Poziom 3: <text:span text:style-name="T276">Walka w Kosmosie lub</text:span> <text:span text:style-name="T276">Zbroja Fuzyjna</text:span></text:p>
      <text:p text:style-name="P211">Poziom 4: <text:span text:style-name="T276">Cichy jak Kosmos</text:span></text:p>
      <text:p text:style-name="P211">Poziom 4: <text:span text:style-name="T276">Odepchnięcie i Rzut</text:span></text:p>
      <text:p text:style-name="P211">Poziom 5: <text:span text:style-name="T276">Uniki w Mikrograwitacji</text:span></text:p>
      <text:p text:style-name="P211">Poziom 6: <text:span text:style-name="T276">Wystrzał Mikrograwitacyjny lub</text:span> <text:span text:style-name="T276">Pole Reakcyjne</text:span></text:p>
      <text:p text:style-name="P240">Wtrącenia MG: Kombinezony kosmiczne mogą się zepsuć. Wskaźniki poziomu tlenu czasami mogą być mylące. Mikrometeoryty są powszechne w kosmosie.</text:p>
      <text:p text:style-name="P98">Kontroluje Bestie</text:p>
      <text:p text:style-name="P241">Masz rzadką zdolność komunikowania się i przewodzenia bestiom.</text:p>
      <text:p text:style-name="P211">Poziom 1: <text:span text:style-name="T278">Zwierzęcy Kompan</text:span></text:p>
      <text:p text:style-name="P211">Poziom 2: <text:span text:style-name="T278">Ukojenie Dzikiego</text:span></text:p>
      <text:p text:style-name="P211">Poziom 2: <text:span text:style-name="T278">Komunikacja</text:span></text:p>
      <text:p text:style-name="P211">Poziom 3: <text:span text:style-name="T278">Rumak</text:span> <text:span text:style-name="T278">lub</text:span> <text:span text:style-name="T278">Silniejsi Razem</text:span></text:p>
      <text:p text:style-name="P211">Poziom 4: <text:span text:style-name="T278">Oczy Bestii</text:span></text:p>
      <text:p text:style-name="P211">Poziom 4: <text:span text:style-name="T278">Ulepszony Kompan</text:span></text:p>
      <text:p text:style-name="P211">Poziom 5: <text:span text:style-name="T278">Zew Dziczy</text:span></text:p>
      <text:p text:style-name="P211">Poziom 6: <text:span text:style-name="T278">Jak Jedna Istota</text:span> <text:span text:style-name="T278">lub</text:span> <text:span text:style-name="T278">Kontrola Dzikiej Bestii</text:span></text:p>
      <text:p text:style-name="P241">Wtrącenia MG: Społeczność jest niechętna dzikim zwierzęciom. Bestia wyrwane spod kontroli stają się prawdziwym niebezpieczeństwem. </text:p>
      <text:p text:style-name="P97">Kontroluje Grawitację</text:p>
      <text:p text:style-name="P241">Manipulujesz siłami grawitacyjnymi.</text:p>
      <text:p text:style-name="P211"><text:soft-page-break/><text:span text:style-name="T276">Opcja do podmiany</text:span>: <text:span text:style-name="T278">Ciężki</text:span></text:p>
      <text:p text:style-name="P211">Poziom 1: <text:span text:style-name="T278">Unoszenie się</text:span></text:p>
      <text:p text:style-name="P211">Poziom 2: <text:span text:style-name="T278">Ulepszone Skupienie w Szybkości</text:span></text:p>
      <text:p text:style-name="P211">Poziom 3: Defin<text:span text:style-name="T278">iowanie Dołu</text:span> <text:span text:style-name="T278">lub</text:span> <text:span text:style-name="T278">Szarpnięcie Grawitacyjne</text:span></text:p>
      <text:p text:style-name="P211">Poziom 4: <text:span text:style-name="T278">Pole Grawitacyjne</text:span></text:p>
      <text:p text:style-name="P211">Poziom 5: <text:span text:style-name="T278">Lot</text:span></text:p>
      <text:p text:style-name="P211">Poziom 6: <text:span text:style-name="T278">Ulepszone Szarpnięcie Grawitacyjne lub</text:span> <text:span text:style-name="T278">Ciężar Świata</text:span></text:p>
      <text:p text:style-name="P241">Wtrącenia MG: Świadkowie reagują nierozsądnym strachem. Dziwna interakcja posyła obiekt lub sprzymierzeńca ku przestworzom.</text:p>
      <text:p text:style-name="P98">Kopiuje Supermoce</text:p>
      <text:p text:style-name="P242">Możesz kopiować umiejętności, zdolności i supermoce innych. </text:p>
      <text:p text:style-name="P211">Poziom 1: <text:span text:style-name="T279">Skupienie na Umiejętności</text:span></text:p>
      <text:p text:style-name="P211">Poziom 1: <text:span text:style-name="T279">Skupienie na Umiejętności</text:span></text:p>
      <text:p text:style-name="P211">Poziom 2: <text:span text:style-name="T279">Skopiuj Moc</text:span></text:p>
      <text:p text:style-name="P211">Poziom 3: <text:span text:style-name="T279">Kradzież Mocy lub</text:span> <text:span text:style-name="T279">Dzikie Zdolności</text:span></text:p>
      <text:p text:style-name="P211">Poziom 4: <text:span text:style-name="T279">Ulepszone Skopiowanie Mocy</text:span></text:p>
      <text:p text:style-name="P211">Poziom 5: P<text:span text:style-name="T279">amięć Mocy</text:span></text:p>
      <text:p text:style-name="P211">Poziom 6: <text:span text:style-name="T279">Cudowne Kopiowanie</text:span> <text:span text:style-name="T279">lub</text:span> <text:span text:style-name="T279">Wielość Kopii</text:span></text:p>
      <text:p text:style-name="P242">Wtrącenia MG: Skopiowana moc przestaje nagle działać lub wymyka się z kontroli. Skopiowana moc nie posiada drugorzędnych mocy (np.: superszybkość bez odporności na pęd powietrza lub bycie odpornym na żar własnych ognistych pocisków). </text:p>
      <text:p text:style-name="P98">Leci na Wspaniałych Skrzydłach</text:p>
      <text:p text:style-name="P154">Wielu superbohaterów może latać, niektórzy z nich nawet mają skrzydła. Możesz korzystać ze swoich skrzydeł do poruszania się, atakowania i obrony.</text:p>
      <text:p text:style-name="P183">Poziom 1: <text:span text:style-name="T280">Unoszenie się</text:span></text:p>
      <text:p text:style-name="P183">Poziom 1: <text:span text:style-name="T280">Krótki Lot</text:span></text:p>
      <text:p text:style-name="P183">Poziom 2: <text:span text:style-name="T280">Skrzydła-Bronie</text:span></text:p>
      <text:p text:style-name="P183">Poziom 3: <text:span text:style-name="T280">Akrobatyczny Atak lub</text:span> or <text:span text:style-name="T280">Latający Kompan</text:span></text:p>
      <text:p text:style-name="P183">Poziom 4: <text:span text:style-name="T280">Trudny do Trafienia</text:span></text:p>
      <text:p text:style-name="P183">Poziom 5: <text:span text:style-name="T280">Rozpęd</text:span></text:p>
      <text:p text:style-name="P183">Poziom 6: <text:span text:style-name="T280">Trudny Cel</text:span> <text:span text:style-name="T280">lub</text:span> <text:span text:style-name="T280">Mistrz Obrony</text:span></text:p>
      <text:p text:style-name="P154">Wtrącenia MG: Skrzydło może być zranione lub nie mieć dość miejsca, przez co bohater upada. Latanie wysoko czyni postać wyraźnym celem dla niespodziewanego wroga. </text:p>
      <text:p text:style-name="P98"><text:soft-page-break/>Łamie Systemy</text:p>
      <text:p text:style-name="P243">Wykorzystujesz słabości sztucznych systemów, wliczając (ale nie ograniczając się) do programów komputerowych.</text:p>
      <text:p text:style-name="P211">Poziom 1: <text:span text:style-name="T280">Hakowanie Niemożliwości</text:span></text:p>
      <text:p text:style-name="P211">Poziom 1: <text:span text:style-name="T280">Programowanie</text:span></text:p>
      <text:p text:style-name="P211">Poziom 2: <text:span text:style-name="T280">Połączenia</text:span></text:p>
      <text:p text:style-name="P211">Poziom 3: <text:span text:style-name="T280">Sprawny Oszust</text:span> <text:span text:style-name="T280">lub</text:span> <text:span text:style-name="T280">Umiejętny Atak</text:span></text:p>
      <text:p text:style-name="P211">Poziom 4: <text:span text:style-name="T280">Skonfunduj Wroga</text:span></text:p>
      <text:p text:style-name="P211">Poziom 5: <text:span text:style-name="T280">Wsparcie Przyjaciela</text:span></text:p>
      <text:p text:style-name="P211">Poziom 6: <text:span text:style-name="T280">Przysługa lub </text:span><text:span text:style-name="T281">Większy Ulepszony Potencjał</text:span></text:p>
      <text:p text:style-name="P211"><text:span text:style-name="T281">Wtrącenia MG: Twoje kontakty czasami mają swoje własne motywacje. Niekiedy urzą</text:span><text:span text:style-name="T282">d</text:span><text:span text:style-name="T281">zenia mają zabezpieczenia lub nawet pułapki.</text:span></text:p>
      <text:p text:style-name="P98">Łączy Ciało i Stal</text:p>
      <text:p text:style-name="P244">Twoje ciało jest częściowo maszyną.</text:p>
      <text:p text:style-name="P211">Poziom 1: <text:span text:style-name="T248">Ulepszone Ciało</text:span></text:p>
      <text:p text:style-name="P211">Poziom 2: Interf<text:span text:style-name="T248">ejs</text:span></text:p>
      <text:p text:style-name="P211">Poziom 3: <text:span text:style-name="T248">Pakiet Sensoryczny lub</text:span> <text:span text:style-name="T248">Uzbrojenie</text:span></text:p>
      <text:p text:style-name="P211">Poziom 4: Fu<text:span text:style-name="T248">zja</text:span></text:p>
      <text:p text:style-name="P211">Poziom 5: <text:span text:style-name="T248">Głębokie Reserwy</text:span></text:p>
      <text:p text:style-name="P211">Poziom 6: <text:span text:style-name="T248">Regeneracja Umysłu lub</text:span> Ultra <text:span text:style-name="T248">Wzmocnienie</text:span></text:p>
      <text:p text:style-name="P244">Wtrącenia MG: Ludzie w większości społeczności boją się kogoś, kto ma w sobie mechaniczne części.</text:p>
      <text:p text:style-name="P98">Łączy Umysł i Maszynę</text:p>
      <text:p text:style-name="P244">Elektroniczne implanty w Twoim mózgu czynią Cię supermyślicielem.</text:p>
      <text:p text:style-name="P211">Poziom 1: <text:span text:style-name="T248">Ulepszony Intelekt</text:span></text:p>
      <text:p text:style-name="P211">Poziom 1: <text:span text:style-name="T248">Umiejętności Wiedzy</text:span></text:p>
      <text:p text:style-name="P211">Poziom 2: <text:span text:style-name="T248">Kwerenda</text:span></text:p>
      <text:p text:style-name="P211">Poziom 3: <text:span text:style-name="T248">Procesor Akcji lub</text:span> <text:span text:style-name="T248">Telepatia Maszyn</text:span></text:p>
      <text:p text:style-name="P211">Poziom 4: <text:span text:style-name="T248">Większy Ulepszony Intelekt</text:span></text:p>
      <text:p text:style-name="P211">Poziom 4: <text:span text:style-name="T248">Umiejętności Wiedzy</text:span></text:p>
      <text:p text:style-name="P211">Poziom 5: <text:span text:style-name="T248">Wizja Przyszłości</text:span></text:p>
      <text:p text:style-name="P211">Poziom 6: <text:span text:style-name="T248">Ulepszenie Maszyny lub</text:span> <text:span text:style-name="T248">Regeneracja Umysłu</text:span></text:p>
      <text:p text:style-name="P244">Wtrącenia MG: Maszyny się psują. Potężne maszyny myślące mogą przejąć kontrolę nad <text:soft-page-break/>mniejszymi maszynami. Pewni ludzie nie ufają komuś, kto nie jest w pełni organiczny. </text:p>
      <text:p text:style-name="P98">Ma Szlachetną Krew</text:p>
      <text:p text:style-name="P244">Dziedzic bogactwa i mocy, masz tytuł szlachecki i zdolności przyznae przez uprzywilejowane wychowanie. </text:p>
      <text:p text:style-name="P211"><text:span text:style-name="T248">Opcja Zamiany Typu</text:span>: <text:span text:style-name="T248">Służba</text:span></text:p>
      <text:p text:style-name="P211">Poziom 1: P<text:span text:style-name="T248">rzywileje Szlachty</text:span></text:p>
      <text:p text:style-name="P211">Poziom 2: <text:span text:style-name="T248">Wyszkolony Dyskutant</text:span></text:p>
      <text:p text:style-name="P211">Poziom 3: <text:span text:style-name="T248">Zaawansowany Rozkaz</text:span> <text:span text:style-name="T248">lub</text:span> <text:span text:style-name="T248">Odwaga Szlachcica</text:span></text:p>
      <text:p text:style-name="P211">Poziom 4: <text:span text:style-name="T283">Kompan-Ekspert</text:span></text:p>
      <text:p text:style-name="P211">Poziom 5: <text:span text:style-name="T283">Potwierdzenie Własnego Przywileju</text:span></text:p>
      <text:p text:style-name="P211">Poziom 6: <text:span text:style-name="T283">Przydatna Pomoc</text:span> <text:span text:style-name="T283">lub</text:span> <text:span text:style-name="T283">Umysł Lidera</text:span></text:p>
      <text:p text:style-name="P245">Wtrącenia MG: Długi rodziny szlacheckiej są problemem bohatera. Dawno zagubione rodzeństwo chce się pozbyć swego rywala. Zabójca odnajduje postać. </text:p>
      <text:p text:style-name="P211"><text:span text:style-name="T223">Ma Tysi</text:span><text:span text:style-name="T224">ą</text:span><text:span text:style-name="T223">c Twarzy</text:span></text:p>
      <text:p text:style-name="P245">Możesz zmienić swój wygląd, by wyglądać jak zupełnie inna osoba. </text:p>
      <text:p text:style-name="P211">Poziom 1: <text:span text:style-name="T283">Morficzna Twarz</text:span></text:p>
      <text:p text:style-name="P211">Poziom 1: <text:span text:style-name="T283">Umiejętności Międzyludzkie</text:span></text:p>
      <text:p text:style-name="P211">Poziom 2: <text:span text:style-name="T283">Zmiana Ciała</text:span></text:p>
      <text:p text:style-name="P211">Poziom 2: <text:span text:style-name="T283">Ciało Bitewne</text:span></text:p>
      <text:p text:style-name="P211">Poziom 3: <text:span text:style-name="T283">Przebranie Innej Osoby lub</text:span> <text:span text:style-name="T283">Odporność</text:span></text:p>
      <text:p text:style-name="P211">Poziom 4: <text:span text:style-name="T283">Nieśmiertelny</text:span></text:p>
      <text:p text:style-name="P211">Poziom 4: <text:span text:style-name="T283">Przemyślenie Problemów</text:span></text:p>
      <text:p text:style-name="P211">Poziom 5: <text:span text:style-name="T283">Pamięć w Czyn</text:span></text:p>
      <text:p text:style-name="P211">Poziom 6: <text:span text:style-name="T283">Rozdzielenie Jaźni lub</text:span> <text:span text:style-name="T283">Odczytanie Myśli</text:span></text:p>
      <text:p text:style-name="P245">Wtrącenia MG: Część przebrania zawodzi. BN myśli, że przebrana postać to ktoś, kogo zna bardzo dobrze.</text:p>
      <text:p text:style-name="P211"><text:span text:style-name="T223">Mistrzowsko Posługuje się Broni</text:span><text:span text:style-name="T225">ą</text:span></text:p>
      <text:p text:style-name="P246">Jesteś mistrzem w używaniu pewnego rodzaju broni, czy to mieczy, biczy, noży, pistoletów, czy czegoś innego.</text:p>
      <text:p text:style-name="P246">(Ktoś, kto Mistrzowsko Posługuje się Bronią, może mieć dodatkowy ekwipunek, wliczając broń wysokiej jakości.)</text:p>
      <text:p text:style-name="P211">Poziom 1: <text:span text:style-name="T284">Mistrz Broni</text:span></text:p>
      <text:p text:style-name="P211">Poziom 1: <text:span text:style-name="T284">Twórca Broni</text:span></text:p>
      <text:p text:style-name="P211"><text:soft-page-break/>Poziom 2: <text:span text:style-name="T284">Obrona Bronią</text:span></text:p>
      <text:p text:style-name="P211">Poziom 3: <text:span text:style-name="T284">Szybki Atak</text:span> <text:span text:style-name="T284">lub</text:span> <text:span text:style-name="T284">Cios Rozbrajający</text:span></text:p>
      <text:p text:style-name="P211">Poziom 4: <text:span text:style-name="T284">Bez Wpadek</text:span></text:p>
      <text:p text:style-name="P211">Poziom 5: <text:span text:style-name="T284">Wyjątkowe Mistrzostwo</text:span></text:p>
      <text:p text:style-name="P211">Poziom 6: M<text:span text:style-name="T284">orderca</text:span> <text:span text:style-name="T284">lub</text:span> <text:span text:style-name="T284">Śmiertelny Cios</text:span></text:p>
      <text:p text:style-name="P246">Wtrącenia MG: Bronie siępsują. Broniem ogą zostać ukradzione. Bronie można upuścić lub zostać rozbrojonym. </text:p>
      <text:p text:style-name="P98">Morduje</text:p>
      <text:p text:style-name="P155">Jesteś asasynem, z profesji, chęci lub ponieważ na tym świecie mordujesz lub zostajesz zamordowany.</text:p>
      <text:p text:style-name="P155">(Ktoś kto Morduje może mieć dodatkowy ekwipunek, wliczywszy 3 dawki trucizny 2 poziomu która zadaje 5 punktów obrażeń). </text:p>
      <text:p text:style-name="P183">Poziom 1: <text:span text:style-name="T284">Atak z Zaskoczenia</text:span></text:p>
      <text:p text:style-name="P183">Poziom 1: <text:span text:style-name="T284">Umiejętności Zabójcy</text:span></text:p>
      <text:p text:style-name="P183">Poziom 2: <text:span text:style-name="T284">Szybka Śmierć</text:span></text:p>
      <text:p text:style-name="P183">Poziom 2: Infiltrator</text:p>
      <text:p text:style-name="P183">Poziom 3: <text:span text:style-name="T284">Świadomość</text:span> <text:span text:style-name="T284">lub</text:span> <text:span text:style-name="T284">Warzenie Trucizn</text:span></text:p>
      <text:p text:style-name="P183">Poziom 4: <text:span text:style-name="T284">Lepszy Atak z Zaskoczenia</text:span></text:p>
      <text:p text:style-name="P183">Poziom 5: <text:span text:style-name="T284">Dodatkowe Obrażenia</text:span></text:p>
      <text:p text:style-name="P183">Poziom 6: <text:span text:style-name="T284">Plan Ucieczki</text:span> <text:span text:style-name="T284">lub</text:span> M<text:span text:style-name="T284">orderca</text:span></text:p>
      <text:p text:style-name="P155">Wtrącenia MG: Większość ludzi nie reaguje dobrze na profesjonalnego zabójcę.</text:p>
      <text:p text:style-name="P98">Mówi Głosem Ziemi</text:p>
      <text:p text:style-name="P156">Twoje duchowe połączenie z naturą i środowiskiem daje Ci mistyczne moce.</text:p>
      <text:p text:style-name="P211">Poziom 1: <text:span text:style-name="T285">Nasiona Furii</text:span></text:p>
      <text:p text:style-name="P211">Poziom 1: <text:span text:style-name="T285">Wiedza o Dziczy</text:span></text:p>
      <text:p text:style-name="P211">Poziom 2: <text:span text:style-name="T285">Chwytające Zielska</text:span></text:p>
      <text:p text:style-name="P211">Poziom 3: <text:span text:style-name="T285">Ukojenie Dzikiego lub</text:span> <text:span text:style-name="T285">Komunikacja</text:span></text:p>
      <text:p text:style-name="P211">Poziom 4: <text:span text:style-name="T285">Księżycowa Zmiana Kształtu</text:span></text:p>
      <text:p text:style-name="P211">Poziom 5: <text:span text:style-name="T285">Erupcja Insektów</text:span></text:p>
      <text:p text:style-name="P211">Poziom 6: <text:span text:style-name="T285">Wezwanie Burzy</text:span> <text:span text:style-name="T285">lub Trzęsienie Ziemi</text:span></text:p>
      <text:p text:style-name="P211"><text:span text:style-name="T286">Wtrącenia MG: Ranna naturalna (lecz niebezpieczna) istota jest odkryta. Ktoś poluje dla skór, zostawiając zwłoki, by </text:span><text:span text:style-name="T287">gniły. Drzewo uapda w lesie, jedno z ostatnich tak wielkich.</text:span></text:p>
      <text:p text:style-name="P98">Mówi do Duchów</text:p>
      <text:p text:style-name="P247"><text:soft-page-break/>Niespokojne dusze, duchy natury i żywiołaki wspomagają Cię.</text:p>
      <text:p text:style-name="P247">(W pewnych settingach, Specjalizacja Mówi do Duchów dotyczy tylko jednego rodzaju duchów, takich jak duchy martwych, duchy natury itp.)</text:p>
      <text:p text:style-name="P211">Poziom 1: <text:span text:style-name="T287">Przepytanie Ducha</text:span></text:p>
      <text:p text:style-name="P211">Poziom 2: <text:span text:style-name="T287">Duch Kompan</text:span></text:p>
      <text:p text:style-name="P211">Poziom 3: <text:span text:style-name="T287">Rozkazywanie Duchom lub</text:span> <text:span text:style-name="T287">Wyczulone Zmysły</text:span></text:p>
      <text:p text:style-name="P211">Poziom 4: <text:span text:style-name="T287">Płaszcz Gniewu</text:span></text:p>
      <text:p text:style-name="P211">Poziom 5: <text:span text:style-name="T287">Wezwanie Ducha</text:span></text:p>
      <text:p text:style-name="P211">Poziom 6: <text:span text:style-name="T114">Wezwanie Międzywymiarowego Ducha</text:span> <text:span text:style-name="T287">lub</text:span> <text:span text:style-name="T287">Absorpcja Ducha</text:span></text:p>
      <text:p text:style-name="P247">Wtrącenia MG: Niektórzy nie ufają tym, którzy się zadają z duchami. Martwi czasami wcale nie chcą rozmawiać. </text:p>
      <text:p text:style-name="P98">Mówi z Maszynami</text:p>
      <text:p text:style-name="P247">Używasz swojego organicznego mózgu jak komputera, bezprzewodowo łącząć się z dowolnym urządzeniem elektronicznym. Możesz je kontrolować i wpływać na nie w sposób, w jaki inni nie mogą. </text:p>
      <text:p text:style-name="P211">Poziom 1: <text:span text:style-name="T287">Umiłowanie do Maszyn</text:span></text:p>
      <text:p text:style-name="P211">Poziom 1: <text:span text:style-name="T287">Interfejs Zasięgowy</text:span></text:p>
      <text:p text:style-name="P211">Poziom 2: <text:span text:style-name="T287">Ulepszenie Maszyny</text:span></text:p>
      <text:p text:style-name="P211">Poziom 2: <text:span text:style-name="T287">Zauroczenie Maszyny</text:span></text:p>
      <text:p text:style-name="P211">Poziom 3: I<text:span text:style-name="T287">nteligentny Interfejs</text:span> <text:span text:style-name="T287">lub</text:span> <text:span text:style-name="T287">Rozkazywanie Maszynom</text:span></text:p>
      <text:p text:style-name="P211">Poziom 4: <text:span text:style-name="T288">Kompan-Maszyna</text:span></text:p>
      <text:p text:style-name="P211">Poziom 4: <text:span text:style-name="T288">Walczący z Robotami</text:span></text:p>
      <text:p text:style-name="P211">Poziom 5: <text:span text:style-name="T288">Zbieranie Informacji</text:span></text:p>
      <text:p text:style-name="P211">Poziom 6: <text:span text:style-name="T288">Kontrola Maszyny</text:span> <text:span text:style-name="T288">lub Ulepszony Kompan-Maszyna</text:span></text:p>
      <text:p text:style-name="P248">Wtrącenia MG: Maszyna się psuje lub działa w nieprzewidziany sposób.</text:p>
      <text:p text:style-name="P98">Nie Potrzebuje Broni</text:p>
      <text:p text:style-name="P249">Potężne ciosy, kopnięcia, zamachy łokciami i kolanami oraz ruchy całego ciała są wszystkimi broniami, których potrzebujesz. </text:p>
      <text:p text:style-name="P211">Poziom 1: <text:span text:style-name="T289">Pięści Furii</text:span></text:p>
      <text:p text:style-name="P211">Poziom 1: <text:span text:style-name="T289">Ciało z Kamienia</text:span></text:p>
      <text:p text:style-name="P211">Poziom 2: <text:span text:style-name="T289">Atak z Rozbrojeniem</text:span></text:p>
      <text:p text:style-name="P211">Poziom 2: <text:span text:style-name="T290">Sztuki Walki</text:span></text:p>
      <text:p text:style-name="P211">Poziom 3: <text:span text:style-name="T290">Gibkość Niczym Woda</text:span> <text:span text:style-name="T290">lub Większy Ulepszony Potencjał</text:span></text:p>
      <text:p text:style-name="P211"><text:soft-page-break/>Poziom 4: <text:span text:style-name="T290">Odbicie Ataków</text:span></text:p>
      <text:p text:style-name="P211">Poziom 5: <text:span text:style-name="T290">Atak Oszałamiający</text:span></text:p>
      <text:p text:style-name="P211">Poziom 6: <text:span text:style-name="T290">Mistrz Sztuk Walki lub</text:span> <text:span text:style-name="T290">Śmiertelne Obrażenia</text:span></text:p>
      <text:p text:style-name="P250">\Wtrącenia MG: Uderzanie pewnych wrogów boli Cię tak mocno, jak ich ranisz. Wrogowie z broniami mają większy zasięg. Skomplikowane ruchy sztuk walki mogą Cię wytrącić z równowagi.</text:p>
      <text:p text:style-name="P98">Nie Robi Zbyt Dużo</text:p>
      <text:p text:style-name="P250">Jesteś obibokiem, ale wiesz coś o wielu rzeczach. </text:p>
      <text:p text:style-name="P211">Poziom 1: <text:span text:style-name="T290">Lekcje Życiowe</text:span></text:p>
      <text:p text:style-name="P211">Poziom 2: <text:span text:style-name="T290">Wyluzowanie</text:span></text:p>
      <text:p text:style-name="P211">Poziom 3: <text:span text:style-name="T290">Umiejętny Atak lub</text:span> <text:span text:style-name="T290">Improwizacja</text:span></text:p>
      <text:p text:style-name="P211">Poziom 4: <text:span text:style-name="T290">Lekcje Życiowe</text:span></text:p>
      <text:p text:style-name="P211">Poziom 4: <text:span text:style-name="T291">Większa Umiejętność Obrony</text:span></text:p>
      <text:p text:style-name="P211">Poziom 5: <text:span text:style-name="T291">Większy Ulepszony Potencjał</text:span></text:p>
      <text:p text:style-name="P211">Poziom 6: <text:span text:style-name="T291">Korzystając z Doświadczenia Życiowego</text:span> <text:span text:style-name="T291">lub Szybki Umysł</text:span></text:p>
      <text:p text:style-name="P251">Wtrącenia MG: Nowe sytuacje są konfundujące i stresujące. Przeszłe akcja (lub ich brak) wracają, by gnębić postać. </text:p>
      <text:p text:style-name="P98">Nigdy się nie Poddaje</text:p>
      <text:p text:style-name="P252">Nigdy się nie poddajesz, radzisz sobie z każdą raną, i zawsze jesteś gotowy na więcej.</text:p>
      <text:p text:style-name="P211">Poziom 1: <text:span text:style-name="T292">Ulepszone Odzyskanie Zdrowia</text:span></text:p>
      <text:p text:style-name="P211">Poziom 1: P<text:span text:style-name="T292">arcie Dalej</text:span></text:p>
      <text:p text:style-name="P211">Poziom 2: <text:span text:style-name="T292">Zignorowanie Bólu</text:span></text:p>
      <text:p text:style-name="P211">Poziom 3: <text:span text:style-name="T292">Gorączka Krwi lub</text:span> <text:span text:style-name="T292">Ukryta Siła</text:span></text:p>
      <text:p text:style-name="P211">Poziom 4: <text:span text:style-name="T292">Determinacja</text:span> <text:span text:style-name="T292">lub</text:span> <text:span text:style-name="T292">Wytrzymalszy Niż Wróg</text:span></text:p>
      <text:p text:style-name="P211">Poziom 5: <text:span text:style-name="T292">Jeszcze Żywy</text:span></text:p>
      <text:p text:style-name="P211">Poziom 6: <text:span text:style-name="T292">Ostateczne Zaprzeczenie lub</text:span> <text:span text:style-name="T292">Zignorowanie Przeszkody</text:span></text:p>
      <text:p text:style-name="P252">Wtrącenia MG: Czasami, to ekwipunek i broń się poddają. </text:p>
      <text:p text:style-name="P98">Nosi Egzotyczną Tarczę</text:p>
      <text:p text:style-name="P252">Posiadasz wspaniałą tarczę czystej mocy, która zapewnia obronę i pewne zdolności ataku.</text:p>
      <text:p text:style-name="P211">Poziom 1: <text:span text:style-name="T292">Tarcza Pola Siłowego</text:span></text:p>
      <text:p text:style-name="P211">Poziom 1: <text:span text:style-name="T292">Uderzenie Mocy</text:span></text:p>
      <text:p text:style-name="P211">Poziom 2: <text:span text:style-name="T292">Ulepszona Tarcza</text:span></text:p>
      <text:p text:style-name="P211">Poziom 3: <text:span text:style-name="T292">Leczący Puls lub</text:span> <text:span text:style-name="T292">Rzut Tarczą Siłową</text:span></text:p>
      <text:p text:style-name="P211"><text:soft-page-break/>Poziom 4: <text:span text:style-name="T292">Zasilona Tarcza</text:span></text:p>
      <text:p text:style-name="P211">Poziom 5: <text:span text:style-name="T292">Ściana Mocy</text:span></text:p>
      <text:p text:style-name="P211">Poziom 6: <text:span text:style-name="T292">Skacząca Tarcza lub</text:span> <text:span text:style-name="T292">Wybuch Tarczy</text:span></text:p>
      <text:p text:style-name="P252">Wtrącenia MG: Tarcza jest chwilowo nieaktywna. Wróg chwilowo przejmuje kontrolę nad tarczą.</text:p>
      <text:p text:style-name="P98">Nosi Halo Ognia</text:p>
      <text:p text:style-name="P252">Możesz pokryć swe ciało płomieniami, co chroni Ciebie i rani Twoich wrogów. </text:p>
      <text:p text:style-name="P211">Poziom 1: <text:span text:style-name="T292">Płaszcz Ognia</text:span></text:p>
      <text:p text:style-name="P211">Poziom 2: <text:span text:style-name="T292">Macki Płomieni</text:span></text:p>
      <text:p text:style-name="P211">Poziom 3: <text:span text:style-name="T292">Skrzydła Ognia lub</text:span> <text:span text:style-name="T292">Ognista Ręka Zguby</text:span></text:p>
      <text:p text:style-name="P211">Poziom 4: <text:span text:style-name="T292">Ostrze Ognia</text:span></text:p>
      <text:p text:style-name="P211">Poziom 5: <text:span text:style-name="T292">Ogniste Macki</text:span></text:p>
      <text:p text:style-name="P211">Poziom 6: <text:span text:style-name="T292">Ognisty Sługa lub</text:span> <text:span text:style-name="T292">Piekielny Szlak</text:span></text:p>
      <text:p text:style-name="P211"><text:span text:style-name="T292">Wtrącenia MG</text:span>: <text:span text:style-name="T292">Ogień pali łatwopalne materiały. Płomienie wyzwalają się spod kontroli. Prymitywne istoty boją się ognia i często atakują źródło swoich lęków. </text:span></text:p>
      <text:p text:style-name="P98">Nosi Zasilany Pancerz</text:p>
      <text:p text:style-name="P211">Poziom 1: <text:span text:style-name="T293">Zasilany Pancerz</text:span></text:p>
      <text:p text:style-name="P211">Poziom 1: <text:span text:style-name="T293">Ulepszona Moc</text:span></text:p>
      <text:p text:style-name="P211">Poziom 2: <text:span text:style-name="T293">Wyświetlacz w Hełmie</text:span></text:p>
      <text:p text:style-name="P211">Poziom 3: <text:span text:style-name="T293">Zbroja Fuzyjna lub</text:span> <text:span text:style-name="T293">Ulepszone Zdrowie</text:span></text:p>
      <text:p text:style-name="P211">Poziom 4: <text:span text:style-name="T293">Wystrzał Mocy</text:span></text:p>
      <text:p text:style-name="P211">Poziom 5: <text:span text:style-name="T293">Pole Mocy Zasilanego Pancerza</text:span></text:p>
      <text:p text:style-name="P211">Poziom 6: <text:span text:style-name="T293">Mistrzowska Modyfikacja Pancerza </text:span>(<text:span text:style-name="T293">Krótki Lot)</text:span> <text:span text:style-name="T293">lub Mistrzowska Modyfikacja Pancerza</text:span> (<text:span text:style-name="T293">Pojemnik na Cypher</text:span>)</text:p>
      <text:p text:style-name="P253">Wtrącenia MG: Nie możesz zdjąć pancerza. Pancerz działa samodzielnie. Pancerz chwilowo się wyłącza. BN-i boją się pancerza. </text:p>
      <text:p text:style-name="P98">Oblicza Nieobliczalne</text:p>
      <text:p text:style-name="P254">Nadludzkie zdolności matematyczne pozwalająci Ci na modelowanie świata na bieżąco, dając Ci przewagę nad innymi. </text:p>
      <text:p text:style-name="P211">Poziom 1: P<text:span text:style-name="T294">rorocze Równanie</text:span></text:p>
      <text:p text:style-name="P211">Poziom 1: <text:span text:style-name="T294">Wyższa Matematyka</text:span></text:p>
      <text:p text:style-name="P211">Poziom 2: <text:span text:style-name="T294">Proroczy Model</text:span></text:p>
      <text:p text:style-name="P211">Poziom 3: <text:span text:style-name="T294">Podświadoma Obrona</text:span> <text:span text:style-name="T294">lub Ulepszony Intelekt</text:span></text:p>
      <text:p text:style-name="P211">Poziom 4: <text:span text:style-name="T294">Obliczenia Bitewne</text:span></text:p>
      <text:p text:style-name="P211"><text:soft-page-break/>Poziom 5: <text:span text:style-name="T294">Większy Ulepszony Intelekt</text:span></text:p>
      <text:p text:style-name="P211">Poziom 5: <text:span text:style-name="T294">Najwyższa Matematyka</text:span></text:p>
      <text:p text:style-name="P211">Poziom 6: <text:span text:style-name="T294">Wiedza o Nieznanym</text:span> <text:span text:style-name="T294">lub</text:span> <text:span text:style-name="T294">Większy Ulepszony Intelekt </text:span></text:p>
      <text:p text:style-name="P254">Wtrącenia MG: Zbyt wiele przewidzianych wyników przeraża lub przeciąża i oszałamia postać. Wynik wskazuje na nadchodzącą klęskę. </text:p>
      <text:p text:style-name="P98">Otrzymuje Boskie Błogosławieństwa</text:p>
      <text:p text:style-name="P255">Jako oddany wyznawca boskiej istoty, posiadasz pewne moce swego bóstwa, by czynić cuda. </text:p>
      <text:p text:style-name="P211">Poziom 1: <text:span text:style-name="T295">Błogosławieństwo Bóstw</text:span></text:p>
      <text:p text:style-name="P211">Poziom 2: <text:span text:style-name="T295">Ulepszony Intelekt</text:span></text:p>
      <text:p text:style-name="P211">Poziom 3: <text:span text:style-name="T295">Boski Blask lub</text:span> <text:span text:style-name="T295">Kwiat Ognia</text:span></text:p>
      <text:p text:style-name="P211">Poziom 4: <text:span text:style-name="T295">Niebiańska Gloria</text:span></text:p>
      <text:p text:style-name="P211">Poziom 5: <text:span text:style-name="T295">Boska Interwencja</text:span></text:p>
      <text:p text:style-name="P211">Poziom 6: <text:span text:style-name="T295">Boski Symbo</text:span>l <text:span text:style-name="T295">lub</text:span> <text:span text:style-name="T295">Przywołanie Demona</text:span></text:p>
      <text:p text:style-name="P255">Wtrącenia MG: Demon bada użytkowników boskiej magii. Rywalizujący kult ma problemy z naukami postaci.</text:p>
      <text:p text:style-name="P98">Pilotuje Statki Kosmiczne</text:p>
      <text:p text:style-name="P255">Jesteś pilotem statku kosmicznego</text:p>
      <text:p text:style-name="P211">Poziom 1: Pilot<text:span text:style-name="T295">aż</text:span></text:p>
      <text:p text:style-name="P211">Poziom 1: <text:span text:style-name="T295">Planetarna Wiedza</text:span></text:p>
      <text:p text:style-name="P211">Poziom 2: <text:span text:style-name="T295">Kryjówka w Kosmosie</text:span></text:p>
      <text:p text:style-name="P211">Poziom 2: <text:span text:style-name="T295">Umysłowa Odporność</text:span></text:p>
      <text:p text:style-name="P211">Poziom 3: Expert-Pilot</text:p>
      <text:p text:style-name="P211">Poziom 3: <text:span text:style-name="T115">Obeznanie ze Statkiem Kosmicznym</text:span> <text:span text:style-name="T295">lub</text:span> <text:span text:style-name="T295">Kompan-Maszyna</text:span></text:p>
      <text:p text:style-name="P211">Poziom 4: <text:span text:style-name="T115">Sensory Statku Kosmicznego</text:span></text:p>
      <text:p text:style-name="P211">Poziom 4: <text:span text:style-name="T295">Ulepszona Szybkość</text:span></text:p>
      <text:p text:style-name="P211">Poziom 5: <text:span text:style-name="T116">Znam Ten Statek Jak Własną Dłoń)</text:span></text:p>
      <text:p text:style-name="P211">Poziom 6: <text:span text:style-name="T295">Wspaniały Pilot</text:span></text:p>
      <text:p text:style-name="P211">Poziom 6: <text:span text:style-name="T295">Kontrola Zdalna lub</text:span> <text:span text:style-name="T295">Umiejętny Atak</text:span></text:p>
      <text:p text:style-name="P255">Wtrącenia MG: Statek się gubi, psuje, lub zostaje zaatakowany w kosmosie. Dokonujesz odkrycia obcego pasażera na gapę. </text:p>
      <text:p text:style-name="P98">Podróżuje przez Czas</text:p>
      <text:p text:style-name="P255">Widzisz poprzez strumienie czasu, próbujesz w nie sięgnąć i w końcu nawet przez nie podróżować. </text:p>
      <text:p text:style-name="P255">(Choć wszystkie wybory postaci są zależne od zgody MG, Podróżuje przez Czas jest specjalizacją, <text:soft-page-break/>odnośnie której MG i gracz powinni odbyć długą konwersację, by gracz znał zasady gry odnośnie podróży w czasie, jeśli istnieją w settingu MG. Postać z tą specjalizacją może znacząco zmienić świat gry, jeśli zasady gry na to pozwalają.) </text:p>
      <text:p text:style-name="P211">Poziom 1: <text:span text:style-name="T296">Przebłysk</text:span></text:p>
      <text:p text:style-name="P211">Poziom 2: <text:span text:style-name="T296">Historia Przedmiotu</text:span></text:p>
      <text:p text:style-name="P211">Poziom 3: <text:span text:style-name="T296">Przyspieszenie Czasoprzestrzenne lub</text:span> <text:span text:style-name="T296">Pętla Czasu</text:span></text:p>
      <text:p text:style-name="P211">Poziom 4: <text:span text:style-name="T296">Czasoprzestrzenne Przesunięcie</text:span></text:p>
      <text:p text:style-name="P211">Poziom 5: <text:span text:style-name="T296">Sobowtór Czasoprzestrzenny</text:span></text:p>
      <text:p text:style-name="P211">Poziom 6: <text:span text:style-name="T296">Wezwanie przez Czas lub Podróż w Czasie</text:span></text:p>
      <text:p text:style-name="P256">Wtrącenia MG: Powstają paradoksy. Inni pamiętają przeszłe wydarzenia inaczej.</text:p>
      <text:p text:style-name="P98">Poluje</text:p>
      <text:p text:style-name="P157">Jesteś wytrwałym łowcą, który potrafi upolować to, co zechce.</text:p>
      <text:p text:style-name="P211">Poziom 1: <text:span text:style-name="T297">Estetyczny Atak</text:span></text:p>
      <text:p text:style-name="P211">Poziom 1: <text:span text:style-name="T297">Łowczy</text:span></text:p>
      <text:p text:style-name="P211">Poziom 2: <text:span text:style-name="T297">Cel</text:span></text:p>
      <text:p text:style-name="P211">Poziom 2: <text:span text:style-name="T297">Skradanie się</text:span></text:p>
      <text:p text:style-name="P211">Poziom 3: <text:span text:style-name="T297">Walczący z Hordą lub</text:span> <text:span text:style-name="T297">Bieg i Chwyt</text:span></text:p>
      <text:p text:style-name="P211">Poziom 4: <text:span text:style-name="T297">Atak z Zaskoczena</text:span></text:p>
      <text:p text:style-name="P211">Poziom 5: <text:span text:style-name="T297">Dążenie Łowcy</text:span></text:p>
      <text:p text:style-name="P211">Poziom 6: <text:span text:style-name="T297">Większa Umiejętność Ataku lub</text:span> <text:span text:style-name="T297">Wiele Celów</text:span></text:p>
      <text:p text:style-name="P211"><text:span text:style-name="T297">Wtrącenia MG</text:span>: <text:span text:style-name="T297">Ofiara dostrzega postać. Cel nie jest taki słaby, jak się wydawał.</text:span></text:p>
      <text:p text:style-name="P98">Pomaga Swoim Przyjaciołom</text:p>
      <text:p text:style-name="P157">Kochasz swoich przyjaciół i pomagasz im w każdej trudności, niezależnie od wszystkiego.</text:p>
      <text:p text:style-name="P211"><text:span text:style-name="T297">Opcja do podmiany</text:span>: <text:span text:style-name="T297">Porada od Przyjaciela</text:span></text:p>
      <text:p text:style-name="P211">Poziom 1: <text:span text:style-name="T297">Pomoc Przyjaciela</text:span></text:p>
      <text:p text:style-name="P211">Poziom 1: <text:span text:style-name="T297">Odwaga</text:span></text:p>
      <text:p text:style-name="P211">Poziom 2: <text:s/><text:span text:style-name="T117">Ochrona Przed Zmiennym Losem</text:span></text:p>
      <text:p text:style-name="P211">Poziom 3: <text:span text:style-name="T297">Koka lub</text:span> <text:span text:style-name="T297">Umiejętny Atak</text:span></text:p>
      <text:p text:style-name="P211">Poziom 4: <text:span text:style-name="T297">Obrońca Przyjaciół</text:span></text:p>
      <text:p text:style-name="P211">Poziom 4: <text:span text:style-name="T297">Ulepszona Muskulatura</text:span></text:p>
      <text:p text:style-name="P211">Poziom 5: <text:span text:style-name="T297">Zainspirowanie Akcji</text:span></text:p>
      <text:p text:style-name="P211">Poziom 6: <text:span text:style-name="T297">Głębokie Przemyślenia lub</text:span> <text:span text:style-name="T297">Umiejętna Obrona</text:span></text:p>
      <text:p text:style-name="P211"><text:soft-page-break/><text:span text:style-name="T297">Wtrącenia MG</text:span>: <text:span text:style-name="T297">Inni czasami mają niecne motywacje. Służby porządkowe się Tobą interesują. Nawet, gdy wszystko idzie dobrze, będzie to miało swoje konsekwencje. </text:span></text:p>
      <text:p text:style-name="P98">Porusza się jak Kot</text:p>
      <text:p text:style-name="P257">Lekki, zwinny i pełen gracji, poruszasz się szybko i łatwo, co pozwala Ci unikać niebezpieczeństw.</text:p>
      <text:p text:style-name="P211">Poziom 1: <text:span text:style-name="T118">Większa Ulepszona Szybkość</text:span></text:p>
      <text:p text:style-name="P211">Poziom 1: B<text:span text:style-name="T297">alansowanie</text:span></text:p>
      <text:p text:style-name="P211">Poziom 2: <text:span text:style-name="T297">Umiejętności Ruchu</text:span></text:p>
      <text:p text:style-name="P211">Poziom 2: <text:span text:style-name="T297">Bezpieczny Upadek</text:span></text:p>
      <text:p text:style-name="P211">Poziom 3: <text:span text:style-name="T297">Trudny to Trafienia</text:span></text:p>
      <text:p text:style-name="P211">Poziom 3: <text:span text:style-name="T119">Ulepszone Skupienie w Szybkości</text:span> <text:span text:style-name="T297">lub</text:span> <text:s/><text:span text:style-name="T118">Większa Ulepszona Szybkość</text:span></text:p>
      <text:p text:style-name="P211">Poziom 4: <text:span text:style-name="T297">Szybki Cios</text:span></text:p>
      <text:p text:style-name="P211">Poziom 5: <text:span text:style-name="T297">Śliski</text:span></text:p>
      <text:p text:style-name="P211">Poziom 6: <text:span text:style-name="T120">Perfekcyjna Szybkość</text:span> or <text:s/><text:span text:style-name="T118">Większa Ulepszona Szybkość</text:span></text:p>
      <text:p text:style-name="P211"><text:span text:style-name="T297">Wtrącenia MG</text:span>: <text:span text:style-name="T297">Nawet kot może być niezdarny. Skok nie jest tak łatwy jak wygląda. Ucieczka jest na tyle przesadzona, że umieszcza postać w bardzo niebezpiecznym położeniu.</text:span></text:p>
      <text:p text:style-name="P98">Porusza się jak Wiatr</text:p>
      <text:p text:style-name="P257">Możesz się poruszać tak szybko, że rozmywasz się w oczach.</text:p>
      <text:p text:style-name="P211">Poziom 1: <text:span text:style-name="T118">Większa Ulepszona Szybkość</text:span></text:p>
      <text:p text:style-name="P211">Poziom 1: <text:span text:style-name="T121">Szybkostopy</text:span></text:p>
      <text:p text:style-name="P211">Poziom 2: <text:span text:style-name="T108">Trudny do Trafienia</text:span></text:p>
      <text:p text:style-name="P211">Poziom 3: <text:span text:style-name="T120">Perfekcyjna Szybkość</text:span> <text:span text:style-name="T297">lub</text:span> <text:s/><text:span text:style-name="T118">Większa Ulepszona Szybkość</text:span></text:p>
      <text:p text:style-name="P211">Poziom 4: <text:span text:style-name="T122">W Mgnieniu Oka</text:span></text:p>
      <text:p text:style-name="P211">Poziom 5: <text:span text:style-name="T108">Rozmazany</text:span></text:p>
      <text:p text:style-name="P211">Poziom 6: <text:span text:style-name="T120">Perfekcyjna Szybkość</text:span> or <text:span text:style-name="T123">Niemożliwa Szybkość</text:span></text:p>
      <text:p text:style-name="P211"><text:span text:style-name="T297">Wtrącenia MG</text:span>: <text:span text:style-name="T297">Powierzchnie mogą być </text:span><text:span text:style-name="T298">ś</text:span><text:span text:style-name="T297">liskie lub oferować ukryte przeszkody. Ruch innych istot może być trudny do przewidzenia, i postać może w nie wbiec.</text:span></text:p>
      <text:p text:style-name="P98">Posiada Licencję na Broń</text:p>
      <text:p text:style-name="P258">Posiadasz pistolet i wiesz, jak z niego skorzystać w walce. </text:p>
      <text:p text:style-name="P258">(Choć Posiada Licencjęna Broń zaprojektowaniu z myślą o współczesnej broni, może także dotyczyć futurystycznych blasterów lub innych broni dystansowych.)</text:p>
      <text:p text:style-name="P211">Poziom 1: <text:span text:style-name="T124">Rewolwerowiec</text:span></text:p>
      <text:p text:style-name="P211">Poziom 1: <text:span text:style-name="T125">Wyszkolony w Broni Palnej</text:span></text:p>
      <text:p text:style-name="P211">Poziom 2: <text:span text:style-name="T114">Ostrożny Strzał</text:span></text:p>
      <text:p text:style-name="P211"><text:soft-page-break/>Poziom 3: <text:span text:style-name="T124">Wyszkolony Rewolwerowiec</text:span> <text:span text:style-name="T299">lub </text:span><text:span text:style-name="T126">Dodatkowe Obrażenia</text:span></text:p>
      <text:p text:style-name="P211">Poziom 4: <text:span text:style-name="T127">Podwójny Wystrzał</text:span></text:p>
      <text:p text:style-name="P211">Poziom 5: <text:span text:style-name="T128">Potrójny Wystrzał</text:span></text:p>
      <text:p text:style-name="P211">Poziom 6: <text:span text:style-name="T127">Specjalny Strzał</text:span> <text:span text:style-name="T299">lub </text:span><text:span text:style-name="T129">Śmiertelne Obrażenia</text:span></text:p>
      <text:p text:style-name="P211"><text:span text:style-name="T299">Wtrącenia MG:</text:span> <text:span text:style-name="T299">Chybiony strzał lub zacięcie się broni! Atak nie odnosi stutku i akcja jest stracona, plus potrzeba dodatkowej akcji, by zająć się problemem. </text:span></text:p>
      <text:p text:style-name="P98">Posiada Magicznego Sprzymierzeńca</text:p>
      <text:p text:style-name="P258">Sprzymierzona magiczna istota, przywiązana do przedmiotu (np.: pomniejszy dżin w lampie lub duch w fajce) to Twój przyjaciel, obrońca i broń.</text:p>
      <text:p text:style-name="P211">Poziom 1: <text:span text:style-name="T130">Zwią</text:span><text:span text:style-name="T131">zana</text:span><text:span text:style-name="T130"> Magiczn</text:span><text:span text:style-name="T131">a</text:span><text:span text:style-name="T130"> Istot</text:span><text:span text:style-name="T131">a</text:span></text:p>
      <text:p text:style-name="P211">Poziom 2: <text:span text:style-name="T132">Więź z Obiektem</text:span></text:p>
      <text:p text:style-name="P211">Poziom 2: <text:span text:style-name="T108">Szuflad</text:span><text:span text:style-name="T133">a</text:span><text:span text:style-name="T108">-Skrytka</text:span></text:p>
      <text:p text:style-name="P211">Poziom 3: <text:span text:style-name="T134">Mniejsze Życzenie</text:span> <text:span text:style-name="T299">lub </text:span><text:span text:style-name="T134">Rumak</text:span></text:p>
      <text:p text:style-name="P211">Poziom 4: <text:span text:style-name="T123">Ulepszona Więź z Przedmiotem</text:span></text:p>
      <text:p text:style-name="P211">Poziom 5: <text:span text:style-name="T134">Średnie Życzenie</text:span></text:p>
      <text:p text:style-name="P211">Poziom 6: <text:span text:style-name="T135">Mistrzostwo Więzi </text:span><text:span text:style-name="T133">z</text:span><text:span text:style-name="T135"> Obiektem</text:span> <text:span text:style-name="T299">lub </text:span><text:span text:style-name="T136">Zaufaj Swemu Szczęściu</text:span></text:p>
      <text:p text:style-name="P211"><text:span text:style-name="T299">Wtrącenia MG</text:span>: <text:span text:style-name="T299">Istota nagle znika w swoim przedmiocie. Związany obiekt zostaje uszkodzony. Istota nie zgadza się i nie czyni tego, o co się nią prosi. Istota twierdzi, że odchodzi, jeśli nie wykona się dla niej pewnego zadania.</text:span></text:p>
      <text:p text:style-name="P98">Pracuje w Ciemnych Uliczkach</text:p>
      <text:p text:style-name="P259">Działasz niedostrzeżenie, kradnąc od bogatych, by osiągnąć swoje cele.</text:p>
      <text:p text:style-name="P211">Poziom 1: <text:span text:style-name="T300">Umiejętności Złodzieja</text:span></text:p>
      <text:p text:style-name="P211">Poziom 2: <text:span text:style-name="T137">Kontakty w Półświatku</text:span></text:p>
      <text:p text:style-name="P211">Poziom 3: <text:span text:style-name="T125">Niezłe Oszustwo</text:span> <text:span text:style-name="T300">lub </text:span><text:span text:style-name="T108">Trening Gildii</text:span></text:p>
      <text:p text:style-name="P211">Poziom 4: <text:span text:style-name="T138">Złodziejski Mistrz</text:span></text:p>
      <text:p text:style-name="P211">Poziom 5: <text:span text:style-name="T139">Nieczyste Zagrania</text:span></text:p>
      <text:p text:style-name="P211">Poziom 6: <text:span text:style-name="T140">Szczur Miejski</text:span> <text:span text:style-name="T300">lub </text:span><text:span text:style-name="T140">Wysokie Skupienie</text:span></text:p>
      <text:p text:style-name="P211"><text:span text:style-name="T300">Wtrącenia MG</text:span>: <text:span text:style-name="T300">Złodzieje lądują w więzieniu. Dorabiasz się potężnych wrogów.</text:span></text:p>
      <text:p text:style-name="P98">Pracuje, by Żyć</text:p>
      <text:p text:style-name="P259">Cieszysz się, gdy możesz dobrze wykonać swoją pracę, niezależnie, czy to programowanie, budowanie domów, czy górnictwo asteroidów.</text:p>
      <text:p text:style-name="P211">Poziom 1: <text:span text:style-name="T108">Zręczny Rzemieślnik</text:span></text:p>
      <text:p text:style-name="P211">Poziom 2: <text:span text:style-name="T141">Mięśnie z Żelaza</text:span></text:p>
      <text:p text:style-name="P211"><text:soft-page-break/>Poziom 3: <text:span text:style-name="T142">Oko do Szczegółów</text:span> <text:span text:style-name="T300">lub</text:span> <text:span text:style-name="T123">Improwizacja</text:span></text:p>
      <text:p text:style-name="P211">Poziom 4: <text:span text:style-name="T119">Ulepszona </text:span><text:span text:style-name="T143">M</text:span><text:span text:style-name="T119">oc</text:span></text:p>
      <text:p text:style-name="P211">Poziom 4: <text:span text:style-name="T144">Stwardniały</text:span></text:p>
      <text:p text:style-name="P211">Poziom 5: <text:span text:style-name="T119">Umiejętność Eksperta</text:span></text:p>
      <text:p text:style-name="P211">Poziom 6: <text:span text:style-name="T118">Większy Ulepszony Potencjał</text:span> <text:span text:style-name="T300">lub <text:s/></text:span><text:span text:style-name="T108">Ciężko Zapracowana Odporność</text:span></text:p>
      <text:p text:style-name="P211"><text:span text:style-name="T300">Wtrącenia MG</text:span>: <text:span text:style-name="T300">Naprawy czasami zawodzą. Kable mogą być trudne do odkodowania i ciągle bbyć pod napięciem. Czasami ludzie są niegrzeczni dla tych, co pracują, by żyć. </text:span></text:p>
      <text:p text:style-name="P98">Przebudza Sny</text:p>
      <text:p text:style-name="P259">Możesz wyciągnąć obrazy ze snów i umieścić je w świecie jawy.</text:p>
      <text:p text:style-name="P211">Poziom 1: <text:span text:style-name="T145">Iluzja Snów</text:span></text:p>
      <text:p text:style-name="P211">Poziom 1: <text:span text:style-name="T135">Oneiro-alchemia</text:span></text:p>
      <text:p text:style-name="P211">Poziom 2: <text:span text:style-name="T145">Złodziej Snów</text:span></text:p>
      <text:p text:style-name="P211">Poziom 3: <text:span text:style-name="T145">Sen Staje się Prawdą </text:span><text:span text:style-name="T143">lub</text:span> <text:span text:style-name="T119">Ulepszony Intelekt</text:span></text:p>
      <text:p text:style-name="P211">Poziom 4: <text:span text:style-name="T146">Sen na Jawie</text:span></text:p>
      <text:p text:style-name="P211">Poziom 5: <text:span text:style-name="T301">K</text:span><text:span text:style-name="T132">oszmar</text:span></text:p>
      <text:p text:style-name="P211">Poziom 6: <text:span text:style-name="T147">Komnata Snów</text:span> <text:span text:style-name="T301">lub</text:span> <text:span text:style-name="T148">Pole Reakcyjne</text:span></text:p>
      <text:p text:style-name="P211"><text:span text:style-name="T301">Wtrącenia MG</text:span>: <text:span text:style-name="T301">Niespodziewany epizod lunatykowania stawia postać w niebezpiecznej sytuacji. Koszmar wyzwala się ze snu.</text:span></text:p>
      <text:p text:style-name="P98">Przeszukuje Ruiny</text:p>
      <text:p text:style-name="P260">Kiedy nie biegniesz lub się chowasz, przeszukujesz ruiny cywilizacji w celu znalezienia użytecznych pozostałości, co pozwala Ci przetrwać. </text:p>
      <text:p text:style-name="P211">Poziom 1: <text:span text:style-name="T125">Ocalały z Apokalipsy</text:span></text:p>
      <text:p text:style-name="P211">Poziom 1: <text:span text:style-name="T149">Wiedza o Ruinach</text:span></text:p>
      <text:p text:style-name="P211">Poziom 2: <text:span text:style-name="T150">Rzemieślnik Rupieci</text:span></text:p>
      <text:p text:style-name="P211">Poziom 3: <text:span text:style-name="T144">Korzystanie z Okazji</text:span> <text:span text:style-name="T302">lub</text:span> <text:span text:style-name="T302">Ulepszone Zdrowie</text:span></text:p>
      <text:p text:style-name="P211">Poziom 4: <text:span text:style-name="T151">Wiesz, Gdzie Szukać</text:span></text:p>
      <text:p text:style-name="P211">Poziom 5: <text:span text:style-name="T152">Cyphery z Odzysku</text:span></text:p>
      <text:p text:style-name="P211">Poziom 6: <text:span text:style-name="T153">Artefakty z Odzysku</text:span> <text:span text:style-name="T302">lub Pole Reakcyjne</text:span></text:p>
      <text:p text:style-name="P211"><text:span text:style-name="T303">Wtrącenia MG: Przedmiot stworzony z zrecyklingowanych śmieci psuje się. Ktoś pojawia się i twierdzi, że użyteczne pozostałości nalezą do niego. Zrecyklingowany</text:span> <text:span text:style-name="T303">cypher eksploduje. </text:span></text:p>
      <text:p text:style-name="P98">Przewodzi</text:p>
      <text:p text:style-name="P261">Twoje naturalne zdolności przywódcze pozwalają Ci na wydawanie rozkazów, wliczając w to Twoich oddanych podległych.</text:p>
      <text:p text:style-name="P211"><text:soft-page-break/>Poziom 1: <text:span text:style-name="T141">Naturalna Charyzma</text:span></text:p>
      <text:p text:style-name="P211">Poziom 1: <text:span text:style-name="T118">Dobra Porada</text:span></text:p>
      <text:p text:style-name="P211">Poziom 2: <text:span text:style-name="T119">Potencjał</text:span></text:p>
      <text:p text:style-name="P211">Poziom 2: <text:s/><text:span text:style-name="T154">Podstawowy </text:span><text:span text:style-name="T155">Kompan</text:span></text:p>
      <text:p text:style-name="P211">Poziom 3: <text:span text:style-name="T156">Zaawansowany Rozkaz</text:span> or <text:span text:style-name="T304">Kompan-Ekspert</text:span></text:p>
      <text:p text:style-name="P211">Poziom 4: <text:span text:style-name="T114">Zachwyt lub Inspiracja</text:span></text:p>
      <text:p text:style-name="P211">Poziom 5: <text:span text:style-name="T118">Większy Ulepszony Potencjał</text:span></text:p>
      <text:p text:style-name="P211">Poziom 6: <text:span text:style-name="T173">Drużyna</text:span><text:span text:style-name="T154"> </text:span><text:span text:style-name="T155">Kompanów</text:span> <text:span text:style-name="T304">lub</text:span> <text:span text:style-name="T304">Umysł Lidera</text:span></text:p>
      <text:p text:style-name="P211"><text:span text:style-name="T304">Wtrącenia MG</text:span>: <text:span text:style-name="T304">Kompani odnoszą klęskę, zdradzają Cię, okłamują, przechodzą na złą stronę, dająsię porwać lub umierają.</text:span></text:p>
      <text:p text:style-name="P98">Przyjmuje Zwierzęcy Kształt</text:p>
      <text:p text:style-name="P261">Możesz się zmienić w zwierzę.</text:p>
      <text:p text:style-name="P211">Poziom 1: <text:span text:style-name="T157">Zwierzęcy Kształt</text:span></text:p>
      <text:p text:style-name="P211">Poziom 2: <text:span text:style-name="T304">Komunikacja</text:span></text:p>
      <text:p text:style-name="P211">Poziom 2: <text:span text:style-name="T304">Ukojenie Dzikiego</text:span></text:p>
      <text:p text:style-name="P211">Poziom 3: <text:span text:style-name="T158">Większy Zwierzęcy Kształt </text:span><text:span text:style-name="T159">lub</text:span> <text:span text:style-name="T304">Większa Likantropia</text:span></text:p>
      <text:p text:style-name="P211">Poziom 4: <text:span text:style-name="T304">Zwierzęce Szpiegowanie</text:span></text:p>
      <text:p text:style-name="P211">Poziom 5: <text:span text:style-name="T304">Trudny do Zamordowania</text:span></text:p>
      <text:p text:style-name="P211">Poziom 6: <text:span text:style-name="T304">Rozmazana Prędkość</text:span> <text:span text:style-name="T304">lub</text:span> <text:s/><text:span text:style-name="T160">Rozszerzony Zwierzęcy Kształt</text:span></text:p>
      <text:p text:style-name="P211"><text:span text:style-name="T304">Wtrącenia MG</text:span>: <text:span text:style-name="T304">Postać niespodziewanie zmienia kształt. BN jest przerażony lub agresywny w stosunku do zmiennokształtnego. Transformacja zajmuje dłużej, niż się spodziewano.</text:span></text:p>
      <text:p text:style-name="P261">Większa Likantropia stosuje się do używania Zwierzęcego Kształtu.</text:p>
      <text:p text:style-name="P98">Przywdziewa Połyskliwy Lód</text:p>
      <text:p text:style-name="P262">Rozkazujesz zimowej mocy zimna i lodu.</text:p>
      <text:p text:style-name="P211">Poziom 1: <text:span text:style-name="T256">Lodowa Zbroja</text:span></text:p>
      <text:p text:style-name="P211">Poziom 2: <text:span text:style-name="T256">Lodowy Dotyk</text:span></text:p>
      <text:p text:style-name="P211">Poziom 3: <text:span text:style-name="T256">Mrozący Dotyk lub</text:span> <text:span text:style-name="T256">Lodowa Kreacja</text:span></text:p>
      <text:p text:style-name="P211">Poziom 4: <text:span text:style-name="T256">Twarda Lodowa Zbroja</text:span></text:p>
      <text:p text:style-name="P211">Poziom 5: <text:span text:style-name="T256">Emisja Zimna</text:span></text:p>
      <text:p text:style-name="P211">Poziom 6: <text:span text:style-name="T256">Śniegowa Zamieć lub</text:span> <text:span text:style-name="T256">Lodowe Rękawice</text:span></text:p>
      <text:p text:style-name="P211"><text:span text:style-name="T256">Wtrącenia MG</text:span>: <text:span text:style-name="T256">Lód czyni powierzchnie śliskimi. Ektremalne zimno sprawia, że przedmioty pękają i się psują. </text:span></text:p>
      <text:p text:style-name="P98">Pływał z Piratami</text:p>
      <text:p text:style-name="P262"><text:soft-page-break/>Pływałeś razem ze straszliwymi piratami, ale zdecydowałeś się zerwać z piractwem i poświęcićsię innemu celowi. Powstaje pytanie: czy twoja przeszłość pozwoli o sobie zapomnieć?</text:p>
      <text:p text:style-name="P211">Poziom 1: <text:span text:style-name="T256">Zignorowanie Bólu</text:span></text:p>
      <text:p text:style-name="P211">Poziom 1: <text:span text:style-name="T256">Marynarz</text:span></text:p>
      <text:p text:style-name="P211">Poziom 2: <text:span text:style-name="T256">Korzystanie z Okazji</text:span></text:p>
      <text:p text:style-name="P211">Poziom 2: <text:span text:style-name="T256">Przerażająca Reputacja</text:span></text:p>
      <text:p text:style-name="P211">Poziom 3: <text:span text:style-name="T256">Umiejętny Atak lub Umiejętna Obrona</text:span></text:p>
      <text:p text:style-name="P211">Poziom 4: <text:span text:style-name="T256">Morskie Nogi</text:span></text:p>
      <text:p text:style-name="P211">Poziom 4: <text:span text:style-name="T256">Umiejętności Ruchu</text:span></text:p>
      <text:p text:style-name="P211">Poziom 5: <text:span text:style-name="T256">Zagubieni w Chaosie</text:span></text:p>
      <text:p text:style-name="P211">Poziom 6: <text:span text:style-name="T256">Pojedynek na Śmierć i Życie lub</text:span> <text:span text:style-name="T256">Następny Atak</text:span></text:p>
      <text:p text:style-name="P211"><text:span text:style-name="T256">Wtrącenia MG</text:span>: <text:span text:style-name="T256">Istnieje wiele niebezpieczeńst</text:span><text:span text:style-name="T305">w</text:span><text:span text:style-name="T256"> Siedmiu Mórz, wliczając sztormy i zarazy. Inni piraci czasem awansują poprzez zdradę. Pirat wyśledził dawnych kompanów, by odkryć ukryty skarb.</text:span></text:p>
      <text:p text:style-name="P98">Rozciąga się</text:p>
      <text:p text:style-name="P262">Twoje ciło jest gumowe i elastyczne, zdolne rozciągać się na wielkie długości i kompresować z powrotem.</text:p>
      <text:p text:style-name="P211">Poziom 1: <text:span text:style-name="T256">Człowiek-Guma</text:span></text:p>
      <text:p text:style-name="P211">Poziom 1: <text:span text:style-name="T256">Daleki Krok</text:span></text:p>
      <text:p text:style-name="P211">Poziom 2: <text:span text:style-name="T256">Elastyczny Chwyt</text:span></text:p>
      <text:p text:style-name="P211">Poziom 2: <text:span text:style-name="T256">Bezpieczny Upadek</text:span></text:p>
      <text:p text:style-name="P211">Poziom 3: <text:span text:style-name="T161">Przeniknięcie Przez Barierę</text:span> <text:span text:style-name="T256">lub</text:span> <text:s/><text:span text:style-name="T134">Przekierowanie Ataku</text:span></text:p>
      <text:p text:style-name="P211">Poziom 4: <text:span text:style-name="T256">Odporność</text:span></text:p>
      <text:p text:style-name="P211">Poziom 5: <text:span text:style-name="T118">Mistrz Ruchu</text:span></text:p>
      <text:p text:style-name="P211">Poziom 6: <text:span text:style-name="T130">Ruch i Multiatak </text:span><text:span text:style-name="T162">lub Jeszcze Żywy</text:span></text:p>
      <text:p text:style-name="P35">Wtrącenia MG: Atak lub efekt wchodzi w interakcję z elastycznością BG. Rozciągnięta kończyna staje się przeciążona i słaba. </text:p>
      <text:p text:style-name="P98">Rozdziera Ściany Świata</text:p>
      <text:p text:style-name="P263">Szybkość i fazowanie daje Ci unikalną zdolność unikania zagrożeń i zadawania obrażeń jednocześnie. </text:p>
      <text:p text:style-name="P211">Poziom 1: <text:span text:style-name="T120">Bieg Fazowy</text:span></text:p>
      <text:p text:style-name="P211">Poziom 1: <text:span text:style-name="T139">Przeszkadzający Dotyk</text:span></text:p>
      <text:p text:style-name="P211">Poziom 2: <text:span text:style-name="T163">Fazowe Zadrapanie</text:span></text:p>
      <text:p text:style-name="P211">Poziom 3: <text:span text:style-name="T150">Niewidzialne Fazowanie </text:span><text:span text:style-name="T164">lub </text:span><text:span text:style-name="T117">Przechodzenie Przez Ściany</text:span></text:p>
      <text:p text:style-name="P211"><text:soft-page-break/>Poziom 4: <text:span text:style-name="T120">Detonacja Fazowa</text:span></text:p>
      <text:p text:style-name="P211">Poziom 5: <text:span text:style-name="T117">Bardzo Długi Bi</text:span><text:span text:style-name="T165">e</text:span><text:span text:style-name="T117">g Fazowy</text:span></text:p>
      <text:p text:style-name="P211">Poziom 6: <text:span text:style-name="T115">Potężniejsze Fazowanie</text:span> <text:span text:style-name="T306">lub</text:span> <text:span text:style-name="T117">Nietykalny</text:span><text:span text:style-name="T137"> Podczas Ruchu</text:span></text:p>
      <text:p text:style-name="P211"><text:span text:style-name="T306">Wtrącenia MG</text:span>: <text:span text:style-name="T306">Poruszanie się tak szybko czasami prowadzi wprost na niespodziewane, egzotyczne przeszkody.</text:span></text:p>
      <text:p text:style-name="P98">Rozwiązuje Tajemnice</text:p>
      <text:p text:style-name="P263">Jesteś mistrzem dedukcji, używającym dowodów, by odnaleźć odpowiedzi.</text:p>
      <text:p text:style-name="P211">Poziom 1: <text:span text:style-name="T150">Śledczy</text:span></text:p>
      <text:p text:style-name="P211">Poziom 1: <text:span text:style-name="T115">Detektyw</text:span></text:p>
      <text:p text:style-name="P211">Poziom 2: <text:span text:style-name="T135">Z Dala od Niebezpieczeństwa</text:span></text:p>
      <text:p text:style-name="P211">Poziom 3: <text:span text:style-name="T166">Dobrze Wykształcony</text:span> <text:span text:style-name="T306">lub</text:span> <text:span text:style-name="T306">Umiejętny Atak</text:span></text:p>
      <text:p text:style-name="P211">Poziom 4: <text:span text:style-name="T111">Wyciągnięcie Wniosków</text:span></text:p>
      <text:p text:style-name="P211">Poziom 5: <text:span text:style-name="T146">Ogarnięcie Sytuacji</text:span></text:p>
      <text:p text:style-name="P211">Poziom 6: <text:span text:style-name="T163">Przejęcie Inicjatywy </text:span><text:span text:style-name="T164">lub </text:span><text:span text:style-name="T108">Większa Umiejętność Obrony</text:span></text:p>
      <text:p text:style-name="P211"><text:span text:style-name="T306">Wtrącenia MG</text:span>: <text:span text:style-name="T306">Dowody znikają, fałszywe tropy konfundują, a świadkowie kłamią. Początkowe wnioski mogą być błędne.</text:span></text:p>
      <text:p text:style-name="P98">Rośnie do Gigantycznych Rozmiarów</text:p>
      <text:p text:style-name="P264">Na krótkie okresy, rośniesz większy i, z odpowiednim dośiadczeniem, do prawdziwie gigantycznych rozmiarów.</text:p>
      <text:p text:style-name="P211">Poziom 1: <text:span text:style-name="T119">Wzrost</text:span></text:p>
      <text:p text:style-name="P211">Poziom 1: <text:span text:style-name="T307">Przeogromny</text:span></text:p>
      <text:p text:style-name="P211">Poziom 2: <text:span text:style-name="T307">Większy</text:span></text:p>
      <text:p text:style-name="P211">Poziom 2: <text:s/><text:span text:style-name="T156">Zalety Bycia Dużym</text:span></text:p>
      <text:p text:style-name="P211">Poziom 3: <text:span text:style-name="T108">Wielki </text:span><text:span text:style-name="T167">lub</text:span> <text:span text:style-name="T307">Rzut</text:span></text:p>
      <text:p text:style-name="P211">Poziom 4: <text:span text:style-name="T307">Chwyt</text:span></text:p>
      <text:p text:style-name="P211">Poziom 5: <text:span text:style-name="T307">Wielgachny</text:span></text:p>
      <text:p text:style-name="P211">Poziom 6: <text:span text:style-name="T307">Kolos lub</text:span> <text:span text:style-name="T307">Śmiertelne Obrażenia</text:span></text:p>
      <text:p text:style-name="P211"><text:span text:style-name="T308">Wtrącenia MG</text:span>: <text:span text:style-name="T308">Nagły wzrost przewraca meble lub sprawia, że przebijasz sufit. Powiększona postać przebija podłogę. </text:span></text:p>
      <text:p text:style-name="P98">Rzeźbi Twardym Światłe<text:span text:style-name="T309">m</text:span></text:p>
      <text:p text:style-name="P265">Tworzysz fizyczne przedmioty z twardego światła, które możesz wykorzystać do obrony lub ataku.</text:p>
      <text:p text:style-name="P211">Poziom 1: A<text:span text:style-name="T309">utomatyczny Blask</text:span></text:p>
      <text:p text:style-name="P211">Poziom 1: <text:span text:style-name="T309">Chwilowe Światło</text:span></text:p>
      <text:p text:style-name="P211"><text:soft-page-break/>Poziom 2: <text:span text:style-name="T309">Macki Mocy</text:span></text:p>
      <text:p text:style-name="P211">Poziom 3: <text:span text:style-name="T309">Twardsze Światło lub </text:span><text:span text:style-name="T163">Rzeźbienie Światłem</text:span></text:p>
      <text:p text:style-name="P211">Poziom 4: <text:span text:style-name="T118">Większy Ulepszony Intelekt</text:span></text:p>
      <text:p text:style-name="P211">Poziom 5: <text:span text:style-name="T123">Ulepszone Rzeźbienie Światłem</text:span></text:p>
      <text:p text:style-name="P211">Poziom 6: <text:span text:style-name="T309">Pole Obronne</text:span> <text:span text:style-name="T309">lub</text:span> <text:span text:style-name="T309">Lot</text:span></text:p>
      <text:p text:style-name="P211"><text:span text:style-name="T309">Wtrącenia MG</text:span>: <text:span text:style-name="T309">Przedmiot z twardego światła przedwcześnie znika. Przedmiot z twardego światła nie może wpłynąć na daną istotę lub kolor.</text:span></text:p>
      <text:p text:style-name="P98">Rzuca ze Śmiertelną Dokładnością</text:p>
      <text:p text:style-name="P266">Wszystko co opuszcza Twoją dłoń idzie dokładnie gdzie sobie tego życzysz, z prędkością i w miejsce, gdzie osiągnie najlepszy efekt.</text:p>
      <text:p text:style-name="P211">Poziom 1: Pre<text:span text:style-name="T310">c</text:span><text:span text:style-name="T311">y</text:span><text:span text:style-name="T310">z</text:span><text:span text:style-name="T311">ja</text:span></text:p>
      <text:p text:style-name="P211">Poziom 2: <text:span text:style-name="T311">Ostrożny Rzut</text:span></text:p>
      <text:p text:style-name="P211">Poziom 3: <text:span text:style-name="T311">Szybki Rzut</text:span> <text:span text:style-name="T311">lub</text:span> <text:span text:style-name="T311">Umiejętna Obrona</text:span></text:p>
      <text:p text:style-name="P211">Poziom 4: <text:span text:style-name="T311">Wszystko Jest Bronią</text:span></text:p>
      <text:p text:style-name="P211">Poziom 4: <text:span text:style-name="T311">Wyspecjalizowa</text:span><text:span text:style-name="T310">n</text:span><text:span text:style-name="T311">y w Rzucaniu</text:span></text:p>
      <text:p text:style-name="P211">Poziom 5: <text:span text:style-name="T311">Wir Rzutek</text:span></text:p>
      <text:p text:style-name="P211">Poziom 6: <text:span text:style-name="T311">Śmiertelne Obrażenia</text:span> <text:span text:style-name="T311">lub</text:span> <text:span text:style-name="T311">Mistrzostwo Obrony</text:span></text:p>
      <text:p text:style-name="P211"><text:span text:style-name="T311">Wtrącenia MG</text:span>: <text:span text:style-name="T311">Chybione ataki trafiają w zły cel. Rykoszety mogą być niebezpieczne. Improwizowane bronie się psują. </text:span></text:p>
      <text:p text:style-name="P98">Spaceruje w Dzikich Lasach</text:p>
      <text:p text:style-name="P266">Posługujesz się magią natury, która czerpie z potęgi drzew. </text:p>
      <text:p text:style-name="P211">Poziom 1: <text:span text:style-name="T311">Życie w Dziczy</text:span></text:p>
      <text:p text:style-name="P211">Poziom 1: <text:span text:style-name="T311">Dodatkowy Odpoczynek</text:span></text:p>
      <text:p text:style-name="P211">Poziom 2: <text:span text:style-name="T311">Ciało z Drewna</text:span></text:p>
      <text:p text:style-name="P211">Poziom 3: <text:span text:style-name="T311">Drzewny Kompan</text:span> <text:span text:style-name="T311">lub</text:span> <text:span text:style-name="T311">Dzika Świadomość</text:span></text:p>
      <text:p text:style-name="P211">Poziom 4: <text:span text:style-name="T311">Podróż Przez Drzewa</text:span></text:p>
      <text:p text:style-name="P211">Poziom 5: <text:span text:style-name="T311">Wielkie Drzewo</text:span></text:p>
      <text:p text:style-name="P211">Poziom 6: <text:span text:style-name="T311">Straszny Las</text:span> <text:span text:style-name="T311">lub</text:span> <text:span text:style-name="T311">Odżywc</text:span><text:span text:style-name="T310">z</text:span><text:span text:style-name="T311">y Wykwit</text:span></text:p>
      <text:p text:style-name="P211"><text:span text:style-name="T311">Wtrącenia MG</text:span>: <text:span text:style-name="T311">Drewniana postać zapala się. Dziki zamach konarem drzewa uderza w sprzymierzeńca. Pewne drzewa mają mroczne serca i nienawidzą wszystkich ludzi.</text:span></text:p>
      <text:p text:style-name="P98">Stawia Umysł Ponad Materią</text:p>
      <text:p text:style-name="P267">Możesz poruszać telekinetycznie przedmioty bez fizycznego dotykania ich.</text:p>
      <text:p text:style-name="P211">Poziom 1: <text:span text:style-name="T312">Odbicie Ataków</text:span></text:p>
      <text:p text:style-name="P211"><text:soft-page-break/>Poziom 2: Tele<text:span text:style-name="T312">kineza</text:span></text:p>
      <text:p text:style-name="P211">Poziom 3: <text:span text:style-name="T312">Chmura Ochronna</text:span> <text:span text:style-name="T312">lub</text:span> <text:span text:style-name="T312">Ulepszenie Siły</text:span></text:p>
      <text:p text:style-name="P211">Poziom 4: Ap<text:span text:style-name="T312">ortacja</text:span></text:p>
      <text:p text:style-name="P211">Poziom 5: <text:span text:style-name="T312">Atak Psychikinetyczny</text:span></text:p>
      <text:p text:style-name="P211">Poziom 6: <text:span text:style-name="T312">Ulepszona Aportacja lub</text:span> <text:span text:style-name="T312">Przebudowa</text:span></text:p>
      <text:p text:style-name="P211"><text:span text:style-name="T312">Wtrącenia MG</text:span>: <text:span text:style-name="T312">Jeden mentalny błąd, a poruszanie obiekty upadają, a kruche obiekty niszczeją. Czasami zły przedmiot się porusza, upada lub niszczeje.</text:span></text:p>
      <text:p text:style-name="P98">Szuka Kłopotów</text:p>
      <text:p text:style-name="P268">Jesteś niebezpieczny i lubisz dobrą walkę.</text:p>
      <text:p text:style-name="P211">Poziom 1: <text:span text:style-name="T313">Pięści Furii</text:span></text:p>
      <text:p text:style-name="P211">Poziom 1: <text:span text:style-name="T313">Opatrywanie Ran</text:span></text:p>
      <text:p text:style-name="P211">Poziom 2: <text:span text:style-name="T313">Obrońca</text:span></text:p>
      <text:p text:style-name="P211">Poziom 2: <text:span text:style-name="T313">Bezpośredni</text:span></text:p>
      <text:p text:style-name="P211">Poziom 3: <text:span text:style-name="T313">Umiejętny Atak lub</text:span> <text:span text:style-name="T313">Większy Ulepsozny Potencjał</text:span></text:p>
      <text:p text:style-name="P211">Poziom 4: <text:span text:style-name="T313">Pozbawienie Przytomności</text:span></text:p>
      <text:p text:style-name="P211">Poziom 5: <text:span text:style-name="T313">Mistrzostwo Ataków</text:span></text:p>
      <text:p text:style-name="P211">Poziom 6: <text:span text:style-name="T313">Większa Ulepszona Moc</text:span> <text:span text:style-name="T313">lub</text:span> <text:span text:style-name="T313">Śmiertelne Obrażenia</text:span></text:p>
      <text:p text:style-name="P268">Wtrącenia MG: Bronie psują się lub wypadają nawet z najsilniejszego uchwytu. Atakujący mogą się potknąć i upaść. Nawet pole bitwy może działać przeciwko Tobie, gdy przedmioty upadają.</text:p>
      <text:p text:style-name="P98">Szybko się Uczy</text:p>
      <text:p text:style-name="P268">Radzisz sobie z trudnymi sytuacjami w miarę, jak się pojawiają, ucząc się czegoś nowego za każdym razem.</text:p>
      <text:p text:style-name="P211">Poziom 1: <text:span text:style-name="T313">Ulepszony Intelekt</text:span></text:p>
      <text:p text:style-name="P211">Poziom 1: <text:span text:style-name="T313">Oto Twój Problem</text:span></text:p>
      <text:p text:style-name="P211">Poziom 2: <text:span text:style-name="T313">Szybka Nauka</text:span></text:p>
      <text:p text:style-name="P211">Poziom 3: <text:span text:style-name="T313">Ciężki do Rozproszenia</text:span></text:p>
      <text:p text:style-name="P211">Poziom 3: <text:span text:style-name="T313">Ulepszone Skupienie w Inteligencji</text:span> <text:span text:style-name="T313">lub</text:span> <text:span text:style-name="T313">Skupienie na Umiejętności</text:span></text:p>
      <text:p text:style-name="P211">Poziom 4: <text:span text:style-name="T313">Dzielenie się Wiedzą</text:span></text:p>
      <text:p text:style-name="P211">Poziom 5: <text:span text:style-name="T313">Ulepszony Intelekt</text:span></text:p>
      <text:p text:style-name="P211">Poziom 5: <text:span text:style-name="T313">Parę Sztuczek w Zanadrzu</text:span></text:p>
      <text:p text:style-name="P211">Poziom 6: <text:span text:style-name="T313">Dwie Sprawy na Raz</text:span> <text:span text:style-name="T313">lub</text:span> <text:span text:style-name="T313">Umiejętna Obrona</text:span></text:p>
      <text:p text:style-name="P211"><text:span text:style-name="T313">Wtrącenia MG</text:span>: <text:span text:style-name="T313">Wypadki i pomyłki są świetnymi nauczycielami.</text:span></text:p>
      <text:p text:style-name="P98">Tańczy z Czarną Materią</text:p>
      <text:p text:style-name="P269"><text:soft-page-break/>Możesz manipulować ciemnością i "ciemną materią".</text:p>
      <text:p text:style-name="P211">Poziom 1: <text:s/><text:span text:style-name="T149">Wstęgi Mrocznej Materii</text:span></text:p>
      <text:p text:style-name="P211">Poziom 2: <text:span text:style-name="T314">Skrzydła Pustki</text:span></text:p>
      <text:p text:style-name="P211">Poziom 3: <text:span text:style-name="T314">Płaszcz Ciemnej Materii lub</text:span> <text:span text:style-name="T314">Cios Ciemnej Materii</text:span></text:p>
      <text:p text:style-name="P211">Poziom 4: <text:span text:style-name="T314">Powłoka Ciemnej Materii</text:span></text:p>
      <text:p text:style-name="P211">Poziom 5: <text:span text:style-name="T314">Podróżnik Niszczącego Wiatru</text:span></text:p>
      <text:p text:style-name="P211">Poziom 6: <text:span text:style-name="T168">Budowla Ciemnej Materii</text:span> <text:span text:style-name="T314">lub</text:span> <text:span text:style-name="T314">W Objęciach Nocy</text:span></text:p>
      <text:p text:style-name="P211"><text:span text:style-name="T314">Wtrącenia MG</text:span>: <text:span text:style-name="T314">Czarna Materia wycofuje się, zupełnie, jakby miała swoją własną wolę. </text:span></text:p>
      <text:p text:style-name="P98">Tworzy Dziwną Naukę</text:p>
      <text:p text:style-name="P270">Twoja nadnaturalne wejrzenie w rzeczywistość czyni z Ciebie naukowca zdolnego do wielu rzeczy.</text:p>
      <text:p text:style-name="P211">Poziom 1: <text:span text:style-name="T315">Analiza Laboratoryjna</text:span></text:p>
      <text:p text:style-name="P211">Poziom 1: <text:span text:style-name="T151">Umiejętności Wiedzy</text:span></text:p>
      <text:p text:style-name="P211">Poziom 2: <text:span text:style-name="T315">Modyfikacja Urządzenia</text:span></text:p>
      <text:p text:style-name="P211">Poziom 3: <text:span text:style-name="T158">Lepsze Życie Dzięki Chemii</text:span> <text:span text:style-name="T315">lub</text:span> <text:span text:style-name="T315">Ulepszone Zdrowie</text:span></text:p>
      <text:p text:style-name="P211">Poziom 4: <text:span text:style-name="T315">Umiejętności Wiedzy</text:span></text:p>
      <text:p text:style-name="P211">Poziom 4: <text:span text:style-name="T315">Troszkę Szalony</text:span></text:p>
      <text:p text:style-name="P211">Poziom 5: <text:span text:style-name="T117">Przełom w Badaniach Dziwnej Nauki</text:span></text:p>
      <text:p text:style-name="P211">Poziom 6: <text:span text:style-name="T123">Niemożliwe Osiągnięcie Naukowe</text:span></text:p>
      <text:p text:style-name="P211">Poziom 6: <text:span text:style-name="T315">Wynalazca lub</text:span> <text:span text:style-name="T315">Pole Obronne</text:span></text:p>
      <text:p text:style-name="P211"><text:span text:style-name="T315">Wtrącenia MG</text:span>: <text:span text:style-name="T315">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98">Tworzy Iluzje</text:p>
      <text:p text:style-name="P271">Tworzysz obrazy ze światła tak perfekcyjne, że wydają się być realne. </text:p>
      <text:p text:style-name="P211">Poziom 1: <text:span text:style-name="T254">Mniejsza Iluzja</text:span></text:p>
      <text:p text:style-name="P211">Poziom 2: <text:s/><text:span text:style-name="T123">Iluzoryczne Przebranie</text:span></text:p>
      <text:p text:style-name="P211">Poziom 3: <text:span text:style-name="T254">Rzuć Iluzję lub</text:span> <text:span text:style-name="T254">Większa Iluzja</text:span></text:p>
      <text:p text:style-name="P211">Poziom 4: Il<text:span text:style-name="T254">uzyjne Ja</text:span></text:p>
      <text:p text:style-name="P211">Poziom 5: <text:span text:style-name="T254">Przerażający Obraz</text:span></text:p>
      <text:p text:style-name="P211">Poziom 6: <text:span text:style-name="T254">Wielka Iluzja</text:span> <text:span text:style-name="T254">lub</text:span> Perma<text:span text:style-name="T254">nentna Iluzja</text:span></text:p>
      <text:p text:style-name="P211"><text:span text:style-name="T254">Wtrącenia MG</text:span>: <text:span text:style-name="T254">Ciężko uwierzyć w iluzję. Iluzja zostaje przejrzana w najgorszym możliwym momencie.</text:span></text:p>
      <text:p text:style-name="P98">Tworzy Unikalne Obiekty</text:p>
      <text:p text:style-name="P271"><text:soft-page-break/>Jesteś wynalazcą dziwnych i użytecznych przedmiotów. </text:p>
      <text:p text:style-name="P211">Poziom 1: <text:span text:style-name="T254">Rzemieślnik</text:span></text:p>
      <text:p text:style-name="P211">Poziom 1: M<text:span text:style-name="T254">istrz Identyfikacji</text:span></text:p>
      <text:p text:style-name="P211">Poziom 2: <text:span text:style-name="T254">Mechanik Artefaktów</text:span></text:p>
      <text:p text:style-name="P211">Poziom 2: <text:span text:style-name="T254">Szybka Robota</text:span></text:p>
      <text:p text:style-name="P211">Poziom 3: <text:span text:style-name="T254">Mistrzowski Rzemieślnik</text:span> <text:span text:style-name="T254">lub Wbudowane Bronie</text:span></text:p>
      <text:p text:style-name="P211">Poziom 4: <text:span text:style-name="T254">Twórca Cypherów</text:span></text:p>
      <text:p text:style-name="P211">Poziom 5: Inno<text:span text:style-name="T254">wator</text:span></text:p>
      <text:p text:style-name="P211">Poziom 6: <text:span text:style-name="T254">Wynalazca lub</text:span> <text:span text:style-name="T254">Zbroja Fuzyjna</text:span></text:p>
      <text:p text:style-name="P271">Wtrącenia MG: Przedmiot zalicza awarię, niszczeje lub kończy swój byt w katastrofalny lub niespodziewany sposób.</text:p>
      <text:p text:style-name="P98">Ucieka Precz</text:p>
      <text:p text:style-name="P272">Twoim pierwszym instynktem jest ucieczka od niebezpieczeństwa, i jesteś w tym bardzo dobry. </text:p>
      <text:p text:style-name="P211">Poziom 1: <text:span text:style-name="T316">W Defensywie</text:span></text:p>
      <text:p text:style-name="P211">Poziom 2: <text:span text:style-name="T316">Ulepszona Szybkość</text:span></text:p>
      <text:p text:style-name="P211">Poziom 2: <text:span text:style-name="T316">Szybka Ucieczka</text:span></text:p>
      <text:p text:style-name="P211">Poziom 3: <text:span text:style-name="T316">Niemożliwa Szybkość lub</text:span> <text:span text:style-name="T316">Większa Ulepszona Szybkość</text:span></text:p>
      <text:p text:style-name="P211">Poziom 4: <text:span text:style-name="T316">Determinacja</text:span></text:p>
      <text:p text:style-name="P211">Poziom 4: <text:span text:style-name="T316">Szybki Umysł</text:span></text:p>
      <text:p text:style-name="P211">Poziom 5: <text:span text:style-name="T316">Ponowne Ukrycie się</text:span></text:p>
      <text:p text:style-name="P211">Poziom 6: <text:span text:style-name="T316">Ucieczka lub</text:span> <text:span text:style-name="T316">Umieję</text:span><text:span text:style-name="T317">t</text:span><text:span text:style-name="T316">na Obrona</text:span></text:p>
      <text:p text:style-name="P211"><text:span text:style-name="T316">Wtrącenia MG</text:span>: <text:span text:style-name="T316">Szybkie ruchy czasami sprawiają, że upuszczasz przedmioty, poślizgujesz się lub przypadkowo kierujesz się w złą stronę</text:span></text:p>
      <text:p text:style-name="P98">Ujeżd<text:span text:style-name="T316">ż</text:span>a Błyskawicę</text:p>
      <text:p text:style-name="P273">Generujesz i wyzwalasz energię elektryczną.</text:p>
      <text:p text:style-name="P211">Poziom 1: S<text:span text:style-name="T318">zok</text:span></text:p>
      <text:p text:style-name="P211">Poziom 1: <text:span text:style-name="T318">Naładowanie</text:span></text:p>
      <text:p text:style-name="P211">Poziom 2: <text:span text:style-name="T318">Jeździec Błyskawicy</text:span></text:p>
      <text:p text:style-name="P211">Poziom 3: El<text:span text:style-name="T318">ektryczny Pancerz</text:span> <text:span text:style-name="T318">lub</text:span> <text:span text:style-name="T318">Wyssanie Ładunku</text:span></text:p>
      <text:p text:style-name="P211">Poziom 4: <text:span text:style-name="T318">Promienie Mocy</text:span></text:p>
      <text:p text:style-name="P211">Poziom 5: E<text:span text:style-name="T318">lektryczny Lot</text:span></text:p>
      <text:p text:style-name="P211">Poziom 6: <text:span text:style-name="T318">Szybkość Błyskawicy</text:span> <text:span text:style-name="T318">lub</text:span> <text:span text:style-name="T318">Ściana Błyskawic</text:span></text:p>
      <text:p text:style-name="P211"><text:soft-page-break/><text:span text:style-name="T318">Wtrącenia MG</text:span>: <text:span text:style-name="T318">Przypadkowi ludzie zostają zaatakowani prądem. Obiekty eksplodują. </text:span></text:p>
      <text:p text:style-name="P98">Uzdrawia</text:p>
      <text:p text:style-name="P274">Możesz leczyć innych dotykiem, wpływać na czas, by pomagać innym, i ogólnie jesteś kochany przez wszystkich.</text:p>
      <text:p text:style-name="P211">Poziom 1: <text:span text:style-name="T318">Leczący Dotyk</text:span></text:p>
      <text:p text:style-name="P211">Poziom 2: <text:span text:style-name="T318">Uzdrowienie</text:span></text:p>
      <text:p text:style-name="P211">Poziom 3: <text:span text:style-name="T318">Uzdrawiająca Fontanna lub</text:span> <text:span text:style-name="T318">Cudowne Zdrowie</text:span></text:p>
      <text:p text:style-name="P211">Poziom 4: <text:span text:style-name="T318">Zainspirowanie Akcji</text:span></text:p>
      <text:p text:style-name="P211">Poziom 5: <text:span text:style-name="T318">Cofnij</text:span></text:p>
      <text:p text:style-name="P211">Poziom 6: <text:span text:style-name="T318">Większy Leczący Dotyk</text:span> <text:span text:style-name="T318">lub</text:span> <text:span text:style-name="T318">Przywrócenie Życia</text:span></text:p>
      <text:p text:style-name="P211"><text:span text:style-name="T318">Wtrącenia MG</text:span>: <text:span text:style-name="T318">Próby uzdrowienia mogą zamiast tego spowodować krzywdę. Społeczność lub jednostka potrzebują uzdrowiciela tam bardzo, że przetrzymują go wbrew jego woli.</text:span></text:p>
      <text:p text:style-name="P98">Walczy Nieczysto</text:p>
      <text:p text:style-name="P274">Zrobisz wszystko, by wygrać walkę: będziesz gryzł, drapał, kopał, oszukiwał i czynił jeszcze gorsze rzeczy.</text:p>
      <text:p text:style-name="P211">Poziom 1: <text:span text:style-name="T318">Łowczy</text:span></text:p>
      <text:p text:style-name="P211">Poziom 1: Stalker</text:p>
      <text:p text:style-name="P211">Poziom 2: S<text:span text:style-name="T318">kradanie się</text:span></text:p>
      <text:p text:style-name="P211">Poziom 2: <text:span text:style-name="T318">Cel</text:span></text:p>
      <text:p text:style-name="P211">Poziom 3: <text:span text:style-name="T318">Zdrada</text:span> <text:span text:style-name="T318">lub</text:span> <text:span text:style-name="T318">Atak z Zaskoczenia</text:span></text:p>
      <text:p text:style-name="P211">Poziom 4: <text:span text:style-name="T318">Gierki Umysłowe</text:span></text:p>
      <text:p text:style-name="P211">Poziom 4: <text:span text:style-name="T318">Zręczny Wojownik</text:span></text:p>
      <text:p text:style-name="P211">Poziom 5: <text:span text:style-name="T318">Korzyści z Otoczenia</text:span></text:p>
      <text:p text:style-name="P211">Poziom 6: <text:span text:style-name="T318">Obrócenie Noża lub</text:span> M<text:span text:style-name="T318">orderca</text:span></text:p>
      <text:p text:style-name="P211"><text:span text:style-name="T318">Wtrącenia MG</text:span>: <text:span text:style-name="T318">Ludzie nie cenią tych, którzy oszukują lub walczą bez honoru. Czasami brudna sztuczka uderza w Ciebie z powrotem. </text:span></text:p>
      <text:p text:style-name="P98">Walczy z Robotami</text:p>
      <text:p text:style-name="P275">Łatwo przychodzi Ci walka z robotami, automatonami i maszynami.</text:p>
      <text:p text:style-name="P211">Poziom 1: <text:span text:style-name="T319">Słabe Punkty Maszyn</text:span></text:p>
      <text:p text:style-name="P211">Poziom 1: <text:span text:style-name="T319">Umiejętności Technologiczne</text:span></text:p>
      <text:p text:style-name="P211">Poziom 2: <text:span text:style-name="T319">Ochrona Przed Robotami</text:span></text:p>
      <text:p text:style-name="P211">Poziom 2: <text:span text:style-name="T319">Polowanie na Maszyny</text:span></text:p>
      <text:p text:style-name="P211">Poziom 3: <text:span text:style-name="T319">Rozbrojeni Urządzenia lub</text:span> <text:span text:style-name="T319">Atak z Zaskoczenia</text:span></text:p>
      <text:p text:style-name="P211"><text:soft-page-break/>Poziom 4: <text:span text:style-name="T320">Walczący z Robotami</text:span></text:p>
      <text:p text:style-name="P211">Poziom 5: <text:span text:style-name="T320">Wyssanie Mocy</text:span></text:p>
      <text:p text:style-name="P211">Poziom 6: <text:span text:style-name="T320">Deaktywacja Mechanizmu</text:span> <text:span text:style-name="T320">lub</text:span> <text:span text:style-name="T320">Śmiertelne Obrażenia</text:span></text:p>
      <text:p text:style-name="P211"><text:span text:style-name="T320">Wtrącenia MG</text:span>: <text:span text:style-name="T320">Robot eksploduje po pokonaniu. Inne roboty szukajązemsty na postaci. </text:span></text:p>
      <text:p text:style-name="P98">Walcząc, Porywa Tłum</text:p>
      <text:p text:style-name="P276">Jesteś ryzykantem wywijającym mieczem, który posiada zachwycający styl walki, który przyjemnie jest oglądać. </text:p>
      <text:p text:style-name="P211">Poziom 1: <text:span text:style-name="T320">Estetyczny Atak</text:span></text:p>
      <text:p text:style-name="P211">Poziom 2: <text:span text:style-name="T320">Szybki Blok</text:span></text:p>
      <text:p text:style-name="P211">Poziom 3: <text:span text:style-name="T320">Akrobatyczny Atak</text:span> <text:span text:style-name="T320">lub</text:span> <text:span text:style-name="T320">Czcze Przechwałki</text:span></text:p>
      <text:p text:style-name="P211">Poziom 4: <text:span text:style-name="T320">Chronienie Sprzymierzeńca</text:span></text:p>
      <text:p text:style-name="P211">Poziom 4: <text:span text:style-name="T320">Szybkie Zabójstwo</text:span></text:p>
      <text:p text:style-name="P211">Poziom 5: <text:span text:style-name="T320">Korzyśći z Otoczenia</text:span></text:p>
      <text:p text:style-name="P211">Poziom 6: <text:span text:style-name="T321">Szybki Umysł</text:span> <text:span text:style-name="T321">lub</text:span> <text:span text:style-name="T321">Kontratak</text:span></text:p>
      <text:p text:style-name="P211"><text:span text:style-name="T321">Wtrącenia MG</text:span>: <text:span text:style-name="T321">Pokaz okazuje się głupiutki, niezdarny lub nieatrakcyjny. </text:span></text:p>
      <text:p text:style-name="P98">Wolałby Czytać</text:p>
      <text:p text:style-name="P277">Książki to Twoi przyjaciele. Co jest ważniejszego od wiedzy? Nic. </text:p>
      <text:p text:style-name="P211">Poziom 1: <text:span text:style-name="T321">Wiedza to Potęga</text:span></text:p>
      <text:p text:style-name="P211">Poziom 2: <text:span text:style-name="T321">Większy Ulepszony Intelekt</text:span></text:p>
      <text:p text:style-name="P211">Poziom 3: <text:span text:style-name="T321">Stosowanie Swojej Wiedzy</text:span> <text:span text:style-name="T321">lub</text:span> <text:span text:style-name="T321">Skupienie na Umiejętności</text:span></text:p>
      <text:p text:style-name="P211">Poziom 4: <text:span text:style-name="T321">Wiedza to Potęga</text:span></text:p>
      <text:p text:style-name="P211">Poziom 4: <text:span text:style-name="T321">Wiedza o Nieznanym</text:span></text:p>
      <text:p text:style-name="P211">Poziom 5: <text:span text:style-name="T321">Większy Ulepszony Intelekt</text:span></text:p>
      <text:p text:style-name="P211">Poziom 6: <text:span text:style-name="T321">Wiedza to Potęga</text:span></text:p>
      <text:p text:style-name="P211">Poziom 6: <text:span text:style-name="T321">Wieża Intelektu</text:span> <text:span text:style-name="T321">lub</text:span> <text:span text:style-name="T321">Czytając Znaki</text:span></text:p>
      <text:p text:style-name="P211"><text:span text:style-name="T321">Wtrącenia MG</text:span>: <text:span text:style-name="T321">Książki się palą, moczą lub gubią. Komputery się psują lub tracą zasilanie. Okulary się tłuką.</text:span></text:p>
      <text:p text:style-name="P98">Wpada w Furię</text:p>
      <text:p text:style-name="P278">Kiedy wpadasz w furię, wszyscy wpadają w popłoch.</text:p>
      <text:p text:style-name="P211">Poziom 1: <text:span text:style-name="T322">Szał</text:span></text:p>
      <text:p text:style-name="P211">Poziom 2: <text:span text:style-name="T322">Większa Ulepszona Moc</text:span></text:p>
      <text:p text:style-name="P211">Poziom 2: <text:span text:style-name="T322">Umiejętności Ruchu</text:span></text:p>
      <text:p text:style-name="P211"><text:soft-page-break/>Poziom 3: P<text:span text:style-name="T322">otężne Uderzenie lub Wojownik Bez Zbroi</text:span></text:p>
      <text:p text:style-name="P211">Poziom 4: <text:span text:style-name="T322">Większy Szał</text:span></text:p>
      <text:p text:style-name="P211">Poziom 5: <text:span text:style-name="T322">Atak i Ponowny Atak</text:span></text:p>
      <text:p text:style-name="P211">Poziom 6: <text:span text:style-name="T322">Większy Ulepszony Potencjał</text:span> <text:span text:style-name="T322">lub Śmiertelne Obrażenia</text:span></text:p>
      <text:p text:style-name="P211"><text:span text:style-name="T322">Wtrącenia MG</text:span>: <text:span text:style-name="T322">To łatwe dla berserka, by utracić kontrolę i zaatakować zarówno przyjaciół jak i wrogów.</text:span></text:p>
      <text:p text:style-name="P98">Wspiera Społeczność</text:p>
      <text:p text:style-name="P158">Utrzymujesz miejsce gdzie żyjesz bezpieczne od wszelkich niebezpieczeństw.</text:p>
      <text:p text:style-name="P183">Poziom 1: <text:span text:style-name="T322">Wiedza o Społeczności</text:span></text:p>
      <text:p text:style-name="P183">Poziom 1: <text:span text:style-name="T322">Lokalny Aktywista</text:span></text:p>
      <text:p text:style-name="P183">Poziom 2: <text:span text:style-name="T322">Umiejętny Atak</text:span></text:p>
      <text:p text:style-name="P183">Poziom 3: <text:span text:style-name="T322">Furia Pasterza lub</text:span> <text:span text:style-name="T322">Umiejętna Obrona</text:span></text:p>
      <text:p text:style-name="P183">Poziom 4: <text:span text:style-name="T322">Większy Ulepszony Potencjał</text:span></text:p>
      <text:p text:style-name="P183">Poziom 5: <text:span text:style-name="T322">Unik</text:span></text:p>
      <text:p text:style-name="P183">Poziom 6: <text:span text:style-name="T322">Większa Umiejętno</text:span><text:span text:style-name="T323">ś</text:span><text:span text:style-name="T322">ć Ataku</text:span> <text:span text:style-name="T322">lub</text:span> <text:span text:style-name="T322">Mur Obronny</text:span></text:p>
      <text:p text:style-name="P183"><text:span text:style-name="T322">Wtrącenia MG</text:span>: <text:span text:style-name="T322">Ludzie w społeczności nie rozumieją motywów postaci. Rywele próbują pozby się postaci.</text:span></text:p>
      <text:p text:style-name="P98">Wyje do Księżyca</text:p>
      <text:p text:style-name="P279">Na krótki czas stajesz się przerażającą i potężną istotą, która ma problemy, żeby się kontrolować. </text:p>
      <text:p text:style-name="P211">Poziom 1: <text:span text:style-name="T323">Likantropia</text:span></text:p>
      <text:p text:style-name="P211">Poziom 2: <text:span text:style-name="T323">Kontrolowana Przemiana</text:span></text:p>
      <text:p text:style-name="P211">Poziom 3: <text:span text:style-name="T323">Większy Likantrop</text:span> <text:span text:style-name="T323">lub</text:span> <text:span text:style-name="T323">Większa Likantropia</text:span></text:p>
      <text:p text:style-name="P211">Poziom 4: <text:span text:style-name="T323">Większa Kontrolowana Zmiana</text:span></text:p>
      <text:p text:style-name="P211">Poziom 5: <text:span text:style-name="T323">Ulepszona Likantropia</text:span></text:p>
      <text:p text:style-name="P211">Poziom 6: <text:span text:style-name="T323">Śmiertelne Obrażenia</text:span> <text:span text:style-name="T323">lub</text:span> P<text:span text:style-name="T323">erfekcyjna Kontrola</text:span></text:p>
      <text:p text:style-name="P211"><text:span text:style-name="T323">Wtrącenia MG</text:span>: <text:span text:style-name="T323">Przemiana przebiega w sposób niekontrolowany. Ludzie boją się potworów. </text:span></text:p>
      <text:p text:style-name="P98">Wysysa Energię</text:p>
      <text:p text:style-name="P279">Wysysasz energię tak z maszyn, jak i z istot w celu wzmocnienia samego siebie.</text:p>
      <text:p text:style-name="P279">(Roboty i inne żywe maszyny powinny być traktowane jak istoty, a nie maszyny, dla celów wysysania z nich energii.)</text:p>
      <text:p text:style-name="P211">Poziom 1: <text:span text:style-name="T323">Wyssanie Maszyny</text:span></text:p>
      <text:p text:style-name="P211">Poziom 2: <text:span text:style-name="T323">Wyssanie Istoty</text:span></text:p>
      <text:p text:style-name="P211">Poziom 3: <text:span text:style-name="T323">Wyssanie na Zasięg lub</text:span> <text:span text:style-name="T323">Wysuszająca Konsupcja</text:span></text:p>
      <text:p text:style-name="P211"><text:soft-page-break/>Poziom 4: <text:span text:style-name="T323">Przechowanie Energii</text:span></text:p>
      <text:p text:style-name="P211">Poziom 5: <text:span text:style-name="T323">Dzielona Moc</text:span></text:p>
      <text:p text:style-name="P211">Poziom 6: <text:span text:style-name="T323">Wybuchowe Rozładowanie lub</text:span> <text:span text:style-name="T323">Pula Słoneczna</text:span></text:p>
      <text:p text:style-name="P211"><text:span text:style-name="T323">Wtrącenia MG</text:span>: <text:span text:style-name="T323">Wyssana moc nosi z sobą coś niechcianego – przymusy, choroby lub obce myśli. Wyssana moc może przeciążyć postać, powodując kłopoty.</text:span></text:p>
      <text:p text:style-name="P98">Wyszedł z Obelisku</text:p>
      <text:p text:style-name="P280">Twoje ciało, twarde jak kryształ, daje Ci unikalne zdolności, zyskane po wejściu w interakcję z lewitującym, kryształowym obeliskiem.</text:p>
      <text:p text:style-name="P211">Poziom 1: <text:span text:style-name="T324">Kryształowe Ciało</text:span></text:p>
      <text:p text:style-name="P211">Poziom 2: <text:span text:style-name="T324">Unoszenie się</text:span></text:p>
      <text:p text:style-name="P211">Poziom 3: <text:span text:style-name="T324">Zamieszkując Kryształ</text:span> <text:span text:style-name="T324">lub</text:span> <text:span text:style-name="T324">Nieruszony</text:span></text:p>
      <text:p text:style-name="P211">Poziom 4: <text:span text:style-name="T324">Kryształowe Soczewki</text:span></text:p>
      <text:p text:style-name="P211">Poziom 5: <text:span text:style-name="T324">Częstotliwość Rezonansowa</text:span></text:p>
      <text:p text:style-name="P211">Poziom 6: <text:span text:style-name="T324">Trzęsienie Rezonansowe</text:span> <text:span text:style-name="T324">lub</text:span> <text:span text:style-name="T324">Powrót do Obelisku</text:span></text:p>
      <text:p text:style-name="P211"><text:span text:style-name="T324">Wtrącenia MG</text:span>: <text:span text:style-name="T324">Cyphery i artefakty działają niespodziewanie w rękach postaci. </text:span></text:p>
      <text:p text:style-name="P98">Włada Dziką Magią</text:p>
      <text:p text:style-name="P280">Jesteś użytkownikiem magii, który uczy się różnorodnych zakl<text:span text:style-name="T325">ę</text:span>ć zamiast skupiać na jednej szkole magii.</text:p>
      <text:p text:style-name="P211">Poziom 1: <text:span text:style-name="T324">Magiczne Zasoby</text:span></text:p>
      <text:p text:style-name="P211">Poziom 1: <text:span text:style-name="T324">Rzucanie Cypherów</text:span></text:p>
      <text:p text:style-name="P211">Poziom 2: <text:span text:style-name="T119">Zwiększenie Limitu Subtelnych Cypherów</text:span></text:p>
      <text:p text:style-name="P211">Poziom 3: <text:span text:style-name="T324">Przypływ Cyphera</text:span> <text:span text:style-name="T324">lub Szybsza Dzika Magia</text:span></text:p>
      <text:p text:style-name="P211">Poziom 4: <text:span text:style-name="T119">Zwiększenie Limitu Subtelnych Cypherów</text:span></text:p>
      <text:p text:style-name="P211">Poziom 5: <text:span text:style-name="T324">Wyuczone Zaklęcia</text:span></text:p>
      <text:p text:style-name="P211">Poziom 6: <text:span text:style-name="T324">Maksymalizacja Cyphera</text:span> <text:span text:style-name="T324">lub</text:span> <text:span text:style-name="T324">Dzikie Oświecenie</text:span></text:p>
      <text:p text:style-name="P211"><text:span text:style-name="T324">Wtrącenia MG: Zaklęcie działa losowo lub uderza w rzucającego. Coś przeszkadza w przygotowaniu zakl</text:span><text:span text:style-name="T326">ę</text:span><text:span text:style-name="T324">ć. Rzucanie zaklęć przyciąga uwagę potężnej istoty lub rywala. </text:span><text:s/><text:span text:style-name="T324">Zakl</text:span><text:span text:style-name="T326">ę</text:span><text:span text:style-name="T324">cie-cypher podczas rzucania zamienia się w przypadkowy cypher. </text:span></text:p>
      <text:p text:style-name="P98">Włada Grawitacją</text:p>
      <text:p text:style-name="P281">Możesz kontrolować działanie grawitacji.</text:p>
      <text:p text:style-name="P211"><text:span text:style-name="T327">Opcja do podmiany</text:span>: <text:span text:style-name="T327">Ciężki</text:span></text:p>
      <text:p text:style-name="P211">Poziom 1: <text:span text:style-name="T327">Unoszenie się</text:span></text:p>
      <text:p text:style-name="P211">Poziom 2: <text:span text:style-name="T327">Ulepszone Skupienie w Szybkości</text:span></text:p>
      <text:p text:style-name="P211"><text:soft-page-break/>Poziom 3: D<text:span text:style-name="T327">efiniowanie Dołu</text:span> <text:span text:style-name="T327">lub</text:span> <text:span text:style-name="T327">Szarpnięcie Grawitacyjne</text:span></text:p>
      <text:p text:style-name="P211">Poziom 4: <text:span text:style-name="T327">Pole Grawitacyjne</text:span></text:p>
      <text:p text:style-name="P211">Poziom 5: <text:span text:style-name="T327">Lot</text:span></text:p>
      <text:p text:style-name="P211">Poziom 6: <text:span text:style-name="T327">Ulepszone Szarpnięcie Grawitacyjne</text:span> <text:span text:style-name="T327">lub</text:span> <text:span text:style-name="T327">Ciężar Świata</text:span></text:p>
      <text:p text:style-name="P211"><text:span text:style-name="T327">Wtrącenia MG</text:span>: <text:span text:style-name="T327">Postronni reagują wielkim strachem. Dziwna interackaj posyła obiekty lub sojusznika w niebiosa. </text:span></text:p>
      <text:p text:style-name="P98">Włada Magnetyzmem</text:p>
      <text:p text:style-name="P281">Rozkazujesz metalom i mocom magnetycznym.</text:p>
      <text:p text:style-name="P211">Poziom 1: <text:span text:style-name="T327">Poruszanie Metalu</text:span></text:p>
      <text:p text:style-name="P211">Poziom 2: <text:span text:style-name="T327">Odparcie Metalu</text:span></text:p>
      <text:p text:style-name="P211">Poziom 3: <text:span text:style-name="T327">Niszczenie Metalu lub Nakierowywany Pocisk</text:span></text:p>
      <text:p text:style-name="P211">Poziom 4: <text:span text:style-name="T327">Pole Magnetyczne</text:span></text:p>
      <text:p text:style-name="P211">Poziom 5: <text:span text:style-name="T327">Kontrola Metalu</text:span></text:p>
      <text:p text:style-name="P211">Poziom 6: Diama<text:span text:style-name="T327">gnetyzm</text:span> <text:span text:style-name="T327">lub</text:span> <text:span text:style-name="T327">Stalowy Cios</text:span></text:p>
      <text:p text:style-name="P211"><text:span text:style-name="T327">Wtrącenia MG</text:span>: <text:span text:style-name="T327">Metal się obraca, zgina i produkuje odpryski. Problem z koncentracją może sprawić, że coś Ci upadnie o złym czasie. </text:span></text:p>
      <text:p text:style-name="P98">Włada Mocami Mentalnymi</text:p>
      <text:p text:style-name="P282">Wytrenowałeś swój umysł, by wykonywać zaskakujące psychiczne zadania. </text:p>
      <text:p text:style-name="P211">Poziom 1: <text:span text:style-name="T328">Telepatia</text:span></text:p>
      <text:p text:style-name="P211">Poziom 2: <text:span text:style-name="T328">Czytanie Myśli</text:span></text:p>
      <text:p text:style-name="P211">Poziom 3: P<text:span text:style-name="T328">sioniczna Erupcja</text:span> <text:span text:style-name="T328">lub</text:span> P<text:span text:style-name="T328">sioniczna Sugestia</text:span></text:p>
      <text:p text:style-name="P211">Poziom 4: <text:span text:style-name="T328">Podłączony do Cudzych Zmysłów</text:span></text:p>
      <text:p text:style-name="P211">Poziom 5: <text:span text:style-name="T328">Wizja Przyszłości</text:span></text:p>
      <text:p text:style-name="P211">Poziom 6: <text:span text:style-name="T328">Kontrola Umysłu</text:span> <text:span text:style-name="T328">lub</text:span> <text:span text:style-name="T328">Sieć Telepatyczna</text:span></text:p>
      <text:p text:style-name="P211"><text:span text:style-name="T328">Wtrącenia MG</text:span>: <text:span text:style-name="T328">Coś podejrzanego w umyśle celu jest przerażające. Cel może odczytać myśli postaci.</text:span></text:p>
      <text:p text:style-name="P98">Włada Niewidzialną Mocą</text:p>
      <text:p text:style-name="P283">Naginasz światło i manipulujesz promieniami mocy dla ataku i obrony.</text:p>
      <text:p text:style-name="P211">Poziom 1: <text:span text:style-name="T329">Zniknięcie</text:span></text:p>
      <text:p text:style-name="P211">Poziom 2: <text:span text:style-name="T329">Macki Mocy</text:span></text:p>
      <text:p text:style-name="P211">Poziom 2: <text:span text:style-name="T329">Wyostrzone Zmysły</text:span></text:p>
      <text:p text:style-name="P211">Poziom 3: <text:span text:style-name="T329">Bariera Pola Siłowego</text:span> <text:span text:style-name="T329">lub</text:span> <text:span text:style-name="T329">Masowe Znikanie</text:span></text:p>
      <text:p text:style-name="P211">Poziom 4: <text:span text:style-name="T329">Niewidzialność</text:span></text:p>
      <text:p text:style-name="P211"><text:soft-page-break/>Poziom 5: <text:span text:style-name="T329">Pole Obronne</text:span></text:p>
      <text:p text:style-name="P211">Poziom 6: <text:span text:style-name="T329">Wybuch</text:span> <text:span text:style-name="T329">lub Generacja Pola Siłowego</text:span></text:p>
      <text:p text:style-name="P283">Wtrącenia MG: Niewidzialność częściowo zanika, ujawniając obecnośc postaci. Pole silowe jet przebite przez niecodzienny lub niespodziewany atak.</text:p>
      <text:p text:style-name="P98">Włada Rojem</text:p>
      <text:p text:style-name="P283">Owady. Szczury. Nietoperze. Nawet ptaki. Władasz jednym rodzajem małych istot, które Tobie podlegają. </text:p>
      <text:p text:style-name="P211">Poziom 1: <text:span text:style-name="T329">Wpływ na Rój</text:span></text:p>
      <text:p text:style-name="P211">Poziom 2: <text:span text:style-name="T329">Kontrola Roju</text:span></text:p>
      <text:p text:style-name="P211">Poziom 3: <text:span text:style-name="T329">Żywa Zbroja lub</text:span> <text:span text:style-name="T329">Umiejętny Atak</text:span></text:p>
      <text:p text:style-name="P211">Poziom 4: <text:span text:style-name="T329">Wezwanie Roju</text:span></text:p>
      <text:p text:style-name="P211">Poziom 5: <text:span text:style-name="T329">Pozyskanie Nietypowego Kompana</text:span></text:p>
      <text:p text:style-name="P211">Poziom 6: <text:span text:style-name="T329">Śmiercionośny Rój lub</text:span> <text:span text:style-name="T329">Umiejętna Obrona</text:span></text:p>
      <text:p text:style-name="P211"><text:span text:style-name="T329">Wtrącenia MG</text:span>: <text:span text:style-name="T329">Polecenie jest omylnie zinterpretowane. Kontrola jest chwilowa lub utracona. Ugryzienia i użądlenia nie są nietypowe dla władających rojami.</text:span></text:p>
      <text:p text:style-name="P98">Włada Zaklęciam<text:span text:style-name="T330">i</text:span></text:p>
      <text:p text:style-name="P284">Poprzez specjalizowanie się w zaklęciach i posiadanie księgi zaklęć, możesz szybko rzucać zaklęcie, takie jak błyskawicę, ogień, żywe cienie i przywoływanie. </text:p>
      <text:p text:style-name="P211">Poziom 1: <text:span text:style-name="T330">Magiczny Błysk</text:span></text:p>
      <text:p text:style-name="P211">Poziom 2: <text:span text:style-name="T330">Promień Konfuzji</text:span></text:p>
      <text:p text:style-name="P211">Poziom 3: <text:span text:style-name="T330">Kwiat Ognia</text:span> <text:span text:style-name="T330">lub</text:span> <text:span text:style-name="T330">Przywołanie Wielkiego Pająka</text:span></text:p>
      <text:p text:style-name="P211">Poziom 4: <text:span text:style-name="T330">Przesłuchanie Duszy</text:span></text:p>
      <text:p text:style-name="P211">Poziom 5: <text:span text:style-name="T330">Ściana z Granitu</text:span></text:p>
      <text:p text:style-name="P211">Poziom 6: <text:span text:style-name="T330">Przywołanie Demona</text:span> <text:span text:style-name="T330">lub</text:span> <text:span text:style-name="T330">Słowo Śmierci</text:span></text:p>
      <text:p text:style-name="P284">Wtrącenia MG: Zaklęcie działa źle. Przywołana istota rzuca się na czarownika. Mag-przeciwnik jest przyciągany przez magię użytkownika. </text:p>
      <text:p text:style-name="P98">Zabawia</text:p>
      <text:p text:style-name="P285">Występujesz, głównie dla innych ludzi.</text:p>
      <text:p text:style-name="P211">Poziom 1: <text:span text:style-name="T331">Beztroska</text:span></text:p>
      <text:p text:style-name="P211">Poziom 2: <text:span text:style-name="T331">Zainspirowanie Ułatwienia</text:span></text:p>
      <text:p text:style-name="P211">Poziom 3: <text:span text:style-name="T331">Umiejętności Wiedzy</text:span> <text:span text:style-name="T331">lub</text:span> <text:span text:style-name="T331">Większy Ulepszony Potencjał</text:span></text:p>
      <text:p text:style-name="P211">Poziom 4: <text:span text:style-name="T331">Uspokojenie</text:span></text:p>
      <text:p text:style-name="P211">Poziom 5: <text:span text:style-name="T331">Przydatna Pomoc</text:span></text:p>
      <text:p text:style-name="P211"><text:soft-page-break/>Poziom 6: <text:span text:style-name="T331">Inspirujący Performer</text:span> <text:span text:style-name="T331">lub</text:span> <text:span text:style-name="T117">Okrutne Przedstawienie</text:span></text:p>
      <text:p text:style-name="P285">Wtrącenia MG: Publiczność jest ziritowana lub obrażona. Muzyczne instrumenty się psują. Farby usychają w słoiczkach. Słowa wiersza lub piosenki wypadają Ci z pamięci.</text:p>
      <text:p text:style-name="P98">Zabija Potwory</text:p>
      <text:p text:style-name="P285">Zabijasz potwory.</text:p>
      <text:p text:style-name="P285">(Choć noszenie miecza w settingu, w którym ludzie zazwyczaj nie noszą takich broni jest ok, możesz zmienić moce powiązane z mieczem Zabija Potwory na inną broń, taką jak pistolet ze srebrnymi pociskami.)</text:p>
      <text:p text:style-name="P211">Poziom 1: <text:span text:style-name="T125">Wyszkolony w Mieczach</text:span></text:p>
      <text:p text:style-name="P211">Poziom 1: <text:span text:style-name="T332">Sposób na Potwory</text:span></text:p>
      <text:p text:style-name="P211">Poziom 1: <text:span text:style-name="T332">Wiedza o Potworach</text:span></text:p>
      <text:p text:style-name="P211">Poziom 2: <text:span text:style-name="T332">Legendarna Wola</text:span></text:p>
      <text:p text:style-name="P211">Poziom 3: <text:span text:style-name="T332">Wyszkolony Morderca</text:span></text:p>
      <text:p text:style-name="P211">Poziom 3: <text:span text:style-name="T332">Ulepszony Sposób na Potwory lub</text:span> <text:span text:style-name="T332">Przekierowanie Ataku</text:span></text:p>
      <text:p text:style-name="P211">Poziom 4: <text:span text:style-name="T332">Niezłomny</text:span></text:p>
      <text:p text:style-name="P211">Poziom 5: <text:span text:style-name="T332">Większa Umiejętnosć Ataku</text:span> (<text:span text:style-name="T332">miecze</text:span>)</text:p>
      <text:p text:style-name="P211">Poziom 6: <text:span text:style-name="T332">Morderca lub</text:span> <text:span text:style-name="T332">Heroiczny sposób na Potwory</text:span></text:p>
      <text:p text:style-name="P286">Wtrącenia MG: Potwór stworzył pułapkę lub wziął Cię z zaskoczenia. Potwór ma zdolności, o których początkowo nie wiedziałeś. Matka potwora poprzysięga Ci zemstę. </text:p>
      <text:p text:style-name="P98">Zadaje się z Martwymi</text:p>
      <text:p text:style-name="P287">Martwi odpowiadają na Twoje pytania, a ich reanimowane ciała służą Tobie.</text:p>
      <text:p text:style-name="P211">Poziom 1: <text:span text:style-name="T333">Mówiący ze Zmarłymi</text:span></text:p>
      <text:p text:style-name="P211">Poziom 2: Ne<text:span text:style-name="T333">kromancja</text:span></text:p>
      <text:p text:style-name="P211">Poziom 3: <text:span text:style-name="T333">Poznanie Lokacji</text:span> <text:span text:style-name="T333">lub Naprawa Ciała</text:span></text:p>
      <text:p text:style-name="P211">Poziom 4: <text:span text:style-name="T333">Większa Nekromancja</text:span></text:p>
      <text:p text:style-name="P211">Poziom 5: <text:span text:style-name="T333">Przerażające Spojrzenie</text:span></text:p>
      <text:p text:style-name="P211">Poziom 6: <text:span text:style-name="T333">Prawdziwa Nekromancja lub</text:span> <text:span text:style-name="T333">Słowo Śmierci</text:span></text:p>
      <text:p text:style-name="P287">Wtrącenia MG: Reputacja postaci jako nekromanty ją wyprzedza. Zwłoki szukają zemsty za grzech zostania ożywionymi.</text:p>
      <text:p text:style-name="P98">Zaprowadza Sprawiedliwość</text:p>
      <text:p text:style-name="P287">Naprawiasz krzywdy, bronisz niewinnych i karasz winnych.</text:p>
      <text:p text:style-name="P211">Poziom 1: <text:span text:style-name="T333">Dokonanie Osądu</text:span></text:p>
      <text:p text:style-name="P211">Poziom 1: <text:span text:style-name="T333">Osąd</text:span></text:p>
      <text:p text:style-name="P211"><text:soft-page-break/>Poziom 2: <text:span text:style-name="T333">Obrona Niewinnego </text:span></text:p>
      <text:p text:style-name="P211">Poziom 2: <text:span text:style-name="T333">Ulepszony Osąd</text:span></text:p>
      <text:p text:style-name="P211">Poziom 3: <text:span text:style-name="T333">Chroń Wszystkich Niewinnych</text:span> <text:span text:style-name="T333">lub Ukaranie Winnego</text:span></text:p>
      <text:p text:style-name="P211">Poziom 4: <text:span text:style-name="T333">Odnalezienie Winnych</text:span></text:p>
      <text:p text:style-name="P211">Poziom 4: <text:span text:style-name="T333">Większy Osąd</text:span></text:p>
      <text:p text:style-name="P211">Poziom 5:<text:span text:style-name="T333">Ukaranie Wszystkich Winnych </text:span></text:p>
      <text:p text:style-name="P211">Poziom 6: <text:span text:style-name="T333">Potępienie Winnych</text:span> <text:span text:style-name="T333">lub</text:span> <text:span text:style-name="T333">Zainspirowanie Niewinnych</text:span></text:p>
      <text:p text:style-name="P287">Wtrącenia MG: Wina lub niewinność mogą być skomplikowane. Niektórzy ludzie gardzą samo-ustanowionymi sędziami. Dokonywanie osądów sprawia, iż zyskujemy sobie wrogów. </text:p>
      <text:p text:style-name="P98">Zmniejsza się</text:p>
      <text:p text:style-name="P288">Możesz się zmniejszać do rozmiarów robaka, a z odpowiednią praktyką, być nawet mniejszym.</text:p>
      <text:p text:style-name="P211">Poziom 1: <text:span text:style-name="T334">Zmniejszenie się</text:span></text:p>
      <text:p text:style-name="P211">Poziom 1: <text:span text:style-name="T334">Niezauważalny</text:span></text:p>
      <text:p text:style-name="P211">Poziom 2: <text:span text:style-name="T334">Mniejszy</text:span></text:p>
      <text:p text:style-name="P211">Poziom 2: <text:span text:style-name="T334">Zalety Bycia Małym</text:span></text:p>
      <text:p text:style-name="P211">Poziom 3: <text:span text:style-name="T334">Wzrost</text:span> <text:span text:style-name="T334">lub</text:span> <text:span text:style-name="T334">Szybkie Skurczenie się</text:span></text:p>
      <text:p text:style-name="P211">Poziom 4: <text:span text:style-name="T334">Mały Lot</text:span></text:p>
      <text:p text:style-name="P211">Poziom 5: <text:span text:style-name="T334">Zmniejszenie Innych</text:span></text:p>
      <text:p text:style-name="P211">Poziom 6: <text:span text:style-name="T334">Większy</text:span> <text:span text:style-name="T334">lub</text:span> <text:span text:style-name="T334">Malutki</text:span></text:p>
      <text:p text:style-name="P288">Wtrącenia MG: Istota myśli, że bohater to potencjalne pożywienie. Mała postać zostaje uwięziona w małej przestrzeni lub pod spadającym obiektem.</text:p>
      <text:p text:style-name="P211"><text:span text:style-name="T334">Postać, która Zmniejsza się, która wybiera zdolności takie jak Wzrost, nigdy nie będzie tak duża jak ktoś, kto </text:span><text:span text:style-name="T335">Rośnie do Gigantycznych Rozmiarów, ale może cię cieszyć zaletami bycia dużym lub małym, w zależności od potrzeb.</text:span></text:p>
      <text:p text:style-name="P98">Został Przepowiedziany</text:p>
      <text:p text:style-name="P289">Jesteś "Wybrańcem" i przepowiednie, prognozy lub inne metody mówią, że dokonasz w pewnym momencie wielkich rzeczy.</text:p>
      <text:p text:style-name="P211">Poziom 1: <text:span text:style-name="T335">Umiejętności Międzyludzkie</text:span></text:p>
      <text:p text:style-name="P211">Poziom 1: <text:span text:style-name="T335">Wiedza</text:span></text:p>
      <text:p text:style-name="P211">Poziom 2: <text:span text:style-name="T335">Przeznaczenie Wielkości</text:span></text:p>
      <text:p text:style-name="P211">Poziom 3: <text:s/><text:span text:style-name="T169">Przezwyciężając Wszystkie Przeciwności </text:span><text:span text:style-name="T170">lub </text:span><text:span text:style-name="T108">Ciężko Zapracowana Odporność</text:span></text:p>
      <text:p text:style-name="P211">Poziom 4: Cen<text:span text:style-name="T335">trum Uwagi</text:span></text:p>
      <text:p text:style-name="P211">Poziom 5: <text:span text:style-name="T115">Wskaż Im Drogę</text:span></text:p>
      <text:p text:style-name="P211"><text:soft-page-break/>Poziom 6: <text:span text:style-name="T171">Jak Przepowiedziano</text:span> or <text:span text:style-name="T335">Większy Ulepszony Potencjał</text:span></text:p>
      <text:p text:style-name="P289">Wtrącenia MG: Przeciwnik przepowiedziany w przepowiedni się pojawia. Niewierni grożą, że zrujnują plany postaci. Postać ma reputację w pewnych kręgach jako udawaniec. </text:p>
      <text:p text:style-name="P98">Żyje w Dziczy</text:p>
      <text:p text:style-name="P289">Możesz przetrwać w dziczy, w której inni nie potrafią.</text:p>
      <text:p text:style-name="P211">Poziom 1: <text:s/><text:span text:style-name="T166">Życie w Dziczy</text:span></text:p>
      <text:p text:style-name="P211">Poziom 1: <text:span text:style-name="T335">Ulepszona Moc</text:span></text:p>
      <text:p text:style-name="P211">Poziom 2: <text:span text:style-name="T336">Przetrwanie w Dziczy</text:span></text:p>
      <text:p text:style-name="P211">Poziom 2: <text:span text:style-name="T336">Badacz Dziczy</text:span></text:p>
      <text:p text:style-name="P211">Poziom 3: <text:span text:style-name="T336">Zwierzęce Zmysły lub</text:span> <text:span text:style-name="T336">Dzika Zachęta</text:span></text:p>
      <text:p text:style-name="P211">Poziom 4: <text:span text:style-name="T336">Dzika Świadomość</text:span></text:p>
      <text:p text:style-name="P211">Poziom 5: <text:s/><text:span text:style-name="T166">Przyroda po Twojej Str</text:span><text:span text:style-name="T172">o</text:span><text:span text:style-name="T166">nie</text:span></text:p>
      <text:p text:style-name="P211">Poziom 6: <text:span text:style-name="T135">Jedność z Dziczą</text:span> <text:span text:style-name="T336">lub Dziki Kamuflaż </text:span></text:p>
      <text:p text:style-name="P290">Wtrącenia MG: Ludzie w miastach i miasteczkach czasami są niechętni tym, którzy wyglądają (i pachną) jakby żyli w dziczy, uważając ich za ignorantów lub barbarzyńców.</text:p>
      <text:p text:style-name="P291">TWORZENIE NOWYCH SPECJALIZACJI</text:p>
      <text:p text:style-name="P291">Ta sekcja zawiera wszystko, czego potrzebujesz, by tworzyć nowe specjalizacje. </text:p>
      <text:p text:style-name="P291">Każda specjalizacja ma swój własny styl, taki jak eksploracja, manipulowanie energią, lub po prostu zadawanie wielkich obrażeń w walce. Te ogólne klasyfikacje nazywamy kategoriami specjalizacji.</text:p>
      <text:p text:style-name="P291">Każda kategoria specjalizacji ma swój motyw, razem z selekcją porad opisujących jak wybrać zdolności dla każdego poziomu z rozdziału Zdolności, od poziomu 1 do 6.</text:p>
      <text:p text:style-name="P291">Nowo stworzona specjalizacja powinna być nazwana w formie czasownikowej, odpowiednio odmienionej, takiej jak Kontroluje Bestie lub Jest Stworzony z Kamienia. Dla przykładu, specjalizacja skupiona na ogniu jest tworzona na bazie porad odnośnie kategorie specjalizacji manipulacja energią i może być nazwana Nosi Halo Ognia (jedna z przykładowych specjalizacji w tym rozdziale). Alternatywnie, nowo stworzona specjalizacja może otrzymać nazwę Wznieca Ognie Apokalipsy lub Rozpala Ogień Samą Myślą. </text:p>
      <text:p text:style-name="P291">KATEGORIE SPECJALIZACJI</text:p>
      <text:p text:style-name="P291">Korzystanie ze Sprzymierzeńców</text:p>
      <text:p text:style-name="P291">Podstawowa</text:p>
      <text:p text:style-name="P291">Manipulacja Energią</text:p>
      <text:p text:style-name="P291">Eksploracja</text:p>
      <text:p text:style-name="P291">Wpływ</text:p>
      <text:p text:style-name="P291">Nieregularna</text:p>
      <text:p text:style-name="P291"><text:soft-page-break/>Ruch</text:p>
      <text:p text:style-name="P291">Atak w walce</text:p>
      <text:p text:style-name="P291">Wsparcie</text:p>
      <text:p text:style-name="P291">Przyjmowanie Obrażeń</text:p>
      <text:p text:style-name="P292">WYBIERANIE ZDOLNO<text:span text:style-name="T337">Ś</text:span>CI, BAZUJĄC NA ICH RELATYWNEJ MOCY</text:p>
      <text:p text:style-name="P293">Porady odnośnie wybierania zdolności sugerują, by wybrać zdolności z jednego z trzech zbiorów – niski poziom, średni poziom i wysoki poziom. Te poziomy odpowiadają z "poziomami" danymi każdej zdolności. Te zdolności są dalej posegregowane w kategorie zdolności bazujące na tym, co robią – zdolności, które ulepszają fizyczne ataki są w kategorii umiejętności ataków, zdolności które wspierają sprzymierzeńców są w kategorii wsparcie itp. Patrz na poziomy i kategorie w sekcji Kategorie Zdolności i Relatywnej Mocy w rozdziale Zdolności.</text:p>
      <text:p text:style-name="P293">Zdolności niskiego poziomu najlepiej się nadają na opcje na 1 i 2 poziomie. Zdolności średniego poziomu nadają się na opcje na 3 i 4 poziomie. Zdolności wysokiego poziomy pasują do poziomów 5 i 6.</text:p>
      <text:p text:style-name="P293">Powiedziawszy to – czasami uznasz za stosowne danie zdolności niskiego poziomu na poziomach 3 lub 4, lub może zdolność średniego poziomu na poziomie 1 i 2. Rób tak rzadko, ale bądź świadom takiej możliwości. To może być jedyny sposób na otrzymanie wszystkich zdolności, których chcesz, gdy tworzysz specjalizację. "Wyższe" zdolności zazwyczaj kosztują więcej punktów z Pul. Tak więc, jeśli zdolność średniego poziomu jest dostępna na poziomie 1 lub 2, lub zdolność wysokiego poziomu jest dostępna na poziomie 3 lub 4, wyższy koszt uczyni ją bardziej zbalansowaną. </text:p>
      <text:p text:style-name="P293">BALANSOWANIE ZDOLNOŚCI</text:p>
      <text:p text:style-name="P294">Porady odnośnie każdej kategorii mają za zadanie zapewnić, że zbudowane Specjalizacja będzie zbalansowana. Czasami jest stosowne dać zdolność niskiej mocy razem ze zwykłą zdolnością na danym poziomie, w zależności od potrzeb związanych ze Specjalnością. "Zdolność niskiej mocy" nie jest nigdzie zdefiniowana i pozostaje do interpretacji MG, ale ogólnie mówiąc, nie powinna być potężniejsza niż zdolność niskiego poziomu (co znaczy, poziomiu 1 lub 2).</text:p>
      <text:p text:style-name="P294">Dla przykładu, ktoś kto ma lodowe moce może stworzyć małe rzeźby ze śniegu w dodatku do emisji promienia zimna. Ktoś, kto korzysta z elektryczności może naładować rozładowany artefakt lub mieć atut dla korzystania z elektrycznych systemów. I tak dalej.</text:p>
      <text:p text:style-name="P294">Często, porady odnośnie Specjalizacji notują to jako możliwość. Jednakże, masz duża dowolność w zdecydowaniu, czy Specjalizacja potrzebuje dodatkowej zdolności, nawet jeśli porady odnośnie tego poziomu nie przewidują jej. Jeśli dodajesz zdolność, lub jest tam zdolność wysokiej mocy, której normalnie nie powinno być, może to oznaczać, że wybór dany na następnym poziomie lub na poprzednim nie był całkiem dobry. Zbalansowanie Specjalizacji to poniekąd sztuka. Musisz się oprzeć chęci przeładowania mocy Specjalizacji, ale także nie może ona być zbyt słaba.</text:p>
      <text:p text:style-name="P294">PORADY ODNOŚNIE ZDOLNOŚCI NIE SĄ <text:span text:style-name="T338">WYRYTE W KAMIENIU</text:span></text:p>
      <text:p text:style-name="P295">Każda kategoria Specjalizacji zawiera porady, jaką zdolność powinno się wybrać na jakim poziomie. Ale nie patrz an te porady jak na coś, czego nie można przeskoczyć. Nie są one wyryte w kamieniu – po po prostu startowa pozycja. Możesz chcieć zmienić zdolność na danym poziomie na <text:soft-page-break/>taką, której nie ma w poradach. Tak długo, jak wybrana zdolność znajduje się w odpowiedniej krzywej mocy dla tego poziomu, wszystko jest ok. Porady nie zostały zaprojektowane zm yślą o ograniczaniu graczy.</text:p>
      <text:p text:style-name="P295">Dla przykładu, jeśli budujesz Specjalność skupioną na zimnie dla gry w świecie fantasy, możesz zadecydować, że zdolność, która wzywa demona, jest lepszym wyborem na danym poziomie niż zdolność, która zadaje obrażenia obszarowe, co jest poradą dla 5 poziomu manipulacji energią. Dokonanie takiej zmiany jest szczególnie wskazane, jeśli nowa Specjalność nazywa się Sięga do Dziewiątego Kręgu Piekieł.</text:p>
      <text:p text:style-name="P295">ZAMIENIANIE ZDOLNOŚCI</text:p>
      <text:p text:style-name="P295">Jeśli tworzysz Specjalizację i myślisz, że powinna zawierać zbiór zdolności na pierwszym poziomie, które by ją mechanicznie przeciążyły, masz opcję dodać jedną jako zdolność "zamienianą". Łatwo to zrobić – postać może zamienić jedną ze swoich zdolności z typu na wskazaną zdolność niskiego poziomu z Specjalizacji. Tę zdolność zyskuje się zamiast jednej zwyczajowej wynikającej z typu postaci.</text:p>
      <text:p text:style-name="P295">KONCEPT I KATEGORIA</text:p>
      <text:p text:style-name="P296">Wybór, by stworzyć Specjalizację, która korzysta z konkretnego konceptu – np.: tworzenia iluzji – nie oznacza, że musisz stworzyć focus określonej kategorii – w tym przypadku manipulacji środowiskiem. Specjalizację można stworzyć na wiele sposobów, korzystając z określonej energii, narzędzia lub pomysłu – każdy poskutkuje Specjalizacją odmiennej formy. Wszystko zależy od Ciebie. W tym przypadku, tworzenie iluzji może być wykorzystane, by zwodzić innych, co w takim wypadku powinno być kategorią wpływu.</text:p>
      <text:p text:style-name="P296">W ten sam sposób, jeśli Specjalizacja daje postaci moc, by korzystać z jakiejś siły lub energii, nie oznacza to automatycznie, że powinna ona należeć do kategorii manipulacji energią (ale, oczywiście, może tam należeć, jeśli atakowanie i obrona są celem korzystania z tej energii). Ale może być zbudowana Specjalność, by dawała zdolności korzystające z energii lub siły, które są skupione na wytrzymałości, co sugeruje Specjalność Przyjmowanie Obrażeń (ktoś, kto może wytrzymać wiele ataków w walce); lub, jeśli główną cechą ma być maksymalizacja zadawanych obrażeń, to sugeruje to Specjalność Atak w Walce; lub tworzenie <text:span text:style-name="T339">kompana stworzonego z tej energii lub siły, co sugeruje Specjalizację Korzystanie ze Sprzymierzeńców (czyli ktoś, kto korzysta z pomocnych istot, BN-ów lub nawet zduplikowanych wersji samego siebie by zyskać przewagę).</text:span></text:p>
      <text:p text:style-name="P297">Oto inny przykład: Specjalizacja Kontroluje Grawitację może należeć do kategorii Manipulacja Środowiskiem lub Manipulacja Energią. To zależy od tego, czy ta Specjalność bardziej koncentruje się na miażdżeniu i trzymaniu przedmiotów (Manipulacja Środowiskiem) lub na uderzaniu w rzeczy i chronieniu siebie przy pomocy grawitacji (Manipulacja Energią).</text:p>
      <text:p text:style-name="P297">Ta sama mnogość możliwych rozwiązań jest prawdziwa w innych przypadkach. Dla przykładu, jeśli ktoś może wzywać i kształtować ziemię, może on wykorzystać swoją moc, by zamienić się w istotę z kamienia (Przyjmowanie Obrażeń), by zaatakować wrogów (Atak w Walce) lub by tworzyć ściany, barykady i tarcze, by wspierać swoich sprzymierzeńców (Wsparcie).</text:p>
      <text:p text:style-name="P297">Jeśli szukasz zdolności i nie możesz znaleźć odpowiedniej w długaśnym katalogu zdolności, możesz chcieć zmodyfikować jedną z nich, by mieć iluzję nowości (i uzyskać to, czego chcesz). Modyfikowanie oznacza skorzystanie z mechaniki zdolności, ale zmienieniu jej szczegółów w pewien sposób. Dla przykładu, może tworzysz nową Specjalność przemieszczania ziemi ale nie <text:soft-page-break/>możesz znaleźć odpowiedniej ilości zdolności powiązanych z ziemią, by zaspokoić Twoje potrzeby. Łatwo jest zmienić inne zdolności, tak, by korzystały z ziemi zamiast z ognia, zimna lub magnetyzmu. Dla przykładu, Skrzydła Ognia <text:span text:style-name="T340">mogą zostać zmienione na Skrzydła Ziemi, Lodowa Zbroja na Zbroję Ziemi itp. Te zmiany nie zmieniają niczego poza typem obrażeń i efektami odrzucenia (dla przykładu, Skrzydła Ziemi mogą generować chmury pyłu przy swoim przelocie).</text:span></text:p>
      <text:p text:style-name="P298">Zdolności, które odnoszą się do innych zdolności</text:p>
      <text:p text:style-name="P299">Pewne zdolności w rozdziale im poświęconym odnoszą się do innych zdolności. Jeśli wybierasz zdolność dla swojej Specjalizacji lub typu która odnosi siędo lub modyfikuje zdolnosć niskiego poziomu, umieść ową zdolność w swoim typie lub Specjalności, jako zdolność, którą gracz może wybrać na niższym poziomie.</text:p>
      <text:p text:style-name="P299">TWORZENIE KOMPLETNIE NOWYCH ZDOLNOŚCI</text:p>
      <text:p text:style-name="P299">Możesz pójść dalej niż modyfikowanie i stworzyć jedną lub więcej kompletnie nowych zdolności. Kiedy to czynisz, spróbuj znaleźć coś podobnego do niej i skorzystaj z niej jak z szablonu. W każdym wypadku, zdecydowanie jak dużo powinno kosztować korzystanie z mocy (poprzez wydawanie punktów z Pul) jest jednym z ważniejszych aspektów stworzenia odpowiedniej zdolności.</text:p>
      <text:p text:style-name="P299">Możesz zauważyć, że zdolności wyższego poziomu są droższe. Po części dzieje się tak dlatego, że czynią więcej, ale także dlatego, że postaci wyższego poziomu mają wyższe Skupienie niż postaci mniejszego poziomu, co oznacza, że płacą mniej punktów z odpowiednich Pul. Trzeciopoziomowa postać ze Skupieniem 3 w jednej z Pul nie płaci kosztu za zdolności kosztujące 3 lub mniej punktów. To świetne odnośnie zdolności mniejszego poziomu, ale zazwyczaj będziesz chciał, by gracz pomyślał trochę o tym, jak często chce skorzystać ze swoich najpotężniejszych zdolności. To oznacza, że powinny one kosztować przynajmniej 1 punkt więcej niż prawdopodobne Skupienie postaci na danym poziomie. (Bardzo często, postać będzie miała Skupienie w odpowiedniej Puli odpowiadające jej poziomowi.)</text:p>
      <text:p text:style-name="P299">Jako ogólna zasada, typowa zdolność powinna kosztować tyle punktów, na jakim poziomie się ona znajduje. </text:p>
      <text:p text:style-name="P299">WYBIERZ WTRĄCENIA MG</text:p>
      <text:p text:style-name="P300">Pomysł o tym, jakie rodzaje wydarzeń mogą zaskoczyć, zaalarmować BG lub być dla niego katastrofą, gdy tworzysz nową Specjalizację, i przypisz te wtrącenia MG do niej. Zazwyczaj wydarza się to "w biegu" na sesji. Ale pomyślenie o tym zawczasu, gdy Specjalizacja jest tworzona i masz świeże pomysły w głowie, na pewno da Ci szczególnie piekielne opcje.</text:p>
      <text:p text:style-name="P300">KATEGORIE SPECJALNOŚCI</text:p>
      <text:p text:style-name="P300">KORZYSTANIE ZE SPRZYMIERZEŃCÓW</text:p>
      <text:p text:style-name="P300">Te Specjalności przede wszystkim zapewniają BN-ów (kompanów). Ci kompani zapewniają pomoc BG na różne sposoby, ale zazwyczaj w formie atutu do akcji postaci.</text:p>
      <text:p text:style-name="P300">Istnieje wiele potencjalnych motywów w tej kategorii, od zdolności, które pozwalają postaci na przywoływanie lub tworzenie sprzymierzeńców do takich, które pozwalają im na przyciąganie sprzymierzeńców poprzez sławę, magię, lub autorytet i charyzmę. </text:p>
      <text:p text:style-name="P300">Połączenia z innymi BG: Wybierz 4 odpowiednie połączenia z powyższej listy.</text:p>
      <text:p text:style-name="P300"><text:soft-page-break/>Dodatkowy Ekwipunek: Każdy przedmiot koniczny, by bohater mógł zachować przy sobie sprzymierzeńca. Dla przykładu, ktoś ze Specjalizacją, która wymaga super-nauki do tworzenia robotów-kompanów może mieć narzędzia wymagane, by budować i naprawiać owych sprzymierzeńców. Pewne Specjalności w tej kategorii nie wymagają niczego, by zyskać lub utrzymać korzyści.</text:p>
      <text:p text:style-name="P301">Sugestia Mniejszego Efektu: BN-Sprzymierzeniec otrzymuje Ułatwienie w swojej następnej turze.</text:p>
      <text:p text:style-name="P301">Sugestia Większego Efektu: BN-Sprzymierzeniec zyskuje natychmiastową dodatkową akcję.</text:p>
      <text:p text:style-name="P301">Poniższe to przykłady i nie są kompletną listą wszystkich możliwych Specjalizacji w tej kategorii.</text:p>
      <text:list xml:id="list1373837991" text:style-name="L84">
        <text:list-item>
          <text:p text:style-name="P447">Buduje Roboty</text:p>
        </text:list-item>
        <text:list-item>
          <text:p text:style-name="P447">Zadaje się z Martwymi</text:p>
        </text:list-item>
        <text:list-item>
          <text:p text:style-name="P447">Kontroluje Bestie</text:p>
        </text:list-item>
        <text:list-item>
          <text:p text:style-name="P447">Istnieje w Dwóch Miejscach na Raz</text:p>
        </text:list-item>
        <text:list-item>
          <text:p text:style-name="P447">Przewodzi</text:p>
        </text:list-item>
        <text:list-item>
          <text:p text:style-name="P447">Włada Rojem</text:p>
        </text:list-item>
        <text:list-item>
          <text:p text:style-name="P447">Mówi do Duchów</text:p>
        </text:list-item>
      </text:list>
      <text:p text:style-name="P301">Porady odnośnie wyboru zdolności</text:p>
      <text:p text:style-name="P302">Poziom 1: Wybierz zdolność niskiego poziomu, która daje kompan 2 poziomu postaci, lub daje podobną korzyść zapewnioną przez BN-a. Alternatywnie, zapewnij podstawy pod pozyskiwanie takich kompanów na wyższych poziomach przez wybór zdolności, która daje postaci wpływ na innych.</text:p>
      <text:p text:style-name="P302">Czasami dodatkowa zdolność niskiej mocy jest wskazana, w zależności od Specjalności. Często, jest to umiejętność, która przyznaje wyszkolenie w odpowiedniej dziedzinie wiedzy lub powiązanej umiejętności. Dla przykładu, wyszkolenie w umiejętności powiązanej z rodzajem kompana, który zostanie pozyskany przez BG, byłoby wskazane. </text:p>
      <text:p text:style-name="P302">Poziom 2: Wybierz zdolność niskiego poziomu która zapewnia wpływ na zbliżone rodzaje BN-ów jak kompan pozyskany na poprzednim poziomie. Jeśli żaden kompan nie był pozyskany na poprzednim poziomie, ta zdolność powinna teraz zapewnić ów benefit. Czasami drugorzędna zdolność może być wskazana w dodatku do mocy zapewnionej powyżej, może zdolność niskiego poziomu, która dodaje 2 lub 3 punkty do Puli.</text:p>
      <text:p text:style-name="P303">Poziom 3: Wybierz dwie zdolności średniego poziomu. Daj je obydwie jako opcje dla Specjalności: BG wybiera jedną lub drugą.</text:p>
      <text:p text:style-name="P303">Jedna opcja powinna dawać zdolność średniego poziomu, która ulepsza kompana, którego już ma BG (zazwyczaj awans z poziomu 2 do 3) lub daje dodatkowego kompana.</text:p>
      <text:p text:style-name="P303">Druga opcja powinna dawać coś korzystnego postaci – może moc ofensywną lub defensywną, lub coś, co poszerzy wpływ jaki BG ma na swoich kompanów (lub potencjalnych kompanów).</text:p>
      <text:p text:style-name="P303">Poziom 4: Wybierz zdolność średniego poziomu, która daje postaci moc ofensywną lub defensywną, jeśli BG jeszcze jej nie posiada, najlepiej powiązaną tematycznie ze Specjalizacją. Dla przykładu, jeśli BG zyskuje kompanów ze względu na swoją charyzmę, ta zdolność może mu <text:soft-page-break/>pozwolić rozkazywać wrogom na krótki czas. Jeśli postać zyskuje kompanów poprzez udowanie ich lub przywoływanie, ta zdolność może im pozwolić wpływań na byty tego samego typu, które nie są jeszcze jej kompanami.</text:p>
      <text:p text:style-name="P303">Alternatywnie, <text:span text:style-name="T341">ta zdolność może dalej ulepszyć poprzednio uzyskanego kompana z poziomu 3 na poziom 4, lub pozwolić postaci pozyskać dodatkowego kompana.</text:span></text:p>
      <text:p text:style-name="P304">Poziom 5: Wybierz zdolność, która ulepsza postać poprzez zapewniania obrony, zwiększenie jednej z Pul, lub inną moc natury defensywnej.</text:p>
      <text:p text:style-name="P304">Alternatywnie, taa zdolność może umożliwić nowy sposób wpływania na i przywoływania BN-ów, w sposób odpowiedni do tematu przewodniego Specjalizacji. Dla przykładu, ktoś kto trzyma bestie-sprzymierzeńców może zyskać zdolność wezwania hordy mniejszych bestii. Ktoś, kto buduje roboty może zyskać zdolność by zbudować kilku mniejszych robotów-pomocników. I tak dalej.</text:p>
      <text:p text:style-name="P304">W końcu, ta zdolność może ulepszyć poprzednio zyskanego kompana do 5 poziomu.</text:p>
      <text:p text:style-name="P304">Poziom 6: Wybierz dwie zdolności wysokiego poziomu. Obydwie są opcjami w tej Specjalności – BG wybiera jedną z nich.</text:p>
      <text:p text:style-name="P305">Jedna z tych zdolności powinna ulepszyć poprzednio pozyskanego kompana do 5 poziomu, jeśli nie wydarzyło się to na poziomie 5. W takim wypadku, ta zdolność powinna być zapewniona w dodatku do dwóch innych powiązanych zdolności.</text:p>
      <text:p text:style-name="P305">Inna opcja wysokiego poziomu może zapewnić zbiór kompanów 3 poziomu dla postaci.</text:p>
      <text:p text:style-name="P305">Ostatnia zdolność wysokiego poziomu może zapewnić nowe sposoby wpływania na i przywoływania BN-ów w sposób odpowiedni do motywu przewodniego Specjalności. Dla przykładu, ktoś, kto zyskuje kompanów poprzez wysoką charyzmę i trening może zyskać zdolność pozyskiwania informacji, które inaczej nie byłyby możliwe do poznania.</text:p>
      <text:p text:style-name="P305">PODSTAWOWA</text:p>
      <text:p text:style-name="P306">Kategoria Specjalizacji zapewniająca głównie wyszkolenie w umiejętnościach, atuty do zadań i zwiększenie Pul oraz Skupień w celu ulepszenia postaci. Każda Specjalność ma także swój motyw tematyczny, jak z innymi kategoriami, co nadaje wszystkim zdolnościom sens zamiast poczucia bycia przypadkowymi.</text:p>
      <text:p text:style-name="P306">Dodatkowo, ponieważ korzyści zapewniane przez takie Specjalizacje sązazwyczaj bezpośrednie (z nielicznymi wyjątkami), większość Podstawowych Specjalizacji byłaby w porządku w niefantastycznej kampanii gdzie magia, super-nauka i zdolności psioniczne zazwyczaj nie istnieją. Powiedziawszy to, ponieważ zdolności zapewniane przez podstawowe Specjalizacje są bezpośrednie, nie oznacza to, że nie są potężne gdy wymiesza się je ze zdolnościami zapewnianymi przez typ, deskryptor, cyphery i inne cechy postaci.</text:p>
      <text:p text:style-name="P306">Połączenia z innymi BG: <text:span text:style-name="T342">Wybierz 4 stosowne połączenia z powyższej listy.</text:span></text:p>
      <text:p text:style-name="P307">Dodatkowy Ekwipunek: Każdy obiekt konieczny, by wypełniać motyw przewodni Specjalności. Dla przykładu, Specjalizacja Wolałby Czytać może dać postaci parę książek. Specjalizacja Pracuje, by Żyć powinna zapewniać zestaw narzędzi.</text:p>
      <text:p text:style-name="P307">Sugestie Mniejszego Efektu: Następna akcja jest Ułatwiona.</text:p>
      <text:p text:style-name="P307">Sugestie Większego Efektu: Wykonaj darmowy, niezajmujący akcji test na odzyskanie zdrowia <text:soft-page-break/>który nie liczy się do dziennego limitu.</text:p>
      <text:p text:style-name="P307">Poniższa lista to przykłady i nie jest kompletną listą wszystkich możliwych Specjalności w tej kategorii.</text:p>
      <text:list xml:id="list2322520010" text:style-name="L85">
        <text:list-item>
          <text:p text:style-name="P448">Nie Robi Zbyt Dużo</text:p>
        </text:list-item>
        <text:list-item>
          <text:p text:style-name="P448">Interpretuje Prawo</text:p>
        </text:list-item>
        <text:list-item>
          <text:p text:style-name="P448">Szybko się Uczy</text:p>
        </text:list-item>
        <text:list-item>
          <text:p text:style-name="P448">Pracuje, by Żyć</text:p>
        </text:list-item>
        <text:list-item>
          <text:p text:style-name="P448">Wolałby Czytać</text:p>
        </text:list-item>
      </text:list>
      <text:p text:style-name="P301">Porady odnośnie wyboru zdolności</text:p>
      <text:p text:style-name="P308">Poziom 1: Wybierz zdolność która daje wyszkolenie lub atut do umiejętności powiązanej z motywem przewodnim Specjalizacji, lub który daje 5 lub 6 punktów do jednej Puli.</text:p>
      <text:p text:style-name="P308">Alternatywnie, wybierz zdolność która daje tylko 2 lub 3 punkty do jednej Puli i zdolność, która zapewnia trening lub atut do jednego zadania.</text:p>
      <text:p text:style-name="P308">Poziom 2: Wybierz zdolność, której nie wybrałeś na 1 poziomie.</text:p>
      <text:p text:style-name="P308">Poziom 3: Wybierz dwie zdolności średniego poziomu. Obydwie są opcjami tej Specjalności – BG wybierze jedną z nich.</text:p>
      <text:p text:style-name="P308">Jedna opcja powinna być nie-fantastyczną zdolnością, która zwiększa umiejętności postaci i jest utrzymana w motywie przewodnim. Dla przykładu, jeśli motywem jest zwracanie uwagi, zdolność dająca informacje może być odpowiednia.</text:p>
      <text:p text:style-name="P308">Inną opcją powinno być coś, co albo zwiększa Skupienie postaci w odpowiedniej statystyce, albo zapewnia postaci jakiś rodzaj obrony.</text:p>
      <text:p text:style-name="P308">Poziom 4: Wybierz kolejną zdolność, która zapewnia wyszkolenie lub atut w umiejętnościach stosownych do motywu przewodniego, lub któa zapewnia 5 lub 6 punktów do jednej Puli najlepiej pasującej do Specjalności. Lub wybierz dwie zdolności, które zapewniają tylko 2 lub 3 punkty plus kolejną zdolność 4 poziomu, która polepsza jedno zadanie lub umiejętność. </text:p>
      <text:p text:style-name="P308">Alternatywnie, zapewnij umiejętność <text:span text:style-name="T343">rozszerzającą repertuar postaci sugerowaną na 5 poziomie.</text:span></text:p>
      <text:p text:style-name="P309">W końcu, jeśli Specjalność jeszcze nie dała żadnej mocy obronnej, zdolność obronna może być teraz zapewniona.</text:p>
      <text:p text:style-name="P309">Poziom 5: Wybierz zdolność nieco rozszerzającą repertuar postaci – może coś jak Umiejętność Ekspercka, która może dać Ci automatyczny sukces na zadaniu, w którym jesteś wyszkolony.</text:p>
      <text:p text:style-name="P309">Alternatywnie, jeśli na poziomie 4 był zapewniony niestandardowy benefit, daj tutaj opcje zasugerowane na 4 poziomie.</text:p>
      <text:p text:style-name="P309">Poziom 6: Wybierz dwie zdolności wysokiego poziomu. Obydwie są opcjami Specjalności – BG wybiera jedną z nich.</text:p>
      <text:p text:style-name="P309">Jedna opcja powinna być zdolnością, która zapewnie dodatkowe 5 lub 6 punktów w Puli powiązanej z Specjalizacją lub które postać może rozdzielić zgodnie z własnym życzeniem. Alternatywnie, trening w obronie lub ataku także mógłby tutaj wystąpić.</text:p>
      <text:p text:style-name="P309"><text:soft-page-break/>Druga opcja na 6 poziomie powinna dać postaci zupełnie nową zdolność powiązanąz motywem przewodnim, ale taką, która nie jest fantastyczna. Dla przykładu, zdolność która pozwala postaci na wzięcie dwóch akcji zamiast jednej byłaby ok. Dawanie dodatkowych wyszkoleń, atutów lub Skupienia także jest możliwe.</text:p>
      <text:p text:style-name="P309">MANIPULACJA ENERGIĄ</text:p>
      <text:p text:style-name="P310">Manipulacja energią oferuje zdolności które kontrolują ogień, elektryczność, siły, magnetyzm i niestandardowe formy energii takie jak zimno, kamień lub coś dziwniejszego, jak "pustka" lub "cień". Te zdolności zazwyczaj dają postaci sposoby na osiągnięcie równowagi między atakowaniem przeciwników a uzyskiwaniem dodatkowej ochrony dla siebie i sprzymierzeńców. Specjalizacja zazwyczaj zapewnia też zdolności, które umożliwiają inne użytkowanie konkretnej energii, takie jak transport, tworzenie wielkich zbiorowisk energii, które atakująwiele celów, lub tworzenie chwilowych obiektów lub barier z energii. </text:p>
      <text:p text:style-name="P306">Połączenia z innymi BG: <text:span text:style-name="T344">Wybierz 4 odpowiednie połączenia z listy powyżej.</text:span></text:p>
      <text:p text:style-name="P310">Dodatkowy Ekwipunek: Jeden lub więcej przedmiotów w ekwipunku, które są odporne na manipulowanie daną energią – może to być zestaw ubrań. Alternatywnie, coś powiązanego z energią, którą się generuje. Pewne Specjalizacje w tej kategorii nie oferują dodatkowego ekwipunku.</text:p>
      <text:p text:style-name="P310">Zdolności Energetyczne: <text:span text:style-name="T345">Jeśli typ postaci zapewnia specjalne zdolności, które normalnie korzystają z innego rodzaju energii, teraz działają one w oparciu o energię tej Specjalności. Dla przykładu, jeśli postać ma Specjalizację w manipulowaniu elektrycznością, jej Wystrzał Mocy teraz działa na bazie elektryczności. Te zmiany ni dotyczą niczego poza typem obrażeń i efektami specjalnymi (dla przykładu, elektryczność może chwilowo zaburzyć systemy elektroniczne).</text:span></text:p>
      <text:p text:style-name="P311">Sugestie Mniejszego Efektu: Cel lub coś w jego pobliżu jest Utrudnione z powodu pozostałości energetycznych.</text:p>
      <text:p text:style-name="P311">Sugestie Większego Efektu: Ważny przedmiot we władaniu celu jest zniszczony.</text:p>
      <text:p text:style-name="P311">Poniższa lista to przykłady i nie jest kompletną listą wszystkich możliwych Specjalności w tej kategorii.</text:p>
      <text:list xml:id="list2175144379" text:style-name="L86">
        <text:list-item>
          <text:p text:style-name="P449">Absorbuje <text:span text:style-name="T346">E</text:span>nergię</text:p>
        </text:list-item>
        <text:list-item>
          <text:p text:style-name="P449">Nosi Halo Ognia</text:p>
        </text:list-item>
        <text:list-item>
          <text:p text:style-name="P449">Tańczy z Czarną Materią</text:p>
        </text:list-item>
        <text:list-item>
          <text:p text:style-name="P449">Ujeżdża Błyskawicę</text:p>
        </text:list-item>
        <text:list-item>
          <text:p text:style-name="P449">Grzmi</text:p>
        </text:list-item>
        <text:list-item>
          <text:p text:style-name="P403">Przywdziewa Połyskliwy Lód</text:p>
        </text:list-item>
      </text:list>
      <text:p text:style-name="P159">Porady odnośnie wyboru zdolności</text:p>
      <text:p text:style-name="P160">Poziom 1: Wybierz zdolność niskiego poziomu, która albo zadaje obrażenia, albo zapewnia ochronę korzystając z odpowiedniego rodzaju energii.</text:p>
      <text:p text:style-name="P160">Czasami, stosowna jest zdolność niskiej mocy, w zależności od typu energii. Dla przykładu, specjalizacja, która manipuluje zimnem może dać zdolność tworzenia lodowych rzeźb. Specjalność, <text:soft-page-break/>która manipuluje elektrycznością może dać zdolność ładowania zużytych artefaktów lub atut przy korzystaniu z systemów elektrycznych. Specjalizacja, która pochłania energię może dać zdolność jej wyzwalania jako formę bazowego ataku. I tak dalej.</text:p>
      <text:p text:style-name="P160">Poziom 2: Wybierz zdolność, której nie wybrałeś na 1-szym poziomie.</text:p>
      <text:p text:style-name="P160">Poziom 3: Wybierz dwie zdolności średniego poziomu. Obydwie są opcjami tej specjalizacji <text:s/>BG wybiera jedną z nich.</text:p>
      <text:p text:style-name="P160">Pierwsza opcja powinna być zdolnością, która zadaje obrażenia, korzystając z odpowiedniej energii (może tu być też dodatkowy efekt).</text:p>
      <text:p text:style-name="P160">Druga opcja powinna ulepszać zdolność ruchu korzystając z odpowiedniej energii, dawać dodatkową obronę, lub korzystać z energii w kompletnie nowy sposób, np.: wysysając energię z maszyn (elektryczność), wiążąc ofiarę w warstwach lodu (zimno), tworzyć absolutną ciszę (dźwięk), tworzyć oślepiający pokaz świateł (światło) itp.</text:p>
      <text:p text:style-name="P160">Poziom 4: Wybierz zdolność, której nie wybrano na 3 poziomie.</text:p>
      <text:p text:style-name="P160">Poziom 5: Wybierz umiejętność wysokiego poziomu, która zadaje obrażenia (i może ma dodatkowy efekt) więcej niż jednemu celowi korzystając z odpowiedniej energii, lub zdolność, która korzysta z energii w sposób, który nie został wykorzystany na poziomach 3 i 6.</text:p>
      <text:p text:style-name="P160">Poziom 6: <text:span text:style-name="T347">Wybierz dwie zdolności wysokiego poziomu. Obydwie są opcjami tej specjalności – BG wybierze jedną z nich.</text:span></text:p>
      <text:p text:style-name="P161">Pierwsza opcja powinna korzystać z energii, by zadać dużo obrażeń jednemu celowi lub kilku.</text:p>
      <text:p text:style-name="P161">Druga opcja powinna korzystać z energii, by osiągnąć jakiś cel, który nie był możliwy na niższych poziomach. Przykłady to przywołanie kompana stworzonego z ognia, teleportacja na długi zasieg korzystając z błyskawicy, tworzenie przedmiotów z utwardzonej energii itp.</text:p>
      <text:p text:style-name="P161">MANIPULACJA ŚRODOWISKIEM</text:p>
      <text:p text:style-name="P162">Specjalności, które pozwalają postaci na przemieszczanie przedmiotów, wpływanie na grawitację, tworzenie obiektów <text:span text:style-name="T346">(</text:span>lub iluzji obiektów) itp. nale<text:span text:style-name="T346">ż</text:span>ą do kategorii manipulacji środowiskiem. Zważywszy na to, że w wielu przypadków energia jest używana jako część procesu, ta kategoria i manipulacja energią do pewnego stopnia na siebie nachodzą. Manipulacja środowiskiem priorytyzuje zdolności, które niebezpośrednio wpływają na wrogów i sprzymierzeńców poprzez obiekty, moce i zmiany w otoczeniu; specjalizacje manipulacji energią są skupione na bezpośrednim uszkadzaniu obiektów wybraną energią lub siłą.</text:p>
      <text:p text:style-name="P162">Dla przykładu, zamiast atakować wroga pulsem grawitacyjnym, który zadaje obrażenia, postać korzystająca z manipulacji środowiskiem bazującą na grawitacji będzie raczej korzystała z mocy trzymających cel w miejscu, korzystała z grawitacji, by rzucać ciężkie obiekty jako atak, lub obniżała grawitację na danym obszarze lub nawet dla konkretnego obiektu.</text:p>
      <text:p text:style-name="P163">Połączenia z innymi BG: Wybierz 4 odpowiednie połączenia z powyższej listy.</text:p>
      <text:p text:style-name="P162">Dodatkowy Ekwipunek: Każdy obiekt konieczny, by manipulować środowiskiem. Dla przykładu, ktoś z specjalizacją dającą możliwość tworzenia obiektów potrzebuje podstawowych narzędzi. Pewne specjalizacje w tej kategorii nie wymagają niczego do zyskania jej korzyści.</text:p>
      <text:p text:style-name="P162">Zdolności manipulacji środowiskiem: Motywy specjalizacji wliczają obrazy lub widoczne energie, <text:soft-page-break/>które wpływają na wygląd Twoich zdolności. Takie zmiany, jeśli jakiekolwiek, tylko zmieniają wygląd efektu. Jeśli manipuluje się grawitacją, może błękitna poświata towarzyszy korzystaniu ze zdolności, wliczając w to zdolności typu. Jeśli tworzy się iluzje, może okazałe efekty wizualne towarzyszą zdolnościom typu, np.: mackowata bestia trzymająca cele, jeśli isę korzysta z umiejętności Zastój. I tak dalej.</text:p>
      <text:p text:style-name="P162">Sugestie Mniejszego Efektu: Cel się wywraca i jego następny atak jest utrudniony.</text:p>
      <text:p text:style-name="P162">Sugestia Większego Efektu: Postać się regeneruje i odzyskuje 4 punkty w jednej Puli.</text:p>
      <text:p text:style-name="P162">Poniższe <text:span text:style-name="T348">to</text:span> przykład<text:span text:style-name="T348">y</text:span> i nie jest to kompletna lista wszystkich możliwych specjalizacji w tej kategorii:</text:p>
      <text:list xml:id="list1681936275" text:style-name="L87">
        <text:list-item>
          <text:p text:style-name="P404">Przebudza Sny</text:p>
        </text:list-item>
        <text:list-item>
          <text:p text:style-name="P404">Jaśnieje Światłością</text:p>
        </text:list-item>
        <text:list-item>
          <text:p text:style-name="P405">Oblicza Nieobliczalne</text:p>
        </text:list-item>
        <text:list-item>
          <text:p text:style-name="P405">Kontroluje Grawitację</text:p>
        </text:list-item>
        <text:list-item>
          <text:p text:style-name="P405">Tworzy Iluzje</text:p>
        </text:list-item>
        <text:list-item>
          <text:p text:style-name="P405">Tworzy Unikalne Obiekty</text:p>
        </text:list-item>
        <text:list-item>
          <text:p text:style-name="P405">Włada Magnetyzmem</text:p>
        </text:list-item>
        <text:list-item>
          <text:p text:style-name="P405">Stawia Umysł Ponad Materią</text:p>
        </text:list-item>
      </text:list>
      <text:p text:style-name="P159">Porady odnośnie wyboru zdolności</text:p>
      <text:p text:style-name="P164">Poziom 1: Wybierz zdolność niskiego poziomu, która daje podstawową zdolność, która zmienia środowisko (lub jest w stanie je przewidzieć) korzystając z motywu specjalności. Dla przykładu, specjalizacja wpływająca na grawitację może dać zdolność czyniącą cel lżejszym lub cięższym. Specjalizacja tworząca iluzje może dać zdolność tworzenia obrazu. Specjalność tworząca przedmioty może dać podstawową <text:s/>zdolność w tworzeniu określonych przedmiotów. Specjalność przewidująca przyszłość może wyliczyć wynik i zapewnić postaci korzyść z owej wiedzy. I tak dalej.</text:p>
      <text:p text:style-name="P164">Czasami, dodatkowa zdolność niskiego poziomu jest stosowna, w zależności od specjalizacji. Często, jest to zdolność, która zapewnia wyszkolenie w określonej dziedzinie wiedzy.</text:p>
      <text:p text:style-name="P164">Poziom 2: <text:span text:style-name="T349">Wybierz zdolność niskiego poziomu, która zapewnia nową zdolność obronną ;lu ataku, zgodną z motywem przewodnim specjalności. </text:span></text:p>
      <text:p text:style-name="P165">Alternatywnie, wybierz zdolność, która zapewnia dodatkową lub zupełnien ową zdolność manipulowania środowiskiem, co jest powiązane z motywem przewodnim specjalizacji.</text:p>
      <text:p text:style-name="P165">Poziom 3: Wybierz dwie zdolności średniego poziomy. Obydwie są opcjami specjalizacji – BG wybierze jedną lub drugą.</text:p>
      <text:p text:style-name="P165">Pierwsza opcja powinna być zdolnością średniego poziomu powiązaną ze specjalnością, która zapewnia dodatkową zdolność wpływania na środowisko lub ulepsza podstawową zdolność wpływania na środowisko, którą BG już pozyskał. Ta zdolność nie jest bezpośrednio ofensywna lub defensywna, ale zapewnia albo nową zdolność powiązaną z podstawową zdolnością, lub polepsza jej siłę, zasięg lub w inny sposób ją rozszerza. </text:p>
      <text:p text:style-name="P165"><text:soft-page-break/>Druga opcja powinna byś średniego poziomu i zapewniać zdolność obronną lub ataku, powiązaną ze specyficzną formą ruchu która zapewnia specjalność, jeśli tylko to możliwe.</text:p>
      <text:p text:style-name="P165">Poziom 4:<text:span text:style-name="T350">Wybierz zdolność średniego poziomu, która albo zapewnia ochronne lub atakujące wykorzystanie zdolności, w zależności od tego, która opcja nie została wybrana na poprzednim poziomie. </text:span></text:p>
      <text:p text:style-name="P166">Poziom 5; Wybierz zdolność wysokiego poziomu, która jest prawie ostatecznym wpływem na środowisko. Dla przykładu, jeśli manipulacja jest iluzją, ta zdolność może prześladować cel przerażającymi obrazami. Jeśli specjalność polega na grawitacji, może odblokować lot. Jeśli jest magnetyczna, może pozw<text:span text:style-name="T351">o</text:span>lić użytkownikowi na przekształcenia metali. Jeśli specjalność zapewnia moce telekinetyczne, ta zdolność może pozwolić postaci rzucac ciężkie przedmioty na swoich wrogów. I tak dalej.</text:p>
      <text:p text:style-name="P166">Poziom 6: <text:span text:style-name="T351">Wybierz dwie zdolności wysokiego poziomu. Są one opcjami tej specjalności – BG wybierze jedną z nich.</text:span></text:p>
      <text:p text:style-name="P167">Pierwsza z tych zdolności powinna zapewnić zdolność obronną lub ataku, (odmienna kategoria niż zdolność z 4 poziomu, ale oczywiście, wysokiego, a nie średniego poziomu).</text:p>
      <text:p text:style-name="P167">Druga opcja pwinna być czymś, co dalej rozszerza podstawową zdolność manipulacji środowiskiem. Na 5 poziomie wybierano zdolność prawie ostateczną, tutaj można wybrać zdolność ostateczną, powiązaną z oferowanym rodzajem manipulacji, lub inny sposób wykorzystania zdolności, który korzysta nieznanego wcześniej aspektu tej specjalności.</text:p>
      <text:p text:style-name="P167">EKSPLORACJA</text:p>
      <text:p text:style-name="P168">Specjalności, które pozwalają postaci na pozyskiwanie informacji, przetrwanie w nieznanych środowiskach i znalezienie drogi do nowych lokacji lub wyśledzenie konkretnych istot są specjalnościami eksploracji. Przetrwanie w nieznanym środowisku wymaga odpowiedniej selekcji zdolności defensywnych; jednakże zdolności, które pozwalają na znajdowanie rzeczy i naukę są na pierwszym miejscu.</text:p>
      <text:p text:style-name="P168">Specjalności eksploracji polegają na różnorodnych metodach, lecz wyszkolenie i doświadczenie są najważniejsze. Niektóre metody wymagają specyficznych narzędzi (takich jak pojazdy) by skorzystać z zapewnianych korzyści, a inne polegają na nadnaturalnych lub naukowych zdolnościach, by uczyć się nowych rzeczy i badać dziwne miejsca z daleka.</text:p>
      <text:p text:style-name="P163">Połączenia z innymi BG: Wybierz 4 odpowiednie połączenia z powyższej listy.</text:p>
      <text:p text:style-name="P169">Dodatkowy Ekwipunek: Przedmiot potrzebny do eksploracji. Dla przykładu, mapy i/lub kompass, a ktoś, kto korzysta z mocy psionicznych mógłby otrzymać lustro lub kryształową kulę. W ekwipunek może się także wliczać dostęp do pojazdu wymaganego do eksploracji, jak wcześniej zanotowano. </text:p>
      <text:p text:style-name="P169">Sugestia Mniejszego Efektu: Masz atut na każdej akcji, która korzysta z Twoich zmysłów, takiej jak percepcja lub atak, do końca następnej tury.</text:p>
      <text:p text:style-name="P169">Sugestia Większego Efektu: Twoje Skupienie w Intelekcie zwiększa się o 1 do końca następnej tury.</text:p>
      <text:p text:style-name="P162">Poniższe <text:span text:style-name="T348">to</text:span> przykład<text:span text:style-name="T348">y</text:span> i nie jest to kompletna lista wszystkich możliwych specjalizacji w tej kategorii:</text:p>
      <text:list xml:id="list1807694486" text:style-name="L88">
        <text:list-item>
          <text:p text:style-name="P406"><text:soft-page-break/>Bada Ciemne Miejsca</text:p>
        </text:list-item>
        <text:list-item>
          <text:p text:style-name="P406">Infiltruje</text:p>
        </text:list-item>
        <text:list-item>
          <text:p text:style-name="P406">Działa pod Przykrywką</text:p>
        </text:list-item>
        <text:list-item>
          <text:p text:style-name="P407">Pilotuje Statki Kosmiczne</text:p>
        </text:list-item>
        <text:list-item>
          <text:p text:style-name="P406">Jest Jasnowidzem</text:p>
        </text:list-item>
        <text:list-item>
          <text:p text:style-name="P406">Izoluje Umysł od Ciała</text:p>
        </text:list-item>
      </text:list>
      <text:p text:style-name="P159">Porady odnośnie wyboru zdolności</text:p>
      <text:p text:style-name="P169">Poziom 1: Wybierz zdolność niskiego poziomu, która zapewnia podstawową zdolność eksploracji, przetrwania lub zbierania informacji powiązaną z motywem specjalizacji.</text:p>
      <text:p text:style-name="P169">Czasami, dodatkowa zdolność niskiej mocy jest stosowna, w zależności od specjalności. Często jest to zdolność, która zapewnia wyszkolenie w powiązanej dziedzinie wiedzy lub powiązanej umiejętności (choć za to może już odpowiadać główna zdolność). Alternatywnie, może to być prosty bonus 2 lub 3 punktów do Puli Mocy.</text:p>
      <text:p text:style-name="P169">Poziom 2: Wybierz kolejną moc niskiego poziomu, która zapewnia dodatkowe możliwości powiązane <text:s/>eksploracją, przetrwaniem lub zbieraniem informacji. </text:p>
      <text:p text:style-name="P170">Dla przykładu, specjalność poświęcona przetrwaniu w ciężkich warunkach może zaoferować zdolność (lub dwie) które czynią łatwiejszym unikanie naturalnych niebezpieczeństw, trucizn, trudnego terenu itp. Specjalność poświęcona eksploracji konkretnego terenu może dawać zdolności dostępu do niego, lub możliwość, której inni nie mają (np.: zdolność widzenia w ciemnościach).</text:p>
      <text:p text:style-name="P170">Poziom 3: Wybierz dwie zdolności średniego poziomu. Obydwie są opcjami tej specjalności – BG wybierze jedną lub drugą.</text:p>
      <text:p text:style-name="P170">Jedna opcja powinna polepszać bazową zdolność eksploracji lub dawać nową zdolność eksploracji, przetrwania lub zbierania informacji.</text:p>
      <text:p text:style-name="P170">Druga opcja powinna być jakąś korzyścią dla postaci, atakiem lub obroną (zwłaszcza, jeśli specjalność jeszcze tego nie zapewniła) lub czymś, co poszerza zdolność postaci do eksploracji, zgodnie z motywem specjalności. </text:p>
      <text:p text:style-name="P170">Poziom 4: Wybierz zdolność średniego poziomu (atak lub obronę, w zależności od tego, czego nie zapewniono na 3 poziomie), która jest korzyścią dla postaci. Alternatywnie, jeśli zdolności ofensywne lub defensywne postaci są już dobrze rozwinięte, wybierz inną zdolność średniego poziomu, która poszerza zdolność postaci do eksploracji, przetrwania lub zbierania informacji. </text:p>
      <text:p text:style-name="P170">Poziom 5: <text:span text:style-name="T352">Wybierz zdolność wysokiego poziomu, która wpływa na pewne kary związane z eksploracją, przetrwaniem lub zbieraniem informacji w normlanie niedostępnym miejscu.</text:span></text:p>
      <text:p text:style-name="P171">Poziom 6: Wybierz dwie zdolności wysokiego poziomu. Obydwie są opcjami tej specjalności – BG wybierze jedną z nich.</text:p>
      <text:p text:style-name="P171">Pierwsza opcja powinna znowu polepszać bazową zdolność eksploracji, którą już otrzymano, lub dać kompletnie nową zdolność eksploracji, przetrwania lub zbierania informacji.</text:p>
      <text:p text:style-name="P171">Druga opcja powinna być czymś, z czego postać będzie czerpała korzyść, zdolnością ataku lub obrony, lub kolejną zdolnością, która rozszerza możliwość eksploracji.</text:p>
      <text:p text:style-name="P171"><text:soft-page-break/>WPŁYW</text:p>
      <text:p text:style-name="P172">Specjalność która stawia na pierwszym miejscu autorytet i wpływ – na ludzi lub maszyny zgodnie z wolą posiadacza, by pomagać innym, lub by posiąść jakąś inną prestiżową i ważną pozycję. Te specjalności zapewniają wpływ poprzez trening i perswazję, bezpośrednią manipulację mentalną, użycie sławy, by skupić na sobie uwagę i wpłynąć na akcje innych, lub po prostu wiedząc i zdobywając wiedzę, która wpływa na późniejsze decyzje. W ten sposób, koncept wpływu jest bardzo szeroki.</text:p>
      <text:p text:style-name="P163">Połączenia z innymi BG: Wybierz 4 odpowiednie połączenia z powyższej listy.</text:p>
      <text:p text:style-name="P172">Dodatkowy Ekwipunek: Każdy obiekt konieczny, by wpływać na innych. Niektóre specjalności wpływu nie wymagają niczego by korzystać ze swoich benefitów.</text:p>
      <text:p text:style-name="P172">Sugestie Mniejszego Efektu: Zasięg lub czas trwania zdolności wywierającej wpływ się podwaja.</text:p>
      <text:p text:style-name="P172">Sugestie Większego Efektu: Sprzymierzeniec lub wskazany cel może wykonać dodatkową akcję.</text:p>
      <text:p text:style-name="P162">Poniższe <text:span text:style-name="T348">to</text:span> przykład<text:span text:style-name="T348">y</text:span> i nie jest to kompletna lista wszystkich możliwych specjalizacji w tej kategorii:</text:p>
      <text:list xml:id="list1534085667" text:style-name="L89">
        <text:list-item>
          <text:p text:style-name="P450"><text:span text:style-name="T239">Włada Mocami Menta</text:span><text:span text:style-name="T240">l</text:span><text:span text:style-name="T239">nymi</text:span></text:p>
        </text:list-item>
        <text:list-item>
          <text:p text:style-name="P451"><text:span text:style-name="T239">T</text:span><text:span text:style-name="T236">worzy Dziwną Naukę</text:span></text:p>
        </text:list-item>
        <text:list-item>
          <text:p text:style-name="P408">Łączy Umysł i Maszynę</text:p>
        </text:list-item>
        <text:list-item>
          <text:p text:style-name="P408">Jest Idolem Milionów</text:p>
        </text:list-item>
        <text:list-item>
          <text:p text:style-name="P408">Rozwiązuje Tajemnice</text:p>
        </text:list-item>
        <text:list-item>
          <text:p text:style-name="P408">Mówi z Maszynami</text:p>
        </text:list-item>
        <text:list-item>
          <text:p text:style-name="P408">Łamie Systemy</text:p>
        </text:list-item>
      </text:list>
      <text:p text:style-name="P159">Porady odnośnie wyboru zdolności</text:p>
      <text:p text:style-name="P172">Poziom 1: <text:span text:style-name="T353">Wybierz zdolność niskiego poziomu, która pozwala postaci na zdobycie wanej informacji (na tyle, by dokonać mądrego wyboru – alternatywnie, użyć tej wiedzy do perswazji lub zastraszania). Jak postać zdobywa tę informację zależy od specjalności. Jedna postać może wykonać eksperymenty by poznać odpowiedzi, inna może utworzyć link telepatyczny z innymi by sekretnie wymieniać dane, a inna może po prostu być wyszkolona w interakcjach społecznych. </text:span></text:p>
      <text:p text:style-name="P173">Czasami, dodatkowa zdolność niskiego poziomu jest stosowna, w zależności od specjalności. Często ta zdolność zapewnia trening w powiązanej dziedzinie wiedzy.</text:p>
      <text:p text:style-name="P173">Poziom 2: <text:span text:style-name="T354">Wybierz zdolność niskiego poziomu, która polepsza zdolność postaci do wywierania presji. Może to otworzyć nowe sposoby na skorzystanie ze specjalizacji lub po prostu ulepszyć podstawową zdolność, którą BG już posiada. Dla przykładu, ta zdolność 2 poziomu może ułatwić zadania powiązane z wpływem o parę stopni, pozwolić telepacie na czytanie umysłów innych (ujawniając sekrety, które inaczej pozostały tajne) lub zapewnić wpływ na fizycznie obiekty (by je ulepszyć lub dowiedzieć się czegoś o nich). I tak dalej.</text:span></text:p>
      <text:p text:style-name="P174">Poziom 3: Wybierz dwie zdolności średniego poziomu. Obydwie są opcjami tej specjalizacji – BG wybierze jedną lub drugą.</text:p>
      <text:p text:style-name="P174"><text:soft-page-break/>Pierwsza opcja powinna zapewniać zdolność ataku lub obrony powiązaną z wpływem specjalności, jeśli to możliwe. Dla przykładu, wynalazca może stworzyć serum, które daje im zwiększone możliwości (których można użyć do ataku lub obrony), telepata może mieć zdolność atakowania wrogów mentalną energią, a ktoś z podstawowymi zdolnościami debaty i wpływu poprzez sławę może polegać na treningu w używaniu broni lub na swojej świcie.</text:p>
      <text:p text:style-name="P174">Druga opcja średniego poziomu powinna zapewniać dodatkową zdolność wpływania na świat, lub rozszerzyć ;podstawowy wpływ zapewniany przez podstawową zdolność, którą postać już posiada. Ta opcja nie jest bezpośrednio ofensywna lub defensywna, ale zapewnia albo zupełnie nową zdolność powiązaną z podstawową zdolnością, albo zwiększa siłę, zasięg, lub inną właściwość poprzednio przyznanej podstawowej zdolności. Dla przykładu, telepata może mieć zdolność psionicznej sugestii.</text:p>
      <text:p text:style-name="P174">Poziom 4: Wybierz zdolność średniego poziomu, która jest albo ofensywnym, albo defensywnym użyciem wpływu, w zależności od tego, której opcji nie wybrałeś na poprzednim poziomie.</text:p>
      <text:p text:style-name="P174">Alternatywnie, ta zdolność może zapewnić dodatkowe możliwości powiązane z wpływem, który wywiera specjalizacja. </text:p>
      <text:p text:style-name="P174">Poziom 5: Wybierz prawie-ostateczną zdolność wysokiego poziomu powiązaną ze zdolnością zapewnianą na niższym poziomie. Alternatywnie, wybierz zdolność, której nie otrzymałeś na niższym poziomie, która pozwala Ci wywierać wpływ na nowy sposób. Dla przykładu, jeśli zdolnością specjalności jest telepatia, zdolność poziomu 5-tego może pozwolić postaci na spojrzenie w przyszłość by zyskać atuty podczas działań przeciwko przeciwnikom (i wspierania sprzymierzeńców).</text:p>
      <text:p text:style-name="P174">Poziom 6: Wybierz dwie zdolności 6 poziomu. Obywie są opcjami tej specjalności – BG wybierze jedną lub drugą.</text:p>
      <text:p text:style-name="P174">Jedna z tych opcji powinna zapewnić ofensywną lub defensywną zdolność, przeciweństwo tej, którą zapewniono na 4 poziomie (choć wysokiego poziomu zamiast średniego). </text:p>
      <text:p text:style-name="P174">Druga opcja powinna być czymś, co dalej posuwa motyw podstawowego wpływu zapewnianego przez specjalizację. Jeśli zdolność poziomu 5-tego była zdolnością prawie-ostateczną, tutaj może pojawić się jeszcze lepsze skorzystanie z wywieranego wpływu, lub odmienny sposób korzystania z tej zdolności jako wcześniej niezbadane wykorzystanie tej zdolności. </text:p>
      <text:p text:style-name="P174">NIEREGULARNA</text:p>
      <text:p text:style-name="P175">Większość specjalizacji posiada bazowy motyw, pewną "historię postaci", z której logicznie wynikają powiązane zdolności. Jednakże, pewne specjalizacje mają tak szerokie tematy przewodnie, że nie wliczają się do żadnej innej kategorii z wyjątkiem nieregularnej. Nieregularne specjalizacje zapewniają zbiór r<text:span text:style-name="T355">ó</text:span>żnych zdolności. Zazwyczaj dzieje się tak, gdyż nadrzędny motyw jest takim, który wymaga różnorodności i dostępu do paru różnych rodzajów zdolności. Często, te specjalizacje można znaleźć w <text:span text:style-name="T355">konwencjach, które sugerują dodatkowe zmiany zasad, takie jak punkty mocy w konwencji superbohaterskiej lub rzucanie zaklęć w fantasy. Jednakże, inne specjalności nieregularne są możliwe.</text:span></text:p>
      <text:p text:style-name="P163">Połączenia z innymi BG: <text:span text:style-name="T355">Wybierz 4 pasujące połączenia z powyższej listy.</text:span></text:p>
      <text:p text:style-name="P176">Dodatkowy Ekwipunek: Każdy przedmiot konieczny z uwzględnieniem motywu specjalizacji. Przykładowo, motyw superbohaterski może dać strój superbohatera.</text:p>
      <text:p text:style-name="P176"><text:soft-page-break/>Sugestia Mniejszego Efektu: Cel jest także oszołomiony na jedną rundę, podczas której wszystkie jego zadania są utrudnione.</text:p>
      <text:p text:style-name="P176">Sugestia Większego Efektu: Cel jest wstrząśnięty i traci następną turę. </text:p>
      <text:p text:style-name="P176">Poniższe to przykładowa lista i nie wyczerpuje ona listy specjalności w tej kategorii:</text:p>
      <text:list xml:id="list2838779123" text:style-name="L90">
        <text:list-item>
          <text:p text:style-name="P409">Otrzymuje <text:span text:style-name="T356">B</text:span>oskie Błogosławieństwa</text:p>
        </text:list-item>
        <text:list-item>
          <text:p text:style-name="P409">Ma Szlachetną Krew</text:p>
        </text:list-item>
        <text:list-item>
          <text:p text:style-name="P409">Wyszedł z Obelisku</text:p>
        </text:list-item>
        <text:list-item>
          <text:p text:style-name="P409">Fruwa Szybciej niż Pocisk</text:p>
        </text:list-item>
        <text:list-item>
          <text:p text:style-name="P409">Włada Zaklęciami</text:p>
        </text:list-item>
        <text:list-item>
          <text:p text:style-name="P409">Mówi Głosem Ziemi</text:p>
        </text:list-item>
      </text:list>
      <text:p text:style-name="P159">Porady odnośnie wyboru zdolności</text:p>
      <text:p text:style-name="P176">Poziom 1: Wybierz zdolność niskiego poziomu, która zapewnie jedną z korzyści tematycznych specjalizacji, taką, którą mogłaby mieć postać 1-szego poziomu.</text:p>
      <text:p text:style-name="P176">Czasami, dodatkowa zdolność niskiej mocy jest wskazana, w zależności od specjalizacji. Często, ta zdolność zapewnia trening w odpowiedniej dziedzinie wiedzy lub powiązanej umiejętności. Alternatywnie, może ona oferować prosty bonus od 2 do 3 punktów Puli.</text:p>
      <text:p text:style-name="P176">Poziom 2: Wybierz zdolność niskiego poziomu, która jest powiązana z motywem przewodnim specjalizacji. Powinna ona nie być powiązana ze zdolnością 1-szego poziomu. Warto zaznaczyć, że jeśli nie zapewniono zdolności defensywnej na poziomie 1-zym, poziom 2 to dobre miejsce, by go przyznać.</text:p>
      <text:p text:style-name="P176">Poziom 3: Wybierz dwie zdolności średniego poziomu. Obydwie są opcjami tej specjalizacji – BG wybiera jedną lub drugą.</text:p>
      <text:p text:style-name="P176">Druga opcja powinna zapewniać jakąś metodę ataku, jeśli wcześniej nie zapewniono żadnej. Alternatywnie, jeśli zdolności niższego poziomu nie zapewniły postaci tego, co powinna mieć, ta zdolność może ulepszyć zdolność zapewnianą na niższym poziomie.</text:p>
      <text:p text:style-name="P176">Poziom 4: <text:span text:style-name="T357">wybierz zdolność średniego poziomu, która zapewnia jedną z korzyści tematycznych specjalizacji, która nie musi być powiązana ze zdolnościami niższego poziomu.</text:span></text:p>
      <text:p text:style-name="P177">Poziom 5: Wybierz zdolność wysokiego poziomu, która zapewnia jedną z korzyści tematycznych specjalizacji – nie musi ona być powiązana ze zdolnościami wcześniejszych poziomów.</text:p>
      <text:p text:style-name="P177">Poziom 6: Wybierz 2 zdolności wysokiego poziomu. Obydwie są opcjami tej specjalizacji – BG wybierze jedną lub drugą. </text:p>
      <text:p text:style-name="P178">Pierwsza opcja powinna zapewniać korzyść tematyczną specjalizacji, która nie musi być powiązana z tymi zapewnianymi wcześniej. Jednakże, ta zdolność może także zapewniać ostateczną wersję zdolności niższego poziomu, jeśli wersja z średniego lub niskiego poziomu nie była wystarczająca.</text:p>
      <text:p text:style-name="P178">Druga opcja powinna zapewniać alternatywną metodę uzupełnienia postaci, w sposób, który jest odmienny od opcji numer 1. Dla przykładu, jeśli pierwsza opcja zapewnia jakiś atak, to druga może być interakcją, zbieraniem informacji lub zdolnością leczącą, w zależności od motywu <text:soft-page-break/>przewodniego specjalizacji. </text:p>
      <text:p text:style-name="P291">R<text:span text:style-name="T346">UCH</text:span></text:p>
      <text:p text:style-name="P312">Specjalizacje, która zapewniają nowe formy ruchu - w celu przodowania w walce, uciekania od sytuacji, od których inni niem ogą uciec, poruszania się cicho w celu złodziejstwa lub ucieczki, lub poruszania się w lokacjach normalnie niedostępnych – znajdują się w tej kategorii. Te specjalizacje zazwyczaj mają metody zapewniające atak lub obronę poprzez ruch, choć mogą też zapewnić inne sposoby na osiągnięcie tych celów. </text:p>
      <text:p text:style-name="P312">Klasyczna specjalność ruchu jest taką, która polega na szybkości by wykonywać więcej ataków i uniknąć zranienia, choć ogólne zdolności mogą zapewnić te same korzyści. Inne specjalności w tej kategorii mogą zapewnić postaci zdolność stanie się niematerialną, zmienić jej formę w np.: wodę lub powietrze, lub natychmiast się poruszyć za pośrednictwem teleportacji.</text:p>
      <text:p text:style-name="P163">Połączenia z innymi BG: <text:span text:style-name="T358">Wybierz 4 stosowne połączenia z powyższej listy.</text:span></text:p>
      <text:p text:style-name="P179">Dodatkowy Ekwipunek: Każdy obiekt konieczny do osiągnięcia wielkich prędkości, zmieny stanu skupienia, lub innego pozyskania korzyści tej specjalizacji powinien być zapewniony jako dodatkowy ekwipunek. Pewne specjalizacje nie wymagają niczego by pozyskać ich benefity.</text:p>
      <text:p text:style-name="P179">Sugestia Mniejszego Efektu: Cel jest oszołomiony i jego następna akcja jest utrudniona.</text:p>
      <text:p text:style-name="P179">Sugestia Większego Efektu: Cel jest wstrząśnięty i traci następną akcję.</text:p>
      <text:p text:style-name="P179">Poniższa lista to przykłady i nie jest wyczerpująca względem wszystkich specjalizacji w tej kategorii:</text:p>
      <text:list xml:id="list1118924546" text:style-name="L91">
        <text:list-item>
          <text:p text:style-name="P410">Istnieje Częściowo Poza Fazą</text:p>
        </text:list-item>
        <text:list-item>
          <text:p text:style-name="P410">Porusza się jak Kot</text:p>
        </text:list-item>
        <text:list-item>
          <text:p text:style-name="P410">Porusza się jak Wiatr</text:p>
        </text:list-item>
        <text:list-item>
          <text:p text:style-name="P410">Ucieka Precz</text:p>
        </text:list-item>
        <text:list-item>
          <text:p text:style-name="P410">Rozdziera Ściany Świata</text:p>
        </text:list-item>
        <text:list-item>
          <text:p text:style-name="P410">Podróżuje przez Czas</text:p>
        </text:list-item>
        <text:list-item>
          <text:p text:style-name="P411">Pracuje w Ciemnych Uliczkach</text:p>
        </text:list-item>
      </text:list>
      <text:p text:style-name="P159">Porady odnośnie wyboru zdolności</text:p>
      <text:p text:style-name="P180">Poziom 1: Wybierz zdolność niskiego poziomu, która zapewnia podstawową korzyść specyficznego stylu ruchu – np.: zwiększoną szybkość, zręczność, niematerialność itp.</text:p>
      <text:p text:style-name="P180">Czasami, dodatkowa zdolność niskiej mocy jest stosowna, w zależności od specjalizacji. Jeśli podstawowa korzyść ruchu wymaga pewnego rodzaju dodatkowego zrozumienia lub wyszkolenia, ta zdolność może j<text:span text:style-name="T359">ą </text:span>zapewniać. Alternatywnie, jeśli zapewniony ruch wydaje się odblokowywać podstawowy atak lub obronę, (polegający na używaniu pierwszej zdolności), dodaj to.</text:p>
      <text:p text:style-name="P180">Poziom 2: <text:span text:style-name="T360">Wybierz zdolność niskiego poziomu, która zapewnia nową zdolność ataku lub obrony powiązaną z motywem przewodnim specjalności. </text:span></text:p>
      <text:p text:style-name="P181">Alternatywnie, ta zdolność moża zapewnić dodatkową możliwość związaną z formą ruchu, która zapewnia użyteczną informację, która normalnie byłaby niemożliwa do zdobycia przez kogoś bez <text:soft-page-break/>tej specjalizacji. </text:p>
      <text:p text:style-name="P181">Poziom 3: Wybierz dwie umiejętności średniego poziomu. Obydwie są opcjami tej specjalizacji – BG wybierze jedną lub drugą.</text:p>
      <text:p text:style-name="P181">Pierwsza opcja powinna zapewniać dodatkową możliwość ruchu lub ulepszyć podstawową możliwość ruchu w nawiązaniu do motywu przewodniego specjalizacji. Nie jest to bezpośrednio ofensywne lub defensywne, ale zapewnia postaci nowy poziom zdolności lub kompletnie nową zdolność powiązaną z jej podstawową zdolnością ruchu.</text:p>
      <text:p text:style-name="P181">Druga zdolność powinna zapewniać ofensywną lub defensywną zdolność powiązaną ze specyficzną formą ruchu, którą zapewnia specjalizacja.</text:p>
      <text:p text:style-name="P313">Poziom 4: Wybierz zdolność średniego poziomu, która ulepsza przewagi zapewniane przez paradygmat ruchu specjalności. Może to zapewnić nową lub lepszą formę obrony (bezpośrednio lub pośrednio, jeśli przemieszczamy się do lokacji lub czasu, w których niebezpieczeństwo nie istnieje) lub nową/lepszą formę ataku.</text:p>
      <text:p text:style-name="P313">Poziom 5: Wybierz prawie-ostateczną zdolność wysokiego poziomu, która korzysta z ruchu. Dla przykładu, jeśli specjalizacja zapewnia przemieszczanie się w czasie, ta zdolność może zapewnić faktyczne (lecz chwilowe) przemieszczenie siew czasie. Jeśli specjalizacja ulepsza szybkość, ta zdolność może pozwolić postaci poruszać się na bardzo długi dystans w ciągu akcji. I tak dalej.</text:p>
      <text:p text:style-name="P313">Alternatywnie, odblokuj jeszcze nie używane zdolności, które wynikają z bazowej formy ruchu zapewnianej przez tą specjalizację. </text:p>
      <text:p text:style-name="P314">Poziom 6: Wybierz dwie zdolności wysokiego poziomu. Obydwie są opcjami tej specjalności – BG wybierze jedną lub drugą.</text:p>
      <text:p text:style-name="P314">Pierwsza z opcji powinna zapewniać ofensywną lub defensywną zdolność, odmienną od tej zapewnianej na 4 poziomie (lecz wysokiego poziomu zamiast średniego).</text:p>
      <text:p text:style-name="P314">Druga opcja powinna dalej poszerzać możliwości ruchu podstawowej zdolności. Jeśli wybór 5-tego poziomu był zdolnością prawie-ostateczną, tutaj powinna pojawić się opcja ostateczna powiązana z ruchem.</text:p>
      <text:p text:style-name="P291">A<text:span text:style-name="T361">TAK W WALCE</text:span></text:p>
      <text:p text:style-name="P315">Specjalności ataku w walce zajmują się zadawaniem obrażeń. Specjalności w tej kategorii oferują także defensywne zdolności, ale kładą nacisk przede wszystkim na obrażenia, których nie osiągają inne specjalizacje.</text:p>
      <text:p text:style-name="P315">Aby osiągnąć ten cel, specjalność ataku w walce może oferować mistrzostwo w danym stylu walki, co może być treningiem w konkretnej broni lub sztuce walki, lub użyciem konkretnego narzędzia (lub nawet rodzaju energii). Styl może być czymś tak prostym jak bycie najlepszym przeciwko konkretnemu rodzajowi przeciwnika, lub czymś znacznie szerszym, jak zastosowanie szczególnie wrednego lub nieuczciwego stylu. Walczący atakiem w walce może użyć ognia, siły lub magnetyzmu jako swoją preferowaną metodę zadawania obrażeń.</text:p>
      <text:p text:style-name="P163">Połączenia z innymi BG: <text:span text:style-name="T358">Wybierz 4 stosowne połączenia z powyższej listy.</text:span></text:p>
      <text:p text:style-name="P182">Dodatkowy Ekwipunek: Broń, narzędzie lub inny specjalny przedmiot lub substancja (jeśli jakakolwiek) wymagana, by stosować dany styl walki. Dla przykładu, porcja 5-poziomowej <text:soft-page-break/>trucizny dla Walczy Nieczysto lub Morduje, trofeum po poprzednio pokonanym wrogu dla Walczy z Robotami, lub stylowe ubrania dla Walcząc, Porywa Tłum.</text:p>
      <text:p text:style-name="P182">Sugestia Mniejszego Efektu: Cel jest tak oszołomiony przez Twoje manewry, że na jedną turę wszystkie jego zadania są utrudnione. </text:p>
      <text:p text:style-name="P182">Sugestia Większego Efektu: Wykonaj natychmiastowo dodatkowy atak, korzystając z ataku zapewnianego przez specjalizację w swojej turze.</text:p>
      <text:p text:style-name="P182">Poniższe to przykłady i ta lista nie wyczerpuje wszystkich możliwych specjalizacji w tej kategorii:</text:p>
      <text:list xml:id="list2145796809" text:style-name="L92">
        <text:list-item>
          <text:p text:style-name="P412">Walczy z Robotami</text:p>
        </text:list-item>
        <text:list-item>
          <text:p text:style-name="P412">Walczy Nieczysto</text:p>
        </text:list-item>
        <text:list-item>
          <text:p text:style-name="P412">Walcząc, Porywa Tłum </text:p>
        </text:list-item>
        <text:list-item>
          <text:p text:style-name="P412">Poluje</text:p>
        </text:list-item>
        <text:list-item>
          <text:p text:style-name="P412">Posiada Licencję na Broń</text:p>
        </text:list-item>
        <text:list-item>
          <text:p text:style-name="P412">Szuka Kłopotów</text:p>
        </text:list-item>
        <text:list-item>
          <text:p text:style-name="P412">Mistrzowsko Posługuje się Bronią</text:p>
        </text:list-item>
        <text:list-item>
          <text:p text:style-name="P412">Morduje</text:p>
        </text:list-item>
        <text:list-item>
          <text:p text:style-name="P412">Nie Potrzebuje Broni</text:p>
        </text:list-item>
        <text:list-item>
          <text:p text:style-name="P412">Jest Bardzo Silny</text:p>
        </text:list-item>
        <text:list-item>
          <text:p text:style-name="P412">Wpada w Furię</text:p>
        </text:list-item>
        <text:list-item>
          <text:p text:style-name="P412">Zabija Potwory</text:p>
        </text:list-item>
        <text:list-item>
          <text:p text:style-name="P412">Rzuca ze Śmiertelną Dokładnością</text:p>
        </text:list-item>
        <text:list-item>
          <text:p text:style-name="P412">Dzierży Dwie Bronie Naraz</text:p>
        </text:list-item>
      </text:list>
      <text:p text:style-name="P159">Porady odnośnie wyboru zdolności</text:p>
      <text:p text:style-name="P159"/>
      <text:p text:style-name="P291">Wsparcie</text:p>
      <text:p text:style-name="P291"/>
      <text:p text:style-name="P148"><text:span text:style-name="Source_20_Text"><text:span text:style-name="T102">Przyjmowanie Obrażeń</text:span></text:span></text:p>
      <text:p text:style-name="P148"><text:span text:style-name="Source_20_Text"><text:span text:style-name="T101"/></text:span></text:p>
      <text:alphabetical-index text:style-name="Sect2" text:protected="true" text:name="Indeks alfabetyczny1">
        <text:alphabetical-index-source text:ignore-case="true" text:sort-algorithm="alphanumeric" fo:language="pl" fo:country="PL">
          <text:index-title-template text:style-name="Index_20_Heading">Indeks alfabetyczny</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Indeks alfabetyczny1_Head">
            <text:p text:style-name="P327">Indeks alfabetyczny</text:p>
          </text:index-title>
          <text:p text:style-name="P326">Cyphery<text:tab/>7</text:p>
          <text:p text:style-name="P326">Intelekt<text:tab/>8</text:p>
          <text:p text:style-name="P326">Moc<text:tab/>8</text:p>
          <text:p text:style-name="P326">Poziomy postaci<text:tab/>11</text:p>
          <text:p text:style-name="P326">Pula<text:tab/>9</text:p>
          <text:p text:style-name="P326">Pule, Skupienie i Wysiłek<text:tab/>8</text:p>
          <text:p text:style-name="P326">Punkty Doświadczenia<text:tab/>6</text:p>
          <text:p text:style-name="P326">Skupienie<text:tab/>9</text:p>
          <text:p text:style-name="P326">Słowniczek<text:tab/>5</text:p>
          <text:p text:style-name="P326">Specjalne wyniki rzutów<text:tab/>4</text:p>
          <text:p text:style-name="P326">Statystyki postaci<text:tab/>8</text:p>
          <text:p text:style-name="P326">Szybkość<text:tab/>8</text:p>
          <text:p text:style-name="P326">Wysiłek<text:tab/>9</text:p>
          <text:p text:style-name="P326">Wysiłek i Obrażenia<text:tab/>10</text:p>
          <text:p text:style-name="P326">Zasięg i Szybkość<text:tab/>5</text:p>
        </text:index-body>
      </text:alphabetical-index>
      <text:p text:style-name="P148"><text:span text:style-name="Source_20_Text"><text:span text:style-name="T10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reść_20_tekstu2" style:display-name="Treść tekstu2" style:family="paragraph" style:parent-style-name="Text_20_body"/>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ypher_20_System" style:display-name="Cypher System" style:family="text" style:parent-style-name="Source_20_Text">
      <style:text-properties fo:color="#800080" loext:opacity="100%" style:font-name="Liberation Mono" fo:font-family="'Liberation Mono'" style:font-family-generic="modern" style:font-pitch="fixed" fo:font-style="normal" fo:font-weight="normal" officeooo:rsid="001ebcab" style:font-name-asian="MS Gothic" style:font-family-asian="'MS Gothic'" style:font-family-generic-asian="modern" style:font-pitch-asian="fixed" style:font-style-asian="normal" style:font-weight-asian="normal" style:font-name-complex="Liberation Mono" style:font-family-complex="'Liberation Mono'" style:font-family-generic-complex="modern" style:font-pitch-complex="fixed"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07T02:33:49.545000000</dc:date>
    <meta:editing-duration>PT28M49S</meta:editing-duration>
    <meta:editing-cycles>4</meta:editing-cycles>
    <meta:generator>LibreOffice/7.1.4.2$Windows_X86_64 LibreOffice_project/a529a4fab45b75fefc5b6226684193eb000654f6</meta:generator>
    <meta:document-statistic meta:table-count="9" meta:image-count="0" meta:object-count="0" meta:page-count="143" meta:paragraph-count="3264" meta:word-count="43359" meta:character-count="295999" meta:non-whitespace-character-count="256082"/>
  </office:meta>
</office:document-meta>
</file>